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Georgia" svg:font-family="Georgia, Times"/>
    <style:font-face style:name="Helvetica" svg:font-family="Helvetica" style:font-family-generic="system" style:font-pitch="variable"/>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Palatino" svg:font-family="Palatino" style:font-family-generic="roman"/>
    <style:font-face style:name="Palatino-Roman" svg:font-family="Palatino-Roman"/>
    <style:font-face style:name="Palatino1" svg:font-family="Palatino, serif"/>
    <style:font-face style:name="Palatino2" svg:font-family="Palatino" style:font-family-generic="roman" style:font-pitch="variable"/>
    <style:font-face style:name="SimSun" svg:font-family="SimSun" style:font-family-generic="system" style:font-pitch="variable"/>
    <style:font-face style:name="ヒラギノ角ゴ Pro W3" svg:font-family="'ヒラギノ角ゴ Pro W3'" style:font-family-generic="roman"/>
  </office:font-face-decls>
  <office:automatic-styles>
    <style:style style:name="P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abcecc"/>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c6a44f"/>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c1fa6d"/>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d06dd8"/>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70ac6e"/>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5ec0a2"/>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5f9432"/>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dad1a9"/>
    </style:style>
    <style:style style:name="P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e0dee0"/>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e257cd"/>
    </style:style>
    <style:style style:name="P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e8f884"/>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554e19"/>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f2e287"/>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fc4ccb"/>
    </style:style>
    <style:style style:name="P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06cef0"/>
    </style:style>
    <style:style style:name="P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0a19ed"/>
    </style:style>
    <style:style style:name="P1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0b33b6"/>
    </style:style>
    <style:style style:name="P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15870d"/>
    </style:style>
    <style:style style:name="P2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style:letter-kerning="false" style:font-size-asian="12pt" style:font-size-complex="12pt"/>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paragraph-rsid="0115870d" style:letter-kerning="false" style:font-size-asian="12pt" style:font-size-complex="12pt"/>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paragraph-rsid="011733cb" style:letter-kerning="false" style:font-size-asian="12pt" style:font-size-complex="12pt"/>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paragraph-rsid="011e04f0" style:letter-kerning="false" style:font-size-asian="12pt" style:font-size-complex="12pt"/>
    </style:style>
    <style:style style:name="P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444a49" officeooo:paragraph-rsid="00444a49" style:letter-kerning="false" style:font-size-asian="12pt" style:font-size-complex="12pt"/>
    </style:style>
    <style:style style:name="P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7445e1" officeooo:paragraph-rsid="007445e1" style:letter-kerning="false" style:font-size-asian="12pt" style:font-size-complex="12pt"/>
    </style:style>
    <style:style style:name="P2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aa117c" officeooo:paragraph-rsid="0070ac6e" style:letter-kerning="false" style:font-size-asian="12pt" style:font-size-complex="12pt"/>
    </style:style>
    <style:style style:name="P2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cd681" officeooo:paragraph-rsid="00489cae" style:letter-kerning="false" style:font-size-asian="12pt" style:font-size-complex="12pt"/>
    </style:style>
    <style:style style:name="P2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cd681" officeooo:paragraph-rsid="0115870d" style:letter-kerning="false" style:font-size-asian="12pt" style:font-size-complex="12pt"/>
    </style:style>
    <style:style style:name="P2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489cae" style:letter-kerning="false" style:font-size-asian="12pt" style:font-size-complex="12pt"/>
    </style:style>
    <style:style style:name="P3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4de7ca" style:letter-kerning="false" style:font-size-asian="12pt" style:font-size-complex="12pt"/>
    </style:style>
    <style:style style:name="P3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541533" style:letter-kerning="false" style:font-size-asian="12pt" style:font-size-complex="12pt"/>
    </style:style>
    <style:style style:name="P3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5ec0a2" style:letter-kerning="false" style:font-size-asian="12pt" style:font-size-complex="12pt"/>
    </style:style>
    <style:style style:name="P3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76e627" style:letter-kerning="false" style:font-size-asian="12pt" style:font-size-complex="12pt"/>
    </style:style>
    <style:style style:name="P3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8d0a69" style:letter-kerning="false" style:font-size-asian="12pt" style:font-size-complex="12pt"/>
    </style:style>
    <style:style style:name="P3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9df067" style:letter-kerning="false" style:font-size-asian="12pt" style:font-size-complex="12pt"/>
    </style:style>
    <style:style style:name="P3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b7898c" style:letter-kerning="false" style:font-size-asian="12pt" style:font-size-complex="12pt"/>
    </style:style>
    <style:style style:name="P3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c1fa6d" style:letter-kerning="false" style:font-size-asian="12pt" style:font-size-complex="12pt"/>
    </style:style>
    <style:style style:name="P3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d06dd8" style:letter-kerning="false" style:font-size-asian="12pt" style:font-size-complex="12pt"/>
    </style:style>
    <style:style style:name="P3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d558d9" style:letter-kerning="false" style:font-size-asian="12pt" style:font-size-complex="12pt"/>
    </style:style>
    <style:style style:name="P4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0f9378d" style:letter-kerning="false" style:font-size-asian="12pt" style:font-size-complex="12pt"/>
    </style:style>
    <style:style style:name="P4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115870d" style:letter-kerning="false" style:font-size-asian="12pt" style:font-size-complex="12pt"/>
    </style:style>
    <style:style style:name="P4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abf47" officeooo:paragraph-rsid="011733cb" style:letter-kerning="false" style:font-size-asian="12pt" style:font-size-complex="12pt"/>
    </style:style>
    <style:style style:name="P4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20b187" officeooo:paragraph-rsid="002e79f1" style:letter-kerning="false" style:font-size-asian="12pt" style:font-size-complex="12pt"/>
    </style:style>
    <style:style style:name="P4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20b187" officeooo:paragraph-rsid="0029d32c" style:letter-kerning="false" style:font-size-asian="12pt" style:font-size-complex="12pt"/>
    </style:style>
    <style:style style:name="P4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074c3" officeooo:paragraph-rsid="002e79f1" style:letter-kerning="false" style:font-size-asian="12pt" style:font-size-complex="12pt"/>
    </style:style>
    <style:style style:name="P4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29d32c" officeooo:paragraph-rsid="0029d32c" style:letter-kerning="false" style:font-size-asian="12pt" style:font-size-complex="12pt"/>
    </style:style>
    <style:style style:name="P4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f5c28" officeooo:paragraph-rsid="003abf47" style:letter-kerning="false" style:font-size-asian="12pt" style:font-size-complex="12pt"/>
    </style:style>
    <style:style style:name="P4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3f5c28" officeooo:paragraph-rsid="0041ae21" style:letter-kerning="false" style:font-size-asian="12pt" style:font-size-complex="12pt"/>
    </style:style>
    <style:style style:name="P4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41ae21" officeooo:paragraph-rsid="0041ae21" style:letter-kerning="false" style:font-size-asian="12pt" style:font-size-complex="12pt"/>
    </style:style>
    <style:style style:name="P5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1b4a21" officeooo:paragraph-rsid="00489cae" style:letter-kerning="false" style:font-size-asian="12pt" style:font-size-complex="12pt"/>
    </style:style>
    <style:style style:name="P5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1b4a21" officeooo:paragraph-rsid="004de7ca" style:letter-kerning="false" style:font-size-asian="12pt" style:font-size-complex="12pt"/>
    </style:style>
    <style:style style:name="P5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489cae" officeooo:paragraph-rsid="00489cae" style:letter-kerning="false" style:font-size-asian="12pt" style:font-size-complex="12pt"/>
    </style:style>
    <style:style style:name="P5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14073" officeooo:paragraph-rsid="004de7ca" style:letter-kerning="false" style:font-size-asian="12pt" style:font-size-complex="12pt"/>
    </style:style>
    <style:style style:name="P5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14073" officeooo:paragraph-rsid="004f2ecc" style:letter-kerning="false" style:font-size-asian="12pt" style:font-size-complex="12pt"/>
    </style:style>
    <style:style style:name="P5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4f2ecc" officeooo:paragraph-rsid="004f2ecc" style:letter-kerning="false" style:font-size-asian="12pt" style:font-size-complex="12pt"/>
    </style:style>
    <style:style style:name="P5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41533" officeooo:paragraph-rsid="00541533" style:letter-kerning="false" style:font-size-asian="12pt" style:font-size-complex="12pt"/>
    </style:style>
    <style:style style:name="P5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41533" officeooo:paragraph-rsid="005c3d29" style:letter-kerning="false" style:font-size-asian="12pt" style:font-size-complex="12pt"/>
    </style:style>
    <style:style style:name="P5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41533" officeooo:paragraph-rsid="0076e627" style:letter-kerning="false" style:font-size-asian="12pt" style:font-size-complex="12pt"/>
    </style:style>
    <style:style style:name="P5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41533" officeooo:paragraph-rsid="008d0a69" style:letter-kerning="false" style:font-size-asian="12pt" style:font-size-complex="12pt"/>
    </style:style>
    <style:style style:name="P6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831c2" officeooo:paragraph-rsid="00541533" style:letter-kerning="false" style:font-size-asian="12pt" style:font-size-complex="12pt"/>
    </style:style>
    <style:style style:name="P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831c2" officeooo:paragraph-rsid="005831c2" style:letter-kerning="false" style:font-size-asian="12pt" style:font-size-complex="12pt"/>
    </style:style>
    <style:style style:name="P6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5c3d29" officeooo:paragraph-rsid="005c3d29" style:letter-kerning="false" style:font-size-asian="12pt" style:font-size-complex="12pt"/>
    </style:style>
    <style:style style:name="P6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6164aa" officeooo:paragraph-rsid="006164aa" style:letter-kerning="false" style:font-size-asian="12pt" style:font-size-complex="12pt"/>
    </style:style>
    <style:style style:name="P6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7534e1" officeooo:paragraph-rsid="00b3c08e" style:letter-kerning="false" style:font-size-asian="12pt" style:font-size-complex="12pt"/>
    </style:style>
    <style:style style:name="P6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f8e751" officeooo:paragraph-rsid="00dd8383" style:letter-kerning="false" style:font-size-asian="12pt" style:font-size-complex="12pt"/>
    </style:style>
    <style:style style:name="P6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0fdd72" officeooo:paragraph-rsid="0115870d" style:letter-kerning="false" style:font-size-asian="12pt" style:font-size-complex="12pt"/>
    </style:style>
    <style:style style:name="P6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1454c6" officeooo:paragraph-rsid="0115870d" style:letter-kerning="false" style:font-size-asian="12pt" style:font-size-complex="12pt"/>
    </style:style>
    <style:style style:name="P6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17a9a4" officeooo:paragraph-rsid="0115870d" style:letter-kerning="false" style:font-size-asian="12pt" style:font-size-complex="12pt"/>
    </style:style>
    <style:style style:name="P6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1a6879" officeooo:paragraph-rsid="0115870d" style:letter-kerning="false" style:font-size-asian="12pt" style:font-size-complex="12pt"/>
    </style:style>
    <style:style style:name="P7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1e64b9" officeooo:paragraph-rsid="0115870d" style:letter-kerning="false" style:font-size-asian="12pt" style:font-size-complex="12pt"/>
    </style:style>
    <style:style style:name="P7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253a3b" officeooo:paragraph-rsid="0115870d" style:letter-kerning="false" style:font-size-asian="12pt" style:font-size-complex="12pt"/>
    </style:style>
    <style:style style:name="P7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2ee038" officeooo:paragraph-rsid="0115870d" style:letter-kerning="false" style:font-size-asian="12pt" style:font-size-complex="12pt"/>
    </style:style>
    <style:style style:name="P7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d75232" officeooo:paragraph-rsid="011e04f0" style:letter-kerning="false" style:font-size-asian="12pt" style:font-size-complex="12pt"/>
    </style:style>
    <style:style style:name="P7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d75232" officeooo:paragraph-rsid="011fb0cf" style:letter-kerning="false" style:font-size-asian="12pt" style:font-size-complex="12pt"/>
    </style:style>
    <style:style style:name="P7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d75232" officeooo:paragraph-rsid="01234f23" style:letter-kerning="false" style:font-size-asian="12pt" style:font-size-complex="12pt"/>
    </style:style>
    <style:style style:name="P7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59059b" officeooo:paragraph-rsid="011fb0cf" style:letter-kerning="false" style:font-size-asian="12pt" style:font-size-complex="12pt"/>
    </style:style>
    <style:style style:name="P7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59059b" officeooo:paragraph-rsid="01234f23" style:letter-kerning="false" style:font-size-asian="12pt" style:font-size-complex="12pt"/>
    </style:style>
    <style:style style:name="P78" style:family="paragraph" style:parent-style-name="Standard">
      <style:text-properties fo:color="#000000" loext:opacity="100%" style:font-name="Palatino2" fo:font-size="12pt" officeooo:rsid="00113c9e" officeooo:paragraph-rsid="0115870d" style:font-size-asian="12pt" style:font-size-complex="12pt"/>
    </style:style>
    <style:style style:name="P79" style:family="paragraph" style:parent-style-name="Standard">
      <style:text-properties fo:color="#000000" loext:opacity="100%" style:font-name="Palatino2" fo:font-size="12pt" officeooo:rsid="0012042c" officeooo:paragraph-rsid="0115870d" style:font-size-asian="12pt" style:font-size-complex="12pt"/>
    </style:style>
    <style:style style:name="P80" style:family="paragraph" style:parent-style-name="Standard">
      <style:text-properties fo:color="#000000" loext:opacity="100%" style:font-name="Palatino2" fo:font-size="12pt" officeooo:rsid="001bc6e9" officeooo:paragraph-rsid="0115870d" style:font-size-asian="12pt" style:font-size-complex="12pt"/>
    </style:style>
    <style:style style:name="P81" style:family="paragraph" style:parent-style-name="Standard">
      <style:text-properties fo:color="#000000" loext:opacity="100%" style:font-name="Palatino2" fo:font-size="12pt" officeooo:paragraph-rsid="0115870d" style:font-size-asian="12pt" style:font-size-complex="12pt"/>
    </style:style>
    <style:style style:name="P82" style:family="paragraph" style:parent-style-name="Deep_20_Indent" style:master-page-name="">
      <loext:graphic-properties draw:fill="none" draw:fill-color="#729fcf"/>
      <style:paragraph-properties fo:margin-left="2in" fo:margin-right="-3in" fo:text-indent="0in" style:auto-text-indent="false" style:page-number="auto" fo:background-color="transparent">
        <style:tab-stops>
          <style:tab-stop style:position="1.0008in"/>
        </style:tab-stops>
      </style:paragraph-properties>
      <style:text-properties fo:color="#000000" loext:opacity="100%" style:font-name="Palatino2" fo:font-size="12pt" fo:font-style="normal" officeooo:paragraph-rsid="0076e627" style:font-size-asian="12pt" style:font-style-asian="normal" style:font-size-complex="12pt" style:font-style-complex="normal"/>
    </style:style>
    <style:style style:name="P83" style:family="paragraph" style:parent-style-name="Deep_20_Indent">
      <loext:graphic-properties draw:fill="none" draw:fill-color="#729fcf"/>
      <style:paragraph-properties fo:margin-left="2in" fo:margin-right="-3in" fo:text-indent="0in" style:auto-text-indent="false" fo:background-color="transparent">
        <style:tab-stops>
          <style:tab-stop style:position="1.0008in"/>
        </style:tab-stops>
      </style:paragraph-properties>
      <style:text-properties fo:color="#000000" loext:opacity="100%" style:font-name="Palatino2" fo:font-size="12pt" fo:font-style="normal" officeooo:paragraph-rsid="0076e627" style:font-size-asian="12pt" style:font-style-asian="normal" style:font-size-complex="12pt" style:font-style-complex="normal"/>
    </style:style>
    <style:style style:name="P84" style:family="paragraph" style:parent-style-name="Deep_20_Indent">
      <loext:graphic-properties draw:fill="none" draw:fill-color="#729fcf"/>
      <style:paragraph-properties fo:margin-left="2in" fo:margin-right="-3in" fo:text-indent="0in" style:auto-text-indent="false" fo:background-color="transparent">
        <style:tab-stops>
          <style:tab-stop style:position="1.0008in"/>
        </style:tab-stops>
      </style:paragraph-properties>
      <style:text-properties fo:color="#000000" loext:opacity="100%" style:font-name="Palatino2" fo:font-size="12pt" fo:font-style="normal" officeooo:rsid="0076e627" officeooo:paragraph-rsid="0076e627" style:font-size-asian="12pt" style:font-style-asian="normal" style:font-size-complex="12pt" style:font-style-complex="normal"/>
    </style:style>
    <style:style style:name="P85" style:family="paragraph" style:parent-style-name="Standard">
      <style:text-properties fo:color="#000000" loext:opacity="100%" style:font-name="Palatino2" fo:font-size="12pt" fo:font-weight="normal" officeooo:paragraph-rsid="0115870d" style:font-size-asian="12pt" style:font-weight-asian="normal" style:font-size-complex="12pt" style:font-weight-complex="normal"/>
    </style:style>
    <style:style style:name="P86" style:family="paragraph" style:parent-style-name="Standard">
      <style:text-properties fo:color="#000000" loext:opacity="100%" style:font-name="Palatino2" fo:font-size="12pt" officeooo:paragraph-rsid="0115870d"/>
    </style:style>
    <style:style style:name="P87" style:family="paragraph" style:parent-style-name="Standard">
      <style:text-properties fo:color="#000000" loext:opacity="100%" style:font-name="Palatino2" fo:font-size="12pt" fo:letter-spacing="normal" officeooo:paragraph-rsid="0115870d" style:font-size-asian="12pt" style:font-size-complex="12pt"/>
    </style:style>
    <style:style style:name="P8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2e79f1" style:font-size-asian="12pt" style:font-size-complex="12pt"/>
    </style:style>
    <style:style style:name="P8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29d32c" style:font-size-asian="12pt" style:font-size-complex="12pt"/>
    </style:style>
    <style:style style:name="P9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0ac6e" style:font-size-asian="12pt" style:font-size-complex="12pt"/>
    </style:style>
    <style:style style:name="P9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837d9f" style:font-size-asian="12pt" style:font-size-complex="12pt"/>
    </style:style>
    <style:style style:name="P9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3074c3" style:font-size-asian="12pt" style:font-size-complex="12pt"/>
    </style:style>
    <style:style style:name="P9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26b588" style:font-size-asian="12pt" style:font-size-complex="12pt"/>
    </style:style>
    <style:style style:name="P9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363cc5" style:font-size-asian="12pt" style:font-size-complex="12pt"/>
    </style:style>
    <style:style style:name="P9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3abf47" style:font-size-asian="12pt" style:font-size-complex="12pt"/>
    </style:style>
    <style:style style:name="P9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444a49" style:font-size-asian="12pt" style:font-size-complex="12pt"/>
    </style:style>
    <style:style style:name="P9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489cae" style:font-size-asian="12pt" style:font-size-complex="12pt"/>
    </style:style>
    <style:style style:name="P9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1c5c2" style:font-size-asian="12pt" style:font-size-complex="12pt"/>
    </style:style>
    <style:style style:name="P9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4de7ca" style:font-size-asian="12pt" style:font-size-complex="12pt"/>
    </style:style>
    <style:style style:name="P10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4f2ecc" style:font-size-asian="12pt" style:font-size-complex="12pt"/>
    </style:style>
    <style:style style:name="P10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14073" style:font-size-asian="12pt" style:font-size-complex="12pt"/>
    </style:style>
    <style:style style:name="P10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41533" style:font-size-asian="12pt" style:font-size-complex="12pt"/>
    </style:style>
    <style:style style:name="P10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54e19" style:font-size-asian="12pt" style:font-size-complex="12pt"/>
    </style:style>
    <style:style style:name="P10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a5719" style:font-size-asian="12pt" style:font-size-complex="12pt"/>
    </style:style>
    <style:style style:name="P10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831c2" style:font-size-asian="12pt" style:font-size-complex="12pt"/>
    </style:style>
    <style:style style:name="P10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c3d29" style:font-size-asian="12pt" style:font-size-complex="12pt"/>
    </style:style>
    <style:style style:name="P10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5ec0a2" style:font-size-asian="12pt" style:font-size-complex="12pt"/>
    </style:style>
    <style:style style:name="P10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697b23" style:font-size-asian="12pt" style:font-size-complex="12pt"/>
    </style:style>
    <style:style style:name="P10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6164aa" style:font-size-asian="12pt" style:font-size-complex="12pt"/>
    </style:style>
    <style:style style:name="P1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6e627" style:font-size-asian="12pt" style:font-size-complex="12pt"/>
    </style:style>
    <style:style style:name="P1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81e016" style:font-size-asian="12pt" style:font-size-complex="12pt"/>
    </style:style>
    <style:style style:name="P1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f2643" style:font-size-asian="12pt" style:font-size-complex="12pt"/>
    </style:style>
    <style:style style:name="P1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ac1b4" style:font-size-asian="12pt" style:font-size-complex="12pt"/>
    </style:style>
    <style:style style:name="P1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78d195" style:font-size-asian="12pt" style:font-size-complex="12pt"/>
    </style:style>
    <style:style style:name="P1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8d0a69" style:font-size-asian="12pt" style:font-size-complex="12pt"/>
    </style:style>
    <style:style style:name="P1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991e41" style:font-size-asian="12pt" style:font-size-complex="12pt"/>
    </style:style>
    <style:style style:name="P1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9df067" style:font-size-asian="12pt" style:font-size-complex="12pt"/>
    </style:style>
    <style:style style:name="P11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a71c00" style:font-size-asian="12pt" style:font-size-complex="12pt"/>
    </style:style>
    <style:style style:name="P1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b7898c" style:font-size-asian="12pt" style:font-size-complex="12pt"/>
    </style:style>
    <style:style style:name="P12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c1fa6d" style:font-size-asian="12pt" style:font-size-complex="12pt"/>
    </style:style>
    <style:style style:name="P1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0d82f36" style:font-size-asian="12pt" style:font-size-complex="12pt"/>
    </style:style>
    <style:style style:name="P1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115870d" style:font-size-asian="12pt" style:font-size-complex="12pt"/>
    </style:style>
    <style:style style:name="P1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1234f23" style:font-size-asian="12pt" style:font-size-complex="12pt"/>
    </style:style>
    <style:style style:name="P1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5ec0a2" officeooo:paragraph-rsid="005ec0a2" style:font-size-asian="12pt" style:font-size-complex="12pt"/>
    </style:style>
    <style:style style:name="P1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514073" officeooo:paragraph-rsid="00514073" style:font-size-asian="12pt" style:font-size-complex="12pt"/>
    </style:style>
    <style:style style:name="P12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4f2ecc" officeooo:paragraph-rsid="00875a40" style:font-size-asian="12pt" style:font-size-complex="12pt"/>
    </style:style>
    <style:style style:name="P12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5c3d29" officeooo:paragraph-rsid="005c3d29" style:font-size-asian="12pt" style:font-size-complex="12pt"/>
    </style:style>
    <style:style style:name="P12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6164aa" officeooo:paragraph-rsid="006164aa" style:font-size-asian="12pt" style:font-size-complex="12pt"/>
    </style:style>
    <style:style style:name="P12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a909e4" officeooo:paragraph-rsid="00a909e4" style:font-size-asian="12pt" style:font-size-complex="12pt"/>
    </style:style>
    <style:style style:name="P130" style:family="paragraph" style:parent-style-name="Standard">
      <style:text-properties style:font-name="Palatino2" fo:font-size="12pt" officeooo:paragraph-rsid="0115870d" style:font-size-asian="12pt" style:font-size-complex="12pt"/>
    </style:style>
    <style:style style:name="P131" style:family="paragraph" style:parent-style-name="Standard">
      <style:text-properties style:font-name="Palatino2" fo:font-size="12pt" officeooo:rsid="00d75232" officeooo:paragraph-rsid="011733cb" style:font-size-asian="12pt" style:font-size-complex="12pt"/>
    </style:style>
    <style:style style:name="P132" style:family="paragraph" style:parent-style-name="Standard">
      <style:text-properties style:font-name="Palatino2" fo:font-size="12pt" officeooo:rsid="00c2cfd1" officeooo:paragraph-rsid="011733cb" style:font-size-asian="12pt" style:font-size-complex="12pt"/>
    </style:style>
    <style:style style:name="P133" style:family="paragraph" style:parent-style-name="Standard">
      <style:text-properties style:font-name="Palatino2" fo:font-size="12pt" officeooo:paragraph-rsid="011733cb" style:font-size-asian="12pt" style:font-size-complex="12pt"/>
    </style:style>
    <style:style style:name="P134" style:family="paragraph" style:parent-style-name="Standard">
      <style:text-properties style:font-name="Palatino2" fo:font-size="12pt" officeooo:paragraph-rsid="011fb0cf" style:font-size-asian="12pt" style:font-size-complex="12pt"/>
    </style:style>
    <style:style style:name="P135" style:family="paragraph" style:parent-style-name="Heading_20_4">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115870d"/>
    </style:style>
    <style:style style:name="P13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115870d"/>
    </style:style>
    <style:style style:name="P13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9316f6" officeooo:paragraph-rsid="008d0a69" style:letter-kerning="false" style:font-size-asian="12pt" style:font-size-complex="12pt"/>
    </style:style>
    <style:style style:name="P13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a71c00" officeooo:paragraph-rsid="00a71c00" style:letter-kerning="false" style:font-size-asian="12pt" style:font-size-complex="12pt"/>
    </style:style>
    <style:style style:name="P13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a909e4" officeooo:paragraph-rsid="00a909e4" style:letter-kerning="false" style:font-size-asian="12pt" style:font-size-complex="12pt"/>
    </style:style>
    <style:style style:name="P14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b8ffea" officeooo:paragraph-rsid="00b7898c" style:letter-kerning="false" style:font-size-asian="12pt" style:font-size-complex="12pt"/>
    </style:style>
    <style:style style:name="P14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1fa6d" officeooo:paragraph-rsid="00c1fa6d" style:letter-kerning="false" style:font-size-asian="12pt" style:font-size-complex="12pt"/>
    </style:style>
    <style:style style:name="P14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2ba98" officeooo:paragraph-rsid="00c1fa6d" style:letter-kerning="false" style:font-size-asian="12pt" style:font-size-complex="12pt"/>
    </style:style>
    <style:style style:name="P14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51dc0" officeooo:paragraph-rsid="00c1fa6d" style:letter-kerning="false" style:font-size-asian="12pt" style:font-size-complex="12pt"/>
    </style:style>
    <style:style style:name="P14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51dc0" officeooo:paragraph-rsid="0115870d" style:letter-kerning="false" style:font-size-asian="12pt" style:font-size-complex="12pt"/>
    </style:style>
    <style:style style:name="P14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c6a44f" officeooo:paragraph-rsid="00c6a44f" style:letter-kerning="false" style:font-size-asian="12pt" style:font-size-complex="12pt"/>
    </style:style>
    <style:style style:name="P14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0d773f" officeooo:paragraph-rsid="00e0dee0" style:letter-kerning="false" style:font-size-asian="12pt" style:font-size-complex="12pt"/>
    </style:style>
    <style:style style:name="P14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13c614" officeooo:paragraph-rsid="00e0dee0" style:letter-kerning="false" style:font-size-asian="12pt" style:font-size-complex="12pt"/>
    </style:style>
    <style:style style:name="P14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e0dee0" officeooo:paragraph-rsid="00e0dee0" style:letter-kerning="false" style:font-size-asian="12pt" style:font-size-complex="12pt"/>
    </style:style>
    <style:style style:name="P14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2e287" officeooo:paragraph-rsid="00f2e287" style:letter-kerning="false" style:font-size-asian="12pt" style:font-size-complex="12pt"/>
    </style:style>
    <style:style style:name="P15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9fbe3" officeooo:paragraph-rsid="00f9fbe3" style:letter-kerning="false" style:font-size-asian="12pt" style:font-size-complex="12pt"/>
    </style:style>
    <style:style style:name="P15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9fbe3" officeooo:paragraph-rsid="00fc4ccb" style:letter-kerning="false" style:font-size-asian="12pt" style:font-size-complex="12pt"/>
    </style:style>
    <style:style style:name="P15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c4ccb" officeooo:paragraph-rsid="00fc4ccb" style:letter-kerning="false" style:font-size-asian="12pt" style:font-size-complex="12pt"/>
    </style:style>
    <style:style style:name="P15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c4ccb" officeooo:paragraph-rsid="0106cef0" style:letter-kerning="false" style:font-size-asian="12pt" style:font-size-complex="12pt"/>
    </style:style>
    <style:style style:name="P15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d6ced" officeooo:paragraph-rsid="00fc4ccb" style:letter-kerning="false" style:font-size-asian="12pt" style:font-size-complex="12pt"/>
    </style:style>
    <style:style style:name="P15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efa2b" officeooo:paragraph-rsid="00fc4ccb" style:letter-kerning="false" style:font-size-asian="12pt" style:font-size-complex="12pt"/>
    </style:style>
    <style:style style:name="P15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f9378d" officeooo:paragraph-rsid="0106cef0" style:letter-kerning="false" style:font-size-asian="12pt" style:font-size-complex="12pt"/>
    </style:style>
    <style:style style:name="P15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115870d" officeooo:paragraph-rsid="0115870d" style:letter-kerning="false" style:font-size-asian="12pt" style:font-size-complex="12pt"/>
    </style:style>
    <style:style style:name="P15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1d7dda" officeooo:paragraph-rsid="0115870d" style:letter-kerning="false" style:font-size-asian="12pt" style:font-weight-asian="normal" style:font-size-complex="12pt" style:font-weight-complex="normal"/>
    </style:style>
    <style:style style:name="P15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3abf47" officeooo:paragraph-rsid="0115870d" style:letter-kerning="false" style:font-size-asian="12pt" style:font-weight-asian="normal" style:font-size-complex="12pt" style:font-weight-complex="normal"/>
    </style:style>
    <style:style style:name="P16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3abf47" officeooo:paragraph-rsid="011733cb" style:letter-kerning="false" style:font-size-asian="12pt" style:font-weight-asian="normal" style:font-size-complex="12pt" style:font-weight-complex="normal"/>
    </style:style>
    <style:style style:name="P1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3cd681" officeooo:paragraph-rsid="0115870d" style:letter-kerning="false" style:font-size-asian="12pt" style:font-weight-asian="normal" style:font-size-complex="12pt" style:font-weight-complex="normal"/>
    </style:style>
    <style:style style:name="P16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3abf47" officeooo:paragraph-rsid="011e04f0" style:letter-kerning="false" style:font-size-asian="12pt" style:font-weight-asian="bold" style:font-size-complex="12pt" style:font-weight-complex="bold"/>
    </style:style>
    <style:style style:name="P16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3abf47" officeooo:paragraph-rsid="011fb0cf" style:letter-kerning="false" style:font-size-asian="12pt" style:font-weight-asian="bold" style:font-size-complex="12pt" style:font-weight-complex="bold"/>
    </style:style>
    <style:style style:name="P16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bold" officeooo:rsid="007534e1" officeooo:paragraph-rsid="00e0dee0" style:letter-kerning="false" style:font-size-asian="12pt" style:font-size-complex="12pt"/>
    </style:style>
    <style:style style:name="P16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DDG ProximaNova" fo:font-size="11.1000003814697pt" fo:letter-spacing="normal" fo:font-style="normal" style:text-underline-style="none" fo:font-weight="normal" officeooo:rsid="011454c6" officeooo:paragraph-rsid="0115870d" style:letter-kerning="false" style:font-size-asian="12pt" style:font-size-complex="12pt"/>
    </style:style>
    <style:style style:name="P166" style:family="paragraph" style:parent-style-name="Standard">
      <style:text-properties fo:font-variant="normal" fo:text-transform="none" fo:color="#000000" loext:opacity="100%" style:font-name="Palatino2" fo:font-size="12pt" fo:letter-spacing="normal" fo:font-style="normal" fo:font-weight="normal" officeooo:rsid="001516f8" officeooo:paragraph-rsid="0115870d" style:font-size-asian="12pt" style:font-size-complex="12pt"/>
    </style:style>
    <style:style style:name="P167" style:family="paragraph" style:parent-style-name="Standard">
      <style:text-properties fo:font-variant="normal" fo:text-transform="none" fo:color="#000000" loext:opacity="100%" style:font-name="Palatino2" fo:font-size="12pt" fo:letter-spacing="normal" fo:font-style="normal" fo:font-weight="normal" officeooo:rsid="0021fdfc" officeooo:paragraph-rsid="0115870d" style:font-size-asian="12pt" style:font-size-complex="12pt"/>
    </style:style>
    <style:style style:name="P168" style:family="paragraph" style:parent-style-name="Standard">
      <style:text-properties fo:font-variant="normal" fo:text-transform="none" fo:color="#000000" loext:opacity="100%" style:font-name="Palatino2" fo:font-size="12pt" fo:letter-spacing="normal" fo:font-style="normal" fo:font-weight="normal" officeooo:rsid="00d1085d" officeooo:paragraph-rsid="011733cb" style:font-size-asian="12pt" style:font-size-complex="12pt"/>
    </style:style>
    <style:style style:name="P169" style:family="paragraph" style:parent-style-name="Standard">
      <style:text-properties fo:font-variant="normal" fo:text-transform="none" fo:color="#000000" loext:opacity="100%" style:font-name="Palatino2" fo:font-size="12pt" fo:letter-spacing="normal" fo:font-style="normal" fo:font-weight="normal" officeooo:rsid="0024762e" officeooo:paragraph-rsid="0115870d" style:font-size-asian="12pt" style:font-style-asian="normal" style:font-size-complex="12pt" style:font-style-complex="normal"/>
    </style:style>
    <style:style style:name="P170" style:family="paragraph" style:parent-style-name="Standard">
      <style:text-properties fo:font-variant="normal" fo:text-transform="none" fo:color="#000000" loext:opacity="100%" style:font-name="Palatino2" fo:font-size="12pt" fo:letter-spacing="normal" fo:font-style="normal" fo:font-weight="normal" officeooo:rsid="001d7dda" officeooo:paragraph-rsid="0115870d"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Palatino2" fo:font-size="12pt" fo:letter-spacing="normal" fo:font-style="normal" fo:font-weight="normal" officeooo:rsid="001516f8" officeooo:paragraph-rsid="0115870d" style:font-size-asian="12pt" style:font-weight-asian="normal" style:font-size-complex="12pt" style:font-weight-complex="normal"/>
    </style:style>
    <style:style style:name="P17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font-name="Palatino2" fo:font-size="12pt" fo:letter-spacing="normal" fo:font-style="normal" fo:font-weight="normal" officeooo:rsid="001d7dda" officeooo:paragraph-rsid="0115870d" style:font-size-asian="12pt" style:font-weight-asian="normal" style:font-size-complex="12pt" style:font-weight-complex="normal"/>
    </style:style>
    <style:style style:name="P173" style:family="paragraph" style:parent-style-name="Standard">
      <style:text-properties fo:font-variant="normal" fo:text-transform="none" fo:color="#000000" loext:opacity="100%" style:font-name="Palatino2" fo:font-size="12pt" fo:letter-spacing="normal" fo:font-style="normal" fo:font-weight="normal" officeooo:rsid="001d7dda" officeooo:paragraph-rsid="0115870d" style:font-size-asian="12pt" style:font-weight-asian="normal" style:font-size-complex="12pt" style:font-weight-complex="normal"/>
    </style:style>
    <style:style style:name="P174" style:family="paragraph" style:parent-style-name="Standard">
      <style:text-properties fo:font-variant="normal" fo:text-transform="none" fo:color="#000000" loext:opacity="100%" style:font-name="Palatino2" fo:font-size="12pt" fo:letter-spacing="normal" fo:font-style="normal" fo:font-weight="normal" officeooo:rsid="01568a4a" officeooo:paragraph-rsid="0115870d" style:font-size-asian="12pt" style:font-weight-asian="normal" style:font-size-complex="12pt" style:font-weight-complex="normal"/>
    </style:style>
    <style:style style:name="P175" style:family="paragraph" style:parent-style-name="Standard">
      <style:text-properties fo:font-variant="normal" fo:text-transform="none" fo:color="#000000" loext:opacity="100%" style:font-name="Palatino2" fo:font-size="12pt" fo:letter-spacing="normal" fo:font-style="normal" fo:font-weight="normal" officeooo:rsid="00469b86" officeooo:paragraph-rsid="0115870d" style:font-size-asian="12pt" style:font-weight-asian="normal" style:font-size-complex="12pt" style:font-weight-complex="normal"/>
    </style:style>
    <style:style style:name="P176" style:family="paragraph" style:parent-style-name="Standard">
      <style:text-properties fo:font-variant="normal" fo:text-transform="none" fo:color="#000000" loext:opacity="100%" style:font-name="Palatino2" fo:font-size="12pt" fo:letter-spacing="normal" fo:font-style="normal" fo:font-weight="normal" officeooo:rsid="0042f4ff" officeooo:paragraph-rsid="0115870d" style:font-size-asian="12pt" style:font-weight-asian="normal" style:font-size-complex="12pt" style:font-weight-complex="normal"/>
    </style:style>
    <style:style style:name="P177" style:family="paragraph" style:parent-style-name="Standard">
      <style:text-properties fo:font-variant="normal" fo:text-transform="none" fo:color="#000000" loext:opacity="100%" style:font-name="Palatino2" fo:font-size="12pt" fo:letter-spacing="normal" fo:font-style="normal" fo:font-weight="normal" officeooo:rsid="003c20ea" officeooo:paragraph-rsid="0115870d" style:font-size-asian="12pt" style:font-weight-asian="normal" style:font-size-complex="12pt" style:font-weight-complex="normal"/>
    </style:style>
    <style:style style:name="P178" style:family="paragraph" style:parent-style-name="Standard">
      <style:text-properties fo:font-variant="normal" fo:text-transform="none" fo:color="#000000" loext:opacity="100%" style:font-name="Palatino2" fo:font-size="12pt" fo:letter-spacing="normal" fo:font-style="normal" fo:font-weight="normal" officeooo:rsid="004a25de" officeooo:paragraph-rsid="0115870d" style:font-size-asian="12pt" style:font-weight-asian="normal" style:font-size-complex="12pt" style:font-weight-complex="normal"/>
    </style:style>
    <style:style style:name="P179" style:family="paragraph" style:parent-style-name="Standard">
      <style:text-properties fo:font-variant="normal" fo:text-transform="none" fo:color="#000000" loext:opacity="100%" style:font-name="Palatino2" fo:font-size="12pt" fo:letter-spacing="normal" fo:font-style="normal" fo:font-weight="normal" officeooo:rsid="00485592" officeooo:paragraph-rsid="0115870d" style:font-size-asian="12pt" style:font-weight-asian="normal" style:font-size-complex="12pt" style:font-weight-complex="normal"/>
    </style:style>
    <style:style style:name="P180" style:family="paragraph" style:parent-style-name="Standard">
      <style:text-properties fo:font-variant="normal" fo:text-transform="none" fo:color="#000000" loext:opacity="100%" style:font-name="Palatino2" fo:font-size="12pt" fo:letter-spacing="normal" fo:font-style="normal" fo:font-weight="normal" officeooo:rsid="004c77b3" officeooo:paragraph-rsid="0115870d" style:font-size-asian="12pt" style:font-weight-asian="normal" style:font-size-complex="12pt" style:font-weight-complex="normal"/>
    </style:style>
    <style:style style:name="P181" style:family="paragraph" style:parent-style-name="Standard">
      <style:text-properties fo:font-variant="normal" fo:text-transform="none" fo:color="#000000" loext:opacity="100%" style:font-name="Palatino2" fo:font-size="12pt" fo:letter-spacing="normal" fo:font-style="normal" fo:font-weight="normal" officeooo:rsid="00306963" officeooo:paragraph-rsid="0115870d" style:font-size-asian="12pt" style:font-weight-asian="normal" style:font-size-complex="12pt" style:font-weight-complex="normal"/>
    </style:style>
    <style:style style:name="P182" style:family="paragraph" style:parent-style-name="Standard">
      <style:text-properties fo:font-variant="normal" fo:text-transform="none" fo:color="#000000" loext:opacity="100%" style:font-name="Palatino2" fo:font-size="12pt" fo:letter-spacing="normal" fo:font-style="normal" fo:font-weight="normal" officeooo:rsid="002ebd1c" officeooo:paragraph-rsid="0115870d" style:font-size-asian="12pt" style:font-weight-asian="normal" style:font-size-complex="12pt" style:font-weight-complex="normal"/>
    </style:style>
    <style:style style:name="P183" style:family="paragraph" style:parent-style-name="Standard">
      <style:text-properties fo:font-variant="normal" fo:text-transform="none" fo:color="#000000" loext:opacity="100%" style:font-name="Palatino2" fo:font-size="12pt" fo:letter-spacing="normal" fo:font-style="normal" fo:font-weight="normal" officeooo:rsid="0038ed3b" officeooo:paragraph-rsid="0115870d" style:font-size-asian="12pt" style:font-weight-asian="normal" style:font-size-complex="12pt" style:font-weight-complex="normal"/>
    </style:style>
    <style:style style:name="P184" style:family="paragraph" style:parent-style-name="Standard">
      <style:text-properties fo:font-variant="normal" fo:text-transform="none" fo:color="#000000" loext:opacity="100%" style:font-name="Palatino2" fo:font-size="12pt" fo:letter-spacing="normal" fo:font-style="normal" fo:font-weight="normal" officeooo:rsid="00331a2a" officeooo:paragraph-rsid="0115870d" style:font-size-asian="12pt" style:font-weight-asian="normal" style:font-size-complex="12pt" style:font-weight-complex="normal"/>
    </style:style>
    <style:style style:name="P185" style:family="paragraph" style:parent-style-name="Standard">
      <style:text-properties fo:font-variant="normal" fo:text-transform="none" fo:color="#000000" loext:opacity="100%" style:font-name="Palatino2" fo:font-size="12pt" fo:letter-spacing="normal" fo:font-style="normal" fo:font-weight="normal" officeooo:paragraph-rsid="0115870d"/>
    </style:style>
    <style:style style:name="P18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font-name="Palatino2" fo:font-size="12pt" fo:letter-spacing="normal" fo:font-style="normal" fo:font-weight="normal" officeooo:paragraph-rsid="0115870d"/>
    </style:style>
    <style:style style:name="P187" style:family="paragraph" style:parent-style-name="Standard">
      <style:text-properties fo:font-variant="normal" fo:text-transform="none" fo:color="#000000" loext:opacity="100%" style:font-name="Palatino2" fo:font-size="12pt" fo:letter-spacing="normal" fo:font-style="italic" fo:font-weight="normal" officeooo:rsid="003dc285" officeooo:paragraph-rsid="0115870d" style:font-size-asian="12pt" style:font-style-asian="italic" style:font-weight-asian="normal" style:font-size-complex="12pt" style:font-style-complex="italic" style:font-weight-complex="normal"/>
    </style:style>
    <style:style style:name="P188" style:family="paragraph" style:parent-style-name="Standard">
      <style:paragraph-properties fo:margin-left="0in" fo:margin-right="0in" fo:margin-top="0in" fo:margin-bottom="0.1965in" style:contextual-spacing="false" fo:text-indent="0in" style:auto-text-indent="false"/>
      <style:text-properties fo:font-variant="normal" fo:text-transform="none" fo:color="#000000" loext:opacity="100%" style:font-name="Palatino-Roman" fo:font-size="12.6499996185303pt" fo:letter-spacing="normal" fo:font-style="normal" fo:font-weight="normal"/>
    </style:style>
    <style:style style:name="P189"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Roman" fo:font-size="12.6499996185303pt" fo:letter-spacing="normal" fo:font-style="normal" fo:font-weight="normal"/>
    </style:style>
    <style:style style:name="P190" style:family="paragraph" style:parent-style-name="Standard">
      <style:paragraph-properties fo:margin-left="0in" fo:margin-right="0in" fo:text-indent="0in" style:auto-text-indent="false"/>
      <style:text-properties fo:font-variant="normal" fo:text-transform="none" fo:color="#000000" loext:opacity="100%" style:font-name="Palatino1" fo:font-size="12pt" fo:letter-spacing="normal" fo:font-style="normal" fo:font-weight="normal"/>
    </style:style>
    <style:style style:name="P191"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1" fo:font-size="12pt" fo:letter-spacing="normal" fo:font-style="normal" fo:font-weight="normal"/>
    </style:style>
    <style:style style:name="P192"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1" fo:font-size="12pt" fo:letter-spacing="normal" fo:font-style="normal" fo:font-weight="normal" officeooo:paragraph-rsid="0115efc3"/>
    </style:style>
    <style:style style:name="P193"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1" fo:font-size="12pt" fo:letter-spacing="normal" fo:font-style="normal" fo:font-weight="normal" officeooo:paragraph-rsid="011e04f0"/>
    </style:style>
    <style:style style:name="P194" style:family="paragraph" style:parent-style-name="Text_20_body">
      <style:paragraph-properties fo:margin-left="0in" fo:margin-right="0in" fo:margin-top="0in" fo:margin-bottom="0in" style:contextual-spacing="false" style:line-height-at-least="0.1756in" fo:text-indent="0in" style:auto-text-indent="false"/>
      <style:text-properties fo:font-variant="normal" fo:text-transform="none" fo:color="#000000" loext:opacity="100%" style:font-name="Palatino1" fo:font-size="12.6499996185303pt" fo:letter-spacing="normal" fo:font-style="normal" fo:font-weight="normal"/>
    </style:style>
    <style:style style:name="P195"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1" fo:font-size="12.6499996185303pt" fo:letter-spacing="normal" fo:font-style="normal" fo:font-weight="normal"/>
    </style:style>
    <style:style style:name="P196" style:family="paragraph" style:parent-style-name="Text_20_body">
      <style:paragraph-properties fo:margin-top="0in" fo:margin-bottom="0in" style:contextual-spacing="false" style:line-height-at-least="0.1756in"/>
      <style:text-properties fo:font-variant="normal" fo:text-transform="none" fo:color="#000000" loext:opacity="100%" style:font-name="Palatino1" fo:font-size="12.6499996185303pt" fo:letter-spacing="normal" fo:font-style="normal" fo:font-weight="normal" officeooo:paragraph-rsid="0115efc3"/>
    </style:style>
    <style:style style:name="P197" style:family="paragraph" style:parent-style-name="Standard">
      <style:text-properties fo:font-variant="normal" fo:text-transform="none" fo:color="#444444" loext:opacity="100%" style:font-name="Palatino2" fo:font-size="12pt" fo:letter-spacing="normal" fo:font-style="normal" fo:font-weight="normal" officeooo:paragraph-rsid="0115870d"/>
    </style:style>
    <style:style style:name="P198" style:family="paragraph" style:parent-style-name="Standard">
      <style:text-properties officeooo:paragraph-rsid="00e0dee0"/>
    </style:style>
    <style:style style:name="P199" style:family="paragraph" style:parent-style-name="Standard">
      <style:text-properties officeooo:rsid="0017e833" officeooo:paragraph-rsid="0115870d"/>
    </style:style>
    <style:style style:name="P200" style:family="paragraph" style:parent-style-name="Standard">
      <style:text-properties officeooo:rsid="002857e7" officeooo:paragraph-rsid="0115870d"/>
    </style:style>
    <style:style style:name="P201" style:family="paragraph" style:parent-style-name="Standard">
      <style:text-properties officeooo:rsid="001a9d53" officeooo:paragraph-rsid="0115870d"/>
    </style:style>
    <style:style style:name="P202" style:family="paragraph" style:parent-style-name="Standard">
      <style:text-properties officeooo:rsid="001bdca4" officeooo:paragraph-rsid="0115870d"/>
    </style:style>
    <style:style style:name="P203" style:family="paragraph" style:parent-style-name="Standard">
      <style:text-properties officeooo:rsid="002ee038" officeooo:paragraph-rsid="0115870d"/>
    </style:style>
    <style:style style:name="P20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rsid="001bc6e9" officeooo:paragraph-rsid="0115870d"/>
    </style:style>
    <style:style style:name="P205" style:family="paragraph" style:parent-style-name="Standard">
      <style:text-properties officeooo:rsid="001bc6e9" officeooo:paragraph-rsid="0115870d"/>
    </style:style>
    <style:style style:name="P206" style:family="paragraph" style:parent-style-name="Standard">
      <style:text-properties fo:color="#383838" loext:opacity="100%" style:font-name="Palatino2" fo:font-size="12pt" fo:letter-spacing="normal" officeooo:rsid="00469b86" officeooo:paragraph-rsid="0115870d" style:letter-kerning="false" style:font-size-asian="12pt" style:font-size-complex="12pt"/>
    </style:style>
    <style:style style:name="P207" style:family="paragraph" style:parent-style-name="Standard">
      <style:text-properties fo:color="#383838" loext:opacity="100%" style:font-name="Palatino2" fo:font-size="12pt" fo:letter-spacing="normal" officeooo:rsid="004eb05d" officeooo:paragraph-rsid="0115870d" style:letter-kerning="false" style:font-size-asian="12pt" style:font-size-complex="12pt"/>
    </style:style>
    <style:style style:name="P208" style:family="paragraph" style:parent-style-name="Standard">
      <style:text-properties officeooo:paragraph-rsid="0115870d"/>
    </style:style>
    <style:style style:name="P20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03abf47" officeooo:paragraph-rsid="01234f23" style:letter-kerning="false" style:font-size-asian="12pt" style:font-weight-asian="bold" style:font-size-complex="12pt" style:font-weight-complex="bold"/>
    </style:style>
    <style:style style:name="P2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loext:opacity="100%" style:text-outline="false" style:font-name="Palatino2" fo:font-size="12pt" fo:letter-spacing="normal" fo:font-style="normal" style:text-underline-style="none" fo:font-weight="normal" officeooo:rsid="015c8234" officeooo:paragraph-rsid="01249502" style:letter-kerning="false" style:font-size-asian="12pt" style:font-weight-asian="normal" style:font-size-complex="12pt" style:font-weight-complex="normal"/>
    </style:style>
    <style:style style:name="P211" style:family="paragraph" style:parent-style-name="Standard">
      <style:text-properties style:font-name="Palatino2" fo:font-size="12pt" officeooo:rsid="00b05da4" officeooo:paragraph-rsid="01234f23" style:font-size-asian="12pt" style:font-size-complex="12pt"/>
    </style:style>
    <style:style style:name="P2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paragraph-rsid="01249502" style:font-size-asian="12pt" style:font-size-complex="12pt"/>
    </style:style>
    <style:style style:name="P213" style:family="paragraph" style:parent-style-name="Standard">
      <style:text-properties style:font-name="Palatino2" fo:font-size="12pt" officeooo:rsid="00d75232" officeooo:paragraph-rsid="01249502" style:font-size-asian="12pt" style:font-size-complex="12pt"/>
    </style:style>
    <style:style style:name="P2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alatino2" fo:font-size="12pt" officeooo:rsid="00d75232" officeooo:paragraph-rsid="01249502" style:font-size-asian="12pt" style:font-size-complex="12pt"/>
    </style:style>
    <style:style style:name="P2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159059b" officeooo:paragraph-rsid="01249502" style:letter-kerning="false" style:font-size-asian="12pt" style:font-size-complex="12pt"/>
    </style:style>
    <style:style style:name="P2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Palatino2" fo:font-size="12pt" fo:letter-spacing="normal" style:text-underline-style="none" officeooo:rsid="007534e1" officeooo:paragraph-rsid="01249502" style:letter-kerning="false" style:font-size-asian="12pt" style:font-size-complex="12pt"/>
    </style:style>
    <style:style style:name="P217" style:family="paragraph" style:parent-style-name="Standard">
      <style:paragraph-properties fo:margin-top="0in" fo:margin-bottom="0in" style:contextual-spacing="false" style:line-height-at-least="0.1756in"/>
      <style:text-properties fo:color="#000000" loext:opacity="100%" style:font-name="Palatino2" fo:font-size="12pt" fo:letter-spacing="normal" officeooo:rsid="00f7cad1" officeooo:paragraph-rsid="011733cb" style:letter-kerning="true" style:font-size-asian="12pt" style:font-size-complex="12pt"/>
    </style:style>
    <style:style style:name="P218" style:family="paragraph" style:parent-style-name="Text_20_body" style:list-style-name="L1">
      <style:paragraph-properties fo:margin-top="0in" fo:margin-bottom="0in" style:contextual-spacing="false" fo:line-height="150%" fo:orphans="45"/>
      <style:text-properties fo:font-variant="normal" fo:text-transform="none" fo:color="#333333" loext:opacity="100%" style:font-name="Georgia" fo:letter-spacing="normal" fo:font-style="normal" fo:font-weight="normal"/>
    </style:style>
    <style:style style:name="T1" style:family="text">
      <style:text-properties fo:color="#000000" loext:opacity="100%" style:text-outline="false" style:font-name="Palatino2" fo:font-size="12pt" fo:letter-spacing="normal" style:text-underline-style="none" style:letter-kerning="false" style:font-size-asian="12pt" style:font-size-complex="12pt"/>
    </style:style>
    <style:style style:name="T2" style:family="text">
      <style:text-properties fo:color="#000000" loext:opacity="100%" style:text-outline="false" style:font-name="Palatino2" fo:font-size="12pt" fo:letter-spacing="normal" style:text-underline-style="none" officeooo:rsid="003abf47" style:letter-kerning="false" style:font-size-asian="12pt" style:font-size-complex="12pt"/>
    </style:style>
    <style:style style:name="T3" style:family="text">
      <style:text-properties fo:color="#000000" loext:opacity="100%" style:text-outline="false" style:font-name="Palatino2" fo:font-size="12pt" fo:letter-spacing="normal" style:text-underline-style="none" officeooo:rsid="00d74c98" style:letter-kerning="false" style:font-size-asian="12pt" style:font-size-complex="12pt"/>
    </style:style>
    <style:style style:name="T4" style:family="text">
      <style:text-properties fo:color="#000000" loext:opacity="100%" style:text-outline="false" style:font-name="Palatino2" fo:font-size="12pt" fo:letter-spacing="normal" style:text-underline-style="none" officeooo:rsid="001ddfe9" style:letter-kerning="false" style:font-size-asian="12pt" style:font-size-complex="12pt"/>
    </style:style>
    <style:style style:name="T5" style:family="text">
      <style:text-properties fo:color="#000000" loext:opacity="100%" style:text-outline="false" style:font-name="Palatino2" fo:font-size="12pt" fo:letter-spacing="normal" style:text-underline-style="none" officeooo:rsid="003cd681" style:letter-kerning="false" style:font-size-asian="12pt" style:font-size-complex="12pt"/>
    </style:style>
    <style:style style:name="T6" style:family="text">
      <style:text-properties fo:color="#000000" loext:opacity="100%" style:text-outline="false" style:font-name="Palatino2" fo:font-size="12pt" fo:letter-spacing="normal" style:text-underline-style="none" officeooo:rsid="007534e1" style:letter-kerning="false" style:font-size-asian="12pt" style:font-size-complex="12pt"/>
    </style:style>
    <style:style style:name="T7" style:family="text">
      <style:text-properties fo:color="#000000" loext:opacity="100%" style:text-outline="false" style:font-name="Palatino2" fo:font-size="12pt" fo:letter-spacing="normal" style:text-underline-style="none" officeooo:rsid="00754c8b" style:letter-kerning="false" style:font-size-asian="12pt" style:font-size-complex="12pt"/>
    </style:style>
    <style:style style:name="T8" style:family="text">
      <style:text-properties fo:color="#000000" loext:opacity="100%" style:text-outline="false" style:font-name="Palatino2" fo:font-size="12pt" fo:letter-spacing="normal" style:text-underline-style="none" officeooo:rsid="001b4a21" style:letter-kerning="false" style:font-size-asian="12pt" style:font-size-complex="12pt"/>
    </style:style>
    <style:style style:name="T9" style:family="text">
      <style:text-properties fo:color="#000000" loext:opacity="100%" style:text-outline="false" style:font-name="Palatino2" fo:font-size="12pt" fo:letter-spacing="normal" style:text-underline-style="none" officeooo:rsid="00aa4a0c" style:letter-kerning="false" style:font-size-asian="12pt" style:font-size-complex="12pt"/>
    </style:style>
    <style:style style:name="T10" style:family="text">
      <style:text-properties fo:color="#000000" loext:opacity="100%" style:text-outline="false" style:font-name="Palatino2" fo:font-size="12pt" fo:letter-spacing="normal" style:text-underline-style="none" officeooo:rsid="0070ac6e" style:letter-kerning="false" style:font-size-asian="12pt" style:font-size-complex="12pt"/>
    </style:style>
    <style:style style:name="T11" style:family="text">
      <style:text-properties fo:color="#000000" loext:opacity="100%" style:text-outline="false" style:font-name="Palatino2" fo:font-size="12pt" fo:letter-spacing="normal" style:text-underline-style="none" officeooo:rsid="005ec0a2" style:letter-kerning="false" style:font-size-asian="12pt" style:font-size-complex="12pt"/>
    </style:style>
    <style:style style:name="T12" style:family="text">
      <style:text-properties fo:color="#000000" loext:opacity="100%" style:text-outline="false" style:font-name="Palatino2" fo:font-size="12pt" fo:letter-spacing="normal" style:text-underline-style="none" officeooo:rsid="006c4662" style:letter-kerning="false" style:font-size-asian="12pt" style:font-size-complex="12pt"/>
    </style:style>
    <style:style style:name="T13" style:family="text">
      <style:text-properties fo:color="#000000" loext:opacity="100%" style:text-outline="false" style:font-name="Palatino2" fo:font-size="12pt" fo:letter-spacing="normal" style:text-underline-style="none" officeooo:rsid="00d82f36" style:letter-kerning="false" style:font-size-asian="12pt" style:font-size-complex="12pt"/>
    </style:style>
    <style:style style:name="T14" style:family="text">
      <style:text-properties fo:color="#000000" loext:opacity="100%" style:text-outline="false" style:font-name="Palatino2" fo:font-size="12pt" fo:letter-spacing="normal" style:text-underline-style="none" officeooo:rsid="005f9432" style:letter-kerning="false" style:font-size-asian="12pt" style:font-size-complex="12pt"/>
    </style:style>
    <style:style style:name="T15" style:family="text">
      <style:text-properties fo:color="#000000" loext:opacity="100%" style:text-outline="false" style:font-name="Palatino2" fo:font-size="12pt" fo:letter-spacing="normal" style:text-underline-style="none" officeooo:rsid="008adf46" style:letter-kerning="false" style:font-size-asian="12pt" style:font-size-complex="12pt"/>
    </style:style>
    <style:style style:name="T16" style:family="text">
      <style:text-properties fo:color="#000000" loext:opacity="100%" style:text-outline="false" style:font-name="Palatino2" fo:font-size="12pt" fo:letter-spacing="normal" style:text-underline-style="none" officeooo:rsid="006164aa" style:letter-kerning="false" style:font-size-asian="12pt" style:font-size-complex="12pt"/>
    </style:style>
    <style:style style:name="T17" style:family="text">
      <style:text-properties fo:color="#000000" loext:opacity="100%" style:text-outline="false" style:font-name="Palatino2" fo:font-size="12pt" fo:letter-spacing="normal" style:text-underline-style="none" officeooo:rsid="00635323" style:letter-kerning="false" style:font-size-asian="12pt" style:font-size-complex="12pt"/>
    </style:style>
    <style:style style:name="T18" style:family="text">
      <style:text-properties fo:color="#000000" loext:opacity="100%" style:text-outline="false" style:font-name="Palatino2" fo:font-size="12pt" fo:letter-spacing="normal" style:text-underline-style="none" officeooo:rsid="0067c958" style:letter-kerning="false" style:font-size-asian="12pt" style:font-size-complex="12pt"/>
    </style:style>
    <style:style style:name="T19" style:family="text">
      <style:text-properties fo:color="#000000" loext:opacity="100%" style:text-outline="false" style:font-name="Palatino2" fo:font-size="12pt" fo:letter-spacing="normal" style:text-underline-style="none" officeooo:rsid="008d0a69" style:letter-kerning="false" style:font-size-asian="12pt" style:font-size-complex="12pt"/>
    </style:style>
    <style:style style:name="T20" style:family="text">
      <style:text-properties fo:color="#000000" loext:opacity="100%" style:text-outline="false" style:font-name="Palatino2" fo:font-size="12pt" fo:letter-spacing="normal" style:text-underline-style="none" officeooo:rsid="00dad1a9" style:letter-kerning="false" style:font-size-asian="12pt" style:font-size-complex="12pt"/>
    </style:style>
    <style:style style:name="T21" style:family="text">
      <style:text-properties fo:color="#000000" loext:opacity="100%" style:text-outline="false" style:font-name="Palatino2" fo:font-size="12pt" fo:letter-spacing="normal" style:text-underline-style="none" officeooo:rsid="00f03fd9" style:letter-kerning="false" style:font-size-asian="12pt" style:font-size-complex="12pt"/>
    </style:style>
    <style:style style:name="T22" style:family="text">
      <style:text-properties fo:color="#000000" loext:opacity="100%" style:text-outline="false" style:font-name="Palatino2" fo:font-size="12pt" fo:letter-spacing="normal" style:text-underline-style="none" officeooo:rsid="007288d7" style:letter-kerning="false" style:font-size-asian="12pt" style:font-size-complex="12pt"/>
    </style:style>
    <style:style style:name="T23" style:family="text">
      <style:text-properties fo:color="#000000" loext:opacity="100%" style:text-outline="false" style:font-name="Palatino2" fo:font-size="12pt" fo:letter-spacing="normal" style:text-underline-style="none" officeooo:rsid="00489cae" style:letter-kerning="false" style:font-size-asian="12pt" style:font-size-complex="12pt"/>
    </style:style>
    <style:style style:name="T24" style:family="text">
      <style:text-properties fo:color="#000000" loext:opacity="100%" style:text-outline="false" style:font-name="Palatino2" fo:font-size="12pt" fo:letter-spacing="normal" style:text-underline-style="none" officeooo:rsid="0020b187" style:letter-kerning="false" style:font-size-asian="12pt" style:font-size-complex="12pt"/>
    </style:style>
    <style:style style:name="T25" style:family="text">
      <style:text-properties fo:color="#000000" loext:opacity="100%" style:text-outline="false" style:font-name="Palatino2" fo:font-size="12pt" fo:letter-spacing="normal" style:text-underline-style="none" officeooo:rsid="00554e19" style:letter-kerning="false" style:font-size-asian="12pt" style:font-size-complex="12pt"/>
    </style:style>
    <style:style style:name="T26" style:family="text">
      <style:text-properties fo:color="#000000" loext:opacity="100%" style:text-outline="false" style:font-name="Palatino2" fo:font-size="12pt" fo:letter-spacing="normal" style:text-underline-style="none" officeooo:rsid="005df25c" style:letter-kerning="false" style:font-size-asian="12pt" style:font-size-complex="12pt"/>
    </style:style>
    <style:style style:name="T27" style:family="text">
      <style:text-properties fo:color="#000000" loext:opacity="100%" style:text-outline="false" style:font-name="Palatino2" fo:font-size="12pt" fo:letter-spacing="normal" style:text-underline-style="none" officeooo:rsid="0113236b" style:letter-kerning="false" style:font-size-asian="12pt" style:font-size-complex="12pt"/>
    </style:style>
    <style:style style:name="T28" style:family="text">
      <style:text-properties fo:color="#000000" loext:opacity="100%" style:text-outline="false" style:font-name="Palatino2" fo:font-size="12pt" fo:letter-spacing="normal" style:text-underline-style="none" officeooo:rsid="0115870d" style:letter-kerning="false" style:font-size-asian="12pt" style:font-size-complex="12pt"/>
    </style:style>
    <style:style style:name="T29" style:family="text">
      <style:text-properties fo:color="#000000" loext:opacity="100%" style:text-outline="false" style:font-name="Palatino2" fo:font-size="12pt" fo:letter-spacing="normal" style:text-underline-style="none" officeooo:rsid="011454c6" style:letter-kerning="false" style:font-size-asian="12pt" style:font-size-complex="12pt"/>
    </style:style>
    <style:style style:name="T30" style:family="text">
      <style:text-properties fo:color="#000000" loext:opacity="100%" style:text-outline="false" style:font-name="Palatino2" fo:font-size="12pt" fo:letter-spacing="normal" style:text-underline-style="none" officeooo:rsid="0120e4eb" style:letter-kerning="false" style:font-size-asian="12pt" style:font-size-complex="12pt"/>
    </style:style>
    <style:style style:name="T31" style:family="text">
      <style:text-properties fo:color="#000000" loext:opacity="100%" style:text-outline="false" style:font-name="Palatino2" fo:font-size="12pt" fo:letter-spacing="normal" style:text-underline-style="none" officeooo:rsid="0124eae4" style:letter-kerning="false" style:font-size-asian="12pt" style:font-size-complex="12pt"/>
    </style:style>
    <style:style style:name="T32" style:family="text">
      <style:text-properties fo:color="#000000" loext:opacity="100%" style:text-outline="false" style:font-name="Palatino2" fo:font-size="12pt" fo:letter-spacing="normal" style:text-underline-style="none" officeooo:rsid="0122d1cb" style:letter-kerning="false" style:font-size-asian="12pt" style:font-size-complex="12pt"/>
    </style:style>
    <style:style style:name="T33" style:family="text">
      <style:text-properties fo:color="#000000" loext:opacity="100%" style:text-outline="false" style:font-name="Palatino2" fo:font-size="12pt" fo:letter-spacing="normal" style:text-underline-style="none" officeooo:rsid="00f8e751" style:letter-kerning="false" style:font-size-asian="12pt" style:font-size-complex="12pt"/>
    </style:style>
    <style:style style:name="T34" style:family="text">
      <style:text-properties fo:color="#000000" loext:opacity="100%" style:text-outline="false" style:font-name="Palatino2" fo:font-size="12pt" fo:letter-spacing="normal" style:text-underline-style="none" officeooo:rsid="0130c9a1" style:letter-kerning="false" style:font-size-asian="12pt" style:font-size-complex="12pt"/>
    </style:style>
    <style:style style:name="T35" style:family="text">
      <style:text-properties fo:color="#000000" loext:opacity="100%" style:text-outline="false" style:font-name="Palatino2" fo:font-size="12pt" fo:letter-spacing="normal" style:text-underline-style="none" officeooo:rsid="002857e7" style:letter-kerning="false" style:font-size-asian="12pt" style:font-size-complex="12pt"/>
    </style:style>
    <style:style style:name="T36" style:family="text">
      <style:text-properties fo:color="#000000" loext:opacity="100%" style:text-outline="false" style:font-name="Palatino2" fo:font-size="12pt" fo:letter-spacing="normal" style:text-underline-style="none" officeooo:rsid="0029f751" style:letter-kerning="false" style:font-size-asian="12pt" style:font-size-complex="12pt"/>
    </style:style>
    <style:style style:name="T37" style:family="text">
      <style:text-properties fo:color="#000000" loext:opacity="100%" style:text-outline="false" style:font-name="Palatino2" fo:font-size="12pt" fo:letter-spacing="normal" style:text-underline-style="none" officeooo:rsid="011cb30b" style:letter-kerning="false" style:font-size-asian="12pt" style:font-size-complex="12pt"/>
    </style:style>
    <style:style style:name="T38" style:family="text">
      <style:text-properties fo:color="#000000" loext:opacity="100%" style:text-outline="false" style:font-name="Palatino2" fo:font-size="12pt" fo:letter-spacing="normal" style:text-underline-style="none" officeooo:rsid="001f406e" style:letter-kerning="false" style:font-size-asian="12pt" style:font-size-complex="12pt"/>
    </style:style>
    <style:style style:name="T39" style:family="text">
      <style:text-properties fo:color="#000000" loext:opacity="100%" style:text-outline="false" style:font-name="Palatino2" fo:font-size="12pt" fo:letter-spacing="normal" style:text-underline-style="none" officeooo:rsid="002ce528" style:letter-kerning="false" style:font-size-asian="12pt" style:font-size-complex="12pt"/>
    </style:style>
    <style:style style:name="T40" style:family="text">
      <style:text-properties fo:color="#000000" loext:opacity="100%" style:text-outline="false" style:font-name="Palatino2" fo:font-size="12pt" fo:letter-spacing="normal" style:text-underline-style="none" officeooo:rsid="0027d1bb" style:letter-kerning="false" style:font-size-asian="12pt" style:font-size-complex="12pt"/>
    </style:style>
    <style:style style:name="T41" style:family="text">
      <style:text-properties fo:color="#000000" loext:opacity="100%" style:text-outline="false" style:font-name="Palatino2" fo:font-size="12pt" fo:letter-spacing="normal" style:text-underline-style="none" officeooo:rsid="002ca000" style:letter-kerning="false" style:font-size-asian="12pt" style:font-size-complex="12pt"/>
    </style:style>
    <style:style style:name="T42" style:family="text">
      <style:text-properties fo:color="#000000" loext:opacity="100%" style:text-outline="false" style:font-name="Palatino2" fo:font-size="12pt" fo:letter-spacing="normal" style:text-underline-style="none" officeooo:rsid="00141ccd" style:letter-kerning="false" style:font-size-asian="12pt" style:font-size-complex="12pt"/>
    </style:style>
    <style:style style:name="T43" style:family="text">
      <style:text-properties fo:color="#000000" loext:opacity="100%" style:text-outline="false" style:font-name="Palatino2" fo:font-size="12pt" fo:letter-spacing="normal" style:text-underline-style="none" officeooo:rsid="0117a9a4" style:letter-kerning="false" style:font-size-asian="12pt" style:font-size-complex="12pt"/>
    </style:style>
    <style:style style:name="T44" style:family="text">
      <style:text-properties fo:color="#000000" loext:opacity="100%" style:text-outline="false" style:font-name="Palatino2" fo:font-size="12pt" fo:letter-spacing="normal" style:text-underline-style="none" officeooo:rsid="01402ac7" style:letter-kerning="false" style:font-size-asian="12pt" style:font-size-complex="12pt"/>
    </style:style>
    <style:style style:name="T45" style:family="text">
      <style:text-properties fo:color="#000000" loext:opacity="100%" style:text-outline="false" style:font-name="Palatino2" fo:font-size="12pt" fo:letter-spacing="normal" style:text-underline-style="none" officeooo:rsid="011733cb" style:letter-kerning="false" style:font-size-asian="12pt" style:font-size-complex="12pt"/>
    </style:style>
    <style:style style:name="T46" style:family="text">
      <style:text-properties fo:color="#000000" loext:opacity="100%" style:text-outline="false" style:font-name="Palatino2" fo:font-size="12pt" fo:letter-spacing="normal" style:text-underline-style="none" officeooo:rsid="01194222" style:letter-kerning="false" style:font-size-asian="12pt" style:font-size-complex="12pt"/>
    </style:style>
    <style:style style:name="T47" style:family="text">
      <style:text-properties fo:color="#000000" loext:opacity="100%" style:text-outline="false" style:font-name="Palatino2" fo:font-size="12pt" fo:letter-spacing="normal" style:text-underline-style="solid" style:text-underline-width="auto" style:text-underline-color="font-color" officeooo:rsid="001f406e" style:letter-kerning="false" style:font-size-asian="12pt" style:font-size-complex="12pt"/>
    </style:style>
    <style:style style:name="T48" style:family="text">
      <style:text-properties fo:color="#000000" loext:opacity="100%" style:text-outline="false" style:text-position="super 58%" fo:letter-spacing="normal" style:text-underline-style="none" officeooo:rsid="001b4a21" style:letter-kerning="false"/>
    </style:style>
    <style:style style:name="T49" style:family="text">
      <style:text-properties fo:color="#000000" loext:opacity="100%" style:text-outline="false" style:text-position="super 58%" fo:letter-spacing="normal" style:text-underline-style="none" officeooo:rsid="0078d195" style:letter-kerning="false"/>
    </style:style>
    <style:style style:name="T50" style:family="text">
      <style:text-properties fo:color="#000000" loext:opacity="100%" style:text-outline="false" style:text-position="super 58%" fo:letter-spacing="normal" style:text-underline-style="none" officeooo:rsid="0076e627" style:letter-kerning="false"/>
    </style:style>
    <style:style style:name="T51" style:family="text">
      <style:text-properties fo:color="#000000" loext:opacity="100%" style:text-outline="false" style:text-position="super 58%" fo:letter-spacing="normal" style:text-underline-style="none" officeooo:rsid="008ed8b3" style:letter-kerning="false"/>
    </style:style>
    <style:style style:name="T52" style:family="text">
      <style:text-properties fo:color="#000000" loext:opacity="100%" style:text-outline="false" fo:letter-spacing="normal" style:text-underline-style="none" style:letter-kerning="false"/>
    </style:style>
    <style:style style:name="T53" style:family="text">
      <style:text-properties fo:color="#000000" loext:opacity="100%" style:text-outline="false" fo:letter-spacing="normal" style:text-underline-style="none" officeooo:rsid="003cd681" style:letter-kerning="false"/>
    </style:style>
    <style:style style:name="T54" style:family="text">
      <style:text-properties fo:color="#000000" loext:opacity="100%" style:text-outline="false" fo:letter-spacing="normal" style:text-underline-style="none" officeooo:rsid="002c3857" style:letter-kerning="false"/>
    </style:style>
    <style:style style:name="T55" style:family="text">
      <style:text-properties fo:color="#000000" loext:opacity="100%" style:text-outline="false" fo:letter-spacing="normal" style:text-underline-style="none" officeooo:rsid="00350e85" style:letter-kerning="false"/>
    </style:style>
    <style:style style:name="T56" style:family="text">
      <style:text-properties fo:color="#000000" loext:opacity="100%" style:text-outline="false" fo:letter-spacing="normal" style:text-underline-style="none" officeooo:rsid="002e79f1" style:letter-kerning="false"/>
    </style:style>
    <style:style style:name="T57" style:family="text">
      <style:text-properties fo:color="#000000" loext:opacity="100%" style:text-outline="false" fo:letter-spacing="normal" style:text-underline-style="none" officeooo:rsid="003074c3" style:letter-kerning="false"/>
    </style:style>
    <style:style style:name="T58" style:family="text">
      <style:text-properties fo:color="#000000" loext:opacity="100%" style:text-outline="false" fo:letter-spacing="normal" style:text-underline-style="none" officeooo:rsid="0039ee8e" style:letter-kerning="false"/>
    </style:style>
    <style:style style:name="T59" style:family="text">
      <style:text-properties fo:color="#000000" loext:opacity="100%" style:text-outline="false" fo:letter-spacing="normal" style:text-underline-style="none" officeooo:rsid="0029d32c" style:letter-kerning="false"/>
    </style:style>
    <style:style style:name="T60" style:family="text">
      <style:text-properties fo:color="#000000" loext:opacity="100%" style:text-outline="false" fo:letter-spacing="normal" style:text-underline-style="none" officeooo:rsid="002b27b9" style:letter-kerning="false"/>
    </style:style>
    <style:style style:name="T61" style:family="text">
      <style:text-properties fo:color="#000000" loext:opacity="100%" style:text-outline="false" fo:letter-spacing="normal" style:text-underline-style="none" officeooo:rsid="002afdf8" style:letter-kerning="false"/>
    </style:style>
    <style:style style:name="T62" style:family="text">
      <style:text-properties fo:color="#000000" loext:opacity="100%" style:text-outline="false" fo:letter-spacing="normal" style:text-underline-style="none" officeooo:rsid="00447fd7" style:letter-kerning="false"/>
    </style:style>
    <style:style style:name="T63" style:family="text">
      <style:text-properties fo:color="#000000" loext:opacity="100%" style:text-outline="false" fo:letter-spacing="normal" style:text-underline-style="none" officeooo:rsid="006a1df3" style:letter-kerning="false"/>
    </style:style>
    <style:style style:name="T64" style:family="text">
      <style:text-properties fo:color="#000000" loext:opacity="100%" style:text-outline="false" fo:letter-spacing="normal" style:text-underline-style="none" officeooo:rsid="00837d9f" style:letter-kerning="false"/>
    </style:style>
    <style:style style:name="T65" style:family="text">
      <style:text-properties fo:color="#000000" loext:opacity="100%" style:text-outline="false" fo:letter-spacing="normal" style:text-underline-style="none" officeooo:rsid="001ddfe9" style:letter-kerning="false"/>
    </style:style>
    <style:style style:name="T66" style:family="text">
      <style:text-properties fo:color="#000000" loext:opacity="100%" style:text-outline="false" fo:letter-spacing="normal" style:text-underline-style="none" officeooo:rsid="003abf47" style:letter-kerning="false"/>
    </style:style>
    <style:style style:name="T67" style:family="text">
      <style:text-properties fo:color="#000000" loext:opacity="100%" style:text-outline="false" fo:letter-spacing="normal" style:text-underline-style="none" officeooo:rsid="001b4a21" style:letter-kerning="false"/>
    </style:style>
    <style:style style:name="T68" style:family="text">
      <style:text-properties fo:color="#000000" loext:opacity="100%" style:text-outline="false" fo:letter-spacing="normal" style:text-underline-style="none" officeooo:rsid="0070ac6e" style:letter-kerning="false"/>
    </style:style>
    <style:style style:name="T69" style:family="text">
      <style:text-properties fo:color="#000000" loext:opacity="100%" style:text-outline="false" fo:letter-spacing="normal" style:text-underline-style="none" officeooo:rsid="001eedf5" style:letter-kerning="false"/>
    </style:style>
    <style:style style:name="T70" style:family="text">
      <style:text-properties fo:color="#000000" loext:opacity="100%" style:text-outline="false" fo:letter-spacing="normal" style:text-underline-style="none" officeooo:rsid="0020b187" style:letter-kerning="false"/>
    </style:style>
    <style:style style:name="T71" style:family="text">
      <style:text-properties fo:color="#000000" loext:opacity="100%" style:text-outline="false" fo:letter-spacing="normal" style:text-underline-style="none" officeooo:rsid="00287dda" style:letter-kerning="false"/>
    </style:style>
    <style:style style:name="T72" style:family="text">
      <style:text-properties fo:color="#000000" loext:opacity="100%" style:text-outline="false" fo:letter-spacing="normal" style:text-underline-style="none" officeooo:rsid="0096b7d9" style:letter-kerning="false"/>
    </style:style>
    <style:style style:name="T73" style:family="text">
      <style:text-properties fo:color="#000000" loext:opacity="100%" style:text-outline="false" fo:letter-spacing="normal" style:text-underline-style="none" officeooo:rsid="009575dd" style:letter-kerning="false"/>
    </style:style>
    <style:style style:name="T74" style:family="text">
      <style:text-properties fo:color="#000000" loext:opacity="100%" style:text-outline="false" fo:letter-spacing="normal" style:text-underline-style="none" officeooo:rsid="0026b588" style:letter-kerning="false"/>
    </style:style>
    <style:style style:name="T75" style:family="text">
      <style:text-properties fo:color="#000000" loext:opacity="100%" style:text-outline="false" fo:letter-spacing="normal" style:text-underline-style="none" officeooo:rsid="0085f8a2" style:letter-kerning="false"/>
    </style:style>
    <style:style style:name="T76" style:family="text">
      <style:text-properties fo:color="#000000" loext:opacity="100%" style:text-outline="false" fo:letter-spacing="normal" style:text-underline-style="none" officeooo:rsid="0032a1a8" style:letter-kerning="false"/>
    </style:style>
    <style:style style:name="T77" style:family="text">
      <style:text-properties fo:color="#000000" loext:opacity="100%" style:text-outline="false" fo:letter-spacing="normal" style:text-underline-style="none" officeooo:rsid="0023f952" style:letter-kerning="false"/>
    </style:style>
    <style:style style:name="T78" style:family="text">
      <style:text-properties fo:color="#000000" loext:opacity="100%" style:text-outline="false" fo:letter-spacing="normal" style:text-underline-style="none" officeooo:rsid="0034c144" style:letter-kerning="false"/>
    </style:style>
    <style:style style:name="T79" style:family="text">
      <style:text-properties fo:color="#000000" loext:opacity="100%" style:text-outline="false" fo:letter-spacing="normal" style:text-underline-style="none" officeooo:rsid="007288d7" style:letter-kerning="false"/>
    </style:style>
    <style:style style:name="T80" style:family="text">
      <style:text-properties fo:color="#000000" loext:opacity="100%" style:text-outline="false" fo:letter-spacing="normal" style:text-underline-style="none" officeooo:rsid="00489cae" style:letter-kerning="false"/>
    </style:style>
    <style:style style:name="T81" style:family="text">
      <style:text-properties fo:color="#000000" loext:opacity="100%" style:text-outline="false" fo:letter-spacing="normal" style:text-underline-style="none" officeooo:rsid="003f5c28" style:letter-kerning="false"/>
    </style:style>
    <style:style style:name="T82" style:family="text">
      <style:text-properties fo:color="#000000" loext:opacity="100%" style:text-outline="false" fo:letter-spacing="normal" style:text-underline-style="none" officeooo:rsid="004ddad2" style:letter-kerning="false"/>
    </style:style>
    <style:style style:name="T83" style:family="text">
      <style:text-properties fo:color="#000000" loext:opacity="100%" style:text-outline="false" fo:letter-spacing="normal" style:text-underline-style="none" officeooo:rsid="004d1ba5" style:letter-kerning="false"/>
    </style:style>
    <style:style style:name="T84" style:family="text">
      <style:text-properties fo:color="#000000" loext:opacity="100%" style:text-outline="false" fo:letter-spacing="normal" style:text-underline-style="none" officeooo:rsid="0071c5c2" style:letter-kerning="false"/>
    </style:style>
    <style:style style:name="T85" style:family="text">
      <style:text-properties fo:color="#000000" loext:opacity="100%" style:text-outline="false" fo:letter-spacing="normal" style:text-underline-style="none" officeooo:rsid="00528075" style:letter-kerning="false"/>
    </style:style>
    <style:style style:name="T86" style:family="text">
      <style:text-properties fo:color="#000000" loext:opacity="100%" style:text-outline="false" fo:letter-spacing="normal" style:text-underline-style="none" officeooo:rsid="00514073" style:letter-kerning="false"/>
    </style:style>
    <style:style style:name="T87" style:family="text">
      <style:text-properties fo:color="#000000" loext:opacity="100%" style:text-outline="false" fo:letter-spacing="normal" style:text-underline-style="none" officeooo:rsid="004de7ca" style:letter-kerning="false"/>
    </style:style>
    <style:style style:name="T88" style:family="text">
      <style:text-properties fo:color="#000000" loext:opacity="100%" style:text-outline="false" fo:letter-spacing="normal" style:text-underline-style="none" officeooo:rsid="0053a262" style:letter-kerning="false"/>
    </style:style>
    <style:style style:name="T89" style:family="text">
      <style:text-properties fo:color="#000000" loext:opacity="100%" style:text-outline="false" fo:letter-spacing="normal" style:text-underline-style="none" officeooo:rsid="00875a40" style:letter-kerning="false"/>
    </style:style>
    <style:style style:name="T90" style:family="text">
      <style:text-properties fo:color="#000000" loext:opacity="100%" style:text-outline="false" fo:letter-spacing="normal" style:text-underline-style="none" officeooo:rsid="004f2ecc" style:letter-kerning="false"/>
    </style:style>
    <style:style style:name="T91" style:family="text">
      <style:text-properties fo:color="#000000" loext:opacity="100%" style:text-outline="false" fo:letter-spacing="normal" style:text-underline-style="none" officeooo:rsid="008adf46" style:letter-kerning="false"/>
    </style:style>
    <style:style style:name="T92" style:family="text">
      <style:text-properties fo:color="#000000" loext:opacity="100%" style:text-outline="false" fo:letter-spacing="normal" style:text-underline-style="none" officeooo:rsid="00541533" style:letter-kerning="false"/>
    </style:style>
    <style:style style:name="T93" style:family="text">
      <style:text-properties fo:color="#000000" loext:opacity="100%" style:text-outline="false" fo:letter-spacing="normal" style:text-underline-style="none" officeooo:rsid="00554e19" style:letter-kerning="false"/>
    </style:style>
    <style:style style:name="T94" style:family="text">
      <style:text-properties fo:color="#000000" loext:opacity="100%" style:text-outline="false" fo:letter-spacing="normal" style:text-underline-style="none" officeooo:rsid="005df25c" style:letter-kerning="false"/>
    </style:style>
    <style:style style:name="T95" style:family="text">
      <style:text-properties fo:color="#000000" loext:opacity="100%" style:text-outline="false" fo:letter-spacing="normal" style:text-underline-style="none" officeooo:rsid="005831c2" style:letter-kerning="false"/>
    </style:style>
    <style:style style:name="T96" style:family="text">
      <style:text-properties fo:color="#000000" loext:opacity="100%" style:text-outline="false" fo:letter-spacing="normal" style:text-underline-style="none" officeooo:rsid="005a5719" style:letter-kerning="false"/>
    </style:style>
    <style:style style:name="T97" style:family="text">
      <style:text-properties fo:color="#000000" loext:opacity="100%" style:text-outline="false" fo:letter-spacing="normal" style:text-underline-style="none" officeooo:rsid="005c3d29" style:letter-kerning="false"/>
    </style:style>
    <style:style style:name="T98" style:family="text">
      <style:text-properties fo:color="#000000" loext:opacity="100%" style:text-outline="false" fo:letter-spacing="normal" style:text-underline-style="none" officeooo:rsid="005ec0a2" style:letter-kerning="false"/>
    </style:style>
    <style:style style:name="T99" style:family="text">
      <style:text-properties fo:color="#000000" loext:opacity="100%" style:text-outline="false" fo:letter-spacing="normal" style:text-underline-style="none" officeooo:rsid="006a8ad8" style:letter-kerning="false"/>
    </style:style>
    <style:style style:name="T100" style:family="text">
      <style:text-properties fo:color="#000000" loext:opacity="100%" style:text-outline="false" fo:letter-spacing="normal" style:text-underline-style="none" officeooo:rsid="00697b23" style:letter-kerning="false"/>
    </style:style>
    <style:style style:name="T101" style:family="text">
      <style:text-properties fo:color="#000000" loext:opacity="100%" style:text-outline="false" fo:letter-spacing="normal" style:text-underline-style="none" officeooo:rsid="006c4662" style:letter-kerning="false"/>
    </style:style>
    <style:style style:name="T102" style:family="text">
      <style:text-properties fo:color="#000000" loext:opacity="100%" style:text-outline="false" fo:letter-spacing="normal" style:text-underline-style="none" officeooo:rsid="005f9432" style:letter-kerning="false"/>
    </style:style>
    <style:style style:name="T103" style:family="text">
      <style:text-properties fo:color="#000000" loext:opacity="100%" style:text-outline="false" fo:letter-spacing="normal" style:text-underline-style="none" officeooo:rsid="006164aa" style:letter-kerning="false"/>
    </style:style>
    <style:style style:name="T104" style:family="text">
      <style:text-properties fo:color="#000000" loext:opacity="100%" style:text-outline="false" fo:letter-spacing="normal" style:text-underline-style="none" officeooo:rsid="00635323" style:letter-kerning="false"/>
    </style:style>
    <style:style style:name="T105" style:family="text">
      <style:text-properties fo:color="#000000" loext:opacity="100%" style:text-outline="false" fo:letter-spacing="normal" style:text-underline-style="none" officeooo:rsid="008d0a69" style:letter-kerning="false"/>
    </style:style>
    <style:style style:name="T106" style:family="text">
      <style:text-properties fo:color="#000000" loext:opacity="100%" style:text-outline="false" fo:letter-spacing="normal" style:text-underline-style="none" officeooo:rsid="007f2643" style:letter-kerning="false"/>
    </style:style>
    <style:style style:name="T107" style:family="text">
      <style:text-properties fo:color="#000000" loext:opacity="100%" style:text-outline="false" fo:letter-spacing="normal" style:text-underline-style="none" officeooo:rsid="0076e627" style:letter-kerning="false"/>
    </style:style>
    <style:style style:name="T108" style:family="text">
      <style:text-properties fo:color="#000000" loext:opacity="100%" style:text-outline="false" fo:letter-spacing="normal" style:text-underline-style="none" officeooo:rsid="0081e016" style:letter-kerning="false"/>
    </style:style>
    <style:style style:name="T109" style:family="text">
      <style:text-properties fo:color="#000000" loext:opacity="100%" style:text-outline="false" fo:letter-spacing="normal" style:text-underline-style="none" officeooo:rsid="0078d195" style:letter-kerning="false"/>
    </style:style>
    <style:style style:name="T110" style:family="text">
      <style:text-properties fo:color="#000000" loext:opacity="100%" style:text-outline="false" fo:letter-spacing="normal" style:text-underline-style="none" officeooo:rsid="007ac1b4" style:letter-kerning="false"/>
    </style:style>
    <style:style style:name="T111" style:family="text">
      <style:text-properties fo:color="#000000" loext:opacity="100%" style:text-outline="false" fo:letter-spacing="normal" style:text-underline-style="none" officeooo:rsid="00991e41" style:letter-kerning="false"/>
    </style:style>
    <style:style style:name="T112" style:family="text">
      <style:text-properties fo:color="#000000" loext:opacity="100%" style:text-outline="false" fo:letter-spacing="normal" style:text-underline-style="none" officeooo:rsid="008ed8b3" style:letter-kerning="false"/>
    </style:style>
    <style:style style:name="T113" style:family="text">
      <style:text-properties fo:color="#000000" loext:opacity="100%" style:text-outline="false" fo:letter-spacing="normal" style:text-underline-style="none" officeooo:rsid="0097cb1b" style:letter-kerning="false"/>
    </style:style>
    <style:style style:name="T114" style:family="text">
      <style:text-properties fo:color="#000000" loext:opacity="100%" style:text-outline="false" fo:letter-spacing="normal" style:text-underline-style="none" officeooo:rsid="00907543" style:letter-kerning="false"/>
    </style:style>
    <style:style style:name="T115" style:family="text">
      <style:text-properties fo:color="#000000" loext:opacity="100%" style:text-outline="false" fo:letter-spacing="normal" style:text-underline-style="none" officeooo:rsid="009bc593" style:letter-kerning="false"/>
    </style:style>
    <style:style style:name="T116" style:family="text">
      <style:text-properties fo:color="#000000" loext:opacity="100%" style:text-outline="false" fo:letter-spacing="normal" style:text-underline-style="none" officeooo:rsid="00916af4" style:letter-kerning="false"/>
    </style:style>
    <style:style style:name="T117" style:family="text">
      <style:text-properties fo:color="#000000" loext:opacity="100%" style:text-outline="false" fo:letter-spacing="normal" style:text-underline-style="none" officeooo:rsid="009316f6" style:letter-kerning="false"/>
    </style:style>
    <style:style style:name="T118" style:family="text">
      <style:text-properties fo:color="#000000" loext:opacity="100%" style:text-outline="false" fo:letter-spacing="normal" style:text-underline-style="none" officeooo:rsid="00d74c98" style:letter-kerning="false"/>
    </style:style>
    <style:style style:name="T119" style:family="text">
      <style:text-properties fo:color="#000000" loext:opacity="100%" style:text-outline="false" fo:letter-spacing="normal" style:text-underline-style="none" officeooo:rsid="00d82f36" style:letter-kerning="false"/>
    </style:style>
    <style:style style:name="T120" style:family="text">
      <style:text-properties fo:color="#000000" loext:opacity="100%" style:text-outline="false" fo:letter-spacing="normal" style:text-underline-style="none" officeooo:rsid="00f03fd9" style:letter-kerning="false"/>
    </style:style>
    <style:style style:name="T121" style:family="text">
      <style:text-properties fo:color="#000000" loext:opacity="100%" style:text-outline="false" fo:letter-spacing="normal" style:text-underline-style="none" officeooo:rsid="00444a49" style:letter-kerning="false"/>
    </style:style>
    <style:style style:name="T122" style:family="text">
      <style:text-properties fo:color="#000000" loext:opacity="100%" style:text-outline="false" fo:letter-spacing="normal" style:text-underline-style="none" officeooo:rsid="0048e686" style:letter-kerning="false"/>
    </style:style>
    <style:style style:name="T123" style:family="text">
      <style:text-properties fo:color="#000000" loext:opacity="100%" style:text-outline="false" fo:letter-spacing="normal" style:text-underline-style="none" officeooo:rsid="00b3c08e" style:letter-kerning="false"/>
    </style:style>
    <style:style style:name="T124" style:family="text">
      <style:text-properties fo:color="#000000" loext:opacity="100%" style:text-outline="false" fo:letter-spacing="normal" style:text-underline-style="none" officeooo:rsid="007534e1" style:letter-kerning="false"/>
    </style:style>
    <style:style style:name="T125" style:family="text">
      <style:text-properties fo:color="#000000" loext:opacity="100%" style:text-outline="false" fo:letter-spacing="normal" style:text-underline-style="none" officeooo:rsid="01368f05" style:letter-kerning="false"/>
    </style:style>
    <style:style style:name="T126" style:family="text">
      <style:text-properties fo:color="#000000" loext:opacity="100%" style:text-outline="false" fo:letter-spacing="normal" style:text-underline-style="none" officeooo:rsid="013c8959" style:letter-kerning="false"/>
    </style:style>
    <style:style style:name="T127" style:family="text">
      <style:text-properties fo:color="#000000" loext:opacity="100%" style:text-outline="false" fo:letter-spacing="normal" style:text-underline-style="none" officeooo:rsid="00f8e751" style:letter-kerning="false"/>
    </style:style>
    <style:style style:name="T128" style:family="text">
      <style:text-properties fo:color="#000000" loext:opacity="100%" style:text-outline="false" fo:letter-spacing="normal" style:text-underline-style="none" officeooo:rsid="011454c6" style:letter-kerning="false"/>
    </style:style>
    <style:style style:name="T129" style:family="text">
      <style:text-properties fo:color="#000000" loext:opacity="100%" style:text-outline="false" fo:letter-spacing="normal" style:text-underline-style="none" officeooo:rsid="0117a9a4" style:letter-kerning="false"/>
    </style:style>
    <style:style style:name="T130" style:family="text">
      <style:text-properties fo:color="#000000" loext:opacity="100%" style:text-outline="false" fo:letter-spacing="normal" style:text-underline-style="none" officeooo:rsid="0122d1cb" style:letter-kerning="false"/>
    </style:style>
    <style:style style:name="T131" style:family="text">
      <style:text-properties fo:color="#000000" loext:opacity="100%" style:text-outline="false" fo:letter-spacing="normal" style:text-underline-style="none" officeooo:rsid="0117a9a4" style:letter-kerning="false" style:font-size-asian="12pt" style:font-size-complex="12pt"/>
    </style:style>
    <style:style style:name="T132" style:family="text">
      <style:text-properties fo:color="#000000" loext:opacity="100%" style:text-outline="false" fo:letter-spacing="normal" style:text-underline-style="none" officeooo:rsid="011cb30b" style:letter-kerning="false" style:font-size-asian="12pt" style:font-size-complex="12pt"/>
    </style:style>
    <style:style style:name="T133" style:family="text">
      <style:text-properties fo:color="#000000" loext:opacity="100%" style:text-outline="false" fo:letter-spacing="normal" style:text-underline-style="none" officeooo:rsid="011a6879" style:letter-kerning="false" style:font-size-asian="12pt" style:font-size-complex="12pt"/>
    </style:style>
    <style:style style:name="T134" style:family="text">
      <style:text-properties fo:color="#000000" loext:opacity="100%" style:text-outline="false" fo:letter-spacing="normal" style:text-underline-style="none" officeooo:rsid="01158eaa" style:letter-kerning="false" style:font-size-asian="12pt" style:font-size-complex="12pt"/>
    </style:style>
    <style:style style:name="T135" style:family="text">
      <style:text-properties fo:color="#000000" loext:opacity="100%" style:text-outline="false" fo:letter-spacing="normal" style:text-underline-style="none" officeooo:rsid="01290421" style:letter-kerning="false" style:font-size-asian="12pt" style:font-size-complex="12pt"/>
    </style:style>
    <style:style style:name="T136" style:family="text">
      <style:text-properties fo:color="#000000" loext:opacity="100%" style:text-outline="false" fo:letter-spacing="normal" style:text-underline-style="none" officeooo:rsid="00141ccd" style:letter-kerning="false" style:font-size-asian="12pt" style:font-size-complex="12pt"/>
    </style:style>
    <style:style style:name="T137" style:family="text">
      <style:text-properties fo:color="#000000" loext:opacity="100%" style:text-outline="false" fo:letter-spacing="normal" style:text-underline-style="none" officeooo:rsid="0124eae4" style:letter-kerning="false" style:font-size-asian="12pt" style:font-size-complex="12pt"/>
    </style:style>
    <style:style style:name="T138" style:family="text">
      <style:text-properties fo:color="#000000" loext:opacity="100%" style:text-outline="false" fo:letter-spacing="normal" style:text-underline-style="none" officeooo:rsid="011454c6" style:letter-kerning="false" style:font-size-asian="12pt" style:font-size-complex="12pt"/>
    </style:style>
    <style:style style:name="T139" style:family="text">
      <style:text-properties fo:color="#000000" loext:opacity="100%" style:text-outline="false" fo:letter-spacing="normal" style:text-underline-style="none" officeooo:rsid="011cb30b" style:letter-kerning="false"/>
    </style:style>
    <style:style style:name="T140" style:family="text">
      <style:text-properties fo:color="#000000" loext:opacity="100%" style:text-outline="false" fo:letter-spacing="normal" style:text-underline-style="none" officeooo:rsid="01194222" style:letter-kerning="false"/>
    </style:style>
    <style:style style:name="T141" style:family="text">
      <style:text-properties fo:color="#000000" loext:opacity="100%" style:text-outline="false" fo:letter-spacing="normal" style:text-underline-style="none" officeooo:rsid="0159059b" style:letter-kerning="false"/>
    </style:style>
    <style:style style:name="T142" style:family="text">
      <style:text-properties fo:color="#000000" loext:opacity="100%" style:text-outline="false" fo:letter-spacing="normal" style:text-underline-style="none" officeooo:rsid="0160dc3b" style:letter-kerning="false"/>
    </style:style>
    <style:style style:name="T143" style:family="text">
      <style:text-properties fo:color="#000000" loext:opacity="100%" style:text-outline="false" fo:letter-spacing="normal" style:text-underline-style="none" officeooo:rsid="015c8234" style:letter-kerning="false"/>
    </style:style>
    <style:style style:name="T144" style:family="text">
      <style:text-properties fo:color="#000000" loext:opacity="100%" style:text-outline="false" fo:letter-spacing="normal" style:text-underline-style="none" officeooo:rsid="0185e44c" style:letter-kerning="false"/>
    </style:style>
    <style:style style:name="T145" style:family="text">
      <style:text-properties fo:color="#000000" loext:opacity="100%" style:text-outline="false" fo:letter-spacing="normal" style:text-underline-style="none" officeooo:rsid="0162e070" style:letter-kerning="false"/>
    </style:style>
    <style:style style:name="T146" style:family="text">
      <style:text-properties fo:color="#000000" loext:opacity="100%" style:text-outline="false" fo:letter-spacing="normal" style:text-underline-style="none" officeooo:rsid="0159059b" style:letter-kerning="false" style:font-name-complex="Helvetica"/>
    </style:style>
    <style:style style:name="T147" style:family="text">
      <style:text-properties fo:color="#000000" loext:opacity="100%" style:text-outline="false" fo:letter-spacing="normal" style:text-underline-style="none" officeooo:rsid="01979c2c" style:letter-kerning="false"/>
    </style:style>
    <style:style style:name="T148" style:family="text">
      <style:text-properties fo:color="#000000" loext:opacity="100%" style:text-outline="false" fo:letter-spacing="normal" style:text-underline-style="none" officeooo:rsid="015af8ea" style:letter-kerning="false"/>
    </style:style>
    <style:style style:name="T149" style:family="text">
      <style:text-properties fo:color="#000000" loext:opacity="100%" style:text-outline="false" fo:letter-spacing="normal" style:text-underline-style="none" officeooo:rsid="0139a712" style:letter-kerning="false"/>
    </style:style>
    <style:style style:name="T150" style:family="text">
      <style:text-properties fo:color="#000000" loext:opacity="100%" style:text-outline="false" fo:letter-spacing="normal" style:text-underline-style="none" officeooo:rsid="015da320" style:letter-kerning="false"/>
    </style:style>
    <style:style style:name="T151" style:family="text">
      <style:text-properties fo:color="#000000" loext:opacity="100%" style:text-outline="false" fo:letter-spacing="normal" style:text-underline-style="none" officeooo:rsid="018c6c46" style:letter-kerning="false"/>
    </style:style>
    <style:style style:name="T152" style:family="text">
      <style:text-properties fo:color="#000000" loext:opacity="100%" style:text-outline="false" fo:letter-spacing="normal" style:text-underline-style="none" officeooo:rsid="0166513a" style:letter-kerning="false"/>
    </style:style>
    <style:style style:name="T153" style:family="text">
      <style:text-properties fo:color="#000000" loext:opacity="100%" style:text-outline="false" fo:letter-spacing="normal" style:text-underline-style="none" officeooo:rsid="0167977d" style:letter-kerning="false"/>
    </style:style>
    <style:style style:name="T154" style:family="text">
      <style:text-properties fo:color="#000000" loext:opacity="100%" style:text-outline="false" fo:letter-spacing="normal" style:text-underline-style="none" officeooo:rsid="018f5398" style:letter-kerning="false"/>
    </style:style>
    <style:style style:name="T155" style:family="text">
      <style:text-properties fo:color="#000000" loext:opacity="100%" style:text-outline="false" fo:letter-spacing="normal" style:text-underline-style="none" officeooo:rsid="01249502" style:letter-kerning="false"/>
    </style:style>
    <style:style style:name="T156" style:family="text">
      <style:text-properties fo:color="#000000" loext:opacity="100%" style:text-outline="false" fo:letter-spacing="normal" style:text-underline-style="none" officeooo:rsid="00fc9d6a" style:letter-kerning="false"/>
    </style:style>
    <style:style style:name="T157" style:family="text">
      <style:text-properties fo:color="#000000" loext:opacity="100%" style:text-outline="false" fo:letter-spacing="normal" style:text-underline-style="none" officeooo:rsid="00dd89ae" style:letter-kerning="false"/>
    </style:style>
    <style:style style:name="T158" style:family="text">
      <style:text-properties fo:color="#000000" loext:opacity="100%" style:text-outline="false" fo:letter-spacing="normal" style:text-underline-style="none" officeooo:rsid="00ea4dbf" style:letter-kerning="false"/>
    </style:style>
    <style:style style:name="T159" style:family="text">
      <style:text-properties fo:color="#000000" loext:opacity="100%" style:text-outline="false" fo:letter-spacing="normal" style:text-underline-style="none" officeooo:rsid="00d9414d" style:letter-kerning="false"/>
    </style:style>
    <style:style style:name="T160" style:family="text">
      <style:text-properties fo:color="#000000" loext:opacity="100%" style:text-outline="false" fo:letter-spacing="normal" style:text-underline-style="none" officeooo:rsid="00dbdcd3" style:letter-kerning="false"/>
    </style:style>
    <style:style style:name="T161" style:family="text">
      <style:text-properties fo:color="#000000" loext:opacity="100%" style:text-outline="false" fo:letter-spacing="normal" style:text-underline-style="solid" style:text-underline-width="auto" style:text-underline-color="font-color" officeooo:rsid="000f5f0d" style:letter-kerning="false"/>
    </style:style>
    <style:style style:name="T162" style:family="text">
      <style:text-properties fo:color="#000000" loext:opacity="100%" style:text-outline="false" fo:letter-spacing="normal" style:text-underline-style="solid" style:text-underline-width="auto" style:text-underline-color="font-color" officeooo:rsid="007ac1b4" style:letter-kerning="false"/>
    </style:style>
    <style:style style:name="T163" style:family="text">
      <style:text-properties fo:color="#000000" loext:opacity="100%" style:text-outline="false" fo:letter-spacing="normal" fo:font-style="italic" style:text-underline-style="none" officeooo:rsid="00514073" style:letter-kerning="false" style:font-style-asian="italic" style:font-style-complex="italic"/>
    </style:style>
    <style:style style:name="T164" style:family="text">
      <style:text-properties fo:color="#000000" loext:opacity="100%" style:text-outline="false" fo:letter-spacing="normal" fo:font-style="italic" style:text-underline-style="none" officeooo:rsid="008adf46" style:letter-kerning="false" style:font-style-asian="italic" style:font-style-complex="italic"/>
    </style:style>
    <style:style style:name="T165" style:family="text">
      <style:text-properties fo:color="#000000" loext:opacity="100%" style:text-outline="false" style:text-underline-style="none" officeooo:rsid="001f406e" style:letter-kerning="false" style:font-size-asian="12pt" style:font-size-complex="12pt"/>
    </style:style>
    <style:style style:name="T166" style:family="text">
      <style:text-properties fo:color="#000000" loext:opacity="100%" style:text-outline="false" style:text-underline-style="none" officeooo:rsid="00145621" style:letter-kerning="false" style:font-size-asian="12pt" style:font-size-complex="12pt"/>
    </style:style>
    <style:style style:name="T167" style:family="text">
      <style:text-properties fo:color="#000000" loext:opacity="100%" style:text-outline="false" style:text-underline-style="solid" style:text-underline-width="auto" style:text-underline-color="font-color" officeooo:rsid="00145621" style:letter-kerning="false" style:font-size-asian="12pt" style:font-size-complex="12pt"/>
    </style:style>
    <style:style style:name="T168" style:family="text">
      <style:text-properties fo:color="#000000" loext:opacity="100%" style:font-name="Palatino2" fo:font-size="12pt" style:font-size-asian="12pt" style:font-size-complex="12pt"/>
    </style:style>
    <style:style style:name="T169" style:family="text">
      <style:text-properties fo:color="#000000" loext:opacity="100%" style:font-name="Palatino2" fo:font-size="12pt" officeooo:rsid="0012042c" style:font-size-asian="12pt" style:font-size-complex="12pt"/>
    </style:style>
    <style:style style:name="T170" style:family="text">
      <style:text-properties fo:color="#000000" loext:opacity="100%" style:font-name="Palatino2" fo:font-size="12pt" officeooo:rsid="002ac19a" style:font-size-asian="12pt" style:font-size-complex="12pt"/>
    </style:style>
    <style:style style:name="T171" style:family="text">
      <style:text-properties fo:color="#000000" loext:opacity="100%" style:font-name="Palatino2" fo:font-size="12pt" officeooo:rsid="001f406e" style:font-size-asian="12pt" style:font-size-complex="12pt"/>
    </style:style>
    <style:style style:name="T172" style:family="text">
      <style:text-properties fo:color="#000000" loext:opacity="100%" style:font-name="Palatino2" fo:font-size="12pt" officeooo:rsid="00204a82" style:font-size-asian="12pt" style:font-size-complex="12pt"/>
    </style:style>
    <style:style style:name="T173" style:family="text">
      <style:text-properties fo:color="#000000" loext:opacity="100%" style:font-name="Palatino2" fo:font-size="12pt" officeooo:rsid="0021fdfc" style:font-size-asian="12pt" style:font-size-complex="12pt"/>
    </style:style>
    <style:style style:name="T174" style:family="text">
      <style:text-properties fo:color="#000000" loext:opacity="100%" style:font-name="Palatino2" fo:font-size="12pt" fo:font-weight="normal" style:font-size-asian="12pt" style:font-weight-asian="normal" style:font-size-complex="12pt" style:font-weight-complex="normal"/>
    </style:style>
    <style:style style:name="T175" style:family="text">
      <style:text-properties fo:color="#000000" loext:opacity="100%" style:font-name="Palatino2" fo:font-size="12pt" fo:font-weight="normal" officeooo:rsid="0038ed3b" style:font-size-asian="12pt" style:font-weight-asian="normal" style:font-size-complex="12pt" style:font-weight-complex="normal"/>
    </style:style>
    <style:style style:name="T176" style:family="text">
      <style:text-properties fo:color="#000000" loext:opacity="100%" style:font-name="Palatino2" fo:font-size="12pt" fo:font-weight="normal" officeooo:rsid="00306963" style:font-size-asian="12pt" style:font-weight-asian="normal" style:font-size-complex="12pt" style:font-weight-complex="normal"/>
    </style:style>
    <style:style style:name="T177" style:family="text">
      <style:text-properties fo:color="#000000" loext:opacity="100%" style:font-size-asian="12pt" style:font-size-complex="12pt"/>
    </style:style>
    <style:style style:name="T178" style:family="text">
      <style:text-properties fo:color="#000000" loext:opacity="100%" officeooo:rsid="0012042c" style:font-size-asian="12pt" style:font-size-complex="12pt"/>
    </style:style>
    <style:style style:name="T179" style:family="text">
      <style:text-properties fo:color="#000000" loext:opacity="100%" officeooo:rsid="002ac19a" style:font-size-asian="12pt" style:font-size-complex="12pt"/>
    </style:style>
    <style:style style:name="T180" style:family="text">
      <style:text-properties fo:color="#000000" loext:opacity="100%" officeooo:rsid="0021fdfc" style:font-size-asian="12pt" style:font-size-complex="12pt"/>
    </style:style>
    <style:style style:name="T181" style:family="text">
      <style:text-properties fo:color="#000000" loext:opacity="100%" officeooo:rsid="00145621" style:font-size-asian="12pt" style:font-size-complex="12pt"/>
    </style:style>
    <style:style style:name="T182" style:family="text">
      <style:text-properties fo:color="#000000" loext:opacity="100%" officeooo:rsid="0024762e" style:font-size-asian="12pt" style:font-size-complex="12pt"/>
    </style:style>
    <style:style style:name="T183" style:family="text">
      <style:text-properties fo:color="#000000" loext:opacity="100%" officeooo:rsid="001516f8" style:font-size-asian="12pt" style:font-size-complex="12pt"/>
    </style:style>
    <style:style style:name="T184" style:family="text">
      <style:text-properties fo:color="#000000" loext:opacity="100%" officeooo:rsid="011a715c" style:font-size-asian="12pt" style:font-size-complex="12pt"/>
    </style:style>
    <style:style style:name="T185" style:family="text">
      <style:text-properties fo:font-variant="normal" fo:text-transform="none" fo:color="#000000" loext:opacity="100%" style:text-outline="false" style:font-name="Palatino2" fo:font-size="12pt" fo:letter-spacing="normal" fo:font-style="normal" style:text-underline-style="none" fo:font-weight="normal" officeooo:rsid="009316f6" style:letter-kerning="false" style:font-size-asian="12pt" style:font-size-complex="12pt"/>
    </style:style>
    <style:style style:name="T186" style:family="text">
      <style:text-properties fo:font-variant="normal" fo:text-transform="none" fo:color="#000000" loext:opacity="100%" style:text-outline="false" style:font-name="Palatino2" fo:font-size="12pt" fo:letter-spacing="normal" fo:font-style="normal" style:text-underline-style="none" fo:font-weight="normal" officeooo:rsid="009df067" style:letter-kerning="false" style:font-size-asian="12pt" style:font-size-complex="12pt"/>
    </style:style>
    <style:style style:name="T187" style:family="text">
      <style:text-properties fo:font-variant="normal" fo:text-transform="none" fo:color="#000000" loext:opacity="100%" style:text-outline="false" style:font-name="Palatino2" fo:font-size="12pt" fo:letter-spacing="normal" fo:font-style="normal" style:text-underline-style="none" fo:font-weight="normal" officeooo:rsid="00a072d0" style:letter-kerning="false" style:font-size-asian="12pt" style:font-size-complex="12pt"/>
    </style:style>
    <style:style style:name="T188" style:family="text">
      <style:text-properties fo:font-variant="normal" fo:text-transform="none" fo:color="#000000" loext:opacity="100%" style:text-outline="false" style:font-name="Palatino2" fo:font-size="12pt" fo:letter-spacing="normal" fo:font-style="normal" style:text-underline-style="none" fo:font-weight="normal" officeooo:rsid="00a4a5bc" style:letter-kerning="false" style:font-size-asian="12pt" style:font-size-complex="12pt"/>
    </style:style>
    <style:style style:name="T189" style:family="text">
      <style:text-properties fo:font-variant="normal" fo:text-transform="none" fo:color="#000000" loext:opacity="100%" style:text-outline="false" style:font-name="Palatino2" fo:font-size="12pt" fo:letter-spacing="normal" fo:font-style="normal" style:text-underline-style="none" fo:font-weight="normal" officeooo:rsid="00a71c00" style:letter-kerning="false" style:font-size-asian="12pt" style:font-size-complex="12pt"/>
    </style:style>
    <style:style style:name="T190" style:family="text">
      <style:text-properties fo:font-variant="normal" fo:text-transform="none" fo:color="#000000" loext:opacity="100%" style:text-outline="false" style:font-name="Palatino2" fo:font-size="12pt" fo:letter-spacing="normal" fo:font-style="normal" style:text-underline-style="none" fo:font-weight="normal" officeooo:rsid="00abcecc" style:letter-kerning="false" style:font-size-asian="12pt" style:font-size-complex="12pt"/>
    </style:style>
    <style:style style:name="T191" style:family="text">
      <style:text-properties fo:font-variant="normal" fo:text-transform="none" fo:color="#000000" loext:opacity="100%" style:text-outline="false" style:font-name="Palatino2" fo:font-size="12pt" fo:letter-spacing="normal" fo:font-style="normal" style:text-underline-style="none" fo:font-weight="normal" officeooo:rsid="00b50536" style:letter-kerning="false" style:font-size-asian="12pt" style:font-size-complex="12pt"/>
    </style:style>
    <style:style style:name="T192" style:family="text">
      <style:text-properties fo:font-variant="normal" fo:text-transform="none" fo:color="#000000" loext:opacity="100%" style:text-outline="false" style:font-name="Palatino2" fo:font-size="12pt" fo:letter-spacing="normal" fo:font-style="normal" style:text-underline-style="none" fo:font-weight="normal" officeooo:rsid="00b56c69" style:letter-kerning="false" style:font-size-asian="12pt" style:font-size-complex="12pt"/>
    </style:style>
    <style:style style:name="T193" style:family="text">
      <style:text-properties fo:font-variant="normal" fo:text-transform="none" fo:color="#000000" loext:opacity="100%" style:text-outline="false" style:font-name="Palatino2" fo:font-size="12pt" fo:letter-spacing="normal" fo:font-style="normal" style:text-underline-style="none" fo:font-weight="normal" officeooo:rsid="00c1fa6d" style:letter-kerning="false" style:font-size-asian="12pt" style:font-size-complex="12pt"/>
    </style:style>
    <style:style style:name="T194" style:family="text">
      <style:text-properties fo:font-variant="normal" fo:text-transform="none" fo:color="#000000" loext:opacity="100%" style:text-outline="false" style:font-name="Palatino2" fo:font-size="12pt" fo:letter-spacing="normal" fo:font-style="normal" style:text-underline-style="none" fo:font-weight="normal" officeooo:rsid="00c51dc0" style:letter-kerning="false" style:font-size-asian="12pt" style:font-size-complex="12pt"/>
    </style:style>
    <style:style style:name="T195" style:family="text">
      <style:text-properties fo:font-variant="normal" fo:text-transform="none" fo:color="#000000" loext:opacity="100%" style:text-outline="false" style:font-name="Palatino2" fo:font-size="12pt" fo:letter-spacing="normal" fo:font-style="normal" style:text-underline-style="none" fo:font-weight="normal" officeooo:rsid="00c6a44f" style:letter-kerning="false" style:font-size-asian="12pt" style:font-size-complex="12pt"/>
    </style:style>
    <style:style style:name="T196" style:family="text">
      <style:text-properties fo:font-variant="normal" fo:text-transform="none" fo:color="#000000" loext:opacity="100%" style:text-outline="false" style:font-name="Palatino2" fo:font-size="12pt" fo:letter-spacing="normal" fo:font-style="normal" style:text-underline-style="none" fo:font-weight="normal" officeooo:rsid="00c86be3" style:letter-kerning="false" style:font-size-asian="12pt" style:font-size-complex="12pt"/>
    </style:style>
    <style:style style:name="T197" style:family="text">
      <style:text-properties fo:font-variant="normal" fo:text-transform="none" fo:color="#000000" loext:opacity="100%" style:text-outline="false" style:font-name="Palatino2" fo:font-size="12pt" fo:letter-spacing="normal" fo:font-style="normal" style:text-underline-style="none" fo:font-weight="normal" officeooo:rsid="001ddfe9" style:letter-kerning="false" style:font-size-asian="12pt" style:font-size-complex="12pt"/>
    </style:style>
    <style:style style:name="T198" style:family="text">
      <style:text-properties fo:font-variant="normal" fo:text-transform="none" fo:color="#000000" loext:opacity="100%" style:text-outline="false" style:font-name="Palatino2" fo:font-size="12pt" fo:letter-spacing="normal" fo:font-style="normal" style:text-underline-style="none" fo:font-weight="normal" officeooo:rsid="003abf47" style:letter-kerning="false" style:font-size-asian="12pt" style:font-size-complex="12pt"/>
    </style:style>
    <style:style style:name="T199" style:family="text">
      <style:text-properties fo:font-variant="normal" fo:text-transform="none" fo:color="#000000" loext:opacity="100%" style:text-outline="false" style:font-name="Palatino2" fo:font-size="12pt" fo:letter-spacing="normal" fo:font-style="normal" style:text-underline-style="none" fo:font-weight="normal" officeooo:rsid="003cd681" style:letter-kerning="false" style:font-size-asian="12pt" style:font-size-complex="12pt"/>
    </style:style>
    <style:style style:name="T200" style:family="text">
      <style:text-properties fo:font-variant="normal" fo:text-transform="none" fo:color="#000000" loext:opacity="100%" style:text-outline="false" style:font-name="Palatino2" fo:font-size="12pt" fo:letter-spacing="normal" fo:font-style="normal" style:text-underline-style="none" fo:font-weight="normal" officeooo:rsid="00434256" style:letter-kerning="false" style:font-size-asian="12pt" style:font-size-complex="12pt"/>
    </style:style>
    <style:style style:name="T201" style:family="text">
      <style:text-properties fo:font-variant="normal" fo:text-transform="none" fo:color="#000000" loext:opacity="100%" style:text-outline="false" style:font-name="Palatino2" fo:font-size="12pt" fo:letter-spacing="normal" fo:font-style="normal" style:text-underline-style="none" fo:font-weight="normal" officeooo:rsid="006ed5a9" style:letter-kerning="false" style:font-size-asian="12pt" style:font-size-complex="12pt"/>
    </style:style>
    <style:style style:name="T202" style:family="text">
      <style:text-properties fo:font-variant="normal" fo:text-transform="none" fo:color="#000000" loext:opacity="100%" style:text-outline="false" style:font-name="Palatino2" fo:font-size="12pt" fo:letter-spacing="normal" fo:font-style="normal" style:text-underline-style="none" fo:font-weight="normal" officeooo:rsid="00d4dfa4" style:letter-kerning="false" style:font-size-asian="12pt" style:font-size-complex="12pt"/>
    </style:style>
    <style:style style:name="T203" style:family="text">
      <style:text-properties fo:font-variant="normal" fo:text-transform="none" fo:color="#000000" loext:opacity="100%" style:text-outline="false" style:font-name="Palatino2" fo:font-size="12pt" fo:letter-spacing="normal" fo:font-style="normal" style:text-underline-style="none" fo:font-weight="normal" officeooo:rsid="00b7898c" style:letter-kerning="false" style:font-size-asian="12pt" style:font-size-complex="12pt"/>
    </style:style>
    <style:style style:name="T204" style:family="text">
      <style:text-properties fo:font-variant="normal" fo:text-transform="none" fo:color="#000000" loext:opacity="100%" style:text-outline="false" style:font-name="Palatino2" fo:font-size="12pt" fo:letter-spacing="normal" fo:font-style="normal" style:text-underline-style="none" fo:font-weight="normal" officeooo:rsid="0071c5c2" style:letter-kerning="false" style:font-size-asian="12pt" style:font-size-complex="12pt"/>
    </style:style>
    <style:style style:name="T205" style:family="text">
      <style:text-properties fo:font-variant="normal" fo:text-transform="none" fo:color="#000000" loext:opacity="100%" style:text-outline="false" style:font-name="Palatino2" fo:font-size="12pt" fo:letter-spacing="normal" fo:font-style="normal" style:text-underline-style="none" fo:font-weight="normal" officeooo:rsid="001b4a21" style:letter-kerning="false" style:font-size-asian="12pt" style:font-size-complex="12pt"/>
    </style:style>
    <style:style style:name="T206" style:family="text">
      <style:text-properties fo:font-variant="normal" fo:text-transform="none" fo:color="#000000" loext:opacity="100%" style:text-outline="false" style:font-name="Palatino2" fo:font-size="12pt" fo:letter-spacing="normal" fo:font-style="normal" style:text-underline-style="none" fo:font-weight="normal" officeooo:rsid="008d0a69" style:letter-kerning="false" style:font-size-asian="12pt" style:font-size-complex="12pt"/>
    </style:style>
    <style:style style:name="T207" style:family="text">
      <style:text-properties fo:font-variant="normal" fo:text-transform="none" fo:color="#000000" loext:opacity="100%" style:text-outline="false" style:font-name="Palatino2" fo:font-size="12pt" fo:letter-spacing="normal" fo:font-style="normal" style:text-underline-style="none" fo:font-weight="normal" officeooo:rsid="00754c8b" style:letter-kerning="false" style:font-size-asian="12pt" style:font-size-complex="12pt"/>
    </style:style>
    <style:style style:name="T208" style:family="text">
      <style:text-properties fo:font-variant="normal" fo:text-transform="none" fo:color="#000000" loext:opacity="100%" style:text-outline="false" style:font-name="Palatino2" fo:font-size="12pt" fo:letter-spacing="normal" fo:font-style="normal" style:text-underline-style="none" fo:font-weight="normal" officeooo:rsid="000d773f" style:letter-kerning="false" style:font-size-asian="12pt" style:font-size-complex="12pt"/>
    </style:style>
    <style:style style:name="T209" style:family="text">
      <style:text-properties fo:font-variant="normal" fo:text-transform="none" fo:color="#000000" loext:opacity="100%" style:text-outline="false" style:font-name="Palatino2" fo:font-size="12pt" fo:letter-spacing="normal" fo:font-style="normal" style:text-underline-style="none" fo:font-weight="normal" officeooo:rsid="0013c614" style:letter-kerning="false" style:font-size-asian="12pt" style:font-size-complex="12pt"/>
    </style:style>
    <style:style style:name="T210" style:family="text">
      <style:text-properties fo:font-variant="normal" fo:text-transform="none" fo:color="#000000" loext:opacity="100%" style:text-outline="false" style:font-name="Palatino2" fo:font-size="12pt" fo:letter-spacing="normal" fo:font-style="normal" style:text-underline-style="none" fo:font-weight="normal" officeooo:rsid="00e0dee0" style:letter-kerning="false" style:font-size-asian="12pt" style:font-size-complex="12pt"/>
    </style:style>
    <style:style style:name="T211" style:family="text">
      <style:text-properties fo:font-variant="normal" fo:text-transform="none" fo:color="#000000" loext:opacity="100%" style:text-outline="false" style:font-name="Palatino2" fo:font-size="12pt" fo:letter-spacing="normal" fo:font-style="normal" style:text-underline-style="none" fo:font-weight="normal" officeooo:rsid="000fc0ca" style:letter-kerning="false" style:font-size-asian="12pt" style:font-size-complex="12pt"/>
    </style:style>
    <style:style style:name="T212" style:family="text">
      <style:text-properties fo:font-variant="normal" fo:text-transform="none" fo:color="#000000" loext:opacity="100%" style:text-outline="false" style:font-name="Palatino2" fo:font-size="12pt" fo:letter-spacing="normal" fo:font-style="normal" style:text-underline-style="none" fo:font-weight="normal" officeooo:rsid="00e257cd" style:letter-kerning="false" style:font-size-asian="12pt" style:font-size-complex="12pt"/>
    </style:style>
    <style:style style:name="T213" style:family="text">
      <style:text-properties fo:font-variant="normal" fo:text-transform="none" fo:color="#000000" loext:opacity="100%" style:text-outline="false" style:font-name="Palatino2" fo:font-size="12pt" fo:letter-spacing="normal" fo:font-style="normal" style:text-underline-style="none" fo:font-weight="normal" officeooo:rsid="00e5c844" style:letter-kerning="false" style:font-size-asian="12pt" style:font-size-complex="12pt"/>
    </style:style>
    <style:style style:name="T214" style:family="text">
      <style:text-properties fo:font-variant="normal" fo:text-transform="none" fo:color="#000000" loext:opacity="100%" style:text-outline="false" style:font-name="Palatino2" fo:font-size="12pt" fo:letter-spacing="normal" fo:font-style="normal" style:text-underline-style="none" fo:font-weight="normal" officeooo:rsid="00e8f884" style:letter-kerning="false" style:font-size-asian="12pt" style:font-size-complex="12pt"/>
    </style:style>
    <style:style style:name="T215" style:family="text">
      <style:text-properties fo:font-variant="normal" fo:text-transform="none" fo:color="#000000" loext:opacity="100%" style:text-outline="false" style:font-name="Palatino2" fo:font-size="12pt" fo:letter-spacing="normal" fo:font-style="normal" style:text-underline-style="none" fo:font-weight="normal" officeooo:rsid="00e9d039" style:letter-kerning="false" style:font-size-asian="12pt" style:font-size-complex="12pt"/>
    </style:style>
    <style:style style:name="T216" style:family="text">
      <style:text-properties fo:font-variant="normal" fo:text-transform="none" fo:color="#000000" loext:opacity="100%" style:text-outline="false" style:font-name="Palatino2" fo:font-size="12pt" fo:letter-spacing="normal" fo:font-style="normal" style:text-underline-style="none" fo:font-weight="normal" officeooo:rsid="00eb4f9a" style:letter-kerning="false" style:font-size-asian="12pt" style:font-size-complex="12pt"/>
    </style:style>
    <style:style style:name="T217" style:family="text">
      <style:text-properties fo:font-variant="normal" fo:text-transform="none" fo:color="#000000" loext:opacity="100%" style:text-outline="false" style:font-name="Palatino2" fo:font-size="12pt" fo:letter-spacing="normal" fo:font-style="normal" style:text-underline-style="none" fo:font-weight="normal" officeooo:rsid="00eefb4d" style:letter-kerning="false" style:font-size-asian="12pt" style:font-size-complex="12pt"/>
    </style:style>
    <style:style style:name="T218" style:family="text">
      <style:text-properties fo:font-variant="normal" fo:text-transform="none" fo:color="#000000" loext:opacity="100%" style:text-outline="false" style:font-name="Palatino2" fo:font-size="12pt" fo:letter-spacing="normal" fo:font-style="normal" style:text-underline-style="none" fo:font-weight="normal" officeooo:rsid="00f03fd9" style:letter-kerning="false" style:font-size-asian="12pt" style:font-size-complex="12pt"/>
    </style:style>
    <style:style style:name="T219" style:family="text">
      <style:text-properties fo:font-variant="normal" fo:text-transform="none" fo:color="#000000" loext:opacity="100%" style:text-outline="false" style:font-name="Palatino2" fo:font-size="12pt" fo:letter-spacing="normal" fo:font-style="normal" style:text-underline-style="none" fo:font-weight="normal" officeooo:rsid="00f1b09c" style:letter-kerning="false" style:font-size-asian="12pt" style:font-size-complex="12pt"/>
    </style:style>
    <style:style style:name="T220" style:family="text">
      <style:text-properties fo:font-variant="normal" fo:text-transform="none" fo:color="#000000" loext:opacity="100%" style:text-outline="false" style:font-name="Palatino2" fo:font-size="12pt" fo:letter-spacing="normal" fo:font-style="normal" style:text-underline-style="none" fo:font-weight="normal" officeooo:rsid="00ed3078" style:letter-kerning="false" style:font-size-asian="12pt" style:font-size-complex="12pt"/>
    </style:style>
    <style:style style:name="T221" style:family="text">
      <style:text-properties fo:font-variant="normal" fo:text-transform="none" fo:color="#000000" loext:opacity="100%" style:text-outline="false" style:font-name="Palatino2" fo:font-size="12pt" fo:letter-spacing="normal" fo:font-style="normal" style:text-underline-style="none" fo:font-weight="normal" officeooo:rsid="00f2e287" style:letter-kerning="false" style:font-size-asian="12pt" style:font-size-complex="12pt"/>
    </style:style>
    <style:style style:name="T222" style:family="text">
      <style:text-properties fo:font-variant="normal" fo:text-transform="none" fo:color="#000000" loext:opacity="100%" style:text-outline="false" style:font-name="Palatino2" fo:font-size="12pt" fo:letter-spacing="normal" fo:font-style="normal" style:text-underline-style="none" fo:font-weight="normal" officeooo:rsid="00141ccd" style:letter-kerning="false" style:font-size-asian="12pt" style:font-size-complex="12pt"/>
    </style:style>
    <style:style style:name="T223" style:family="text">
      <style:text-properties fo:font-variant="normal" fo:text-transform="none" fo:color="#000000" loext:opacity="100%" style:text-outline="false" style:font-name="Palatino2" fo:font-size="12pt" fo:letter-spacing="normal" fo:font-style="normal" style:text-underline-style="none" fo:font-weight="normal" officeooo:rsid="00f50ec7" style:letter-kerning="false" style:font-size-asian="12pt" style:font-size-complex="12pt"/>
    </style:style>
    <style:style style:name="T224" style:family="text">
      <style:text-properties fo:font-variant="normal" fo:text-transform="none" fo:color="#000000" loext:opacity="100%" style:text-outline="false" style:font-name="Palatino2" fo:font-size="12pt" fo:letter-spacing="normal" fo:font-style="normal" style:text-underline-style="none" fo:font-weight="normal" officeooo:rsid="00f790ea" style:letter-kerning="false" style:font-size-asian="12pt" style:font-size-complex="12pt"/>
    </style:style>
    <style:style style:name="T225" style:family="text">
      <style:text-properties fo:font-variant="normal" fo:text-transform="none" fo:color="#000000" loext:opacity="100%" style:text-outline="false" style:font-name="Palatino2" fo:font-size="12pt" fo:letter-spacing="normal" fo:font-style="normal" style:text-underline-style="none" fo:font-weight="normal" officeooo:rsid="00f92b03" style:letter-kerning="false" style:font-size-asian="12pt" style:font-size-complex="12pt"/>
    </style:style>
    <style:style style:name="T226" style:family="text">
      <style:text-properties fo:font-variant="normal" fo:text-transform="none" fo:color="#000000" loext:opacity="100%" style:text-outline="false" style:font-name="Palatino2" fo:font-size="12pt" fo:letter-spacing="normal" fo:font-style="normal" style:text-underline-style="none" fo:font-weight="normal" officeooo:rsid="00f9378d" style:letter-kerning="false" style:font-size-asian="12pt" style:font-size-complex="12pt"/>
    </style:style>
    <style:style style:name="T227" style:family="text">
      <style:text-properties fo:font-variant="normal" fo:text-transform="none" fo:color="#000000" loext:opacity="100%" style:text-outline="false" style:font-name="Palatino2" fo:font-size="12pt" fo:letter-spacing="normal" fo:font-style="normal" style:text-underline-style="none" fo:font-weight="normal" officeooo:rsid="00f9fbe3" style:letter-kerning="false" style:font-size-asian="12pt" style:font-size-complex="12pt"/>
    </style:style>
    <style:style style:name="T228" style:family="text">
      <style:text-properties fo:font-variant="normal" fo:text-transform="none" fo:color="#000000" loext:opacity="100%" style:text-outline="false" style:font-name="Palatino2" fo:font-size="12pt" fo:letter-spacing="normal" fo:font-style="normal" style:text-underline-style="none" fo:font-weight="normal" officeooo:rsid="00fc4ccb" style:letter-kerning="false" style:font-size-asian="12pt" style:font-size-complex="12pt"/>
    </style:style>
    <style:style style:name="T229" style:family="text">
      <style:text-properties fo:font-variant="normal" fo:text-transform="none" fo:color="#000000" loext:opacity="100%" style:text-outline="false" style:font-name="Palatino2" fo:font-size="12pt" fo:letter-spacing="normal" fo:font-style="normal" style:text-underline-style="none" fo:font-weight="normal" officeooo:rsid="00fd6ced" style:letter-kerning="false" style:font-size-asian="12pt" style:font-size-complex="12pt"/>
    </style:style>
    <style:style style:name="T230" style:family="text">
      <style:text-properties fo:font-variant="normal" fo:text-transform="none" fo:color="#000000" loext:opacity="100%" style:text-outline="false" style:font-name="Palatino2" fo:font-size="12pt" fo:letter-spacing="normal" fo:font-style="normal" style:text-underline-style="none" fo:font-weight="normal" officeooo:rsid="00fefa2b" style:letter-kerning="false" style:font-size-asian="12pt" style:font-size-complex="12pt"/>
    </style:style>
    <style:style style:name="T231" style:family="text">
      <style:text-properties fo:font-variant="normal" fo:text-transform="none" fo:color="#000000" loext:opacity="100%" style:text-outline="false" style:font-name="Palatino2" fo:font-size="12pt" fo:letter-spacing="normal" fo:font-style="normal" style:text-underline-style="none" fo:font-weight="normal" officeooo:rsid="00ffcc03" style:letter-kerning="false" style:font-size-asian="12pt" style:font-size-complex="12pt"/>
    </style:style>
    <style:style style:name="T232" style:family="text">
      <style:text-properties fo:font-variant="normal" fo:text-transform="none" fo:color="#000000" loext:opacity="100%" style:text-outline="false" style:font-name="Palatino2" fo:font-size="12pt" fo:letter-spacing="normal" fo:font-style="normal" style:text-underline-style="none" fo:font-weight="normal" officeooo:rsid="010146e3" style:letter-kerning="false" style:font-size-asian="12pt" style:font-size-complex="12pt"/>
    </style:style>
    <style:style style:name="T233" style:family="text">
      <style:text-properties fo:font-variant="normal" fo:text-transform="none" fo:color="#000000" loext:opacity="100%" style:text-outline="false" style:font-name="Palatino2" fo:font-size="12pt" fo:letter-spacing="normal" fo:font-style="normal" style:text-underline-style="none" fo:font-weight="normal" officeooo:rsid="01054ba9" style:letter-kerning="false" style:font-size-asian="12pt" style:font-size-complex="12pt"/>
    </style:style>
    <style:style style:name="T234" style:family="text">
      <style:text-properties fo:font-variant="normal" fo:text-transform="none" fo:color="#000000" loext:opacity="100%" style:text-outline="false" style:font-name="Palatino2" fo:font-size="12pt" fo:letter-spacing="normal" fo:font-style="normal" style:text-underline-style="none" fo:font-weight="normal" officeooo:rsid="0106cef0" style:letter-kerning="false" style:font-size-asian="12pt" style:font-size-complex="12pt"/>
    </style:style>
    <style:style style:name="T235" style:family="text">
      <style:text-properties fo:font-variant="normal" fo:text-transform="none" fo:color="#000000" loext:opacity="100%" style:text-outline="false" style:font-name="Palatino2" fo:font-size="12pt" fo:letter-spacing="normal" fo:font-style="normal" style:text-underline-style="none" fo:font-weight="normal" officeooo:rsid="01088361" style:letter-kerning="false" style:font-size-asian="12pt" style:font-size-complex="12pt"/>
    </style:style>
    <style:style style:name="T236" style:family="text">
      <style:text-properties fo:font-variant="normal" fo:text-transform="none" fo:color="#000000" loext:opacity="100%" style:text-outline="false" style:font-name="Palatino2" fo:font-size="12pt" fo:letter-spacing="normal" fo:font-style="normal" style:text-underline-style="none" fo:font-weight="normal" officeooo:rsid="010a19ed" style:letter-kerning="false" style:font-size-asian="12pt" style:font-size-complex="12pt"/>
    </style:style>
    <style:style style:name="T237" style:family="text">
      <style:text-properties fo:font-variant="normal" fo:text-transform="none" fo:color="#000000" loext:opacity="100%" style:text-outline="false" style:font-name="Palatino2" fo:font-size="12pt" fo:letter-spacing="normal" fo:font-style="normal" style:text-underline-style="none" fo:font-weight="normal" officeooo:rsid="010b33b6" style:letter-kerning="false" style:font-size-asian="12pt" style:font-size-complex="12pt"/>
    </style:style>
    <style:style style:name="T238" style:family="text">
      <style:text-properties fo:font-variant="normal" fo:text-transform="none" fo:color="#000000" loext:opacity="100%" style:text-outline="false" style:font-name="Palatino2" fo:font-size="12pt" fo:letter-spacing="normal" fo:font-style="normal" style:text-underline-style="none" fo:font-weight="normal" officeooo:rsid="011a715c" style:letter-kerning="false" style:font-size-asian="12pt" style:font-size-complex="12pt"/>
    </style:style>
    <style:style style:name="T239" style:family="text">
      <style:text-properties fo:font-variant="normal" fo:text-transform="none" fo:color="#000000" loext:opacity="100%" style:text-outline="false" style:font-name="Palatino2" fo:font-size="12pt" fo:letter-spacing="normal" fo:font-style="normal" style:text-underline-style="none" fo:font-weight="normal" officeooo:rsid="001f406e" style:letter-kerning="false" style:font-size-asian="12pt" style:font-style-asian="normal" style:font-size-complex="12pt" style:font-style-complex="normal"/>
    </style:style>
    <style:style style:name="T240" style:family="text">
      <style:text-properties fo:font-variant="normal" fo:text-transform="none" fo:color="#000000" loext:opacity="100%" style:text-outline="false" style:font-name="Palatino2" fo:font-size="12pt" fo:letter-spacing="normal" fo:font-style="normal" style:text-underline-style="none" fo:font-weight="normal" officeooo:rsid="0021fdfc" style:letter-kerning="false" style:font-size-asian="12pt" style:font-style-asian="normal" style:font-size-complex="12pt" style:font-style-complex="normal"/>
    </style:style>
    <style:style style:name="T241" style:family="text">
      <style:text-properties fo:font-variant="normal" fo:text-transform="none" fo:color="#000000" loext:opacity="100%" style:text-outline="false" style:font-name="Palatino2" fo:font-size="12pt" fo:letter-spacing="normal" fo:font-style="normal" style:text-underline-style="none" fo:font-weight="normal" officeooo:rsid="00145621" style:letter-kerning="false" style:font-size-asian="12pt" style:font-style-asian="normal" style:font-size-complex="12pt" style:font-style-complex="normal"/>
    </style:style>
    <style:style style:name="T242" style:family="text">
      <style:text-properties fo:font-variant="normal" fo:text-transform="none" fo:color="#000000" loext:opacity="100%" style:text-outline="false" style:font-name="Palatino2" fo:font-size="12pt" fo:letter-spacing="normal" fo:font-style="normal" style:text-underline-style="none" fo:font-weight="normal" officeooo:rsid="001f406e" style:letter-kerning="false" style:font-size-asian="12pt" style:font-weight-asian="normal" style:font-size-complex="12pt" style:font-weight-complex="normal"/>
    </style:style>
    <style:style style:name="T243" style:family="text">
      <style:text-properties fo:font-variant="normal" fo:text-transform="none" fo:color="#000000" loext:opacity="100%" style:text-outline="false" style:font-name="Palatino2" fo:font-size="12pt" fo:letter-spacing="normal" fo:font-style="normal" style:text-underline-style="none" fo:font-weight="normal" officeooo:rsid="014e196e" style:letter-kerning="false" style:font-size-asian="12pt" style:font-weight-asian="normal" style:font-size-complex="12pt" style:font-weight-complex="normal"/>
    </style:style>
    <style:style style:name="T244" style:family="text">
      <style:text-properties fo:font-variant="normal" fo:text-transform="none" fo:color="#000000" loext:opacity="100%" style:text-outline="false" style:font-name="Palatino2" fo:font-size="12pt" fo:letter-spacing="normal" fo:font-style="normal" style:text-underline-style="solid" style:text-underline-width="auto" style:text-underline-color="font-color" fo:font-weight="normal" officeooo:rsid="000da43f" style:letter-kerning="false" style:font-size-asian="12pt" style:font-size-complex="12pt"/>
    </style:style>
    <style:style style:name="T245" style:family="text">
      <style:text-properties fo:font-variant="normal" fo:text-transform="none" fo:color="#000000" loext:opacity="100%" style:text-outline="false" style:font-name="Palatino2" fo:font-size="12pt" fo:letter-spacing="normal" fo:font-style="normal" style:text-underline-style="solid" style:text-underline-width="auto" style:text-underline-color="font-color" fo:font-weight="normal" officeooo:rsid="00abcecc" style:letter-kerning="false" style:font-size-asian="12pt" style:font-size-complex="12pt"/>
    </style:style>
    <style:style style:name="T246" style:family="text">
      <style:text-properties fo:font-variant="normal" fo:text-transform="none" fo:color="#000000" loext:opacity="100%" style:text-outline="false" style:font-name="Palatino2" fo:font-size="12pt" fo:letter-spacing="normal" fo:font-style="normal" style:text-underline-style="solid" style:text-underline-width="auto" style:text-underline-color="font-color" fo:font-weight="normal" officeooo:rsid="0024762e" style:letter-kerning="false" style:font-size-asian="12pt" style:font-style-asian="normal" style:font-size-complex="12pt" style:font-style-complex="normal"/>
    </style:style>
    <style:style style:name="T247" style:family="text">
      <style:text-properties fo:font-variant="normal" fo:text-transform="none" fo:color="#000000" loext:opacity="100%" style:text-outline="false" style:font-name="Palatino2" fo:font-size="12pt" fo:letter-spacing="normal" fo:font-style="normal" style:text-underline-style="solid" style:text-underline-width="auto" style:text-underline-color="font-color" fo:font-weight="normal" officeooo:rsid="00145621" style:letter-kerning="false" style:font-size-asian="12pt" style:font-weight-asian="normal" style:font-size-complex="12pt" style:font-weight-complex="normal"/>
    </style:style>
    <style:style style:name="T248" style:family="text">
      <style:text-properties fo:font-variant="normal" fo:text-transform="none" fo:color="#000000" loext:opacity="100%" style:text-outline="false" style:text-position="super 58%" style:font-name="Palatino2" fo:font-size="12pt" fo:letter-spacing="normal" fo:font-style="normal" style:text-underline-style="none" fo:font-weight="normal" officeooo:rsid="00e257cd" style:letter-kerning="false" style:font-size-asian="12pt" style:font-size-complex="12pt"/>
    </style:style>
    <style:style style:name="T249" style:family="text">
      <style:text-properties fo:font-variant="normal" fo:text-transform="none" fo:color="#000000" loext:opacity="100%" style:text-outline="false" style:text-position="super 58%" style:font-name="Palatino2" fo:font-size="12pt" fo:letter-spacing="normal" fo:font-style="normal" style:text-underline-style="none" fo:font-weight="normal" officeooo:rsid="00eefb4d" style:letter-kerning="false" style:font-size-asian="12pt" style:font-size-complex="12pt"/>
    </style:style>
    <style:style style:name="T250" style:family="text">
      <style:text-properties fo:font-variant="normal" fo:text-transform="none" fo:color="#000000" loext:opacity="100%" style:text-outline="false" style:text-position="super 58%" style:font-name="Palatino2" fo:font-size="12pt" fo:letter-spacing="normal" fo:font-style="normal" style:text-underline-style="none" fo:font-weight="normal" officeooo:rsid="00f03fd9" style:letter-kerning="false" style:font-size-asian="12pt" style:font-size-complex="12pt"/>
    </style:style>
    <style:style style:name="T251" style:family="text">
      <style:text-properties fo:font-variant="normal" fo:text-transform="none" fo:color="#000000" loext:opacity="100%" style:text-outline="false" style:text-position="super 58%" style:font-name="Palatino2" fo:font-size="12pt" fo:letter-spacing="normal" fo:font-style="normal" style:text-underline-style="none" fo:font-weight="normal" officeooo:rsid="00f790ea" style:letter-kerning="false" style:font-size-asian="12pt" style:font-size-complex="12pt"/>
    </style:style>
    <style:style style:name="T252" style:family="text">
      <style:text-properties fo:font-variant="normal" fo:text-transform="none" fo:color="#000000" loext:opacity="100%" style:text-outline="false" style:text-position="super 58%" fo:letter-spacing="normal" fo:font-style="normal" style:text-underline-style="none" fo:font-weight="normal" officeooo:rsid="00bbb47e" style:letter-kerning="false"/>
    </style:style>
    <style:style style:name="T253" style:family="text">
      <style:text-properties fo:font-variant="normal" fo:text-transform="none" fo:color="#000000" loext:opacity="100%" style:text-outline="false" style:text-position="super 58%" fo:letter-spacing="normal" fo:font-style="normal" style:text-underline-style="none" fo:font-weight="normal" officeooo:rsid="00b8ffea" style:letter-kerning="false"/>
    </style:style>
    <style:style style:name="T254" style:family="text">
      <style:text-properties fo:font-variant="normal" fo:text-transform="none" fo:color="#000000" loext:opacity="100%" style:text-outline="false" fo:letter-spacing="normal" fo:font-style="normal" style:text-underline-style="none" fo:font-weight="normal" style:letter-kerning="false"/>
    </style:style>
    <style:style style:name="T255" style:family="text">
      <style:text-properties fo:font-variant="normal" fo:text-transform="none" fo:color="#000000" loext:opacity="100%" style:text-outline="false" fo:letter-spacing="normal" fo:font-style="normal" style:text-underline-style="none" fo:font-weight="normal" officeooo:rsid="006ed5a9" style:letter-kerning="false"/>
    </style:style>
    <style:style style:name="T256" style:family="text">
      <style:text-properties fo:font-variant="normal" fo:text-transform="none" fo:color="#000000" loext:opacity="100%" style:text-outline="false" fo:letter-spacing="normal" fo:font-style="normal" style:text-underline-style="none" fo:font-weight="normal" officeooo:rsid="00434256" style:letter-kerning="false"/>
    </style:style>
    <style:style style:name="T257" style:family="text">
      <style:text-properties fo:font-variant="normal" fo:text-transform="none" fo:color="#000000" loext:opacity="100%" style:text-outline="false" fo:letter-spacing="normal" fo:font-style="normal" style:text-underline-style="none" fo:font-weight="normal" officeooo:rsid="009316f6" style:letter-kerning="false"/>
    </style:style>
    <style:style style:name="T258" style:family="text">
      <style:text-properties fo:font-variant="normal" fo:text-transform="none" fo:color="#000000" loext:opacity="100%" style:text-outline="false" fo:letter-spacing="normal" fo:font-style="normal" style:text-underline-style="none" fo:font-weight="normal" officeooo:rsid="001ddfe9" style:letter-kerning="false"/>
    </style:style>
    <style:style style:name="T259" style:family="text">
      <style:text-properties fo:font-variant="normal" fo:text-transform="none" fo:color="#000000" loext:opacity="100%" style:text-outline="false" fo:letter-spacing="normal" fo:font-style="normal" style:text-underline-style="none" fo:font-weight="normal" officeooo:rsid="003abf47" style:letter-kerning="false"/>
    </style:style>
    <style:style style:name="T260" style:family="text">
      <style:text-properties fo:font-variant="normal" fo:text-transform="none" fo:color="#000000" loext:opacity="100%" style:text-outline="false" fo:letter-spacing="normal" fo:font-style="normal" style:text-underline-style="none" fo:font-weight="normal" officeooo:rsid="003cd681" style:letter-kerning="false"/>
    </style:style>
    <style:style style:name="T261" style:family="text">
      <style:text-properties fo:font-variant="normal" fo:text-transform="none" fo:color="#000000" loext:opacity="100%" style:text-outline="false" fo:letter-spacing="normal" fo:font-style="normal" style:text-underline-style="none" fo:font-weight="normal" officeooo:rsid="008d0a69" style:letter-kerning="false"/>
    </style:style>
    <style:style style:name="T262" style:family="text">
      <style:text-properties fo:font-variant="normal" fo:text-transform="none" fo:color="#000000" loext:opacity="100%" style:text-outline="false" fo:letter-spacing="normal" fo:font-style="normal" style:text-underline-style="none" fo:font-weight="normal" officeooo:rsid="009df067" style:letter-kerning="false"/>
    </style:style>
    <style:style style:name="T263" style:family="text">
      <style:text-properties fo:font-variant="normal" fo:text-transform="none" fo:color="#000000" loext:opacity="100%" style:text-outline="false" fo:letter-spacing="normal" fo:font-style="normal" style:text-underline-style="none" fo:font-weight="normal" officeooo:rsid="0071c5c2" style:letter-kerning="false"/>
    </style:style>
    <style:style style:name="T264" style:family="text">
      <style:text-properties fo:font-variant="normal" fo:text-transform="none" fo:color="#000000" loext:opacity="100%" style:text-outline="false" fo:letter-spacing="normal" fo:font-style="normal" style:text-underline-style="none" fo:font-weight="normal" officeooo:rsid="001b4a21" style:letter-kerning="false"/>
    </style:style>
    <style:style style:name="T265" style:family="text">
      <style:text-properties fo:font-variant="normal" fo:text-transform="none" fo:color="#000000" loext:opacity="100%" style:text-outline="false" fo:letter-spacing="normal" fo:font-style="normal" style:text-underline-style="none" fo:font-weight="normal" officeooo:rsid="00a4a5bc" style:letter-kerning="false"/>
    </style:style>
    <style:style style:name="T266" style:family="text">
      <style:text-properties fo:font-variant="normal" fo:text-transform="none" fo:color="#000000" loext:opacity="100%" style:text-outline="false" fo:letter-spacing="normal" fo:font-style="normal" style:text-underline-style="none" fo:font-weight="normal" officeooo:rsid="00a71c00" style:letter-kerning="false"/>
    </style:style>
    <style:style style:name="T267" style:family="text">
      <style:text-properties fo:font-variant="normal" fo:text-transform="none" fo:color="#000000" loext:opacity="100%" style:text-outline="false" fo:letter-spacing="normal" fo:font-style="normal" style:text-underline-style="none" fo:font-weight="normal" officeooo:rsid="00be20ff" style:letter-kerning="false"/>
    </style:style>
    <style:style style:name="T268" style:family="text">
      <style:text-properties fo:font-variant="normal" fo:text-transform="none" fo:color="#000000" loext:opacity="100%" style:text-outline="false" fo:letter-spacing="normal" fo:font-style="normal" style:text-underline-style="none" fo:font-weight="normal" officeooo:rsid="00a9f1af" style:letter-kerning="false"/>
    </style:style>
    <style:style style:name="T269" style:family="text">
      <style:text-properties fo:font-variant="normal" fo:text-transform="none" fo:color="#000000" loext:opacity="100%" style:text-outline="false" fo:letter-spacing="normal" fo:font-style="normal" style:text-underline-style="none" fo:font-weight="normal" officeooo:rsid="00afb9a1" style:letter-kerning="false"/>
    </style:style>
    <style:style style:name="T270" style:family="text">
      <style:text-properties fo:font-variant="normal" fo:text-transform="none" fo:color="#000000" loext:opacity="100%" style:text-outline="false" fo:letter-spacing="normal" fo:font-style="normal" style:text-underline-style="none" fo:font-weight="normal" officeooo:rsid="00a909e4" style:letter-kerning="false"/>
    </style:style>
    <style:style style:name="T271" style:family="text">
      <style:text-properties fo:font-variant="normal" fo:text-transform="none" fo:color="#000000" loext:opacity="100%" style:text-outline="false" fo:letter-spacing="normal" fo:font-style="normal" style:text-underline-style="none" fo:font-weight="normal" officeooo:rsid="00b7898c" style:letter-kerning="false"/>
    </style:style>
    <style:style style:name="T272" style:family="text">
      <style:text-properties fo:font-variant="normal" fo:text-transform="none" fo:color="#000000" loext:opacity="100%" style:text-outline="false" fo:letter-spacing="normal" fo:font-style="normal" style:text-underline-style="none" fo:font-weight="normal" officeooo:rsid="00bd7013" style:letter-kerning="false"/>
    </style:style>
    <style:style style:name="T273" style:family="text">
      <style:text-properties fo:font-variant="normal" fo:text-transform="none" fo:color="#000000" loext:opacity="100%" style:text-outline="false" fo:letter-spacing="normal" fo:font-style="normal" style:text-underline-style="none" fo:font-weight="normal" officeooo:rsid="00c02836" style:letter-kerning="false"/>
    </style:style>
    <style:style style:name="T274" style:family="text">
      <style:text-properties fo:font-variant="normal" fo:text-transform="none" fo:color="#000000" loext:opacity="100%" style:text-outline="false" fo:letter-spacing="normal" fo:font-style="normal" style:text-underline-style="none" fo:font-weight="normal" officeooo:rsid="00b8ffea" style:letter-kerning="false"/>
    </style:style>
    <style:style style:name="T275" style:family="text">
      <style:text-properties fo:font-variant="normal" fo:text-transform="none" fo:color="#000000" loext:opacity="100%" style:text-outline="false" fo:letter-spacing="normal" fo:font-style="normal" style:text-underline-style="none" fo:font-weight="normal" officeooo:rsid="00bbb47e" style:letter-kerning="false"/>
    </style:style>
    <style:style style:name="T276" style:family="text">
      <style:text-properties fo:font-variant="normal" fo:text-transform="none" fo:color="#000000" loext:opacity="100%" style:text-outline="false" fo:letter-spacing="normal" fo:font-style="normal" style:text-underline-style="none" fo:font-weight="normal" officeooo:rsid="00c1fa6d" style:letter-kerning="false"/>
    </style:style>
    <style:style style:name="T277" style:family="text">
      <style:text-properties fo:font-variant="normal" fo:text-transform="none" fo:color="#000000" loext:opacity="100%" style:text-outline="false" fo:letter-spacing="normal" fo:font-style="normal" style:text-underline-style="none" fo:font-weight="normal" officeooo:rsid="00c2ba98" style:letter-kerning="false"/>
    </style:style>
    <style:style style:name="T278" style:family="text">
      <style:text-properties fo:font-variant="normal" fo:text-transform="none" fo:color="#000000" loext:opacity="100%" style:text-outline="false" fo:letter-spacing="normal" fo:font-style="normal" style:text-underline-style="none" fo:font-weight="normal" officeooo:rsid="0129c662" style:letter-kerning="false" style:font-weight-asian="normal" style:font-weight-complex="normal"/>
    </style:style>
    <style:style style:name="T279" style:family="text">
      <style:text-properties fo:font-variant="normal" fo:text-transform="none" fo:color="#000000" loext:opacity="100%" style:text-outline="false" fo:letter-spacing="normal" fo:font-style="normal" style:text-underline-style="none" fo:font-weight="normal" officeooo:rsid="0139a712" style:letter-kerning="false" style:font-weight-asian="normal" style:font-weight-complex="normal"/>
    </style:style>
    <style:style style:name="T280" style:family="text">
      <style:text-properties fo:font-variant="normal" fo:text-transform="none" fo:color="#000000" loext:opacity="100%" style:text-outline="false" fo:letter-spacing="normal" fo:font-style="normal" style:text-underline-style="none" fo:font-weight="normal" officeooo:rsid="015af8ea" style:letter-kerning="false" style:font-weight-asian="normal" style:font-weight-complex="normal"/>
    </style:style>
    <style:style style:name="T281" style:family="text">
      <style:text-properties fo:font-variant="normal" fo:text-transform="none" fo:color="#000000" loext:opacity="100%" style:text-outline="false" fo:letter-spacing="normal" fo:font-style="normal" style:text-underline-style="none" fo:font-weight="normal" officeooo:rsid="0185e44c" style:letter-kerning="false" style:font-weight-asian="normal" style:font-weight-complex="normal"/>
    </style:style>
    <style:style style:name="T282" style:family="text">
      <style:text-properties fo:font-variant="normal" fo:text-transform="none" fo:color="#000000" loext:opacity="100%" style:text-outline="false" fo:letter-spacing="normal" fo:font-style="normal" style:text-underline-style="none" fo:font-weight="normal" officeooo:rsid="01692bba" style:letter-kerning="false" style:font-weight-asian="normal" style:font-weight-complex="normal"/>
    </style:style>
    <style:style style:name="T283" style:family="text">
      <style:text-properties fo:font-variant="normal" fo:text-transform="none" fo:color="#000000" loext:opacity="100%" style:text-outline="false" fo:letter-spacing="normal" fo:font-style="normal" style:text-underline-style="none" fo:font-weight="normal" officeooo:rsid="0194d4f5" style:letter-kerning="false" style:font-weight-asian="normal" style:font-weight-complex="normal"/>
    </style:style>
    <style:style style:name="T284" style:family="text">
      <style:text-properties fo:font-variant="normal" fo:text-transform="none" fo:color="#000000" loext:opacity="100%" style:text-outline="false" fo:letter-spacing="normal" fo:font-style="normal" style:text-underline-style="none" fo:font-weight="normal" officeooo:rsid="015c8234" style:letter-kerning="false" style:font-weight-asian="normal" style:font-weight-complex="normal"/>
    </style:style>
    <style:style style:name="T285" style:family="text">
      <style:text-properties fo:font-variant="normal" fo:text-transform="none" fo:color="#000000" loext:opacity="100%" style:text-outline="false" fo:letter-spacing="normal" fo:font-style="normal" style:text-underline-style="none" fo:font-weight="normal" officeooo:rsid="003abf47" style:letter-kerning="false" style:font-weight-asian="bold" style:font-weight-complex="bold"/>
    </style:style>
    <style:style style:name="T286" style:family="text">
      <style:text-properties fo:font-variant="normal" fo:text-transform="none" fo:color="#000000" loext:opacity="100%" style:text-outline="false" fo:letter-spacing="normal" fo:font-style="normal" style:text-underline-style="none" fo:font-weight="normal" officeooo:rsid="011fb0cf" style:letter-kerning="false" style:font-weight-asian="bold" style:font-weight-complex="bold"/>
    </style:style>
    <style:style style:name="T287" style:family="text">
      <style:text-properties fo:font-variant="normal" fo:text-transform="none" fo:color="#000000" loext:opacity="100%" style:text-outline="false" fo:letter-spacing="normal" fo:font-style="normal" style:text-underline-style="none" fo:font-weight="normal" officeooo:rsid="01234f23" style:letter-kerning="false" style:font-weight-asian="bold" style:font-weight-complex="bold"/>
    </style:style>
    <style:style style:name="T288" style:family="text">
      <style:text-properties fo:font-variant="normal" fo:text-transform="none" fo:color="#000000" loext:opacity="100%" style:text-outline="false" style:text-line-through-style="none" style:text-line-through-type="none" style:font-name="Palatino2" fo:font-size="12pt" fo:letter-spacing="normal" fo:font-style="normal" style:text-underline-style="none" fo:font-weight="normal" officeooo:rsid="0021fdfc" style:letter-kerning="false" style:text-blinking="false" style:font-size-asian="12pt" style:font-style-asian="normal" style:font-size-complex="12pt" style:font-style-complex="normal" loext:padding="0in" loext:border="none"/>
    </style:style>
    <style:style style:name="T289" style:family="text">
      <style:text-properties fo:font-variant="normal" fo:text-transform="none" fo:color="#000000" loext:opacity="100%" style:text-outline="false" style:text-line-through-style="none" style:text-line-through-type="none" style:font-name="Palatino2" fo:font-size="12pt" fo:letter-spacing="normal" fo:font-style="normal" style:text-underline-style="none" fo:font-weight="normal" officeooo:rsid="002ea3c5" style:letter-kerning="false" style:text-blinking="false" style:font-size-asian="12pt" style:font-style-asian="normal" style:font-size-complex="12pt" style:font-style-complex="normal" loext:padding="0in" loext:border="none"/>
    </style:style>
    <style:style style:name="T290" style:family="text">
      <style:text-properties fo:font-variant="normal" fo:text-transform="none" fo:color="#000000" loext:opacity="100%" style:font-name="Palatino2" fo:font-size="12pt" fo:letter-spacing="normal" fo:font-style="normal" fo:font-weight="normal" style:font-size-asian="12pt" style:font-size-complex="12pt"/>
    </style:style>
    <style:style style:name="T291" style:family="text">
      <style:text-properties fo:font-variant="normal" fo:text-transform="none" fo:color="#000000" loext:opacity="100%" style:font-name="Palatino2" fo:font-size="12pt" fo:letter-spacing="normal" fo:font-style="normal" fo:font-weight="normal" officeooo:rsid="001f406e" style:font-size-asian="12pt" style:font-size-complex="12pt"/>
    </style:style>
    <style:style style:name="T292" style:family="text">
      <style:text-properties fo:font-variant="normal" fo:text-transform="none" fo:color="#000000" loext:opacity="100%" style:font-name="Palatino2" fo:font-size="12pt" fo:letter-spacing="normal" fo:font-style="normal" fo:font-weight="normal" officeooo:rsid="0021fdfc" style:font-size-asian="12pt" style:font-size-complex="12pt"/>
    </style:style>
    <style:style style:name="T293" style:family="text">
      <style:text-properties fo:font-variant="normal" fo:text-transform="none" fo:color="#000000" loext:opacity="100%" style:font-name="Palatino2" fo:font-size="12pt" fo:letter-spacing="normal" fo:font-style="normal" fo:font-weight="normal" officeooo:rsid="002ac19a" style:font-size-asian="12pt" style:font-size-complex="12pt"/>
    </style:style>
    <style:style style:name="T294" style:family="text">
      <style:text-properties fo:font-variant="normal" fo:text-transform="none" fo:color="#000000" loext:opacity="100%" style:font-name="Palatino2" fo:font-size="12pt" fo:letter-spacing="normal" fo:font-style="normal" fo:font-weight="normal" officeooo:rsid="0012042c" style:font-size-asian="12pt" style:font-size-complex="12pt"/>
    </style:style>
    <style:style style:name="T295" style:family="text">
      <style:text-properties fo:font-variant="normal" fo:text-transform="none" fo:color="#000000" loext:opacity="100%" style:font-name="Palatino2" fo:font-size="12pt" fo:letter-spacing="normal" fo:font-style="normal" fo:font-weight="normal" officeooo:rsid="001516f8" style:font-size-asian="12pt" style:font-size-complex="12pt"/>
    </style:style>
    <style:style style:name="T296" style:family="text">
      <style:text-properties fo:font-variant="normal" fo:text-transform="none" fo:color="#000000" loext:opacity="100%" style:font-name="Palatino2" fo:font-size="12pt" fo:letter-spacing="normal" fo:font-style="normal" fo:font-weight="normal" officeooo:rsid="0024762e" style:font-size-asian="12pt" style:font-size-complex="12pt"/>
    </style:style>
    <style:style style:name="T297" style:family="text">
      <style:text-properties fo:font-variant="normal" fo:text-transform="none" fo:color="#000000" loext:opacity="100%" style:font-name="Palatino2" fo:font-size="12pt" fo:letter-spacing="normal" fo:font-style="normal" fo:font-weight="normal" officeooo:rsid="0027d1bb" style:font-size-asian="12pt" style:font-size-complex="12pt"/>
    </style:style>
    <style:style style:name="T298" style:family="text">
      <style:text-properties fo:font-variant="normal" fo:text-transform="none" fo:color="#000000" loext:opacity="100%" style:font-name="Palatino2" fo:font-size="12pt" fo:letter-spacing="normal" fo:font-style="normal" fo:font-weight="normal" officeooo:rsid="00288e51" style:font-size-asian="12pt" style:font-size-complex="12pt"/>
    </style:style>
    <style:style style:name="T299" style:family="text">
      <style:text-properties fo:font-variant="normal" fo:text-transform="none" fo:color="#000000" loext:opacity="100%" style:font-name="Palatino2" fo:font-size="12pt" fo:letter-spacing="normal" fo:font-style="normal" fo:font-weight="normal" officeooo:rsid="0024762e" style:font-size-asian="12pt" style:font-style-asian="normal" style:font-size-complex="12pt" style:font-style-complex="normal"/>
    </style:style>
    <style:style style:name="T300" style:family="text">
      <style:text-properties fo:font-variant="normal" fo:text-transform="none" fo:color="#000000" loext:opacity="100%" style:font-name="Palatino2" fo:font-size="12pt" fo:letter-spacing="normal" fo:font-style="normal" fo:font-weight="normal" officeooo:rsid="00306ac3" style:font-size-asian="12pt" style:font-style-asian="normal" style:font-size-complex="12pt" style:font-style-complex="normal"/>
    </style:style>
    <style:style style:name="T301" style:family="text">
      <style:text-properties fo:font-variant="normal" fo:text-transform="none" fo:color="#000000" loext:opacity="100%" style:font-name="Palatino2" fo:font-size="12pt" fo:letter-spacing="normal" fo:font-style="italic" fo:font-weight="normal" officeooo:rsid="0021fdfc" style:font-size-asian="12pt" style:font-size-complex="12pt"/>
    </style:style>
    <style:style style:name="T302" style:family="text">
      <style:text-properties fo:font-variant="normal" fo:text-transform="none" fo:color="#000000" loext:opacity="100%" style:font-name="Palatino2" fo:font-size="12pt" fo:letter-spacing="normal" fo:font-style="italic" fo:font-weight="normal" officeooo:rsid="0024762e" style:font-size-asian="12pt" style:font-size-complex="12pt"/>
    </style:style>
    <style:style style:name="T303" style:family="text">
      <style:text-properties fo:font-variant="normal" fo:text-transform="none" fo:color="#000000" loext:opacity="100%" fo:letter-spacing="normal" fo:font-style="normal" fo:font-weight="normal" officeooo:rsid="00c9245b"/>
    </style:style>
    <style:style style:name="T304" style:family="text">
      <style:text-properties fo:font-variant="normal" fo:text-transform="none" fo:color="#000000" loext:opacity="100%" fo:letter-spacing="normal" fo:font-style="normal" fo:font-weight="normal" officeooo:rsid="00cb1323"/>
    </style:style>
    <style:style style:name="T305" style:family="text">
      <style:text-properties fo:font-variant="normal" fo:text-transform="none" fo:color="#000000" loext:opacity="100%" fo:letter-spacing="normal" fo:font-style="normal" fo:font-weight="normal" officeooo:rsid="00f57838"/>
    </style:style>
    <style:style style:name="T306" style:family="text">
      <style:text-properties fo:font-variant="normal" fo:text-transform="none" fo:color="#000000" loext:opacity="100%" fo:letter-spacing="normal" fo:font-style="normal" fo:font-weight="normal" officeooo:rsid="00ffa3db"/>
    </style:style>
    <style:style style:name="T307" style:family="text">
      <style:text-properties fo:font-variant="normal" fo:text-transform="none" fo:color="#000000" loext:opacity="100%" fo:letter-spacing="normal" fo:font-style="normal" fo:font-weight="normal" officeooo:rsid="00d1085d"/>
    </style:style>
    <style:style style:name="T308" style:family="text">
      <style:text-properties fo:font-variant="normal" fo:text-transform="none" fo:color="#000000" loext:opacity="100%" fo:letter-spacing="normal" fo:font-style="normal" fo:font-weight="normal" officeooo:rsid="01221a63"/>
    </style:style>
    <style:style style:name="T309" style:family="text">
      <style:text-properties fo:font-variant="normal" fo:text-transform="none" fo:font-style="normal" fo:font-weight="normal" officeooo:rsid="00434256"/>
    </style:style>
    <style:style style:name="T310" style:family="text">
      <style:text-properties fo:font-variant="normal" fo:text-transform="none" fo:font-style="normal" fo:font-weight="normal" officeooo:rsid="006ed5a9"/>
    </style:style>
    <style:style style:name="T311" style:family="text">
      <style:text-properties fo:font-variant="normal" fo:text-transform="none" fo:font-style="normal" fo:font-weight="normal" officeooo:rsid="003c20ea" style:font-weight-asian="normal" style:font-weight-complex="normal"/>
    </style:style>
    <style:style style:name="T312" style:family="text">
      <style:text-properties fo:font-variant="normal" fo:text-transform="none" fo:font-style="normal" fo:font-weight="normal" officeooo:rsid="00485592" style:font-weight-asian="normal" style:font-weight-complex="normal"/>
    </style:style>
    <style:style style:name="T313" style:family="text">
      <style:text-properties fo:font-variant="normal" fo:text-transform="none" fo:font-style="normal" fo:font-weight="normal" officeooo:rsid="003abf47" style:font-weight-asian="bold" style:font-weight-complex="bold"/>
    </style:style>
    <style:style style:name="T314" style:family="text">
      <style:text-properties fo:font-variant="normal" fo:text-transform="none" fo:font-style="normal" fo:font-weight="normal" officeooo:rsid="011fb0cf" style:font-weight-asian="bold" style:font-weight-complex="bold"/>
    </style:style>
    <style:style style:name="T315" style:family="text">
      <style:text-properties fo:font-variant="normal" fo:text-transform="none" fo:font-style="normal" fo:font-weight="normal" officeooo:rsid="011e04f0" style:font-weight-asian="bold" style:font-weight-complex="bold"/>
    </style:style>
    <style:style style:name="T316" style:family="text">
      <style:text-properties fo:font-variant="normal" fo:text-transform="none" fo:font-style="normal" fo:font-weight="normal" officeooo:rsid="01234f23" style:font-weight-asian="bold" style:font-weight-complex="bold"/>
    </style:style>
    <style:style style:name="T317" style:family="text">
      <style:text-properties fo:font-variant="normal" fo:text-transform="none" fo:font-style="normal" fo:font-weight="normal" officeooo:rsid="0159059b" style:font-weight-asian="bold" style:font-weight-complex="bold"/>
    </style:style>
    <style:style style:name="T318" style:family="text">
      <style:text-properties fo:font-variant="normal" fo:text-transform="none" fo:color="#202122" loext:opacity="100%" style:font-name="Palatino2" fo:font-size="12pt" fo:letter-spacing="normal" fo:font-style="normal" fo:font-weight="normal" officeooo:rsid="001e4e32" style:font-size-asian="12pt" style:font-size-complex="12pt"/>
    </style:style>
    <style:style style:name="T319" style:family="text">
      <style:text-properties fo:font-variant="normal" fo:text-transform="none" fo:color="#202122" loext:opacity="100%" style:font-name="Palatino2" fo:font-size="12pt" fo:letter-spacing="normal" fo:font-style="normal" fo:font-weight="normal" officeooo:rsid="001efa46" style:font-size-asian="12pt" style:font-size-complex="12pt"/>
    </style:style>
    <style:style style:name="T320" style:family="text">
      <style:text-properties fo:font-variant="normal" fo:text-transform="none" fo:color="#202122" loext:opacity="100%" style:font-name="Palatino2" fo:font-size="12pt" fo:letter-spacing="normal" fo:font-style="normal" fo:font-weight="normal" officeooo:rsid="002113c9" style:font-size-asian="12pt" style:font-size-complex="12pt"/>
    </style:style>
    <style:style style:name="T321" style:family="text">
      <style:text-properties fo:font-variant="normal" fo:text-transform="none" fo:color="#202122" loext:opacity="100%" style:font-name="Palatino2" fo:font-size="12pt" fo:letter-spacing="normal" fo:font-style="normal" fo:font-weight="normal" officeooo:rsid="0135442b" style:font-size-asian="12pt" style:font-size-complex="12pt"/>
    </style:style>
    <style:style style:name="T322" style:family="text">
      <style:text-properties fo:font-variant="normal" fo:text-transform="none" fo:color="#202122" loext:opacity="100%" style:font-name="Palatino2" fo:font-size="12pt" fo:letter-spacing="normal" fo:font-style="normal" fo:font-weight="normal" officeooo:rsid="0021e160" style:font-size-asian="12pt" style:font-size-complex="12pt"/>
    </style:style>
    <style:style style:name="T323" style:family="text">
      <style:text-properties fo:font-variant="normal" fo:text-transform="none" fo:color="#202122" loext:opacity="100%" fo:letter-spacing="normal" fo:font-style="normal" fo:font-weight="normal" style:font-size-asian="12pt" style:font-size-complex="12pt"/>
    </style:style>
    <style:style style:name="T324" style:family="text">
      <style:text-properties fo:font-variant="normal" fo:text-transform="none" fo:color="#202122" loext:opacity="100%" fo:letter-spacing="normal" fo:font-style="normal" fo:font-weight="normal" officeooo:rsid="002ca000" style:font-size-asian="12pt" style:font-size-complex="12pt"/>
    </style:style>
    <style:style style:name="T325" style:family="text">
      <style:text-properties fo:font-variant="normal" fo:text-transform="none" fo:letter-spacing="normal" fo:font-style="italic" fo:font-weight="normal" officeooo:rsid="0042f4ff" style:letter-kerning="false" style:font-style-asian="italic" style:font-weight-asian="normal" style:font-style-complex="italic" style:font-weight-complex="normal"/>
    </style:style>
    <style:style style:name="T326" style:family="text">
      <style:text-properties fo:font-variant="normal" fo:text-transform="none" fo:letter-spacing="normal" fo:font-style="italic" fo:font-weight="normal" officeooo:rsid="00469b86" style:letter-kerning="false" style:font-style-asian="italic" style:font-weight-asian="normal" style:font-style-complex="italic" style:font-weight-complex="normal"/>
    </style:style>
    <style:style style:name="T327" style:family="text">
      <style:text-properties fo:font-variant="normal" fo:text-transform="none" fo:letter-spacing="normal" fo:font-style="normal"/>
    </style:style>
    <style:style style:name="T328" style:family="text">
      <style:text-properties fo:font-variant="normal" fo:text-transform="none" fo:letter-spacing="normal" fo:font-style="normal" officeooo:rsid="004a25de"/>
    </style:style>
    <style:style style:name="T329" style:family="text">
      <style:text-properties fo:font-variant="normal" fo:text-transform="none" fo:letter-spacing="normal" fo:font-style="normal" officeooo:rsid="004c77b3"/>
    </style:style>
    <style:style style:name="T330" style:family="text">
      <style:text-properties fo:font-variant="normal" fo:text-transform="none" fo:letter-spacing="normal" fo:font-style="normal" officeooo:rsid="01568a4a"/>
    </style:style>
    <style:style style:name="T331" style:family="text">
      <style:text-properties fo:font-variant="normal" fo:text-transform="none" fo:letter-spacing="normal" fo:font-style="normal" officeooo:rsid="00181435"/>
    </style:style>
    <style:style style:name="T332" style:family="text">
      <style:text-properties fo:font-variant="normal" fo:text-transform="none" fo:letter-spacing="normal" fo:font-style="normal" officeooo:rsid="001516f8"/>
    </style:style>
    <style:style style:name="T333" style:family="text">
      <style:text-properties fo:font-variant="normal" fo:text-transform="none" style:font-name="Palatino2" fo:font-style="normal" fo:font-weight="normal" officeooo:rsid="003abf47" style:font-weight-asian="bold" style:font-weight-complex="bold"/>
    </style:style>
    <style:style style:name="T334" style:family="text">
      <style:text-properties fo:font-variant="normal" fo:text-transform="none" style:font-name="Palatino2" fo:font-style="normal" fo:font-weight="normal" officeooo:rsid="011e04f0" style:font-weight-asian="bold" style:font-weight-complex="bold"/>
    </style:style>
    <style:style style:name="T335" style:family="text">
      <style:text-properties fo:font-variant="normal" fo:text-transform="none" style:font-name="Palatino2" fo:font-style="normal" fo:font-weight="normal" officeooo:rsid="011fb0cf" style:font-weight-asian="bold" style:font-weight-complex="bold"/>
    </style:style>
    <style:style style:name="T336" style:family="text">
      <style:text-properties fo:font-variant="normal" fo:text-transform="none" style:font-name="Palatino1" fo:font-style="normal" fo:font-weight="normal" officeooo:rsid="00d75232" style:font-name-complex="Helvetica"/>
    </style:style>
    <style:style style:name="T337" style:family="text">
      <style:text-properties fo:font-variant="normal" fo:text-transform="none" style:font-name="Palatino1" fo:font-style="normal" fo:font-weight="normal" officeooo:rsid="019898bc" style:font-name-complex="Helvetica"/>
    </style:style>
    <style:style style:name="T338" style:family="text">
      <style:text-properties fo:font-variant="normal" fo:text-transform="none" style:font-name="Palatino1" fo:font-size="12pt" fo:font-style="normal" fo:font-weight="normal" style:font-name-complex="Helvetica"/>
    </style:style>
    <style:style style:name="T339" style:family="text">
      <style:text-properties officeooo:rsid="000c04c4"/>
    </style:style>
    <style:style style:name="T340" style:family="text">
      <style:text-properties officeooo:rsid="0048e686"/>
    </style:style>
    <style:style style:name="T341" style:family="text">
      <style:text-properties officeooo:rsid="004d1ba5"/>
    </style:style>
    <style:style style:name="T342" style:family="text">
      <style:text-properties officeooo:rsid="0076e627"/>
    </style:style>
    <style:style style:name="T343" style:family="text">
      <style:text-properties fo:letter-spacing="normal" fo:font-weight="normal"/>
    </style:style>
    <style:style style:name="T344" style:family="text">
      <style:text-properties fo:letter-spacing="normal" fo:font-weight="normal" officeooo:rsid="0076e627"/>
    </style:style>
    <style:style style:name="T345" style:family="text">
      <style:text-properties fo:letter-spacing="normal" fo:font-weight="normal" officeooo:rsid="007f2643"/>
    </style:style>
    <style:style style:name="T346" style:family="text">
      <style:text-properties fo:letter-spacing="normal" style:letter-kerning="false"/>
    </style:style>
    <style:style style:name="T347" style:family="text">
      <style:text-properties fo:letter-spacing="normal" officeooo:rsid="0042f4ff" style:letter-kerning="false"/>
    </style:style>
    <style:style style:name="T348" style:family="text">
      <style:text-properties fo:letter-spacing="normal" officeooo:rsid="00469b86" style:letter-kerning="false"/>
    </style:style>
    <style:style style:name="T349" style:family="text">
      <style:text-properties style:text-outline="false" fo:letter-spacing="normal" style:text-underline-style="none" fo:font-weight="normal" style:letter-kerning="false"/>
    </style:style>
    <style:style style:name="T350" style:family="text">
      <style:text-properties style:text-outline="false" fo:letter-spacing="normal" style:text-underline-style="none" fo:font-weight="normal" officeooo:rsid="0011ac2f" style:letter-kerning="false"/>
    </style:style>
    <style:style style:name="T351" style:family="text">
      <style:text-properties style:text-outline="false" fo:letter-spacing="normal" style:text-underline-style="none" style:letter-kerning="false"/>
    </style:style>
    <style:style style:name="T352" style:family="text">
      <style:text-properties style:text-outline="false" style:text-underline-style="none" officeooo:rsid="001f406e" style:letter-kerning="false" style:font-size-asian="12pt" style:font-weight-asian="normal" style:font-size-complex="12pt" style:font-weight-complex="normal"/>
    </style:style>
    <style:style style:name="T353" style:family="text">
      <style:text-properties style:text-outline="false" style:text-underline-style="none" officeooo:rsid="014e196e" style:letter-kerning="false" style:font-size-asian="12pt" style:font-weight-asian="normal" style:font-size-complex="12pt" style:font-weight-complex="normal"/>
    </style:style>
    <style:style style:name="T354" style:family="text">
      <style:text-properties style:text-outline="false" style:text-underline-style="none" officeooo:rsid="0115870d" style:letter-kerning="false" style:font-size-asian="12pt" style:font-size-complex="12pt"/>
    </style:style>
    <style:style style:name="T355" style:family="text">
      <style:text-properties style:text-outline="false" style:text-underline-style="none" officeooo:rsid="0115efc3" style:letter-kerning="false" style:font-size-asian="12pt" style:font-size-complex="12pt"/>
    </style:style>
    <style:style style:name="T356" style:family="text">
      <style:text-properties style:text-outline="false" style:text-underline-style="solid" style:text-underline-width="auto" style:text-underline-color="font-color" officeooo:rsid="00331a2a" style:letter-kerning="false" style:font-size-asian="12pt" style:font-weight-asian="normal" style:font-size-complex="12pt" style:font-weight-complex="normal"/>
    </style:style>
    <style:style style:name="T357" style:family="text">
      <style:text-properties officeooo:rsid="000da831"/>
    </style:style>
    <style:style style:name="T358" style:family="text">
      <style:text-properties officeooo:rsid="0085f8a2"/>
    </style:style>
    <style:style style:name="T359" style:family="text">
      <style:text-properties officeooo:rsid="00e257cd"/>
    </style:style>
    <style:style style:name="T360" style:family="text">
      <style:text-properties officeooo:rsid="00e5c844"/>
    </style:style>
    <style:style style:name="T361" style:family="text">
      <style:text-properties officeooo:rsid="00f92b03"/>
    </style:style>
    <style:style style:name="T362" style:family="text">
      <style:text-properties officeooo:rsid="0113236b"/>
    </style:style>
    <style:style style:name="T363" style:family="text">
      <style:text-properties officeooo:rsid="0113f43d"/>
    </style:style>
    <style:style style:name="T364" style:family="text">
      <style:text-properties officeooo:rsid="0115870d"/>
    </style:style>
    <style:style style:name="T365" style:family="text">
      <style:text-properties officeooo:rsid="011cb30b"/>
    </style:style>
    <style:style style:name="T366" style:family="text">
      <style:text-properties officeooo:rsid="001ddfe9"/>
    </style:style>
    <style:style style:name="T367" style:family="text">
      <style:text-properties officeooo:rsid="003abf47"/>
    </style:style>
    <style:style style:name="T368" style:family="text">
      <style:text-properties officeooo:rsid="003cd681"/>
    </style:style>
    <style:style style:name="T369" style:family="text">
      <style:text-properties officeooo:rsid="007534e1"/>
    </style:style>
    <style:style style:name="T370" style:family="text">
      <style:text-properties officeooo:rsid="01368f05"/>
    </style:style>
    <style:style style:name="T371" style:family="text">
      <style:text-properties officeooo:rsid="01481d06"/>
    </style:style>
    <style:style style:name="T372" style:family="text">
      <style:text-properties officeooo:rsid="013c8959"/>
    </style:style>
    <style:style style:name="T373" style:family="text">
      <style:text-properties officeooo:rsid="001bdca4"/>
    </style:style>
    <style:style style:name="T374" style:family="text">
      <style:text-properties officeooo:rsid="001a9d53"/>
    </style:style>
    <style:style style:name="T375" style:family="text">
      <style:text-properties officeooo:rsid="002cd705"/>
    </style:style>
    <style:style style:name="T376" style:family="text">
      <style:text-properties officeooo:rsid="0130c9a1"/>
    </style:style>
    <style:style style:name="T377" style:family="text">
      <style:text-properties officeooo:rsid="00161a5c"/>
    </style:style>
    <style:style style:name="T378" style:family="text">
      <style:text-properties officeooo:rsid="0026fb6c"/>
    </style:style>
    <style:style style:name="T379" style:family="text">
      <style:text-properties officeooo:rsid="0017e833"/>
    </style:style>
    <style:style style:name="T380" style:family="text">
      <style:text-properties officeooo:rsid="0023b5a8"/>
    </style:style>
    <style:style style:name="T381" style:family="text">
      <style:text-properties officeooo:rsid="000e60fc"/>
    </style:style>
    <style:style style:name="T382" style:family="text">
      <style:text-properties officeooo:rsid="000ea265"/>
    </style:style>
    <style:style style:name="T383" style:family="text">
      <style:text-properties officeooo:rsid="0029f751"/>
    </style:style>
    <style:style style:name="T384" style:family="text">
      <style:text-properties officeooo:rsid="0133f312"/>
    </style:style>
    <style:style style:name="T385" style:family="text">
      <style:text-properties fo:font-style="italic"/>
    </style:style>
    <style:style style:name="T386" style:family="text">
      <style:text-properties fo:font-style="italic" style:font-style-asian="italic" style:font-style-complex="italic"/>
    </style:style>
    <style:style style:name="T387" style:family="text">
      <style:text-properties fo:font-style="italic" officeooo:rsid="002cd705" style:font-style-asian="italic" style:font-style-complex="italic"/>
    </style:style>
    <style:style style:name="T388" style:family="text">
      <style:text-properties fo:font-style="italic" officeooo:rsid="000ea265" style:font-style-asian="italic" style:font-style-complex="italic"/>
    </style:style>
    <style:style style:name="T389" style:family="text">
      <style:text-properties fo:font-style="italic" officeooo:rsid="0010b983" style:font-style-asian="italic" style:font-style-complex="italic"/>
    </style:style>
    <style:style style:name="T390" style:family="text">
      <style:text-properties fo:font-style="italic" officeooo:rsid="0012c969" style:font-style-asian="italic" style:font-style-complex="italic"/>
    </style:style>
    <style:style style:name="T391" style:family="text">
      <style:text-properties fo:font-style="italic" officeooo:rsid="003dc285" style:font-style-asian="italic" style:font-style-complex="italic"/>
    </style:style>
    <style:style style:name="T392" style:family="text">
      <style:text-properties fo:font-style="italic" officeooo:rsid="00469b86" style:font-style-asian="italic" style:font-style-complex="italic"/>
    </style:style>
    <style:style style:name="T393" style:family="text">
      <style:text-properties fo:font-style="italic" officeooo:rsid="00dd89ae" style:font-style-asian="italic" style:font-style-complex="italic"/>
    </style:style>
    <style:style style:name="T394" style:family="text">
      <style:text-properties fo:font-style="italic" officeooo:rsid="00ea4dbf" style:font-style-asian="italic" style:font-style-complex="italic"/>
    </style:style>
    <style:style style:name="T395" style:family="text">
      <style:text-properties fo:font-style="italic" officeooo:rsid="019898bc" style:font-style-asian="italic" style:font-style-complex="italic"/>
    </style:style>
    <style:style style:name="T396" style:family="text">
      <style:text-properties fo:font-style="italic" officeooo:rsid="01194222" style:font-style-asian="italic" style:font-style-complex="italic"/>
    </style:style>
    <style:style style:name="T397" style:family="text">
      <style:text-properties fo:font-style="italic" officeooo:rsid="011fb0cf" style:font-style-asian="italic" style:font-style-complex="italic"/>
    </style:style>
    <style:style style:name="T398" style:family="text">
      <style:text-properties fo:font-style="italic" style:letter-kerning="false" style:font-style-asian="italic" style:font-style-complex="italic"/>
    </style:style>
    <style:style style:name="T399" style:family="text">
      <style:text-properties fo:font-style="italic" officeooo:rsid="0042f4ff" style:letter-kerning="false" style:font-style-asian="italic" style:font-style-complex="italic"/>
    </style:style>
    <style:style style:name="T400" style:family="text">
      <style:text-properties fo:font-style="italic" officeooo:rsid="014e196e" style:letter-kerning="false" style:font-style-asian="italic" style:font-style-complex="italic"/>
    </style:style>
    <style:style style:name="T401" style:family="text">
      <style:text-properties fo:font-style="italic" officeooo:rsid="00469b86" style:letter-kerning="false" style:font-style-asian="italic" style:font-style-complex="italic"/>
    </style:style>
    <style:style style:name="T402" style:family="text">
      <style:text-properties fo:font-style="italic" officeooo:rsid="002ebd1c" style:font-size-asian="12pt" style:font-style-asian="italic" style:font-weight-asian="normal" style:font-size-complex="12pt" style:font-style-complex="italic" style:font-weight-complex="normal"/>
    </style:style>
    <style:style style:name="T403" style:family="text">
      <style:text-properties style:font-name="Palatino2" fo:font-size="12pt" fo:font-style="italic" officeooo:rsid="001efa46" style:font-size-asian="12pt" style:font-style-asian="italic" style:font-size-complex="12pt" style:font-style-complex="italic"/>
    </style:style>
    <style:style style:name="T404" style:family="text">
      <style:text-properties style:font-name="Palatino2" fo:font-size="12pt" fo:font-style="italic" officeooo:rsid="0025a2b0" style:font-size-asian="12pt" style:font-style-asian="italic" style:font-size-complex="12pt" style:font-style-complex="italic"/>
    </style:style>
    <style:style style:name="T405" style:family="text">
      <style:text-properties style:font-name="Palatino2" fo:font-size="12pt" officeooo:rsid="001efa46" style:font-size-asian="12pt" style:font-size-complex="12pt"/>
    </style:style>
    <style:style style:name="T406" style:family="text">
      <style:text-properties style:font-name="Palatino2" fo:font-size="12pt" officeooo:rsid="001e4e32" style:font-size-asian="12pt" style:font-size-complex="12pt"/>
    </style:style>
    <style:style style:name="T407" style:family="text">
      <style:text-properties style:font-name="Palatino2" fo:font-size="12pt" officeooo:rsid="0021e160" style:font-size-asian="12pt" style:font-size-complex="12pt"/>
    </style:style>
    <style:style style:name="T408" style:family="text">
      <style:text-properties style:font-name="Palatino2" fo:font-size="12pt" officeooo:rsid="0025a2b0" style:font-size-asian="12pt" style:font-size-complex="12pt"/>
    </style:style>
    <style:style style:name="T409" style:family="text">
      <style:text-properties style:font-name="Palatino2" fo:font-size="12pt" officeooo:rsid="002113c9" style:font-size-asian="12pt" style:font-size-complex="12pt"/>
    </style:style>
    <style:style style:name="T410" style:family="text">
      <style:text-properties officeooo:rsid="0014fd8e"/>
    </style:style>
    <style:style style:name="T411" style:family="text">
      <style:text-properties officeooo:rsid="0010b983"/>
    </style:style>
    <style:style style:name="T412" style:family="text">
      <style:text-properties officeooo:rsid="0012c969"/>
    </style:style>
    <style:style style:name="T413" style:family="text">
      <style:text-properties officeooo:rsid="0135442b"/>
    </style:style>
    <style:style style:name="T414" style:family="text">
      <style:text-properties officeooo:rsid="001efa46"/>
    </style:style>
    <style:style style:name="T415" style:family="text">
      <style:text-properties officeooo:rsid="002ee038"/>
    </style:style>
    <style:style style:name="T416" style:family="text">
      <style:text-properties officeooo:rsid="0021e160"/>
    </style:style>
    <style:style style:name="T417" style:family="text">
      <style:text-properties officeooo:rsid="011454c6"/>
    </style:style>
    <style:style style:name="T418" style:family="text">
      <style:text-properties officeooo:rsid="002542d0"/>
    </style:style>
    <style:style style:name="T419" style:family="text">
      <style:text-properties officeooo:rsid="00f8e751"/>
    </style:style>
    <style:style style:name="T420" style:family="text">
      <style:text-properties officeooo:rsid="00113c9e"/>
    </style:style>
    <style:style style:name="T421" style:family="text">
      <style:text-properties style:font-size-asian="12pt" style:font-size-complex="12pt"/>
    </style:style>
    <style:style style:name="T422" style:family="text">
      <style:text-properties officeooo:rsid="0012042c" style:font-size-asian="12pt" style:font-size-complex="12pt"/>
    </style:style>
    <style:style style:name="T423" style:family="text">
      <style:text-properties officeooo:rsid="002ac19a" style:font-size-asian="12pt" style:font-size-complex="12pt"/>
    </style:style>
    <style:style style:name="T424" style:family="text">
      <style:text-properties officeooo:rsid="001bc6e9" style:font-size-asian="12pt" style:font-size-complex="12pt"/>
    </style:style>
    <style:style style:name="T425" style:family="text">
      <style:text-properties officeooo:rsid="013b4125" style:font-size-asian="12pt" style:font-size-complex="12pt"/>
    </style:style>
    <style:style style:name="T426" style:family="text">
      <style:text-properties officeooo:rsid="002542d0" style:font-size-asian="12pt" style:font-size-complex="12pt"/>
    </style:style>
    <style:style style:name="T427" style:family="text">
      <style:text-properties officeooo:rsid="00306ac3" style:font-size-asian="12pt" style:font-size-complex="12pt"/>
    </style:style>
    <style:style style:name="T428" style:family="text">
      <style:text-properties officeooo:rsid="002ca000" style:font-size-asian="12pt" style:font-size-complex="12pt"/>
    </style:style>
    <style:style style:name="T429" style:family="text">
      <style:text-properties officeooo:rsid="0038ed3b" style:font-size-asian="12pt" style:font-size-complex="12pt"/>
    </style:style>
    <style:style style:name="T430" style:family="text">
      <style:text-properties officeooo:rsid="0034ee7a" style:font-size-asian="12pt" style:font-size-complex="12pt"/>
    </style:style>
    <style:style style:name="T431" style:family="text">
      <style:text-properties officeooo:rsid="00331a2a" style:font-size-asian="12pt" style:font-size-complex="12pt"/>
    </style:style>
    <style:style style:name="T432" style:family="text">
      <style:text-properties officeooo:rsid="004c77b3" style:font-size-asian="12pt" style:font-size-complex="12pt"/>
    </style:style>
    <style:style style:name="T433" style:family="text">
      <style:text-properties officeooo:rsid="002ebd1c" style:font-size-asian="12pt" style:font-weight-asian="normal" style:font-size-complex="12pt" style:font-weight-complex="normal"/>
    </style:style>
    <style:style style:name="T434" style:family="text">
      <style:text-properties officeooo:rsid="00306963" style:font-size-asian="12pt" style:font-weight-asian="normal" style:font-size-complex="12pt" style:font-weight-complex="normal"/>
    </style:style>
    <style:style style:name="T435" style:family="text">
      <style:text-properties officeooo:rsid="0034ee7a" style:font-size-asian="12pt" style:font-weight-asian="normal" style:font-size-complex="12pt" style:font-weight-complex="normal"/>
    </style:style>
    <style:style style:name="T436" style:family="text">
      <style:text-properties officeooo:rsid="00331a2a" style:font-size-asian="12pt" style:font-weight-asian="normal" style:font-size-complex="12pt" style:font-weight-complex="normal"/>
    </style:style>
    <style:style style:name="T437" style:family="text">
      <style:text-properties officeooo:rsid="0035e74c" style:font-size-asian="12pt" style:font-weight-asian="normal" style:font-size-complex="12pt" style:font-weight-complex="normal"/>
    </style:style>
    <style:style style:name="T438" style:family="text">
      <style:text-properties officeooo:rsid="004c77b3" style:font-size-asian="12pt" style:font-weight-asian="normal" style:font-size-complex="12pt" style:font-weight-complex="normal"/>
    </style:style>
    <style:style style:name="T439" style:family="text">
      <style:text-properties officeooo:rsid="0012042c"/>
    </style:style>
    <style:style style:name="T440" style:family="text">
      <style:text-properties officeooo:rsid="002ac19a"/>
    </style:style>
    <style:style style:name="T441" style:family="text">
      <style:text-properties officeooo:rsid="001f406e"/>
    </style:style>
    <style:style style:name="T442" style:family="text">
      <style:text-properties officeooo:rsid="014fdc5a"/>
    </style:style>
    <style:style style:name="T443" style:family="text">
      <style:text-properties officeooo:rsid="014d5e02"/>
    </style:style>
    <style:style style:name="T444" style:family="text">
      <style:text-properties officeooo:rsid="01568a4a"/>
    </style:style>
    <style:style style:name="T445" style:family="text">
      <style:text-properties officeooo:rsid="003dc285"/>
    </style:style>
    <style:style style:name="T446" style:family="text">
      <style:text-properties officeooo:rsid="00469b86"/>
    </style:style>
    <style:style style:name="T447" style:family="text">
      <style:text-properties style:font-style-asian="normal" style:font-style-complex="normal"/>
    </style:style>
    <style:style style:name="T448" style:family="text">
      <style:text-properties officeooo:rsid="00469b86" style:font-style-asian="normal" style:font-style-complex="normal"/>
    </style:style>
    <style:style style:name="T449" style:family="text">
      <style:text-properties officeooo:rsid="00469b86" style:letter-kerning="false"/>
    </style:style>
    <style:style style:name="T450" style:family="text">
      <style:text-properties officeooo:rsid="0042f4ff" style:letter-kerning="false"/>
    </style:style>
    <style:style style:name="T451" style:family="text">
      <style:text-properties officeooo:rsid="00485592" style:letter-kerning="false"/>
    </style:style>
    <style:style style:name="T452" style:family="text">
      <style:text-properties officeooo:rsid="003dc285" style:letter-kerning="false"/>
    </style:style>
    <style:style style:name="T453" style:family="text">
      <style:text-properties fo:color="#383838" loext:opacity="100%" fo:letter-spacing="normal" officeooo:rsid="00469b86" style:letter-kerning="false"/>
    </style:style>
    <style:style style:name="T454" style:family="text">
      <style:text-properties fo:color="#383838" loext:opacity="100%" fo:letter-spacing="normal" officeooo:rsid="004eb05d" style:letter-kerning="false"/>
    </style:style>
    <style:style style:name="T455" style:family="text">
      <style:text-properties officeooo:rsid="00485592"/>
    </style:style>
    <style:style style:name="T456" style:family="text">
      <style:text-properties officeooo:rsid="014e196e"/>
    </style:style>
    <style:style style:name="T457" style:family="text">
      <style:text-properties officeooo:rsid="004c77b3"/>
    </style:style>
    <style:style style:name="T458" style:family="text">
      <style:text-properties officeooo:rsid="004ee0c4"/>
    </style:style>
    <style:style style:name="T459" style:family="text">
      <style:text-properties officeooo:rsid="001aefea"/>
    </style:style>
    <style:style style:name="T460" style:family="text">
      <style:text-properties officeooo:rsid="0038ed3b"/>
    </style:style>
    <style:style style:name="T461" style:family="text">
      <style:text-properties officeooo:rsid="0036d1bd"/>
    </style:style>
    <style:style style:name="T462" style:family="text">
      <style:text-properties officeooo:rsid="00306963"/>
    </style:style>
    <style:style style:name="T463" style:family="text">
      <style:text-properties officeooo:rsid="004a25de"/>
    </style:style>
    <style:style style:name="T464" style:family="text">
      <style:text-properties officeooo:rsid="002de434"/>
    </style:style>
    <style:style style:name="T465" style:family="text">
      <style:text-properties officeooo:rsid="003c20ea"/>
    </style:style>
    <style:style style:name="T466" style:family="text">
      <style:text-properties officeooo:rsid="0115efc3"/>
    </style:style>
    <style:style style:name="T467" style:family="text">
      <style:text-properties style:text-line-through-style="solid" style:text-line-through-type="single" style:font-name="Palatino1" fo:font-size="12pt"/>
    </style:style>
    <style:style style:name="T468" style:family="text">
      <style:text-properties style:font-name="Palatino1"/>
    </style:style>
    <style:style style:name="T469" style:family="text">
      <style:text-properties style:font-name="Palatino1" fo:font-size="12pt"/>
    </style:style>
    <style:style style:name="T470" style:family="text">
      <style:text-properties style:font-name="Palatino1" fo:font-size="12pt" officeooo:rsid="0115efc3"/>
    </style:style>
    <style:style style:name="T471" style:family="text">
      <style:text-properties style:font-name="Palatino1" officeooo:rsid="0115efc3"/>
    </style:style>
    <style:style style:name="T472" style:family="text">
      <style:text-properties style:text-position="33% 80%"/>
    </style:style>
    <style:style style:name="T473" style:family="text">
      <style:text-properties style:font-name="Palatino-Roman" fo:font-size="12.6499996185303pt"/>
    </style:style>
    <style:style style:name="T474" style:family="text">
      <style:text-properties style:font-name="Palatino-Roman" fo:font-size="12.6499996185303pt" officeooo:rsid="0115efc3"/>
    </style:style>
    <style:style style:name="T475" style:family="text">
      <style:text-properties officeooo:rsid="011733cb"/>
    </style:style>
    <style:style style:name="T476" style:family="text">
      <style:text-properties officeooo:rsid="00d75232"/>
    </style:style>
    <style:style style:name="T477" style:family="text">
      <style:text-properties officeooo:rsid="019898bc"/>
    </style:style>
    <style:style style:name="T478" style:family="text">
      <style:text-properties officeooo:rsid="00f834bd"/>
    </style:style>
    <style:style style:name="T479" style:family="text">
      <style:text-properties officeooo:rsid="00fb3f8c"/>
    </style:style>
    <style:style style:name="T480" style:family="text">
      <style:text-properties officeooo:rsid="00d9414d"/>
    </style:style>
    <style:style style:name="T481" style:family="text">
      <style:text-properties officeooo:rsid="00dd89ae"/>
    </style:style>
    <style:style style:name="T482" style:family="text">
      <style:text-properties officeooo:rsid="00fc9d6a"/>
    </style:style>
    <style:style style:name="T483" style:family="text">
      <style:text-properties officeooo:rsid="00ea4dbf"/>
    </style:style>
    <style:style style:name="T484" style:family="text">
      <style:text-properties officeooo:rsid="00f03364"/>
    </style:style>
    <style:style style:name="T485" style:family="text">
      <style:text-properties officeooo:rsid="0036a86f"/>
    </style:style>
    <style:style style:name="T486" style:family="text">
      <style:text-properties officeooo:rsid="00b313a9"/>
    </style:style>
    <style:style style:name="T487" style:family="text">
      <style:text-properties fo:font-style="normal" officeooo:rsid="01194222" style:font-style-asian="normal" style:font-style-complex="normal"/>
    </style:style>
    <style:style style:name="T488" style:family="text">
      <style:text-properties fo:font-style="normal" officeooo:rsid="011af85d" style:font-style-asian="normal" style:font-style-complex="normal"/>
    </style:style>
    <style:style style:name="T489" style:family="text">
      <style:text-properties style:text-position="super 58%" officeooo:rsid="011fb0cf"/>
    </style:style>
    <style:style style:name="T490" style:family="text">
      <style:text-properties officeooo:rsid="00e71202"/>
    </style:style>
    <style:style style:name="T491" style:family="text">
      <style:text-properties officeooo:rsid="00c45635"/>
    </style:style>
    <style:style style:name="T492" style:family="text">
      <style:text-properties officeooo:rsid="00d75232" style:letter-kerning="true" style:font-name-complex="Helvetica"/>
    </style:style>
    <style:style style:name="T493" style:family="text">
      <style:text-properties officeooo:rsid="019898bc" style:letter-kerning="true" style:font-name-complex="Helvetica"/>
    </style:style>
    <style:style style:name="T494" style:family="text">
      <style:text-properties officeooo:rsid="00e95ffd" style:letter-kerning="true" style:font-name-complex="Helvetica"/>
    </style:style>
    <style:style style:name="T495" style:family="text">
      <style:text-properties officeooo:rsid="00f57838" style:letter-kerning="true" style:font-name-complex="Helvetica"/>
    </style:style>
    <style:style style:name="T496" style:family="text">
      <style:text-properties officeooo:rsid="00d24ddd" style:letter-kerning="true" style:font-name-complex="Helvetica"/>
    </style:style>
    <style:style style:name="T497" style:family="text">
      <style:text-properties officeooo:rsid="00f7cad1" style:letter-kerning="true" style:font-name-complex="Helvetica"/>
    </style:style>
    <style:style style:name="T498" style:family="text">
      <style:text-properties officeooo:rsid="01221a63" style:letter-kerning="true" style:font-name-complex="Helvetica"/>
    </style:style>
    <style:style style:name="T499" style:family="text">
      <style:text-properties officeooo:rsid="01234f23" style:letter-kerning="true" style:font-name-complex="Helvetica"/>
    </style:style>
    <style:style style:name="T500" style:family="text">
      <style:text-properties officeooo:rsid="01194222"/>
    </style:style>
    <style:style style:name="T501" style:family="text">
      <style:text-properties officeooo:rsid="011e04f0"/>
    </style:style>
    <style:style style:name="T502" style:family="text">
      <style:text-properties officeooo:rsid="011fb0cf"/>
    </style:style>
    <style:style style:name="T503" style:family="text">
      <style:text-properties officeooo:rsid="01249502"/>
    </style:style>
    <style:style style:name="T504" style:family="text">
      <style:text-properties officeooo:rsid="01280533"/>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t;html&gt;</text:p>
      <text:p text:style-name="P20">&lt;body BACKGROUND="images/silvergrey.gif"&gt;</text:p>
      <text:p text:style-name="P1"><text:span text:style-name="T1">&lt;title&gt;</text:span><text:span text:style-name="T27">Michelson Kidney Blog, </text:span><text:span text:style-name="T28">July 2020-</text:span><text:span text:style-name="T45">December</text:span><text:span text:style-name="T28"> 2022</text:span><text:span text:style-name="T1">&lt;/title&gt;</text:span></text:p>
      <text:p text:style-name="P20">&lt;center&gt;</text:p>
      <text:p text:style-name="P20">&lt;body&gt;</text:p>
      <text:p text:style-name="P20"/>
      <text:p text:style-name="P96"><text:span text:style-name="T121">&lt;p&gt;</text:span><text:span text:style-name="T122">&lt;c</text:span><text:span text:style-name="T123">enter</text:span><text:span text:style-name="T122">&gt;</text:span></text:p>
      <text:p text:style-name="P24">&lt;img SRC="images/tricolor<text:span text:style-name="T339">.gif</text:span>"&gt;</text:p>
      <text:p text:style-name="P25">&lt;p&gt;</text:p>
      <text:p text:style-name="P20"/>
      <text:p text:style-name="P6"><text:span text:style-name="T4">&lt;i&gt;</text:span><text:span text:style-name="T2">&lt;F</text:span><text:span text:style-name="T5">ONT COLOR</text:span><text:span text:style-name="T2">=”</text:span><text:span text:style-name="T207">r</text:span><text:span text:style-name="T201">ed</text:span><text:span text:style-name="T2">”&gt;</text:span><text:span text:style-name="T6">&lt;h</text:span><text:span text:style-name="T7">3</text:span><text:span text:style-name="T6">&gt;</text:span><text:span text:style-name="T3">MY </text:span><text:span text:style-name="T8">K</text:span><text:span text:style-name="T9">IDNEY TRANSPLANT </text:span><text:span text:style-name="T3">BLOG: <text:s/></text:span><text:span text:style-name="T8">2020-</text:span><text:span text:style-name="T10">202</text:span><text:span text:style-name="T28">2</text:span><text:span text:style-name="T4">&lt;/i&gt;</text:span><text:span text:style-name="T6">&lt;/h</text:span><text:span text:style-name="T7">3</text:span><text:span text:style-name="T6">&gt;</text:span><text:span text:style-name="T5">&lt;/FONT&gt;</text:span></text:p>
      <text:p text:style-name="P26">&lt;/<text:span text:style-name="T363">center&gt;</text:span></text:p>
      <text:p text:style-name="P25">&lt;p&gt;</text:p>
      <text:p text:style-name="P27">&lt;img SRC="images/tricolor.gif"&gt;<text:span text:style-name="T340">&lt;/c&gt;</text:span></text:p>
      <text:p text:style-name="P64">&lt;/center&gt;</text:p>
      <text:p text:style-name="P216">&lt;<text:span text:style-name="T475">p&gt;What follows are periodic updates on my progress from transplant on June 24, 2020 to December 31, 2022, when it was pretty obvious that I was going to survive with spectacular kidney numbers </text:span><text:span text:style-name="T503">(now at .88 for the creatinine, 16 for the BUN, and 88 for the GFR)</text:span><text:span text:style-name="T475">, much to the disappointment of my readers. <text:s/>I </text:span><text:span text:style-name="T503">have </text:span><text:span text:style-name="T475">also noted that the verbosity of the blog seems to have increased with the passage of time, which might be a sign of recovered vitality and concomitant loss of consideration for others. <text:s/></text:span><text:span text:style-name="T503">Sorry about that. <text:s/>Obviously it's time to bring</text:span><text:span text:style-name="T475"> this blog to a </text:span><text:span text:style-name="T503">peaceful </text:span><text:span text:style-name="T475">conclusion. <text:s/></text:span></text:p>
      <text:p text:style-name="P64"/>
      <text:p text:style-name="P64">&lt;<text:span text:style-name="T475">p&gt;I</text:span><text:span text:style-name="T503">n what follows, I</text:span><text:span text:style-name="T475"> have done some edits since there were inevitable overlaps in reporting, or </text:span><text:span text:style-name="T504">just plain</text:span><text:span text:style-name="T475"> and simple TMI. <text:s text:c="2"/>&lt;</text:span><text:span text:style-name="T500">i&gt;</text:span><text:span text:style-name="T396">Bonum Lectio&lt;/i&gt;</text:span><text:span text:style-name="T487">! <text:s/></text:span><text:span text:style-name="T488">And thanks for your indulgence.</text:span></text:p>
      <text:p text:style-name="P65"/>
      <text:p text:style-name="P39">&lt;p&gt;</text:p>
      <text:p text:style-name="P90"><text:span text:style-name="T65">&lt;i&gt;</text:span><text:span text:style-name="T66">&lt;F</text:span><text:span text:style-name="T53">ONT COLOR</text:span><text:span text:style-name="T66">=”</text:span><text:span text:style-name="T256">#r</text:span><text:span text:style-name="T255">ed</text:span><text:span text:style-name="T66">”&gt;</text:span><text:span text:style-name="T120">FIRST MONTH </text:span><text:span text:style-name="T67">KIDNEY TRANSPLANT UPDATE, </text:span><text:span text:style-name="T66">J</text:span><text:span text:style-name="T68">UNE 24-JULY 2</text:span><text:span text:style-name="T64">4</text:span><text:span text:style-name="T68">, 2020</text:span><text:span text:style-name="T65">&lt;/i&gt;</text:span><text:span text:style-name="T53">&lt;/FONT&gt;</text:span></text:p>
      <text:p text:style-name="P91"><text:span text:style-name="T67">&lt;p&gt;</text:span><text:span text:style-name="T62">I was </text:span><text:span text:style-name="T64">originally </text:span><text:span text:style-name="T62">a candidate for a </text:span><text:span text:style-name="T64">kidney </text:span><text:span text:style-name="T62">transplant from a donor </text:span><text:span text:style-name="T64">beginning in</text:span><text:span text:style-name="T62"> 2018, </text:span><text:span text:style-name="T118">and even initially scheduled for a transplant in Ft. Wayne on November 5, </text:span><text:span text:style-name="T62">but complications in the program at </text:span><text:span text:style-name="T118">Lutheran Hospital, </text:span><text:span text:style-name="T62">Ft. Wayne, eventually </text:span><text:span text:style-name="T118">led </text:span><text:span text:style-name="T62">to my being transferred to St. Vincent's Hospital in Indianapolis </text:span><text:span text:style-name="T64">in January 2020</text:span><text:span text:style-name="T62">. <text:s/></text:span><text:span text:style-name="T69">After </text:span><text:span text:style-name="T62">a number of unexpected </text:span><text:span text:style-name="T69">further delays </text:span><text:span text:style-name="T62">primarily </text:span><text:span text:style-name="T69">connected with hospitals </text:span><text:span text:style-name="T62">in Indiana </text:span><text:span text:style-name="T69">closing down surgeries because of COVID-19, I </text:span><text:span text:style-name="T70">was </text:span><text:span text:style-name="T62">finally </text:span><text:span text:style-name="T70">scheduled for a kidney transplant on June 24 </text:span><text:span text:style-name="T69">at St. Vincent's. <text:s/></text:span><text:span text:style-name="T55">Coincidentally June 24 was also the somewhat mysterious Noapte de Sânziene (Romanians will know what that means.) <text:s/></text:span><text:span text:style-name="T69">Both my donor (youngest son Paco) and myself </text:span><text:span text:style-name="T70">came through the surgery well and my </text:span><text:span text:style-name="T55">new </text:span><text:span text:style-name="T70">only slightly used kidney started functioning beautifully and prolifically immediately. <text:s/>I was released on June 27, but had to go back in on July 6 to repair some herniated tissue near the main incision. <text:s/>This also went well and headed off any further complications from a hernia later...which would have been bad. <text:s text:c="2"/></text:span><text:span text:style-name="T64">I had difficulties getting in and out of bed early on which further stressed the incision. <text:s/>Part of the problem was that two days before the transplant, I injured the anterior deltoid muscle in my right shoulder which in effect left me one-armed and the less dominant arm at that. <text:s/>This was remedied by getting a mechanically adjustable bed, which allowed me to get almost vertical before rolling out of bed.</text:span></text:p>
      <text:p text:style-name="P43"/>
      <text:p text:style-name="P88"><text:span text:style-name="T56">&lt;p&gt;</text:span><text:span text:style-name="T57">July 24 </text:span><text:span text:style-name="T58">is</text:span><text:span text:style-name="T57"> </text:span><text:span text:style-name="T62">now </text:span><text:span text:style-name="T57">four weeks since the surgery. <text:s/></text:span><text:span text:style-name="T59">The incision is now completely closed and no longer leaks, seeps, or anything else, </text:span><text:span text:style-name="T54">and does not hurt when I cough or bend over. <text:s/></text:span><text:span text:style-name="T64">The mechanical bed continues to facilitate egress and ingress from bed, for which I am grateful. </text:span><text:soft-page-break/><text:span text:style-name="T54">T</text:span><text:span text:style-name="T59">he bulge on the right side where the new kidney was inserted has gone down to the point that I am now symmetrical on left and right. <text:s/>(BTW, the old kidneys are not removed; they will just atrophy away.) <text:s/>I like my doctors very much and am pleased with how smoothly St. Vincent's Transplant </text:span><text:span text:style-name="T64">team </text:span><text:span text:style-name="T59">works. <text:s/>The usual drill is to visit Indianapolis Mondays and Thursdays for the first several weeks, but a COVID</text:span><text:span text:style-name="T64">19</text:span><text:span text:style-name="T59"> benefit is that they were able to arrange for Thursday's blood draw to be done at Huntington Parkview </text:span><text:span text:style-name="T62">Hospital </text:span><text:span text:style-name="T59">and if there need</text:span><text:span text:style-name="T62">s</text:span><text:span text:style-name="T59"> to be discussion of the results we can do this via video conferenc</text:span><text:span text:style-name="T54">ing which has become commonplace to avoid COVID issues</text:span><text:span text:style-name="T59">. <text:s/>This saves us one trip weekly to Indy, although at 90 minutes the drive isn't excessive. <text:s/></text:span><text:span text:style-name="T54">My </text:span><text:span text:style-name="T57">fourth week </text:span><text:span text:style-name="T54">visit with the doctors in Indianapolis was on Monday, July </text:span><text:span text:style-name="T56">20. <text:s/>The surgeon</text:span><text:span text:style-name="T57">s</text:span><text:span text:style-name="T56"> seemed pleased with how things looked and that basically I was back on schedule despite the second surgery. <text:s/>My numbers are good and the kidney function</text:span><text:span text:style-name="T57">s at 4 weeks are where they hoped they'ed be at the end of 8 weeks. <text:s/></text:span><text:span text:style-name="T55">(For those who know what this means: <text:s/>my creatinine level is below 1.0 </text:span><text:span text:style-name="T62">and the BUN is in normal ranges.</text:span><text:span text:style-name="T55">)</text:span></text:p>
      <text:p text:style-name="P45"/>
      <text:p text:style-name="P92"><text:span text:style-name="T60">&lt;p&gt;</text:span><text:span text:style-name="T70">I am eating a lot of stuff previously verboten (think nuts, cheese, </text:span><text:span text:style-name="T71">T</text:span><text:span text:style-name="T70">ex</text:span><text:span text:style-name="T71">M</text:span><text:span text:style-name="T70">ex </text:span><text:span text:style-name="T71">and black beans</text:span><text:span text:style-name="T70">), and seem to be tolerating the immunosuppres</text:span><text:span text:style-name="T72">s</text:span><text:span text:style-name="T73">a</text:span><text:span text:style-name="T70">nt drugs. <text:s/>I still lack e</text:span><text:span text:style-name="T57">nergy</text:span><text:span text:style-name="T70"> by evening, but this is partly due </text:span><text:span text:style-name="T57">to the presence of the an</text:span><text:span text:style-name="T64">a</text:span><text:span text:style-name="T57">esthetics in my system that will take some time to clear and party</text:span><text:span text:style-name="T70"> to </text:span><text:span text:style-name="T64">my </text:span><text:span text:style-name="T70">shoulder injury. <text:s/></text:span><text:span text:style-name="T64">T</text:span><text:span text:style-name="T70">his is gradually getting better (I can </text:span><text:span text:style-name="T57">now </text:span><text:span text:style-name="T70">eat with my right hand without noticing) and </text:span><text:span text:style-name="T74">has </text:span><text:span text:style-name="T70">a positive knock on effect that I am not at all tempted to lift more that 5 pounds which is my limit until the incisions heal up completely. <text:s/></text:span><text:span text:style-name="T75">As a result of the shoulder injury, </text:span><text:span text:style-name="T71">I </text:span><text:span text:style-name="T57">also </text:span><text:span text:style-name="T71">now have a lot more sympathy for one-armed people. <text:s/></text:span><text:span text:style-name="T74">I am taking several long walks each day and enjoy the fact that in small town Huntington, one can actually walk several blocks without meeting anybody and needing to mask.</text:span></text:p>
      <text:p text:style-name="P44"/>
      <text:p text:style-name="P89"><text:span text:style-name="T60">&lt;p&gt;</text:span><text:span text:style-name="T59">However, in the final analysis, all of this progress would not be possible without the loving and excessive caregiving of my Jean, who is also the family pharmacist (Jean: <text:s/>“Here take these pills.” <text:s/>Me: “</text:span><text:span text:style-name="T61">Really? </text:span><text:span text:style-name="T59">All of these?”) and dietician (as in: <text:s/></text:span><text:span text:style-name="T56">Jean: </text:span><text:span text:style-name="T59">“OK, you've had enough of that. <text:s/>Eat more of this.”) I frankly don't think things would go very well without such a competent and unflappable caregiver (not to mention driver since I won't be allowed to drive for a while yet). <text:s/></text:span></text:p>
      <text:p text:style-name="P46"/>
      <text:p text:style-name="P92"><text:span text:style-name="T59">&lt;</text:span><text:span text:style-name="T57">p&gt;And I am grateful to my family for their loving support, starting with my youngest son, Paco AKA Paul-Philip who was the donor (and is recovering nicely, already is allowed to drive, and has his next check up in six weeks</text:span><text:span text:style-name="T55">) </text:span><text:span text:style-name="T75">as well as my brother and my other son who also volunteered to be donors</text:span><text:span text:style-name="T57">. <text:s/></text:span><text:span text:style-name="T76">(A nice fringe benefit is that we see </text:span><text:span text:style-name="T75">Paco</text:span><text:span text:style-name="T76">, his wife, and grandson Lowynn more frequently than anyone else since they are on the same quar</text:span><text:span text:style-name="T75">a</text:span><text:span text:style-name="T76">ntine </text:span><text:span text:style-name="T75">regime as</text:span><text:span text:style-name="T76"> we are).</text:span><text:span text:style-name="T57"> <text:s/>The others—</text:span><text:span text:style-name="T76">my siblings and our Nashville family—</text:span><text:span text:style-name="T57"> have been constant in </text:span><text:span text:style-name="T76">keeping in touch, making special trips here to help, and so forth. <text:s/>Thanks guys. <text:s/>The same can be said about the people at College Park Church and Huntington University. <text:s/>Our Sunday School class has been especially close and encouraging. <text:s/></text:span></text:p>
      <text:p text:style-name="P46"/>
      <text:p text:style-name="P93"><text:span text:style-name="T60">&lt;p&gt;</text:span><text:span text:style-name="T74">I now realize that the actual surgery and post op were the easy part and that the </text:span><text:span text:style-name="T75">following</text:span><text:span text:style-name="T74"> weeks will have ups and downs and </text:span><text:span text:style-name="T75">will </text:span><text:span text:style-name="T74">be a bit more of of a slog, but there is light at the end of the tunnel that isn't an approaching train.</text:span><text:span text:style-name="T69"> <text:s/>I </text:span><text:span text:style-name="T70">will be semi-isolated until Christmas, especially because of the current COVID crisis, and won't be able to fly until sometime next year, </text:span><text:span text:style-name="T77">but can get around </text:span><text:span text:style-name="T76">and will return to a healthier new normal than prior to June 24. <text:s/>To all of my friends and colleagues, </text:span><text:span text:style-name="T78">at home and abroad, </text:span><text:span text:style-name="T76">especially those in Romania, I </text:span><text:span text:style-name="T77">am grateful for your concern and support. <text:s/></text:span><text:span text:style-name="T55">&lt;i&gt;</text:span><text:span text:style-name="T78">Soli Deo Gloria</text:span><text:span text:style-name="T55">&lt;/i&gt;</text:span><text:span text:style-name="T78">.</text:span></text:p>
      <text:p text:style-name="P20"/>
      <text:p text:style-name="P6"><text:span text:style-name="T22">&lt;p&gt;</text:span><text:span text:style-name="T4">&lt;i&gt;</text:span><text:span text:style-name="T2">&lt;F</text:span><text:span text:style-name="T5">ONT COLOR</text:span><text:span text:style-name="T2">=”</text:span><text:span text:style-name="T200">#r</text:span><text:span text:style-name="T201">ed</text:span><text:span text:style-name="T2">”&gt;</text:span><text:span text:style-name="T21">FIFTH WEEK </text:span><text:span text:style-name="T8">KIDNEY TRANSPLANT UPDATE, </text:span><text:span text:style-name="T2">A</text:span><text:span text:style-name="T23">UGUST </text:span><text:soft-page-break/><text:span text:style-name="T10">3</text:span><text:span text:style-name="T24">,</text:span><text:span text:style-name="T8"> 2020</text:span><text:span text:style-name="T4">&lt;/i&gt;</text:span><text:span text:style-name="T5">&lt;/FONT&gt;</text:span></text:p>
      <text:p text:style-name="P94"><text:span text:style-name="T67">&lt;p&gt;I had the 5</text:span><text:span text:style-name="T48">th</text:span><text:span text:style-name="T67"> week+ checkup on Monday, 3 August. <text:s/>I had the stent removed and half of my staples. <text:s/>The rest will go next week. <text:s/>When they allow me to drive, I will know that I have gone over the required hurdles. <text:s/>My blood pressure is normal and stable; ditto my temperature and weight. <text:s/>The new kidney continues to function admirably and my creatinine level hovers around 1.0, which is excellent. <text:s/>The weather is exceptional for July/August </text:span><text:span text:style-name="T75">so </text:span><text:span text:style-name="T67">I am </text:span><text:span text:style-name="T75">able to walk</text:span><text:span text:style-name="T67"> between three and four miles a day. A fringe benefit of living in small town Huntington (pop. 16,000) is that I can walk for a couple of miles in the morning and a couple more at night and not encounter anyone, thus maintaining my semi-quar</text:span><text:span text:style-name="T75">a</text:span><text:span text:style-name="T67">ntine. <text:s/>My injured right arm is improving day to day, and for some functions (like eating) I can use it without any appreciable discomfort. <text:s/>All in all, I am doing well. <text:s/>Thanks be to God. <text:s/>And thanks to you for your support.</text:span></text:p>
      <text:p text:style-name="P20"/>
      <text:p text:style-name="P90"><text:span text:style-name="T79">&lt;p&gt;</text:span><text:span text:style-name="T65">&lt;i&gt;</text:span><text:span text:style-name="T66">&lt;F</text:span><text:span text:style-name="T53">ONT COLOR</text:span><text:span text:style-name="T66">=”</text:span><text:span text:style-name="T256">#r</text:span><text:span text:style-name="T255">ed</text:span><text:span text:style-name="T66">”&gt;</text:span><text:span text:style-name="T120">SIXTH WEEK </text:span><text:span text:style-name="T67">KIDNEY TRANSPLANT UPDATE, </text:span><text:span text:style-name="T66">A</text:span><text:span text:style-name="T80">UGUST 1</text:span><text:span text:style-name="T68">1</text:span><text:span text:style-name="T70">,</text:span><text:span text:style-name="T67"> 2020</text:span><text:span text:style-name="T65">&lt;/i&gt;</text:span><text:span text:style-name="T53">&lt;/FONT&gt;</text:span></text:p>
      <text:p text:style-name="P95"><text:span text:style-name="T67">&lt;p&gt;I had the 6</text:span><text:span text:style-name="T48">th</text:span><text:span text:style-name="T67"> week+ checkup on Monday, 1</text:span><text:span text:style-name="T66">1</text:span><text:span text:style-name="T67"> August, </text:span><text:span text:style-name="T66">at St. Vincent </text:span><text:span text:style-name="T81">Hospital </text:span><text:span text:style-name="T66">in Indianapolis. <text:s/>The rest of the staple</text:span><text:span text:style-name="T81">s</text:span><text:span text:style-name="T66"> were removed successfully. <text:s/>Because of the healing herniated tissue, I will still have to be cautious about lifting and too </text:span><text:span text:style-name="T81">much </text:span><text:span text:style-name="T66">strenuous activity, but I can now bathe normally, I have clearance to drive a car, </text:span><text:span text:style-name="T81">and feel better every day. <text:s/>My right should (</text:span><text:span text:style-name="T75">the </text:span><text:span text:style-name="T81">torn anterior deltoid) continues to be a problem, but helps me avoid lifting too much. <text:s/></text:span><text:span text:style-name="T75">The mechanical bed is a God-send.</text:span></text:p>
      <text:p text:style-name="P47"/>
      <text:p text:style-name="P96"><text:span text:style-name="T81">&lt;p&gt;Late </text:span><text:span text:style-name="T75">summer</text:span><text:span text:style-name="T81"> is gorgeous and our flowers are in full bloom. <text:s/>I have upped the ante on walking and now do around three miles + (about 5 km) every day. <text:s/>Small town Huntington is great for walking because most streets are tree-lined and one usually doesn't meet anybody en route. <text:s text:c="2"/>Because my immune system is suppressed, I have to avoid direct sunlight, so I have SPF shirts and sleeves to cover my arms and a hat to cover my head and neck. <text:s/>Skin cancer is the </text:span><text:span text:style-name="T75">N</text:span><text:span text:style-name="T81">r. 2 problem for kidney transplantees (following </text:span><text:span text:style-name="T75">Nr. 1: </text:span><text:span text:style-name="T81">rejection of the transplant), so I have </text:span><text:span text:style-name="T75">to </text:span><text:span text:style-name="T81">keep covered up and have a yearly dermatology exam to check for cancerous growths. <text:s/>I have never been very sensitive to sunlight, so I am hoping this aspect will go well, but with a suppressed immune system, ones biochemistry changes dramatically.</text:span></text:p>
      <text:p text:style-name="P48"/>
      <text:p text:style-name="P49">&lt;p&gt;Blessings.</text:p>
      <text:p text:style-name="P29">&lt;p&gt;</text:p>
      <text:p text:style-name="P97"><text:span text:style-name="T65">&lt;i&gt;</text:span><text:span text:style-name="T66">&lt;F</text:span><text:span text:style-name="T53">ONT COLOR</text:span><text:span text:style-name="T66">=”</text:span><text:span text:style-name="T256">#r</text:span><text:span text:style-name="T255">ed</text:span><text:span text:style-name="T66">”&gt;</text:span><text:span text:style-name="T120">SEVENTH WEEK </text:span><text:span text:style-name="T67">KIDNEY TRANSPLANT UPDATE, </text:span><text:span text:style-name="T66">A</text:span><text:span text:style-name="T80">UGUST 18</text:span><text:span text:style-name="T70">,</text:span><text:span text:style-name="T67"> 2020</text:span><text:span text:style-name="T65">&lt;/i&gt;</text:span><text:span text:style-name="T53">&lt;/FONT&gt;</text:span></text:p>
      <text:p text:style-name="P97"><text:span text:style-name="T67">&lt;p&gt;We went to Indianapolis for the 7</text:span><text:span text:style-name="T48">th</text:span><text:span text:style-name="T67"> week checkup </text:span><text:span text:style-name="T82">on August 17,</text:span><text:span text:style-name="T67"> and the doctors were pleased with how the transplant is thriving. <text:s/></text:span><text:span text:style-name="T80">My blood sugar is up, mainly as a known side effect of the immunosup</text:span><text:span text:style-name="T72">p</text:span><text:span text:style-name="T80">res</text:span><text:span text:style-name="T72">s</text:span><text:span text:style-name="T80">ant drugs. <text:s/>The doctor isn't alarmed by this, but did suggest some dietary minimization of carbohydrates, a little weight loss, and a discussion with an endocrinologist.</text:span></text:p>
      <text:p text:style-name="P50"/>
      <text:p text:style-name="P97"><text:span text:style-name="T83">&lt;p&gt;</text:span><text:span text:style-name="T67">The big news this </text:span><text:span text:style-name="T140">time</text:span><text:span text:style-name="T67"> is that starting next week, we will go to Indy only every other week. <text:s/>Secondly, we will be doing o</text:span><text:span text:style-name="T80">nly one weekly blood draw instead of two, </text:span><text:span text:style-name="T75">and </text:span><text:span text:style-name="T80">I can do this at our local Parkview hospital. Our next Indy visit will be August 31, which is a critical checkpoint in the recovery process.</text:span></text:p>
      <text:p text:style-name="P52"/>
      <text:p text:style-name="P52"><text:span text:style-name="T341">&lt;p&gt;</text:span>I still have minimal use of my right arm and found that healing of a torn deltoid can take 4 months <text:span text:style-name="T358">or more</text:span>. <text:s/>The arm is getting better.</text:p>
      <text:p text:style-name="P52"/>
      <text:p text:style-name="P52"><text:span text:style-name="T341">&lt;p&gt;</text:span>I continue to walk more that 3 ½ miles a day, which I actually enjoy.</text:p>
      <text:p text:style-name="P52"><text:soft-page-break/></text:p>
      <text:p text:style-name="P30">&lt;p&gt;</text:p>
      <text:p text:style-name="P98"><text:span text:style-name="T65">&lt;i&gt;</text:span><text:span text:style-name="T66">&lt;F</text:span><text:span text:style-name="T53">ONT COLOR</text:span><text:span text:style-name="T66">=”</text:span><text:span text:style-name="T256">#r</text:span><text:span text:style-name="T255">ed</text:span><text:span text:style-name="T66">”&gt;</text:span><text:span text:style-name="T120">NINTH WEEK </text:span><text:span text:style-name="T67">KIDNEY TRANSPLANT UPDATE, </text:span><text:span text:style-name="T66">S</text:span><text:span text:style-name="T84">EPTEMBER 2, </text:span><text:span text:style-name="T67"><text:s/>2020</text:span><text:span text:style-name="T65">&lt;/i&gt;</text:span><text:span text:style-name="T53">&lt;/FONT&gt;</text:span></text:p>
      <text:p text:style-name="P99"><text:span text:style-name="T67">&lt;p&gt;We went to Indy on August 31 for the ninth week check. <text:s/>My creatinine numbers are holding steady around 1.0, which is good, and my blood sugar number has come down: not quite normal, but close. <text:s/></text:span><text:span text:style-name="T85">Although I need to continue to monitor liquid intake (which must be at least 3 liters a day), I no longer have to capture and measure the liquids output, which is obviously more convenient. <text:s/></text:span><text:span text:style-name="T67">They adjusted downward </text:span><text:span text:style-name="T85">this week </text:span><text:span text:style-name="T67">one of the immunosuppres</text:span><text:span text:style-name="T72">s</text:span><text:span text:style-name="T67">ant drugs, so we are getting there. <text:s/></text:span><text:span text:style-name="T86">The doctors seem pleased with how things are going </text:span><text:span text:style-name="T85">and I have more energy every day. <text:s/>This is a sign that the an</text:span><text:span text:style-name="T75">a</text:span><text:span text:style-name="T85">esthetics are clearing from my system. <text:s/>The goal is to release me to the care of my local nephrologist around mid-December, and we seem well on target.</text:span></text:p>
      <text:p text:style-name="P53"/>
      <text:p text:style-name="P125"><text:span text:style-name="T86">&lt;</text:span><text:span text:style-name="T52">p&gt;The new routine is now established: <text:s/>Alternate Mondays we go to Indianapolis for blood tests and clinic with the doctors. <text:s/>I also have an excellent transplant coordinator who is quite reachable by eMail and responds quickly. <text:s/>The other Monday I go to Huntington Parkview for the blood tests, which obviously is much more convenient and quicker than Indianapolis. <text:s/>In fact, I usually am in and out in less than half an hour and it's another five minutes back home. <text:s/>We only do once weekly blood tests. <text:s/></text:span></text:p>
      <text:p text:style-name="P51"/>
      <text:p text:style-name="P121"><text:span text:style-name="T87">&lt;p&gt;</text:span><text:span text:style-name="T67">Interesting factoid: <text:s/>I had imagined that the immunosuppres</text:span><text:span text:style-name="T72">s</text:span><text:span text:style-name="T67">ant drugs permanently suppressed your immune system, but that is not the case. <text:s text:c="2"/></text:span><text:span text:style-name="T119">In addition, your immune system includes T-cells and B-cells, which I don't think are affected by immunosuppressants. <text:s/></text:span><text:span text:style-name="T67">The point is to adjust the immunosuppres</text:span><text:span text:style-name="T72">s</text:span><text:span text:style-name="T67">ants to keep the donated kidney from being rejected, but low enough so that your own immune system can r</text:span><text:span text:style-name="T87">esume partial</text:span><text:span text:style-name="T67"> function </text:span><text:span text:style-name="T87">without harming the transplant</text:span><text:span text:style-name="T67">. Until that point—which is projected f</text:span><text:span text:style-name="T85">or</text:span><text:span text:style-name="T67"> December—I will continue to avoid or minimize public exposure, but am allowed, for example, to go to Costco where the aisles are wide enough and everyone seems to be masked so that social contact is quite minimized. <text:s/>I'm not crazy about shopping as such (so this isn't much of a restriction), but do like to see what Costco has on offer from time to time. <text:s/></text:span><text:span text:style-name="T88">Easting out is problematic, but most restaurant</text:span><text:span text:style-name="T89">s</text:span><text:span text:style-name="T88"> now have carry out, so if I really want something exotic </text:span><text:span text:style-name="T89">we</text:span><text:span text:style-name="T88"> can order it. <text:s/></text:span><text:span text:style-name="T67">More of a problem: <text:s/>can't yet visit any of my favorite book stores! <text:s/></text:span><text:span text:style-name="T89">Despair! Misery! Woe! </text:span><text:span text:style-name="T67">But I'm finding plenty on Amazon, Exlibris, and ABE to keep me amused….</text:span><text:span text:style-name="T89">and broke.</text:span></text:p>
      <text:p text:style-name="P51"/>
      <text:p text:style-name="P100"><text:span text:style-name="T67">&lt;</text:span><text:span text:style-name="T90">p&gt;I am now free of most other restrictions, except lifting, which I can't do </text:span><text:span text:style-name="T89">much of </text:span><text:span text:style-name="T90">anyway because of the torn deltoid, which is getting </text:span><text:span text:style-name="T88">noticeably </text:span><text:span text:style-name="T90">better </text:span><text:span text:style-name="T88">as time passes</text:span><text:span text:style-name="T90">. <text:s/></text:span><text:span text:style-name="T88">(This will take </text:span><text:span text:style-name="T89">several more</text:span><text:span text:style-name="T88"> months to heal.) </text:span><text:span text:style-name="T90"><text:s/>Tomorrow I will drive Jean home from a visit to the orthopedist, which will be a first, though I have been allowed to drive a</text:span><text:span text:style-name="T88">s</text:span><text:span text:style-name="T90"> necessary for a couple of weeks now. <text:s/>Since I don't go out much except for walking, this hasn't been a temptation.</text:span></text:p>
      <text:p text:style-name="P55"/>
      <text:p text:style-name="P126"><text:span text:style-name="T52">&lt;p&gt;Waking continues to be a pleasure. <text:s/>The past week I was over 3.3 miles every day and two days was over 4.4 miles. <text:s/>I am enjoying looking at the varied architecture of Huntington around our neighborhood. <text:s/>Nothing as interesting as Romanian cities, </text:span><text:span text:style-name="T88">of course </text:span><text:span text:style-name="T89">(</text:span><text:span text:style-name="T119">at least </text:span><text:span text:style-name="T89">those that Ceaușescu didn't vandalize)</text:span><text:span text:style-name="T52">, but worth looking at anyway. <text:s/>And, contrary to prevailing mythology, no two houses in a couple mile radius of ours are identical. <text:s/>(By the way, I find </text:span><text:span text:style-name="T88">both </text:span><text:span text:style-name="T52">tiresome and ignorant the complaint of urbanites that small towns have cookie cutter houses: <text:s/>just how much variety is there in the layout of </text:span><text:span text:style-name="T88">urban </text:span><text:span text:style-name="T52">apartment buildings, other than the penthouses or </text:span><text:span text:style-name="T88">dwellings of </text:span><text:span text:style-name="T52">very wealthy people? <text:s/>Just more snobbishness and misplaced elitism. <text:s/>NB Joseph Epstein has an excellent book entitled &lt;</text:span><text:span text:style-name="T91">i&gt;</text:span><text:span text:style-name="T163">Snobbery: <text:s/>The American </text:span><text:soft-page-break/><text:span text:style-name="T163">Version&lt;/</text:span><text:span text:style-name="T164">i&gt;</text:span><text:span text:style-name="T86"> [2002], which punctures a lot of pretentiousness.)</text:span></text:p>
      <text:p text:style-name="P54"/>
      <text:p text:style-name="P101"><text:span text:style-name="T86">&lt;p&gt;Pardon t</text:span><text:span text:style-name="T88">he</text:span><text:span text:style-name="T86"> rant. <text:s/></text:span><text:span text:style-name="T88">(And remember, you don't have to read this if you don't want to. And after all, this is my blog. <text:s/>If you don't like it, go write your own.)</text:span><text:span text:style-name="T86"> </text:span><text:span text:style-name="T88">This testiness m</text:span><text:span text:style-name="T86">ust be sign that I am recuperating enough to regain some of my customary cantankerousness and all round </text:span><text:span text:style-name="T91">irascibility.</text:span><text:span text:style-name="T86"> <text:s/>That's progress in excess I would venture. <text:s/>However, dear friends, this grouchiness does not extend to you and your many kindnesses. <text:s/>I promise to listen to more Bob and Ray </text:span><text:span text:style-name="T85">humor </text:span><text:span text:style-name="T86">selections on Apple Music, which might alleviate the situation...or not.</text:span></text:p>
      <text:p text:style-name="P52"/>
      <text:p text:style-name="P31">&lt;p&gt;</text:p>
      <text:p text:style-name="P98"><text:span text:style-name="T65">&lt;i&gt;</text:span><text:span text:style-name="T66">&lt;F</text:span><text:span text:style-name="T53">ONT COLOR</text:span><text:span text:style-name="T66">=”</text:span><text:span text:style-name="T256">#r</text:span><text:span text:style-name="T255">ed</text:span><text:span text:style-name="T66">”&gt;</text:span><text:span text:style-name="T120">ELEVENTH WEEK </text:span><text:span text:style-name="T67">KIDNEY TRANSPLANT UPDATE, </text:span><text:span text:style-name="T66">O</text:span><text:span text:style-name="T84">ctober 12,</text:span><text:span text:style-name="T67"> 2020</text:span><text:span text:style-name="T65">&lt;/i&gt;</text:span><text:span text:style-name="T53">&lt;/FONT&gt;</text:span></text:p>
      <text:p text:style-name="P102"><text:span text:style-name="T67">&lt;p&gt;T</text:span><text:span text:style-name="T92">he good news is that as of October, I have graduated with honors. <text:s/>(OK, I made that last part up.) <text:s/>I have completed the first half of my recuperation period (three months) and the doctors say my numbers are good and consistent and, therefore, I move to a less restrictive regime of treatment. <text:s/>My creatinine hovers around 1.0, which is excellent and means the new kidney continues to function very well. <text:s/></text:span></text:p>
      <text:p text:style-name="P56"/>
      <text:p text:style-name="P103"><text:span text:style-name="T92">&lt;</text:span><text:span text:style-name="T93">p&gt;I will miss the frequent hospital visits, however, since being asked several times on each visit for my name and birth date has helped me get these items firmly affixed in my aging memory (I have a nearly 90% accuracy rate on the responses: <text:s/>how about that?) <text:s/>(OK, I made that up, too. <text:s/>I don't really remember my accuracy rate. <text:s/>Ha, ha.) <text:s/>What I do remember is that my right arm is still healing, which </text:span><text:span text:style-name="T91">will continue into the new year</text:span><text:span text:style-name="T93">. <text:s/>It is noticeably improved each week, which obviously is encouraging, not to mention that I can use it more and more without flinching.</text:span></text:p>
      <text:p text:style-name="P56"/>
      <text:p text:style-name="P102"><text:span text:style-name="T92">&lt;p&gt;For the next three months </text:span><text:span text:style-name="T94">(</text:span><text:span text:style-name="T92">October-November-December), we go to Indianapolis only once a month for labs/blood draw and consultation, and do a once a month blood draw locally. <text:s/>So that means a total of two hospital visits a month for the last half of the regimen and fewer </text:span><text:span text:style-name="T94">opportunities to </text:span><text:span text:style-name="T92">get up at 4:30 to drive to Indy, which both Jean (my trusty driver) and I much appreciate. </text:span><text:span text:style-name="T94">(I can drive, but Jean prefers that she drive to Indy because if we were in an accident on the interstate, the air bag blowing out of the steering wheel would hit me right in the </text:span><text:span text:style-name="T91">ole </text:span><text:span text:style-name="T94">transplant.) <text:s/></text:span><text:span text:style-name="T92"><text:s/>My treatment drugs seem to have stabilized and I have been taken off of the transplant diet and returned to the normal diet for people my age (good bye unlimited steaks: the regular diet “suggests” red meat only twice a week). <text:s/>I will have to watch calories and carbs as I now need to lose a few pounds </text:span><text:span text:style-name="T95">and bring my blood sugar down</text:span><text:span text:style-name="T92">. <text:s/></text:span><text:span text:style-name="T93">This means additional record keeping. <text:s/></text:span><text:span text:style-name="T95">(I will be consulting an endocrinologist on the blood sugar this month.)</text:span></text:p>
      <text:p text:style-name="P60"/>
      <text:p text:style-name="P13"><text:span text:style-name="T25">&lt;p&gt;As far as record keeping (and other matters), I need to </text:span><text:span text:style-name="T21">express my deep appreciation and thanks for</text:span><text:span text:style-name="T25"> my home dialysis training with Davita. <text:s/>They were very careful to stress the importance of keeping a daily (practically hourly) log. <text:s/>They also emphasized (long before COVID19) the need to </text:span><text:span text:style-name="T26">carefully </text:span><text:span text:style-name="T25">wash hands in antibacterial soap, taught me the 20 second rule, and drummed into us the need to maintain sterile surroundings (disinfecting countertops, sinks, bathtubs, faucets, and shower heads</text:span><text:span text:style-name="T26">)</text:span><text:span text:style-name="T25">. <text:s/>As a result, it was a breeze to adapt to the kidney transplant log keeping and disinfection routines, </text:span><text:span text:style-name="T15">not to mention all the PPE that we have on hand left over from home dialysis, including a high quality scale and blood pressure monitor</text:span><text:span text:style-name="T25">. <text:s/>My appreciation and thanks to Renee and the others at Davita </text:span><text:span text:style-name="T15">Ft. Wayne,</text:span><text:span text:style-name="T25"> from the receptionist to the nurses and staff: <text:s/>you done good (as a colleague of mine used to say). <text:s/></text:span></text:p>
      <text:p text:style-name="P56"/>
      <text:p text:style-name="P104"><text:soft-page-break/><text:span text:style-name="T92">&lt;p&gt;I am continuing to get the walking in: <text:s/>for the last three weeks, I have been walking between a minimum of 3.5 miles, </text:span><text:span text:style-name="T94">but </text:span><text:span text:style-name="T93">mostly </text:span><text:span text:style-name="T92">4 miles </text:span><text:span text:style-name="T94">+</text:span><text:span text:style-name="T92"> a day. <text:s/>Fall has fallen, so it's getting a bit chilly early mornings and late evenings when I usually walk (</text:span><text:span text:style-name="T94">so I </text:span><text:span text:style-name="T92">don't have to worry about </text:span><text:span text:style-name="T94">sun exposure</text:span><text:span text:style-name="T92">), but so far </text:span><text:span text:style-name="T95">it hasn't been </text:span><text:span text:style-name="T94">un</text:span><text:span text:style-name="T95">pleasant. However, we'll see come November and December </text:span><text:span text:style-name="T94">how things are</text:span><text:span text:style-name="T95">, when I will either have to walk inside or venture out during the day well-covered against the sun (remember, skin cancer is, after transplant rejection, the biggest problem for transplantees. <text:s/></text:span><text:span text:style-name="T96">BTW, I also had my first visit</text:span><text:span text:style-name="T80"> </text:span><text:span text:style-name="T96">to the dermatologist to get an initial skin cancer check </text:span><text:span text:style-name="T97">which was all clear. <text:s/>I will have to do this at least yearly</text:span><text:span text:style-name="T95">). <text:s/></text:span></text:p>
      <text:p text:style-name="P60"/>
      <text:p text:style-name="P105"><text:span text:style-name="T95">&lt;p&gt; Another Big S</text:span><text:span text:style-name="T94">tep Forward for me</text:span><text:span text:style-name="T95"> is after consultation with a neurologist, I may have started a regime that will keep the plague of restless leg in check. <text:s/>Can't be sure yet, but I am </text:span><text:span text:style-name="T94">over </text:span><text:span text:style-name="T95">three months without m</text:span><text:span text:style-name="T94">any</text:span><text:span text:style-name="T95"> actual restless le</text:span><text:span text:style-name="T94">g symptoms</text:span><text:span text:style-name="T95">. <text:s/>Praise the Lord!</text:span></text:p>
      <text:p text:style-name="P61"/>
      <text:p text:style-name="P127"><text:span text:style-name="T95">&lt;</text:span><text:span text:style-name="T52">p&gt;You will notice an amazing number of -ologists above. <text:s/>I may need a psychologist if this number keeps going up! <text:s/>(This reminds me of my uncle who studied psycho-ceramics at medical school. <text:s/></text:span><text:span text:style-name="T94">This, for those in the audience who missed it or just didn't care) is the study of</text:span><text:span text:style-name="T52"> how to deal with crackpots.) <text:s/></text:span></text:p>
      <text:p text:style-name="P62"/>
      <text:p text:style-name="P106"><text:span text:style-name="T97">&lt;p&gt;OK, I guess that very bad, but </text:span><text:span text:style-name="T119">the inclusion of a </text:span><text:span text:style-name="T97">classic Michelson family joke may indicat</text:span><text:span text:style-name="T94">e</text:span><text:span text:style-name="T97"> that I am running out of things to say, so I'll conclude with asking you to k</text:span><text:span text:style-name="T92">eep those</text:span><text:span text:style-name="T87"> cards and eMails </text:span><text:span text:style-name="T97">coming: </text:span><text:span text:style-name="T80"><text:s/></text:span><text:span text:style-name="T92">I enjoy hearing from you and appreciate y</text:span><text:span text:style-name="T97">our encouragement</text:span><text:span text:style-name="T92">.</text:span></text:p>
      <text:p text:style-name="P57"/>
      <text:p text:style-name="P32">&lt;p&gt;</text:p>
      <text:p text:style-name="P98"><text:span text:style-name="T65">&lt;i&gt;</text:span><text:span text:style-name="T66">&lt;F</text:span><text:span text:style-name="T53">ONT COLOR</text:span><text:span text:style-name="T66">=”</text:span><text:span text:style-name="T256">#r</text:span><text:span text:style-name="T255">ed</text:span><text:span text:style-name="T66">”&gt;</text:span><text:span text:style-name="T67">F</text:span><text:span text:style-name="T84">OURTH MONTH </text:span><text:span text:style-name="T67">UPDATE, </text:span><text:span text:style-name="T66">N</text:span><text:span text:style-name="T84">OVEMBER 3</text:span><text:span text:style-name="T70">,</text:span><text:span text:style-name="T67"> 2020</text:span><text:span text:style-name="T65">&lt;/i&gt;</text:span><text:span text:style-name="T53">&lt;/FONT&gt;</text:span></text:p>
      <text:p text:style-name="P124"><text:span text:style-name="T53">&lt;</text:span><text:span text:style-name="T52">p&gt; <text:s/>Last week was the end of the fourth month since transplant and my visit at St. Vincent was excellent. <text:s/>My new (borrowed) kidney is functioning very well: <text:s/>creatinine level was below 1.0, which is first rate. <text:s/>My blood pressure is consistently in the 110/60 range, which is not only good, but maybe even slightly lower than they would prefer. <text:s/>They adjusted my medications accordingly. <text:s/></text:span><text:span text:style-name="T63">(Who knew that after decades of high blood pressure, which is what killed my kidneys in the first place, they would be mildly concerned with low blood pressure?)</text:span></text:p>
      <text:p text:style-name="P107"><text:span text:style-name="T98">&lt;p&gt;My blood sugar is still a bit high, so they sent me to an endocrinologist who recommended a very low dosage of insulin daily. <text:s/>BTW: the insulin shot is completely painless, which is more than I can say for the twice daily finger sticks to monitor the blood sugar levels. <text:s/>The </text:span><text:span text:style-name="T99">blood sugar readings</text:span><text:span text:style-name="T98"> are coming down after a week of treatment into normal ranges. </text:span><text:span text:style-name="T99">So that's all to the good</text:span><text:span text:style-name="T98">. <text:s/>Whether this is a permanent procedure or only temporary until my body gets used to the immunosuppres</text:span><text:span text:style-name="T72">s</text:span><text:span text:style-name="T98">ant drugs which are the main cause of this remains to be seen. <text:s/></text:span><text:span text:style-name="T100">I also had a visit this week to the oncologist as a followup to a slight marker detected in the run-up to my transplant at St. Vincent. <text:s/>The results were completely normal, so they will occasionally monitor it every six months or a year just to be on the safe side.</text:span></text:p>
      <text:p text:style-name="P7"><text:span text:style-name="T11">&lt;p&gt;Two more months and I will complete the six month post-op monitoring and treatments. <text:s/>I have two more visits to Indianapolis, one in November and one in December and if all goes wel</text:span><text:span text:style-name="T12">l</text:span><text:span text:style-name="T11">, I will enter the more or less normal phase post-transplant. <text:s/>Under usual circumstances, at the end of December I would </text:span><text:span text:style-name="T13">have been</text:span><text:span text:style-name="T11"> able to resume normal activities and diet (which was already begun last month), travel normally, and so forth. <text:s/>However, as you may or may not know (note the ironical tone here), we are not in normal times by any means. <text:s/>Because of COVID19, I will continue to avoid crowds, will restrict going out, will use PPE and require visitors in home to do the same, won't be able to fly, and all that because COVID19 is dangerous for people with compromised immune systems </text:span><text:span text:style-name="T14">(that's me at the top of the list)</text:span><text:span text:style-name="T11"> and </text:span><text:soft-page-break/><text:span text:style-name="T11">old geezers <text:s/></text:span><text:span text:style-name="T14">(me, again). <text:s/>Things will change when there is a COVID19 vaccine, but I will have to wait until it is </text:span><text:span text:style-name="T15">validated as safe</text:span><text:span text:style-name="T14"> for kidney transplantees. <text:s/>My doctors were optimistic that come </text:span><text:span text:style-name="T15">next</text:span><text:span text:style-name="T14"> fall, I might even be able to fly if the above happens, so I am getting my hopes up for a visit to Romania later next year unless things are once more closed down because of COVID19, vaccine or not.</text:span></text:p>
      <text:p text:style-name="P8"><text:span text:style-name="T11">&lt;p&gt;A correction to </text:span><text:span text:style-name="T15">a</text:span><text:span text:style-name="T11"> previous post, which indicated once the 6 month </text:span><text:span text:style-name="T14">process was completed, I would be transferred back to </text:span><text:span text:style-name="T46">a</text:span><text:span text:style-name="T14"> Ft. Wayne nephrologist. <text:s/>I will actually continue treatment permanently </text:span><text:span text:style-name="T46">(i. e. forever)</text:span><text:span text:style-name="T14"> with St. Vincent, doing </text:span><text:span text:style-name="T15">most of the</text:span><text:span text:style-name="T14"> blood draws </text:span><text:span text:style-name="T15">in Huntington</text:span><text:span text:style-name="T14">, but having a monitoring consult with them every few months. <text:s/>This suits me fine since we like </text:span><text:span text:style-name="T13">the St. Vincent people</text:span><text:span text:style-name="T14"> and are confident in the level of care and expertise there.</text:span></text:p>
      <text:p text:style-name="P9"><text:span text:style-name="T14">&lt;</text:span><text:span text:style-name="T16">p&gt;</text:span><text:span text:style-name="T20">BTW, m</text:span><text:span text:style-name="T16">y son AKA the donor is doing well. <text:s/>He also had a four month checkup and all is norma</text:span><text:span text:style-name="T20">l</text:span><text:span text:style-name="T16">. <text:s/></text:span></text:p>
      <text:p text:style-name="P9"><text:span text:style-name="T16">&lt;</text:span><text:span text:style-name="T20">p&gt;</text:span><text:span text:style-name="T16">I want to take a moment here to thank those who volunteered to donate kidneys </text:span><text:span text:style-name="T20">to me</text:span><text:span text:style-name="T16">. <text:s/></text:span><text:span text:style-name="T17">All through this, I was never in the position of wondering how long it would take me to climb up the list to get an anonymous kidney donation (which in this area takes 3-5 years, </text:span><text:span text:style-name="T20">and that</text:span><text:span text:style-name="T12"> is below the national average</text:span><text:span text:style-name="T17">). <text:s/>I was on the list, of course, as a fallback position, but generous Christians and family were always there for me. <text:s/></text:span><text:span text:style-name="T13">I have to mention here</text:span><text:span text:style-name="T16"> Hannah </text:span><text:span text:style-name="T13">from our church</text:span><text:span text:style-name="T16">, bless her, who out of the blue offered to be considered, but for various reasons could not proceed. <text:s/>Then there was my brother, Joel, who was an almost perfect match (what else?), but turned out to have a kidney stone in the preferred transplant kidney. <text:s/>Subsequently, my oldest son, David, stepped up, was a good match, and went all the way through the </text:span><text:span text:style-name="T17">months of </text:span><text:span text:style-name="T16">testing until the last test, which although acceptable, was marginal and the doctor thought it might be too risky for him </text:span><text:span text:style-name="T17">later on if he had kidney complications</text:span><text:span text:style-name="T16">. <text:s/>He was </text:span><text:span text:style-name="T15">rather </text:span><text:span text:style-name="T16">disappointed, having already picked out reading matter to indulge in during recuperation. <text:s/></text:span><text:span text:style-name="T13">And obviously he had invested a lot of time in the testing process. <text:s/></text:span><text:span text:style-name="T16">Then my youngest (o</text:span><text:span text:style-name="T17">ops</text:span><text:span text:style-name="T16">, and the only son left), Paul-Philip AKA Paco, leapt into the fray </text:span><text:span text:style-name="T12">and we started the process all over. <text:s/>He</text:span><text:span text:style-name="T16"> proved to be a good match, and passed all of the tests, </text:span><text:span text:style-name="T17">was told he needed to lose some weight, proceeded to lose forty pounds, and </text:span><text:span text:style-name="T18">we were ready to go in September 2019. <text:s/></text:span><text:span text:style-name="T15">(And I still had one more volunteer donor, Bryce, standing in the wings if necessary. <text:s/>Thanks, Bryce, who was a former student but apparently didn't hold a grudge. Ha, ha?) <text:s/></text:span><text:span text:style-name="T19">I </text:span><text:span text:style-name="T20">am deeply sincere that I </text:span><text:span text:style-name="T19">can't thank enough a</text:span><text:span text:style-name="T12">ll to my potential donors.</text:span></text:p>
      <text:p text:style-name="P9"><text:span text:style-name="T15">&lt;</text:span><text:span text:style-name="T20">p&gt;L</text:span><text:span text:style-name="T12">et me urge all of you out there in the semi-real world to consider </text:span><text:span text:style-name="T19">becoming</text:span><text:span text:style-name="T12"> a living organ donor, or at least have an organ donor provision in your Advanced Directives for your physicians and hospital. <text:s/>(You DO have a set of up-to-date Advanced Directives, don't you? <text:s/></text:span><text:span text:style-name="T20">If not, why not? <text:s/>It doesn't take long and might save a life.</text:span><text:span text:style-name="T12">) <text:s/></text:span><text:span text:style-name="T19">Contrary to popular belief, kidney donors rather than than shortening their longevity, actually live longer than non-donors. <text:s/>So extend your life and someone else's at the same time. <text:s/>(OK, there are some risks that shouldn't be minimized, as with any surgery, but my two sons are much healthier as a result of going through the donor process than they might have been otherwise.)</text:span></text:p>
      <text:p text:style-name="P9"><text:span text:style-name="T19">&lt;</text:span><text:span text:style-name="T20">p&gt;</text:span><text:span text:style-name="T18">However,</text:span><text:span text:style-name="T17"> after a few more glitches including a postponement f</text:span><text:span text:style-name="T18">ollowing</text:span><text:span text:style-name="T17"> being scheduled for a transplant on November </text:span><text:span text:style-name="T18">5, 2019</text:span><text:span text:style-name="T17"> (</text:span><text:span text:style-name="T18">almost exactly </text:span><text:span text:style-name="T17">a year ago), the untimely </text:span><text:span text:style-name="T15">though </text:span><text:span text:style-name="T18">temporary </text:span><text:span text:style-name="T17">closing of Ft. Wayne Lutheran's program </text:span><text:span text:style-name="T18">in January 2019</text:span><text:span text:style-name="T17">, a tim</text:span><text:span text:style-name="T18">ely</text:span><text:span text:style-name="T17"> transfer to St. Vincent Indianapolis (the top-ranked kidney transplant hospital in Indiana), </text:span><text:span text:style-name="T18">assisted </text:span><text:span text:style-name="T12">and facilitated </text:span><text:span text:style-name="T18">by Ft. Wayne Lutheran</text:span><text:span text:style-name="T17">, and finally the inopportune advent of COVID19 which shut down hospitals in Indiana from March to June 2020, we finally arrived at the big day, June 24, 2020 and got the job done </text:span><text:span text:style-name="T18">at the expert hands of Drs Ghoneim, Cantafio, and Moiz</text:span><text:span text:style-name="T17"> </text:span><text:span text:style-name="T12">working in side by side operating rooms, which meant that the time between removal of the transplant kidney from Paco and transfer to me was at a minimum. <text:s/></text:span><text:span text:style-name="T13">This was good because it</text:span><text:span text:style-name="T12"> meant that </text:span><text:span text:style-name="T13">the kidney</text:span><text:span text:style-name="T12"> did not “go to sleep,” but started functioning almost as soon as it was hooked up. <text:s/></text:span><text:span text:style-name="T13">(A kidney donation from a deceased donor usually means that the kidney does go to sleep, which can result in complications.)</text:span><text:span text:style-name="T12"> <text:s text:c="2"/></text:span></text:p>
      <text:p text:style-name="P108"><text:soft-page-break/><text:span text:style-name="T100">&lt;p&gt;</text:span><text:span text:style-name="T104">And here we are, four months</text:span><text:span text:style-name="T100">+</text:span><text:span text:style-name="T104"> down the pathway to </text:span><text:span text:style-name="T100">wha</text:span><text:span text:style-name="T101">t</text:span><text:span text:style-name="T100"> looks like </text:span><text:span text:style-name="T101">it will be,&lt;</text:span><text:span text:style-name="T140">i&gt;</text:span><text:span text:style-name="T101"> </text:span><text:span text:style-name="T140">Deo</text:span><text:span text:style-name="T101"> </text:span><text:span text:style-name="T140">Volente&lt;/i&gt;</text:span><text:span text:style-name="T101">, </text:span><text:span text:style-name="T104">a highly successful conclusion </text:span><text:span text:style-name="T101">to the transplant process.</text:span><text:span text:style-name="T104"> <text:s/></text:span><text:span text:style-name="T100">I have even driven by myself into Ft. Wayne to the oncology office, so Jean is beginning to get some relief as 24 hour caregiver. <text:s/>Who knows? <text:s/>One day I may be able to take care of myself (mostly). <text:s/>Our 53 year plus partnership continues, for which I am grateful.</text:span></text:p>
      <text:p text:style-name="P109"><text:span text:style-name="T102">&lt;</text:span><text:span text:style-name="T103">p&gt;Fall has fallen, which is going to make my daily walking s</text:span><text:span text:style-name="T100">ometimes</text:span><text:span text:style-name="T103"> problematic when it rains or snows. <text:s/>I have been out in 3</text:span><text:span text:style-name="T100">2</text:span><text:span text:style-name="T103">° <text:s/>F/</text:span><text:span text:style-name="T100">0</text:span><text:span text:style-name="T103">° celsius bundled up and have kept pretty warm, so when its good weather but only cold, I should be all right. <text:s/>The leaves w</text:span><text:span text:style-name="T100">ere</text:span><text:span text:style-name="T103"> pretty good this fall, but with freezing weather at night, </text:span><text:span text:style-name="T100">alas,</text:span><text:span text:style-name="T103"> are almost all gone.</text:span></text:p>
      <text:p text:style-name="P128"><text:span text:style-name="T52">&lt;p&gt;You will have been happy to note that I have refrained from even alluding to you-know-what </text:span><text:span text:style-name="T105">coming up in November </text:span><text:span text:style-name="T52">until now...and I intend to keep it that way. <text:s/></text:span><text:span text:style-name="T100">Don't ask.</text:span></text:p>
      <text:p text:style-name="P128"><text:span text:style-name="T52">&lt;p&gt;T</text:span><text:span text:style-name="T100">o all of you who have persevered this far, t</text:span><text:span text:style-name="T52">hanks for eMail</text:span><text:span text:style-name="T100">s, cards, calls, </text:span><text:span text:style-name="T52"><text:s/>and other ways of sending your good wishes. <text:s/>We appreciate it.</text:span></text:p>
      <text:p text:style-name="P63"/>
      <text:p text:style-name="P58"/>
      <text:p text:style-name="P33">&lt;p&gt;</text:p>
      <text:p text:style-name="P110"><text:span text:style-name="T65">&lt;i&gt;</text:span><text:span text:style-name="T66">&lt;F</text:span><text:span text:style-name="T53">ONT COLOR</text:span><text:span text:style-name="T66">=”</text:span><text:span text:style-name="T256">#r</text:span><text:span text:style-name="T255">ed</text:span><text:span text:style-name="T66">”&gt;</text:span><text:span text:style-name="T67">F</text:span><text:span text:style-name="T106">I</text:span><text:span text:style-name="T107">FTH</text:span><text:span text:style-name="T84"> MONTH </text:span><text:span text:style-name="T67">UPDATE, </text:span><text:span text:style-name="T66">D</text:span><text:span text:style-name="T107">ECEMBER 20</text:span><text:span text:style-name="T70">,</text:span><text:span text:style-name="T67"> 2020</text:span><text:span text:style-name="T65">&lt;/i&gt;</text:span><text:span text:style-name="T53">&lt;/FONT&gt;</text:span></text:p>
      <text:p text:style-name="P111"><text:span text:style-name="T53">&lt;</text:span><text:span text:style-name="T98">p&gt;</text:span><text:span text:style-name="T107">Actually I am n</text:span><text:span text:style-name="T106">ow just</text:span><text:span text:style-name="T107"> c</text:span><text:span text:style-name="T106">ouple of </text:span><text:span text:style-name="T107">weeks a</text:span><text:span text:style-name="T106">way from</text:span><text:span text:style-name="T107"> my Sixth Month update, but nothing particularly s</text:span><text:span text:style-name="T106">pectacular </text:span><text:span text:style-name="T107">happened </text:span><text:span text:style-name="T106">between my November 3 visit to St. Vincent and my November 30 visit (which was the Fifth Month visit)</text:span><text:span text:style-name="T107">. <text:s/>My numbers at the end of November were pretty much as expected, my medications seem to have balanced out, and we continued to work on my blood sugar. <text:s/>Since then, I have lost a couple of pounds and have been watching calories and carbohydrates </text:span><text:span text:style-name="T106">(look for this to go off the rails during the holidays)</text:span><text:span text:style-name="T107">. <text:s/>Things look good for my Sixth Month clinic, which is now scheduled for January 4. </text:span><text:span text:style-name="T108">My injured right shoulder is healing: <text:s/>it functions about 80% these days. <text:s/>It gets better on a weekly basis. </text:span></text:p>
      <text:p text:style-name="P111"><text:span text:style-name="T108">&lt;p&gt;To while away the time, I have compiled a listing of signs that might characterize a successful kidney transplant patient. <text:s/></text:span><text:span text:style-name="T107"><text:s/></text:span><text:span text:style-name="T109">You might find amusing </text:span><text:span text:style-name="T110">the pdf of t</text:span><text:span text:style-name="T108">hese </text:span><text:span text:style-name="T110"><text:s/>&lt;a href="15signs</text:span><text:span text:style-name="T162">.</text:span><text:span text:style-name="T161">pdf</text:span><text:span text:style-name="T110">"&gt;</text:span><text:span text:style-name="T109">“15 </text:span><text:span text:style-name="T110">Signs of a Successful Kidney Transplantee.”&lt;/a&gt; (Or you may not, but you don't have to read it if you don't.)</text:span></text:p>
      <text:p text:style-name="P110"><text:span text:style-name="T107">&lt;p&gt;In the meanwhile, we had a nice Thanksgiving, November 25-27, as David (and his family) came up from Nashville to celebrate at a slightly lesser distance with us </text:span><text:span text:style-name="T109">than usual, </text:span><text:span text:style-name="T107">and with our Ft. Wayne son, Paco (and his family</text:span><text:span text:style-name="T109">)</text:span><text:span text:style-name="T107"> so that the Michelson clan could be together for the first time all COVID Year </text:span><text:span text:style-name="T109">which started for us around my 75</text:span><text:span text:style-name="T49">th</text:span><text:span text:style-name="T109"> birthday </text:span><text:span text:style-name="T106">in mid-March</text:span><text:span text:style-name="T109"> (what a rotten birthday present. <text:s/></text:span><text:span text:style-name="T106">Of course, the transplant in June could be considered a delayed gift, so I'm not complaining</text:span><text:span text:style-name="T109">)</text:span><text:span text:style-name="T107">. <text:s/>The Nashvillians stayed with the Ft. Waynians to avoid possibly spreading or contracting COVID19, but we met o</text:span><text:span text:style-name="T109">n the 25</text:span><text:span text:style-name="T49">th</text:span><text:span text:style-name="T109"> </text:span><text:span text:style-name="T107">at the</text:span><text:span text:style-name="T105">ir</text:span><text:span text:style-name="T107"> church hall in Ft. Wayne, and t</text:span><text:span text:style-name="T109">he afternoon and evening of the 26</text:span><text:span text:style-name="T49">th</text:span><text:span text:style-name="T109"> </text:span><text:span text:style-name="T107">at our church gymnasium in Huntington. <text:s text:c="2"/></text:span><text:span text:style-name="T109">In both venues, </text:span><text:span text:style-name="T106">nearly a dozen </text:span><text:span text:style-name="T107">of us could maintain social distancing of 20-25 feet (7 meters) in fairly high-ceilinged spaces. <text:s/>We wore masks except when eating, but the susceptible old codgers, </text:span><text:span text:style-name="T106">AKA the family patriarchs,</text:span><text:span text:style-name="T107"> were across the room from the rest </text:span><text:span text:style-name="T106">of the clan</text:span><text:span text:style-name="T107">. <text:s/>Ft. Wayne produced a marvelous Korean meal on the 25</text:span><text:span text:style-name="T50">th </text:span><text:span text:style-name="T107">and Huntington provided an American-style (more or less) meal on the 26</text:span><text:span text:style-name="T50">th. <text:s/></text:span><text:span text:style-name="T107"><text:s/>A special treat was that our oldest grandson, Simeon, now attending university in California, was able to fly back for the holiday. <text:s/>A goo</text:span><text:span text:style-name="T109">d</text:span><text:span text:style-name="T107"> time was had by all, </text:span><text:span text:style-name="T105">with the usual Michelson argybargy</text:span><text:span text:style-name="T107">. <text:s/>Despite the masking, distancing, and other precautions, we had a lot more fun than one would have suspected, though, of course, when nearly a dozen Michelsons get together </text:span><text:span text:style-name="T109">in a single location, </text:span><text:span text:style-name="T107">one shouldn't have been surprised that we had fun. <text:s/>We managed to keep the chaos down sufficiently that local law enforcement officers were not summoned by the neighbors, </text:span><text:span text:style-name="T109">at least not to our knowledge</text:span><text:span text:style-name="T107">. <text:s/></text:span><text:span text:style-name="T109">And, naturally, the star of the show was the youngest grandson, Lowynn.</text:span></text:p>
      <text:p text:style-name="P112"><text:soft-page-break/><text:span text:style-name="T107">&lt;p&gt;The other event of note was that my </text:span><text:span text:style-name="T110">last </text:span><text:span text:style-name="T107">blood draw on December 14 was the first one in memory that showed every single category in normal ranges. <text:s/>My blood sugar is now where they want it, my creatinine is excellent at 1.15, and my BUN is at 21. <text:s/></text:span><text:span text:style-name="T106">And surprisingly, this fall I have not been hit by most of the usual seasonal afflictions: <text:s/>it's amazing how f</text:span><text:span text:style-name="T108">ew </text:span><text:span text:style-name="T106">colds, flu, and so forth o</text:span><text:span text:style-name="T108">ne gets </text:span><text:span text:style-name="T106">by just staying at home in isolation and minding ones own business. <text:s/></text:span><text:span text:style-name="T107">We'll see if we can keep this up, </text:span><text:span text:style-name="T110">but o</text:span><text:span text:style-name="T106">verall this</text:span><text:span text:style-name="T110"> is pretty good news.</text:span></text:p>
      <text:p text:style-name="P113"><text:span text:style-name="T107">&lt;p&gt;We are now in the m</text:span><text:span text:style-name="T106">idst</text:span><text:span text:style-name="T107"> of </text:span><text:span text:style-name="T106">the </text:span><text:span text:style-name="T107">Christmas </text:span><text:span text:style-name="T106">season, which because of COVID19 is a little peculiar, but rewarding none the less</text:span><text:span text:style-name="T107">. <text:s/>S</text:span><text:span text:style-name="T106">ince we are more or less healthy, we </text:span><text:span text:style-name="T107">have revived a few family traditions that had been in abeyance for the last few years, </text:span><text:span text:style-name="T110">which h</text:span><text:span text:style-name="T106">as</text:span><text:span text:style-name="T110"> been fun.</text:span><text:span text:style-name="T107"> <text:s/></text:span><text:span text:style-name="T110">In addition, w</text:span><text:span text:style-name="T107">e will </text:span><text:span text:style-name="T106">be able to </text:span><text:span text:style-name="T107">celebrate </text:span><text:span text:style-name="T106">Christmas twice this year: <text:s/>once </text:span><text:span text:style-name="T107">with our Ft. Wayne family </text:span><text:span text:style-name="T110">on December </text:span><text:span text:style-name="T106">24-</text:span><text:span text:style-name="T110">25; t</text:span><text:span text:style-name="T107">hen </text:span><text:span text:style-name="T106">a</text:span><text:span text:style-name="T110">gain </text:span><text:span text:style-name="T107">in January </text:span><text:span text:style-name="T110">in Nashville, when we </text:span><text:span text:style-name="T107">hope, Lord willing, </text:span><text:span text:style-name="T106">the whole gang will be together (the socially distanced type of togetherness)</text:span><text:span text:style-name="T107">. <text:s/></text:span></text:p>
      <text:p text:style-name="P113"><text:span text:style-name="T110">&lt;p&gt; For now, w</text:span><text:span text:style-name="T107">e wish all of you a Blessed Christmas and a profitable COVID19-free new year. <text:s/>2020 was tough, so it shouldn't be too difficult for 2021 to be better. <text:s/></text:span><text:span text:style-name="T109">On the other hand, certainly there were likely high points for all of us in 2020 if we </text:span><text:span text:style-name="T106">care to </text:span><text:span text:style-name="T109">ponder on it. <text:s/></text:span><text:span text:style-name="T106">There are those who are urging all of us to burn all our 2020 calendars. <text:s/>This might be going a little too far. <text:s/>In the end, we cannot ignore history; we need to learn from it.</text:span></text:p>
      <text:p text:style-name="P114"><text:span text:style-name="T109">&lt;p&gt;</text:span><text:span text:style-name="T106">T</text:span><text:span text:style-name="T109">his time of year </text:span><text:span text:style-name="T106">also </text:span><text:span text:style-name="T109">reminds us that we have much to be grateful for </text:span><text:span text:style-name="T110">if we look at the Big Picture, </text:span><text:span text:style-name="T106">as </text:span><text:span text:style-name="T109">J. R. R. Tolkien suggests in the following </text:span><text:span text:style-name="T107">excerpt from </text:span><text:span text:style-name="T109">his </text:span><text:span text:style-name="T110">1936 </text:span><text:span text:style-name="T109">poem</text:span><text:span text:style-name="T107">, “Noel,” which he published in his old school annual, but which had been “lost” until recently:</text:span></text:p>
      <text:p text:style-name="P82"><text:span text:style-name="T344">&lt;p&gt;</text:span><text:span text:style-name="T345">'</text:span><text:span text:style-name="T343">The world was blind</text:span><text:line-break/><text:span text:style-name="T342">&lt;br&gt;T</text:span><text:span text:style-name="T343">he boughs were bent</text:span></text:p>
      <text:p text:style-name="P83"><text:span text:style-name="T342">&lt;br&gt;</text:span>All ways and paths were wild.</text:p>
      <text:p text:style-name="P83"><text:span text:style-name="T342">&lt;br&gt;</text:span>Then the veil of <text:span text:style-name="T357">cl</text:span>oud apart was rent</text:p>
      <text:p text:style-name="P83"><text:span text:style-name="T342">&lt;br&gt;</text:span>And here was born a Child….</text:p>
      <text:p text:style-name="P84"><text:span text:style-name="T349">&lt;br&gt;The bells of Paradise now ring</text:span><text:span text:style-name="T52"><text:line-break/></text:span><text:span text:style-name="T351">&lt;br&gt;</text:span><text:span text:style-name="T349">With bells of Christendo</text:span><text:span text:style-name="T350">m</text:span><text:span text:style-name="T52"><text:line-break/></text:span><text:span text:style-name="T351">&lt;br&gt;</text:span><text:span text:style-name="T349">And Gloria, Gloria we will sing</text:span><text:span text:style-name="T52"><text:line-break/></text:span><text:span text:style-name="T351">&lt;br&gt;</text:span><text:span text:style-name="T349">That God on earth is come.”</text:span></text:p>
      <text:p text:style-name="P57"/>
      <text:p text:style-name="P127"><text:span text:style-name="T92">&lt;</text:span><text:span text:style-name="T52">p&gt;Best.</text:span></text:p>
      <text:p text:style-name="P20"/>
      <text:p text:style-name="P59"/>
      <text:p text:style-name="P34">&lt;p&gt;</text:p>
      <text:p text:style-name="P115"><text:span text:style-name="T65">&lt;i&gt;</text:span><text:span text:style-name="T66">&lt;F</text:span><text:span text:style-name="T53">ONT COLOR</text:span><text:span text:style-name="T66">=”</text:span><text:span text:style-name="T256">#r</text:span><text:span text:style-name="T255">ed</text:span><text:span text:style-name="T66">”&gt;</text:span><text:span text:style-name="T105">SIXTH!!</text:span><text:span text:style-name="T84"> MONTH </text:span><text:span text:style-name="T67">UPDATE, </text:span><text:span text:style-name="T105">JANUARY 6</text:span><text:span text:style-name="T70">,</text:span><text:span text:style-name="T67"> 202</text:span><text:span text:style-name="T105">1</text:span><text:span text:style-name="T65">&lt;/i&gt;</text:span><text:span text:style-name="T53">&lt;/FONT&gt;</text:span></text:p>
      <text:p text:style-name="P116"><text:span text:style-name="T53">&lt;</text:span><text:span text:style-name="T98">p&gt;</text:span><text:span text:style-name="T105">The big day arrived on Monday, January 4, without incident. <text:s/></text:span><text:span text:style-name="T111">This was the critical sixth month checkup at St. Vincent. Under normal circumstances, following this I would be able to rejoin the human race. <text:s/>Under normal circumstances, but, as some of you may have noticed, we are not living under normal circumstances, so I will continue under a quarantine, albeit somewhat less restrictive. <text:s/></text:span><text:span text:style-name="T105"><text:s text:c="2"/>We left early for </text:span><text:span text:style-name="T111">Indianapolis </text:span><text:span text:style-name="T105">because of predictions of bad weather, but it was clear and above freezing, so we arrived 30 minutes early for the blood draw, </text:span><text:span text:style-name="T112">even though for once we (I was driving) scrupulously adhered to the speed limit</text:span><text:span text:style-name="T105">. <text:s/>The clinic visit was uneventful since all the blood numbers were as expected. <text:s/>My coordinator said my progress was the best of their current group and he wished he had as few problems with the others as with me. <text:s/>Still no word on when the vaccine will be available to transplantees, but once they get enough data on side effects and possible adverse reactions with various drugs they will be able to decide: <text:s/>maybe February, maybe March… <text:s/></text:span><text:span text:style-name="T112">My next clinic visit is in March. <text:s/>The good news is that </text:span><text:span text:style-name="T111">next time </text:span><text:span text:style-name="T112">I can do the blood draw here on the Saturday prior and not have to drive to Indy </text:span><text:span text:style-name="T111">in</text:span><text:span text:style-name="T112"> early morning, but can leave at a respectable hour for the 10:45 clinic. <text:s/>(Just watch: we'll have a blizzard during the night and have to leave early any way. <text:s/>However, if bad weather is forecast, we will just drive down Sunday night </text:span><text:soft-page-break/><text:span text:style-name="T112">since my insurance pays not only for the travel, but also for hotels if necessary. <text:s/>So there…) <text:s/></text:span><text:span text:style-name="T111">All in all, another landmark passed without a hitch.</text:span></text:p>
      <text:p text:style-name="P115"><text:span text:style-name="T112">&lt;</text:span><text:span text:style-name="T113">p&gt;</text:span><text:span text:style-name="T111">One piece of good news is that my caregiver/wife Jean will be able to get the vaccine during the next month, so she will not be quite as leery of being in crowds of careless people going about without masks or with their noses uncovered. <text:s/>Also, my donor/son Paco got his first shot this week because as an autism counsellor and teacher, he is considered an essential worker.</text:span></text:p>
      <text:p text:style-name="P115"><text:span text:style-name="T112">&lt;p&gt;At this time of year, people are fond of making resolutions and looking both backward and forward, </text:span><text:span text:style-name="T114">possibly in honor of the Roman god Janus</text:span><text:span text:style-name="T112">. <text:s/>I made my traditional resolution, which</text:span><text:span text:style-name="T115"> was</text:span><text:span text:style-name="T112"> not to make any resolutions. <text:s/>Why? <text:s/>Because, when it comes down to it, January 1</text:span><text:span text:style-name="T51">st</text:span><text:span text:style-name="T112"> is no more significant than June 1</text:span><text:span text:style-name="T51">st</text:span><text:span text:style-name="T112"> or October 1</text:span><text:span text:style-name="T51">st</text:span><text:span text:style-name="T112">. <text:s/>My </text:span><text:span text:style-name="T115">aim</text:span><text:span text:style-name="T112">, for those of you taking notes, i</text:span><text:span text:style-name="T115">s</text:span><text:span text:style-name="T112"> not to bounce back from the experiences of the last year, but to bounce forward. <text:s/>Doesn't that make more sense? I have been able to resume writing projects and other interest</text:span><text:span text:style-name="T116">s</text:span><text:span text:style-name="T112"> including the C. S. Lewis and Kindred Spirits project in Iași, which is really very exciting. <text:s/>Since usually I don't have to be anywhere in particular, I can carve out blocks of time to work on such matters. <text:s/>However, I </text:span><text:span text:style-name="T116">continue to be</text:span><text:span text:style-name="T112"> busy sorting and filing stuff, which seems to be an endless process. <text:s/>I will soon acquire two more filing cabinets which will help. <text:s/></text:span><text:span text:style-name="T114">Less on that anon. <text:s/></text:span><text:span text:style-name="T115">Once the mess is cleaned up, I will be able have clearer access to my library and can get down to serious work.</text:span></text:p>
      <text:p text:style-name="P115"><text:span text:style-name="T114">&lt;p&gt;</text:span><text:span text:style-name="T116">In the Gospel of Matthew, Ch. 6:25-27, Christ says “I tell you, do not be anxious about your life….which of you by being anxious can add a single hour to to his span of life?” <text:s/>Concerned? Yes. <text:s/>Cautious? Yes. <text:s/>Foresighted? Yes. <text:s/>Anxious? <text:s/>Definitely no. <text:s/>Christ points out that life is much more than material or physical things. <text:s/></text:span><text:span text:style-name="T117">Instead, we allow ourselves to be distracted from what's really important in life, and as a result, in the words of Thoreau, </text:span><text:span text:style-name="T257">"lead lives of quiet desperation.” <text:s/>Let us receive joyfully and gratefully the grace of God, and become a light and a fragrance in the lives of those around us, and, in the words of the Apostle Paul, when we refrain from being anxious, “the peace of God which surpasses all understanding, will guard” our “hearts and minds in Christ.” <text:s/>(Philippians 4:6-7) <text:s/>I hope you can join me in bouncing forward this year and every year that we are given.</text:span></text:p>
      <text:p text:style-name="P137">&lt;p&gt;Thanks for listening.</text:p>
      <text:p text:style-name="P137"/>
      <text:p text:style-name="P137"/>
      <text:p text:style-name="P35">&lt;p&gt;</text:p>
      <text:p text:style-name="P117"><text:span text:style-name="T258">&lt;i&gt;</text:span><text:span text:style-name="T259">&lt;F</text:span><text:span text:style-name="T260">ONT COLOR</text:span><text:span text:style-name="T259">=”</text:span><text:span text:style-name="T256">#r</text:span><text:span text:style-name="T255">ed</text:span><text:span text:style-name="T259">”&gt;</text:span><text:span text:style-name="T261">S</text:span><text:span text:style-name="T262">EVENTH </text:span><text:span text:style-name="T263">MONTH </text:span><text:span text:style-name="T264">UPDATE, </text:span><text:span text:style-name="T262">FEBRUARY 13,</text:span><text:span text:style-name="T264"> 202</text:span><text:span text:style-name="T261">1</text:span><text:span text:style-name="T258">&lt;/i&gt;</text:span><text:span text:style-name="T260">&lt;/FONT&gt;</text:span></text:p>
      <text:p text:style-name="P117"><text:span text:style-name="T257">&lt;</text:span><text:span text:style-name="T262">p&gt;This week, on February 8, I had my Seventh Month blood draw to see if things are continuing to progress since my January 6 blood draw and Clinic visit (which, as noted above, was a key check point in the transplant process). <text:s/>This week's results were on a par with January, meaning that things continue to go well. <text:s/>They adjusted downward my dosage of Prograf (one of the immunosuppressant drugs); otherwise same old same old. <text:s/>Put another way, no news is good news on that front. <text:s/>Boring is always better in these cases.</text:span></text:p>
      <text:p text:style-name="P2"><text:span text:style-name="T186">&lt;p&gt;The big news was that on the same day, St. Vincent gave me the go ahead to get the first COVID19 vaccine shot, concluding that no evident side effects had surfaced so far and that, therefore, it would be healthier for me to get the shots rather than not. <text:s/>(Their judgement is that anyone more than three months past transplant should now go ahead.) <text:s/>I was a little concerned that Indiana has now widened approval for shots to 65 and older and that I would have to go to the end of the que</text:span><text:span text:style-name="T187">ue. <text:s/>However, t</text:span><text:span text:style-name="T186">hat afternoon, I went online on the Indiana vaccine website and found that I could get the shot the very next afternoon, </text:span><text:span text:style-name="T187">which I did on Tuesday. The shot I got was the Moderna mRNA variety which, like the Pfizer-BioNTec version, does not contain live viruses. <text:s/>This is important for transplantees. <text:s/>I experienced only mild soreness at the muscle injection site, though people say the second shot tends to produce </text:span><text:soft-page-break/><text:span text:style-name="T187">more reactions. <text:s/></text:span><text:span text:style-name="T188">The main Moderna contraindication is that it should not be taken by people with a history of known severe allergic reactions (anaphylaxis), which I do not have. <text:s/></text:span><text:span text:style-name="T187">Moderna takes 14 days between shots </text:span><text:span text:style-name="T188">to become fully effective</text:span><text:span text:style-name="T187">; Pfizer is only 11 days. <text:s/>On the other hand, Pfizer has to be stored at extremely cold temperatures, whereas Moderna doesn't. <text:s/>(For those of you taking notes, you can see the Moderna fact sheet &lt;a href="</text:span><text:a xlink:type="simple" xlink:href="https://ww.modernatx.com/covid19vaccine-eua/eua-fact-sheet-providers.pdf" text:style-name="Internet_20_link" text:visited-style-name="Visited_20_Internet_20_Link"><text:span text:style-name="T245">https://</text:span></text:a><text:a xlink:type="simple" xlink:href="https://ww.modernatx.com/covid19vaccine-eua/eua-fact-sheet-providers.pdf" text:style-name="Internet_20_link" text:visited-style-name="Visited_20_Internet_20_Link"><text:span text:style-name="T244">ww.modernatx.com/covid19vaccine-eua/eua-fact-sheet-providers.pdf</text:span></text:a><text:span text:style-name="T187">"&gt;here&lt;/a&gt;.</text:span><text:span text:style-name="T192">) </text:span><text:span text:style-name="T190"><text:s/></text:span><text:span text:style-name="T187">I </text:span><text:span text:style-name="T191">am now</text:span><text:span text:style-name="T187"> scheduled to get the second shot on March 11. <text:s/></text:span><text:span text:style-name="T188">Once it becomes f</text:span><text:span text:style-name="T187">ully effective </text:span><text:span text:style-name="T188">(March 25), we plan soon </text:span><text:span text:style-name="T189">after that to </text:span><text:span text:style-name="T188">be off to Nashville </text:span><text:span text:style-name="T189">for Easter</text:span><text:span text:style-name="T188">. <text:s/>Jean got her first Moderna shot last week, so she will be done </text:span><text:span text:style-name="T189">before I will</text:span><text:span text:style-name="T188">. <text:s/>My donor, Paco, was considered an essential worker because he is an autism counsellor and </text:span><text:span text:style-name="T189">so he </text:span><text:span text:style-name="T188">has already finished both shots.</text:span></text:p>
      <text:p text:style-name="P118"><text:span text:style-name="T265">&lt;p&gt;</text:span><text:span text:style-name="T266">The distribution of vaccines has been pretty smooth in Indiana, possibly because they have been planning the distribution process for more than six months. <text:s/>I registered online, showed up at 3:20 in the afternoon and within five minutes was getting the shot. <text:s/>They then keep you for 15 minutes or so to make sure you aren't having any reactions and I sailed back out the door at 3:39 and was back home by 3:45. <text:s/></text:span><text:span text:style-name="T265">Indiana has been on </text:span><text:span text:style-name="T266">a</text:span><text:span text:style-name="T265"> COVID19 downtrend since </text:span><text:span text:style-name="T266">mid-December, which is good. <text:s/>Interestingly, the two lowest % groups of COVID positives are 70-79 and 80+. <text:s/>Maybe there are fewer of us </text:span><text:span text:style-name="T267">over 70 </text:span><text:span text:style-name="T266">to start with. </text:span></text:p>
      <text:p text:style-name="P138"/>
      <text:p text:style-name="P118"><text:span text:style-name="T266">&lt;</text:span><text:span text:style-name="T268">p&gt;In other January news, we were happy to celebrate a later than usual Christmas with the whole Michelson clan on January 15-17. <text:s/>We made the same arrangements as in November: <text:s/>the Nashvillians stayed with Paco in Ft. Wayne and did not come to our house; we spent one afternoon and evening </text:span><text:span text:style-name="T269">with the Ft. Waynians</text:span><text:span text:style-name="T268"> at Paco's church's hall and another at ours. <text:s/>A jolly time was had by all and the weather was pretty fair for January. <text:s/>And we have all stayed healthy since. Being unable to go to Nashville to visit is probably the greatest inconvenience that COVID and the transplant have caused us. <text:s/>We don't really have anything to complain about, certainly not nearly as much hardship as a lot of you and others have had.</text:span></text:p>
      <text:p text:style-name="P118"><text:span text:style-name="T266">&lt;p&gt;</text:span><text:span text:style-name="T268">Now, w</text:span><text:span text:style-name="T266">e are “enjoying” renewed winter. We have about 10 inches of snow on the ground and tomorrow it is supposed to be single digits Fahrenheit (about -15 Celsius). <text:s/>How fun! <text:s/>On the other hand, the main streets and highways are clear and mostly we don't have anywhere to go anyway, except the grocery store, pharmacy, and occasionally over to Ft. Wayne to see Paco and his family. <text:s/>We hope you are keeping warm and, especially, healthy. <text:s/></text:span><text:span text:style-name="T270">Remember to keep bouncing forward. <text:s/>There appears to be light at the end of the tunnel and, hopefully, it isn't that of a train coming toward us. <text:s/></text:span></text:p>
      <text:p text:style-name="P129"><text:span text:style-name="T266">&lt;</text:span><text:span text:style-name="T254">p&gt;Best.</text:span></text:p>
      <text:p text:style-name="P139"/>
      <text:p text:style-name="P36">&lt;p&gt;</text:p>
      <text:p text:style-name="P36"/>
      <text:p text:style-name="P119"><text:span text:style-name="T258">&lt;i&gt;</text:span><text:span text:style-name="T259">&lt;F</text:span><text:span text:style-name="T260">ONT COLOR</text:span><text:span text:style-name="T259">=”</text:span><text:span text:style-name="T256">#r</text:span><text:span text:style-name="T255">ed</text:span><text:span text:style-name="T259">”&gt;</text:span><text:span text:style-name="T271">EIGHTH </text:span><text:span text:style-name="T263">MONTH </text:span><text:span text:style-name="T264">UPDATE, </text:span><text:span text:style-name="T271">MARCH 11</text:span><text:span text:style-name="T262">,</text:span><text:span text:style-name="T264"> 202</text:span><text:span text:style-name="T261">1</text:span><text:span text:style-name="T258">&lt;/i&gt;</text:span><text:span text:style-name="T260">&lt;/FONT&gt;</text:span></text:p>
      <text:p text:style-name="P119"><text:span text:style-name="T257">&lt;</text:span><text:span text:style-name="T262">p&gt;This week, on </text:span><text:span text:style-name="T271">March 8, I had my eighth month</text:span><text:span text:style-name="T262"> </text:span><text:span text:style-name="T271">clinic visit at St. Vincent Transplant in Indianapolis. <text:s/>Dr. Moiz asked me how I felt and I said “Pretty good.” <text:s/>He replied, “Well you should be feeling terrific. All </text:span><text:span text:style-name="T272">of </text:span><text:span text:style-name="T271">your blood and kidney numbers are great!” <text:s/>OK, so change that to “</text:span><text:span text:style-name="T272">T</text:span><text:span text:style-name="T271">errific.” <text:s/>He wants to bring my blood pressure up slightly (note to self: and all these years we've been trying to bring my blood pressure down!). <text:s/>The transplanted kidney is functioning exceptionally well, my blood test numbers are within normal ranges, </text:span><text:span text:style-name="T272">and my endocrinologist is pleased with my blood sugar levels</text:span><text:span text:style-name="T271">. <text:s/>I would like to lose a little weight, but they seemed unconcerned about that. <text:s/>All in all, a good visit and remarkably short at that, which I also take as a good sign.</text:span></text:p>
      <text:p text:style-name="P119"><text:span text:style-name="T271">&lt;p&gt;It also means that this blog entry will be </text:span><text:span text:style-name="T272">somewhat shorter</text:span><text:span text:style-name="T271">, especially if I refrain from editorializing about this and that. <text:s/>But to avoid cancel culture, I'm going to do just that.</text:span></text:p>
      <text:p text:style-name="P119"><text:span text:style-name="T271">&lt;</text:span><text:span text:style-name="T267">p&gt;By coincidence, TODAY IS INTERNATIONAL KIDNEY DAY. <text:s/>If your kidneys are </text:span><text:soft-page-break/><text:span text:style-name="T267">functioning well, be grateful. <text:s/>Try to avoid high blood pressure and/or diabetes if you want them to stay that way. <text:s/>If you have kidney disease, try to modify your diet. <text:s/>There are plenty of suggestion in the internet. <text:s/>If you have Stage 3 or Stage 4 kidney disease, start looking for a transplant program. <text:s/>If you can get a transplant prior to going on to dialysis, your chances of a successful transplant are improved, so don't wait until you have Stage 4. <text:s/>Lastly, CONSIDER becoming a kidney donor. <text:s/>Giving up a kidney if you are in general good health (which the screening process will determine) does not affect your health in any way. <text:s/>Certainly a transplant operation is not to be taken lightly—</text:span><text:span text:style-name="T273">both for the donor and the transplant recipient—</text:span><text:span text:style-name="T267">but these have been done so long that they are generally quite without incident. <text:s/>INTERESTING FACT: <text:s/>studies of US military donors (which is a very large sample) demonstrated that kidney donors actually have greater longevity than non-donors. <text:s/>This possibly owes in part to the thorough medical workup involved which might alert you to health issues long before normal medical checkups would surface them, but the longevity factor is real. <text:s/></text:span><text:span text:style-name="T273">And get the process started early: it may take as much as three months to go through all the screening procedures for donors.</text:span><text:span text:style-name="T267"> <text:s/>CELEBRATE INTERNATIONAL KIDNEY DAY BY THANKING ANY DONORS YOU MAY KNOW AND, AGAIN, THINK ABOUT VOLUNTEERING TO BE</text:span><text:span text:style-name="T273">COME</text:span><text:span text:style-name="T267"> A DONOR YOURSELF.</text:span></text:p>
      <text:p text:style-name="P119"><text:span text:style-name="T271">&lt;p&gt;This afternoon I g</text:span><text:span text:style-name="T273">o</text:span><text:span text:style-name="T271">t my second COVID19 shot. I'll let you know next time about side effects. <text:s/>I'm certain you will </text:span><text:span text:style-name="T274">all be </text:span><text:span text:style-name="T271">await</text:span><text:span text:style-name="T274">ing</text:span><text:span text:style-name="T271"> this with </text:span><text:span text:style-name="T274">abated</text:span><text:span text:style-name="T271"> breath. <text:s/></text:span><text:span text:style-name="T274">Jean has already had her second shot, so we are almost ready to go. <text:s/>Two more weeks to full immunity for me and then it's off to Nashville for Western Easter (April 4). <text:s/>Just to demonstrate our ecumenical fervor, we probably will return for Eastern Easter (May 2). <text:s/>We hope the whole Indiana/Tennessee Michelson clan will </text:span><text:span text:style-name="T272">be able to </text:span><text:span text:style-name="T274">gather. <text:s/>(The Nashville people are getting vaccinated next week because their household has a person with a compromised immune system.)</text:span></text:p>
      <text:p text:style-name="P140">&lt;p&gt;Huntington County this week had a yellow metric score of 1, just above the blue cutoff, and a positivity rate of 4.9% which is in the blue register. <text:s/>Both of these are on the downward swing. <text:s/>Most of the state is now in the blue. <text:s/>Our church has resumed live services and plans three services for Easter. <text:s/>The prediction by a Johns Hopkins scientist that by April life will begin to approximate normal (what the heck, “approximate the new normal” as we are fond of saying these days) looks increasingly possible. <text:s/>We shall see (another abused cliché: <text:s/>of course we shall see, since time moves forward, other than in science fiction).</text:p>
      <text:p text:style-name="P119"><text:span text:style-name="T274">&lt;p&gt;Warm weather is here, </text:span><text:span text:style-name="T272">near 70 this week°,</text:span><text:span text:style-name="T274"> and we have been able to resume walking outside. <text:s/>Just in time, as I was getting a little bored riding a stationary bike, even though I could read, watch TV, or think great thoughts while doing it. <text:s/>Today we have had a little rain, which is much needed </text:span><text:span text:style-name="T272">which</text:span><text:span text:style-name="T274"> will clean away the dust and dirt left by melting snow.</text:span></text:p>
      <text:p text:style-name="P119"><text:span text:style-name="T274">&lt;p&gt;All in all, a good week for us, and next week will be even better as we will be celebrating the Michelson Month of Birthdays on March 17</text:span><text:span text:style-name="T252">th</text:span><text:span text:style-name="T275">.</text:span><text:span text:style-name="T274"> <text:s/>Grandson Lowynn will be 2 years old on the 14</text:span><text:span text:style-name="T253">th</text:span><text:span text:style-name="T274">; Jean and I celebrate 76 years on March 16</text:span><text:span text:style-name="T252">th</text:span><text:span text:style-name="T274"> and 19</text:span><text:span text:style-name="T253">th</text:span><text:span text:style-name="T274"> respectively; and Paco—our son, jovial donor, </text:span><text:span text:style-name="T275">and all around good guy—</text:span><text:span text:style-name="T274">will be </text:span><text:span text:style-name="T275">39 on March 30. <text:s/>(My late father was born on March 31.) </text:span></text:p>
      <text:p text:style-name="P119"><text:span text:style-name="T275">&lt;p&gt;We are saddened to hear about </text:span><text:span text:style-name="T272">numerous </text:span><text:span text:style-name="T275">friends who have not been as fortunate as we have: some with severe cases of COVID, others that have passed away either from COVID or natural causes, others with extremely difficult medical situations and issues, yet others with economic and personal problems. <text:s/></text:span><text:span text:style-name="T272">Our prayers are with them and with you. <text:s/></text:span><text:span text:style-name="T275">May God be with </text:span><text:span text:style-name="T272">all of us</text:span><text:span text:style-name="T275"> </text:span><text:span text:style-name="T272">as He </text:span><text:span text:style-name="T275">provide</text:span><text:span text:style-name="T272">s</text:span><text:span text:style-name="T275"> His grace, mercy, and healing power. <text:s/>&lt;i&gt;Soli Deo Gloria&lt;/i&gt;.</text:span></text:p>
      <text:p text:style-name="P20"/>
      <text:p text:style-name="P37">&lt;p&gt;</text:p>
      <text:p text:style-name="P37"/>
      <text:p text:style-name="P120"><text:span text:style-name="T258">&lt;i&gt;</text:span><text:span text:style-name="T259">&lt;F</text:span><text:span text:style-name="T260">ONT COLOR</text:span><text:span text:style-name="T259">=”</text:span><text:span text:style-name="T256">#r</text:span><text:span text:style-name="T255">ed</text:span><text:span text:style-name="T259">”&gt;</text:span><text:span text:style-name="T276">TENTH</text:span><text:span text:style-name="T271"> </text:span><text:span text:style-name="T263">MONTH </text:span><text:span text:style-name="T264">UPDATE, </text:span><text:span text:style-name="T276">APRIL 24</text:span><text:span text:style-name="T262">,</text:span><text:span text:style-name="T264"> 202</text:span><text:span text:style-name="T261">1</text:span><text:span text:style-name="T258">&lt;/i&gt;</text:span><text:span text:style-name="T260">&lt;/FONT&gt;</text:span></text:p>
      <text:p text:style-name="P4"><text:span text:style-name="T185">&lt;</text:span><text:span text:style-name="T186">p&gt;</text:span><text:span text:style-name="T193">Last</text:span><text:span text:style-name="T186"> week, on </text:span><text:span text:style-name="T193">April 24, I celebrated the tenth month since my Kidney Transplant on June 24, 2020. <text:s/>My next clinic visit in Indianapolis is May 24, which will be the eleventh month </text:span><text:soft-page-break/><text:span text:style-name="T193">checkup. <text:s/>For the tenth month, I just did a blood draw at Huntington Parkview with excellent results. <text:s/>My creatinine level was at 1.01 which is great—since </text:span><text:span text:style-name="T196">it</text:span><text:span text:style-name="T193"> means the semi-new kidney is functioning in high gear—the BUN was at 22 and the GFR was 72, both good. <text:s/>My blood sugar was at 109, which is nearly normal. <text:s/>I think I need to lose a little weight, but will see what the St. Vincent dietician says in May.</text:span></text:p>
      <text:p text:style-name="P141"/>
      <text:p text:style-name="P120"><text:span text:style-name="T276">&lt;p&gt;Since we </text:span><text:span text:style-name="T277">and the Ft. Wayne people</text:span><text:span text:style-name="T276"> are now fully vaccinated </text:span><text:span text:style-name="T277">and the Nashville people are partially vaccinated, we were abl</text:span><text:span text:style-name="T276">e to take an Easter trip to Nashville, where we celebrated with David and his family. <text:s/>We were joined by Paco and his family, so the whole clan was together. <text:s/></text:span><text:span text:style-name="T277">In Indiana, the curve is downward, with Huntington County now at blue, the lowest rate, with a weekly metric at 0.5. <text:s/>Other places, such as neighboring Michigan, are not so fortunate.</text:span></text:p>
      <text:p text:style-name="P142"/>
      <text:p text:style-name="P3"><text:span text:style-name="T194">&lt;</text:span><text:span text:style-name="T195">p&gt;For those of you in Orthodox countries, this weekend is Easter. <text:s/>Paște fericit! <text:s/>Hristos a înviat!</text:span></text:p>
      <text:p text:style-name="P145"/>
      <text:p text:style-name="P4"><text:span text:style-name="T194">&lt;p&gt;That's about it for this interim report. <text:s/>Hope you-all are staying healthy and safe. <text:s/>&lt;</text:span><text:span text:style-name="T195">i&gt;</text:span><text:span text:style-name="T194">Deus te benedicat&lt;/</text:span><text:span text:style-name="T195">i&gt;</text:span><text:span text:style-name="T194">.</text:span></text:p>
      <text:p text:style-name="P38">&lt;p&gt;</text:p>
      <text:p text:style-name="P38"/>
      <text:p text:style-name="P5"><text:span text:style-name="T197">&lt;i&gt;</text:span><text:span text:style-name="T198">&lt;F</text:span><text:span text:style-name="T199">ONT COLOR</text:span><text:span text:style-name="T198">=”</text:span><text:span text:style-name="T200">#r</text:span><text:span text:style-name="T201">ed</text:span><text:span text:style-name="T198">”&gt;</text:span><text:span text:style-name="T202">ELEVEN</text:span><text:span text:style-name="T193">TH </text:span><text:span text:style-name="T224">(ALMOST 12</text:span><text:span text:style-name="T251">TH</text:span><text:span text:style-name="T224">) </text:span><text:span text:style-name="T203"><text:s/></text:span><text:span text:style-name="T204">MONTH </text:span><text:span text:style-name="T205">UPDATE, </text:span><text:span text:style-name="T202">JUNE </text:span><text:span text:style-name="T218">2</text:span><text:span text:style-name="T221">1</text:span><text:span text:style-name="T186">,</text:span><text:span text:style-name="T205"> 202</text:span><text:span text:style-name="T206">1</text:span><text:span text:style-name="T197">&lt;/i&gt;</text:span><text:span text:style-name="T199">&lt;/FONT&gt;</text:span></text:p>
      <text:p text:style-name="P14"><text:span text:style-name="T185">&lt;</text:span><text:span text:style-name="T186">p&gt;</text:span><text:span text:style-name="T221">Summer Begins Today! <text:s/>Although I'm a little less enthusiastic about summer than I used to be because of the threat of skin cancer for transplantees (see below). <text:s/>This means that I have to avoid direct sunlight for most of the day. <text:s/>However, we do have a garden in and lots of &lt;img SRC="images/books</text:span><text:span text:style-name="T222">.jpg</text:span><text:span text:style-name="T221">" </text:span><text:span text:style-name="T223">align=right</text:span><text:span text:style-name="T221">&gt; <text:s/>flowers and there is usually plenty of shade and the air conditioner works well when it's too hot to be outside and there are always more books to read, so ENJOY SUMMER! <text:s/></text:span></text:p>
      <text:p text:style-name="P149"/>
      <text:p text:style-name="P14"><text:span text:style-name="T221">&lt;p&gt;</text:span><text:span text:style-name="T218">This update is a little late, so we need to start with a </text:span><text:span text:style-name="T217">Spoiler Alert. <text:s text:c="2"/></text:span><text:span text:style-name="T218">This coming week, </text:span><text:span text:style-name="T208">June 24, 2021 will the 12 month anniversary of my transplant. </text:span><text:span text:style-name="T218">Interestingly, I won't have any check ups </text:span><text:span text:style-name="T219">on</text:span><text:span text:style-name="T218"> this date. <text:s/></text:span><text:span text:style-name="T208">I had my 11</text:span><text:span text:style-name="T249">th</text:span><text:span text:style-name="T217"> </text:span><text:span text:style-name="T208">month consult May 24 in Indianapolis; </text:span><text:span text:style-name="T218">I will have my next blood draw on June</text:span><text:span text:style-name="T208"> </text:span><text:span text:style-name="T218">26</text:span><text:span text:style-name="T250">th </text:span><text:span text:style-name="T218">and then my next clinic on July 2</text:span><text:span text:style-name="T219">6</text:span><text:span text:style-name="T208">. <text:s/></text:span><text:span text:style-name="T219">My May 24 consult went very well. <text:s/></text:span><text:span text:style-name="T208">My blood tests are in normal ranges and they adjusted downward slightly one of my immunosuppresant drugs. <text:s/>The big news is that my key kidney number, the creatinine number, is actually better than normal (0.95; with 1.00 to 2.00 as the normal range). <text:s/>I would like to lose more weight, which has stayed pretty much the same for the last six months. They weren't very interested in that, but did agree that I could raise my daily steps total from at least 5,000 to at least 7,000. <text:s/>Since then I have </text:span><text:span text:style-name="T219">had over</text:span><text:span text:style-name="T208"> </text:span><text:span text:style-name="T209">8,000 steps </text:span><text:span text:style-name="T221">(3 ½ miles)</text:span><text:span text:style-name="T209"> </text:span><text:span text:style-name="T210">most days</text:span><text:span text:style-name="T209">. <text:s/></text:span></text:p>
      <text:p text:style-name="P147"/>
      <text:p text:style-name="P12"><text:span text:style-name="T209">&lt;</text:span><text:span text:style-name="T210">p&gt;The new walking regime has led to </text:span><text:span text:style-name="T209">changing my winter routine to </text:span><text:span text:style-name="T210">a new </text:span><text:span text:style-name="T209">summer routine. <text:s/>Last year through fall, winter, and spring, we tended to sleep</text:span><text:span text:style-name="T211"> in until I needed to eat breakfast </text:span><text:span text:style-name="T209">and take my morning meds. <text:s/></text:span><text:span text:style-name="T210">Then I would mostly walk in the evenings when the U</text:span><text:span text:style-name="T214">ltra Violet (UV) </text:span><text:span text:style-name="T210">rays are low. <text:s/></text:span><text:span text:style-name="T214">These</text:span><text:span text:style-name="T213">—as you </text:span><text:span text:style-name="T214">will </text:span><text:span text:style-name="T213">recall—</text:span><text:span text:style-name="T214">can cause skin cancer and </text:span><text:span text:style-name="T213">after kidney rejection </text:span><text:span text:style-name="T214">are</text:span><text:span text:style-name="T213"> the second greatest proble</text:span><text:span text:style-name="T214">m/concern</text:span><text:span text:style-name="T213"> for transplantees</text:span><text:span text:style-name="T210">. <text:s/></text:span><text:span text:style-name="T214">What kind of UV rays are there, you ask? <text:s/>(You didn't ask? <text:s/>OK, skip down the next paragraph.) <text:s/>There are UVA, UVB, and UVC. <text:s/>UVA are longer wavelength and can penetrate to the dermis or </text:span><text:span text:style-name="T219">to the </text:span><text:span text:style-name="T214">middle layer of your skin. <text:s/>Th</text:span><text:span text:style-name="T219">is is bad</text:span><text:span text:style-name="T214">. <text:s/>UVB rays have a short wavelength that only reach the outer layer of your skin, the epidermis, </text:span><text:span text:style-name="T219">still unhealthy, but not as dangerous</text:span><text:span text:style-name="T214">. UVC is the highest energy level, but is blocked by the ozone layer of the atmosphere (yes, my friends, the ozone layer is still there. <text:s/>Not to be confused with the </text:span><text:span text:style-name="T215">Moldovan </text:span><text:span text:style-name="T214">Romanian pop group, </text:span><text:span text:style-name="T215">O-</text:span><text:soft-page-break/><text:span text:style-name="T215">Zone, famed for their hit, “Dragostea din Tei,” AKA “</text:span><text:span text:style-name="T216">T</text:span><text:span text:style-name="T215">he Numa, Numa” song. <text:s/>You can find videos on YouTube).</text:span></text:p>
      <text:list xml:id="list149273056" text:style-name="L1">
        <text:list-header>
          <text:p text:style-name="P218"/>
        </text:list-header>
      </text:list>
      <text:p text:style-name="P12"><text:span text:style-name="T210">&lt;</text:span><text:span text:style-name="T214">p&gt;</text:span><text:span text:style-name="T216">In Winter and Spring, we </text:span><text:span text:style-name="T210">usually went to bed after midnight. <text:s/>The new routine is to get up at 7 AM, take my early mor</text:span><text:span text:style-name="T216">n</text:span><text:span text:style-name="T210">ing pill, and then go for a walk of at least 5,000 steps while the morning UV is low (</text:span><text:span text:style-name="T216">that is 2 or under; </text:span><text:span text:style-name="T210">this usually goes up after 9 AM). <text:s/>Main meds at 9 AM and a pretty normal day thereafter. <text:s/>In the evening, I try to get the day's steps up to 8,000 or so </text:span><text:span text:style-name="T212">(Jean usually accompanies me on the evening walk), </text:span><text:span text:style-name="T210">and turn </text:span><text:span text:style-name="T216">in </text:span><text:span text:style-name="T210">around 11 or 11:30, though later still seems to </text:span><text:span text:style-name="T212">still </text:span><text:span text:style-name="T210">be the </text:span><text:span text:style-name="T212">norm</text:span><text:span text:style-name="T210">.</text:span></text:p>
      <text:p text:style-name="P148"/>
      <text:p text:style-name="P11"><text:span text:style-name="T210">&lt;p&gt;Huntington County's COVID19 rate continues to be </text:span><text:span text:style-name="T217">at</text:span><text:span text:style-name="T210"> the lowest </text:span><text:span text:style-name="T217">level</text:span><text:span text:style-name="T210">, which is good, since one is less likely to meet someone with COVID. <text:s/>We have been going out a bit more to eat and shop, and last weekend we drove to Wisconsin for a nephew's wedding. <text:s/>It was outside, so we didn't wear masks at all. </text:span><text:span text:style-name="T225">We are able to attend church for the first time since March 2020. <text:s/></text:span><text:span text:style-name="T212">And at t</text:span><text:span text:style-name="T210">he end of this month we will return to Nashville for our second grandson's Eagle Scout ceremony.</text:span></text:p>
      <text:p text:style-name="P148"/>
      <text:p text:style-name="P10"><text:span text:style-name="T210">&lt;p&gt;The one fly in the ointment </text:span><text:span text:style-name="T216">for the time being </text:span><text:span text:style-name="T210">is that there is some evidence that people with suppressed immune systems (such as kidney transplantees) may not be producing antibodies even though they have had the vaccine. <text:s/>Further study is needed, particularly with regard to whether they should get a third shot. <text:s/></text:span><text:span text:style-name="T219">However, other immune defenses, such as the T-cells and the B-cells are there, so I'm not defenseless against COVIT. <text:s/></text:span><text:span text:style-name="T210">My transplant team said we </text:span><text:span text:style-name="T217">will</text:span><text:span text:style-name="T210"> more or less </text:span><text:span text:style-name="T217">be </text:span><text:span text:style-name="T210">follow</text:span><text:span text:style-name="T217">ing</text:span><text:span text:style-name="T210"> the pre-COVID guidelines for kidney transplants, </text:span><text:span text:style-name="T219">namely</text:span><text:span text:style-name="T210"> stay away from people who appear to be sick, socially distance, and wear a mask if you can't socially distance. <text:s/>I asked what the prognosis for our planned trip to Romania in the fall might be and they said at this point we could </text:span><text:span text:style-name="T212">still </text:span><text:span text:style-name="T210">plan to go. <text:s/></text:span><text:span text:style-name="T212">So we still have to be careful and use common sense (of course, common sense isn't very common anymore, but…). <text:s/></text:span><text:span text:style-name="T213">By the way, I was able to “go” to Romania the weekend of June 4-6 to participate in and give a paper at the Xenopol Institute of History's Annual Conference. <text:s/>This is one small benefit of the COVID crisis in that thanks to ZOOM we can “attend” conferences that under normal wouldn't be possible</text:span><text:span text:style-name="T216"> to go to in person</text:span><text:span text:style-name="T213">.</text:span></text:p>
      <text:p text:style-name="P198"/>
      <text:p text:style-name="P10"><text:span text:style-name="T208">&lt;</text:span><text:span text:style-name="T212">p&gt;</text:span><text:span text:style-name="T218">Instead of a one year clinic, o</text:span><text:span text:style-name="T212">n June 26, I will do a blood draw locally. <text:s/>Then on July 26, </text:span><text:span text:style-name="T219">we </text:span><text:span text:style-name="T212">will go to Indianapolis for the </text:span><text:span text:style-name="T218">next </text:span><text:span text:style-name="T212">clinical visit, which will officially be the 13</text:span><text:span text:style-name="T248">th</text:span><text:span text:style-name="T212"> month. <text:s/>As we near the end of the first year AT (after transplant) things look good, I am in a </text:span><text:span text:style-name="T216">fairly simple </text:span><text:span text:style-name="T212">meds regime (7 AM; 9 AM for the most important ones; 7 PM; 9 PM again for the main drugs; and once during the night. <text:s/></text:span><text:span text:style-name="T216">And the most I take at any one time is six smallish pills</text:span><text:span text:style-name="T212">). <text:s/>I am not getting up at night as often, usually once or twice, but since I have a pill to take during the night, that's all to the good. <text:s/>My kidney functions continue to be superlative, </text:span><text:span text:style-name="T213">my appetite is (too) good, my blood pressure and blood sugar are mostly normal, and my temperature is usually under 97º.</text:span></text:p>
      <text:p text:style-name="P146"/>
      <text:p text:style-name="P146">&lt;<text:span text:style-name="T359">p&gt;It has been good to see more friends and relatives, especially grandchildren, and to be able to get out as needed or wished. </text:span><text:span text:style-name="T361">We were able to attend in-person church and Sunday School yesterday for the first time since COVID struck. <text:s/></text:span><text:span text:style-name="T360">A sort of normality is returning. <text:s/>Perhaps the scourge of COVID19 is on the way out: <text:s/>still dangerous, but along the lines of influenza, where a yearly vaccination helps mightily. <text:s/>Our hearts go out to places like India and parts of Africa where the toll is still going up, but, God Willing, this will come under control as well. <text:s/></text:span></text:p>
      <text:p text:style-name="P146"/>
      <text:p text:style-name="P10"><text:soft-page-break/><text:span text:style-name="T208">&lt;</text:span><text:span text:style-name="T213">p&gt;I will be back sometime after June 24 if there is anything interesting to report, </text:span><text:span text:style-name="T219">but likely I </text:span><text:span text:style-name="T220">wait until after the July clinic visit to Indy. <text:s/>I hope to see more of you in person soonish; you can regard that as a promise or a threat as the case may be.</text:span></text:p>
      <text:p text:style-name="P164"/>
      <text:p text:style-name="P40"/>
      <text:p text:style-name="P17"><text:span text:style-name="T197">&lt;i&gt;</text:span><text:span text:style-name="T198">&lt;F</text:span><text:span text:style-name="T199">ONT COLOR</text:span><text:span text:style-name="T198">=”</text:span><text:span text:style-name="T200">#r</text:span><text:span text:style-name="T201">ed</text:span><text:span text:style-name="T198">”&gt;</text:span><text:span text:style-name="T226">ONE YEAR </text:span><text:span text:style-name="T205">UPDATE, </text:span><text:span text:style-name="T202">JU</text:span><text:span text:style-name="T226">LY</text:span><text:span text:style-name="T202"> </text:span><text:span text:style-name="T218">2</text:span><text:span text:style-name="T226">6</text:span><text:span text:style-name="T186">,</text:span><text:span text:style-name="T205"> 202</text:span><text:span text:style-name="T206">1. <text:s/></text:span><text:span text:style-name="T236">CELEBRATE!</text:span><text:span text:style-name="T197">&lt;/i&gt;</text:span><text:span text:style-name="T199">&lt;/FONT&gt;</text:span><text:span text:style-name="T221">&lt;img SRC="images/</text:span><text:span text:style-name="T222">celebration.jpg</text:span><text:span text:style-name="T221">" </text:span><text:span text:style-name="T223">align=</text:span><text:span text:style-name="T236">right</text:span><text:span text:style-name="T221">&gt; </text:span></text:p>
      <text:p text:style-name="P16"><text:span text:style-name="T185">&lt;</text:span><text:span text:style-name="T186">p&gt;</text:span><text:span text:style-name="T227">ONE YEAR is an important watershed date for kidney transplants. <text:s/>If </text:span><text:span text:style-name="T234">the transplant has</text:span><text:span text:style-name="T227"> made </text:span><text:span text:style-name="T231">it</text:span><text:span text:style-name="T227"> this far, things are looking pretty good. <text:s/></text:span><text:span text:style-name="T226">Actually, the one year </text:span><text:span text:style-name="T231">mile</text:span><text:span text:style-name="T226">post was passed on June 24, but my one year clinic visit to Indianapolis was this week on Monday, July 26. <text:s/>Both Paco, my donor, and I went down to St. Vincent, I for my regular quarterly checkup and Paco for his six month check. </text:span></text:p>
      <text:p text:style-name="P156"/>
      <text:p text:style-name="P16"><text:span text:style-name="T226">&lt;</text:span><text:span text:style-name="T234">p&gt;</text:span><text:span text:style-name="T226">The benchmarks were passed with flying colors (whatever that means). <text:s/>My creatinine </text:span><text:span text:style-name="T227">level is at 1.07 (normal range: 1 to 2, lower is better), so my previously owned kidney is functioning at a high level. <text:s/>My other number</text:span><text:span text:style-name="T234">s</text:span><text:span text:style-name="T227"> look good, though I am still working on getting my blood sugar levels down and maybe start losing a few pounds. <text:s/></text:span><text:span text:style-name="T231">They took me off of one drug, so that's fewer pills to take. <text:s/></text:span><text:span text:style-name="T228">I will go back </text:span><text:span text:style-name="T231">to Indy</text:span><text:span text:style-name="T228"> in October for the next check, with an interim blood draw in Huntington.</text:span></text:p>
      <text:p text:style-name="P153"/>
      <text:p text:style-name="P17"><text:span text:style-name="T236">&lt;p&gt;To CELEBRATE, </text:span><text:span text:style-name="T234">We declared July “</text:span><text:span text:style-name="T235">THE</text:span><text:span text:style-name="T234"> </text:span><text:span text:style-name="T235">MONTH</text:span><text:span text:style-name="T234"> </text:span><text:span text:style-name="T235">OF</text:span><text:span text:style-name="T234"> </text:span><text:span text:style-name="T235">GIFTS</text:span><text:span text:style-name="T234">” </text:span><text:span text:style-name="T236">in Paco's honor</text:span><text:span text:style-name="T234">, including books </text:span><text:span text:style-name="T236">(what else?)</text:span><text:span text:style-name="T234">, new work gloves, various exotic food items, lunches and dinner out, and other classy stuff too numerous to mention. <text:s/></text:span><text:span text:style-name="T236">Did I mention books?</text:span><text:span text:style-name="T234"> <text:s/>(</text:span><text:span text:style-name="T236">BTW, for those of you taking notes, </text:span><text:span text:style-name="T234">I think the Romanian Communists tried to transform Christmas into the Month of Gifts, with limited success as the Romanian population stubbornly held onto their Christian heritage.) <text:s/></text:span></text:p>
      <text:p text:style-name="P150"/>
      <text:p text:style-name="P15"><text:span text:style-name="T227">&lt;p&gt;My stomach muscles are pretty much non-existent </text:span><text:span text:style-name="T231">what with the surgery and all</text:span><text:span text:style-name="T227">, so that's something I will </text:span><text:span text:style-name="T231">now </text:span><text:span text:style-name="T227">work on. <text:s/>My back had been a bit sensitive from shifting all those books in May and June, but now is feeling pretty good so I can do some stomach exercises without being derailed by my back. <text:s/>My CK readings had sky-rocketed in April, May, and June, which was a function of all the exercise I was getting with sorting, packing, and moving books. <text:s/>It is now down to normal.</text:span></text:p>
      <text:p text:style-name="P151"/>
      <text:p text:style-name="P15"><text:span text:style-name="T228">&lt;p&gt;I am getting a lot of exercise, having upped my goal from at least 5,000 steps a day to at least 10,000 steps a day. <text:s/>I try to get maybe 15,000 on Saturday and Sunday. <text:s/>15,000 is nearly 7 miles (11 km). <text:s/>Last weekend I did over 15 miles (24 km). <text:s/>I usually walk for an hour to an hour and a half before 8 am to avoid UV rays and then top it off in the evenings. <text:s/>Its also cooler in the mornings. <text:s/>The only fly in this ointment is when it rains, but I have </text:span><text:span text:style-name="T231">a </text:span><text:span text:style-name="T228">pretty good weather app on my iPhone that shows when it's not supposed to be raining </text:span><text:span text:style-name="T231">so I can plan accordingly</text:span><text:span text:style-name="T228">. <text:s/>In the worst case, I can ride my stationary bicycle indoors, but haven't had to to do that much. <text:s/>Walking in the mornings just after sunrise is also quite pleasant and there's scarcely anyone else around. </text:span></text:p>
      <text:p text:style-name="P152"/>
      <text:p text:style-name="P15"><text:span text:style-name="T228">&lt;p&gt;We are still waiting for the CDC to decide if solid organ transplantees should get a third COVID19 shot since </text:span><text:span text:style-name="T231">our</text:span><text:span text:style-name="T228"> immunosuppressant drugs apparently also suppress the formation of </text:span><text:span text:style-name="T231">COVID </text:span><text:span text:style-name="T228">antibodies. <text:s/>Good work: they're doing their job, but unfortunately this is one job that they might ease up on. <text:s/></text:span><text:span text:style-name="T229">A CDC advisory panel </text:span><text:span text:style-name="T231">has </text:span><text:span text:style-name="T229">recommen</text:span><text:span text:style-name="T231">d</text:span><text:span text:style-name="T229">ed a third shot, so one would think that the CDC will move on this soon</text:span><text:span text:style-name="T231">er than later.</text:span></text:p>
      <text:p text:style-name="P154"/>
      <text:p text:style-name="P18"><text:span text:style-name="T229">&lt;p&gt;Otherwise, summer has been pleasant. <text:s/>When its hot, inside is nicely air conditioned. <text:s/>I </text:span><text:soft-page-break/><text:span text:style-name="T231">am getting</text:span><text:span text:style-name="T229"> a fair amount of research and writing done, and Jean has excellent flower gardens and a nice vegetable plot in the back yard. <text:s/>Somehow home grown tomatoes seem to taste better than ones bought in the store. <text:s/>The rabbits think so as well, so in the end, we </text:span><text:span text:style-name="T231">have had to </text:span><text:span text:style-name="T229">put a fence clear around the garde</text:span><text:span text:style-name="T231">n</text:span><text:span text:style-name="T229">. <text:s/></text:span><text:span text:style-name="T228"><text:s/></text:span><text:span text:style-name="T238">Of course, I can keep out of the direct sun fairly easily: <text:s/>i</text:span><text:span text:style-name="T237">n the morning, I can sit on the back patio since the sun is in front; and in the afternoon, I can sit on the front porch since the sun is in the back (you, of course, could have figured that out for yourself).</text:span></text:p>
      <text:p text:style-name="P154"/>
      <text:p text:style-name="P15"><text:span text:style-name="T229">&lt;p&gt;Thank you again for your prayers and best wishes. <text:s/>Some have commended Paco and I for our courage in undergoing the transplant, but I have to say that given how streamlined this procedure has become, I don't feel </text:span><text:span text:style-name="T237">anything </text:span><text:span text:style-name="T229">exceptional on my part. <text:s/>(Paco's generosity is another matter.) <text:s/>Getting </text:span><text:span text:style-name="T232">a</text:span><text:span text:style-name="T229"> transplant </text:span><text:span text:style-name="T232">is</text:span><text:span text:style-name="T229"> nowhere as difficult as the situation</text:span><text:span text:style-name="T232">s</text:span><text:span text:style-name="T229"> being faced by a person with cancer or with an amputation or any number of other afflictions that really require resilience, courage, and fortitude. <text:s/></text:span><text:span text:style-name="T230">Look around you: <text:s/>there are likely numerous people who not only deserve but need your sympathy and care. <text:s/></text:span><text:span text:style-name="T237">Maybe you could visit someone you know that really is dealing heroically with health issues, or at least give them a call or send them a card of encouragement. <text:s/></text:span><text:span text:style-name="T230">And don't forget to sign up to be an organ donor! <text:s/>Without volunteers, something as simple as a kidney transplant, </text:span><text:span text:style-name="T232">could</text:span><text:span text:style-name="T230"> become a </text:span><text:span text:style-name="T232">life and death</text:span><text:span text:style-name="T230"> crisis.</text:span></text:p>
      <text:p text:style-name="P155"/>
      <text:p text:style-name="P15"><text:span text:style-name="T230">&lt;p&gt;Best wishes to you all. <text:s/></text:span><text:span text:style-name="T233">Have an enjoyable summer.</text:span></text:p>
      <text:p text:style-name="P143"/>
      <text:p text:style-name="P144">&lt;<text:span text:style-name="T362">p</text:span></text:p>
      <text:p text:style-name="P122"><text:span text:style-name="T65">&lt;i&gt;</text:span><text:span text:style-name="T66">&lt;</text:span><text:span text:style-name="T278">style="color: </text:span><text:span text:style-name="T279">red</text:span><text:span text:style-name="T278">;"</text:span><text:span text:style-name="T66">&gt;</text:span><text:span text:style-name="T124">&lt;h</text:span><text:span text:style-name="T125">2</text:span><text:span text:style-name="T124">&gt;</text:span><text:span text:style-name="T126">SEPTEMBER 1, 2021 TRANSPLANT UPDATE</text:span><text:span text:style-name="T65">&lt;/i&gt;</text:span><text:span text:style-name="T124">&lt;/h</text:span><text:span text:style-name="T125">2</text:span><text:span text:style-name="T124">&gt;</text:span><text:span text:style-name="T53">&lt;/</text:span><text:span text:style-name="T278">style="color: </text:span><text:span text:style-name="T279">red</text:span><text:span text:style-name="T278">;"</text:span><text:span text:style-name="T53">&gt;</text:span></text:p>
      <text:p text:style-name="P66"/>
      <text:p text:style-name="P122"><text:span text:style-name="T127">&lt;</text:span><text:span text:style-name="T128">p&gt;Since I am now in the next, “more or less normal for the rest of my life stage” of my kidney transplant, these comments will be more stream of consciousness and random, rather that taking off from lab and clinic visits (the next one of which comes up at the end of October).</text:span></text:p>
      <text:p text:style-name="P67"/>
      <text:p text:style-name="P19"><text:span text:style-name="T29">&lt;</text:span><text:span text:style-name="T30">p&gt;Start on a positive </text:span><text:span text:style-name="T31">(but exhortative) </text:span><text:span text:style-name="T30">note </text:span><text:span text:style-name="T31">on </text:span><text:span text:style-name="T32">FOMO versus JOMO. <text:s/>B</text:span><text:span text:style-name="T30">efore COVID19, many people were </text:span><text:span text:style-name="T32">greatly </text:span><text:span text:style-name="T30">influenced by FOMO, the Fear of Missing Out. <text:s/>This is social anxiety caused by the fear that others might be having fun </text:span><text:span text:style-name="T32">when</text:span><text:span text:style-name="T30"> we are not </text:span><text:span text:style-name="T32">there or connected</text:span><text:span text:style-name="T30">. <text:s/>One consequence of this is that we pile </text:span><text:span text:style-name="T32">mindlessly </text:span><text:span text:style-name="T30">into social media so that we can stay connected with others and what they are doing virtually minute by minute. <text:s/>COVID19 offered the possibility of blunting that and opened the way for JOMO, the Joy of Missing out, </text:span><text:span text:style-name="T31">of </text:span><text:span text:style-name="T30">being content with your own pursuits and activities, </text:span><text:span text:style-name="T31">of </text:span><text:span text:style-name="T30">not checking Twitter or Facebook minute by minute, but actually </text:span><text:span text:style-name="T32">turning your iPhone off and checking your eMail a couple times a day rather than several times an hour. <text:s/>So where are you? <text:s/>Still dreading FOMO? <text:s/></text:span><text:span text:style-name="T30"><text:s/></text:span><text:span text:style-name="T31">Remember, the average person has a life span of 4,000 weeks. <text:s/>What did you do with last week? <text:s/></text:span><text:span text:style-name="T32">Get a life and experience JOMO.</text:span><text:span text:style-name="T30"> <text:s/></text:span></text:p>
      <text:p text:style-name="P165"/>
      <text:p text:style-name="P122"><text:span text:style-name="T128">&lt;</text:span><text:span text:style-name="T129">p&gt;</text:span><text:span text:style-name="T130">Moving on to a </text:span><text:span text:style-name="T129">negative </text:span><text:span text:style-name="T130">transplant </text:span><text:span text:style-name="T129">note: <text:s/>my donor has developed a slight umbilical hernia which currently is not causing him discomfort, but may in the future. <text:s/>Though susceptibility for such a hernia usually dates from birth, St. Vincent agreed that the transplant surgery likely provoked it and they are going to pay for the reparative surgery and related costs. <text:s/>Paul-Philip AKA Paco is now scheduled for this surgery on September 20. <text:s/>This is usually a pretty simple procedure, but there are always exceptions. <text:s/>We would appreciate your prayers for this surgery. <text:s/>Otherwise, he is doing well and had basically kept off all the weight he lost prior to the transplant.</text:span></text:p>
      <text:p text:style-name="P68"><text:soft-page-break/></text:p>
      <text:p text:style-name="P136"><text:span text:style-name="T131">&lt;p&gt;</text:span><text:span text:style-name="T132">On a positive note: <text:s/>m</text:span><text:span text:style-name="T131">y blood tests and other test measures continue to look fine. <text:s/>I </text:span><text:span text:style-name="T133">recently got the results from something called the Allosure test which measures the probability of kidney rejection based on DNA. <text:s/>The result was lower than in January, which is good. <text:s/>The probability of rejection is very low. <text:s/></text:span></text:p>
      <text:p text:style-name="P135"><text:span text:style-name="T133">&lt;p&gt;</text:span><text:span text:style-name="T134">I have upped my daily walking goal to over 10,000 steps or from 4 to 5 miles (or 6.5 to 8 km). <text:s/>The sun is coming up later and later these days, so I usually don't get up quite as early as I did in July and August. <text:s/>The weather has been delightful lately—between 60º and 65º (15º-18º celsius)—but this is going to end eventually. <text:s/></text:span><text:span text:style-name="T135">Thankfully we aren't in Alaska, where the four seasons of the year are June, July, August, and Winter. <text:s/></text:span><text:span text:style-name="T134">However, last winter I did accumulate a lot of wind and cold protection gear, so bring it on. <text:s/>(And, of course, I have my indoor exercise bike as a backup.) <text:s text:c="2"/>As a result of the walking, my weight is coming down somewhat, but I need to lose more. <text:s/></text:span><text:span text:style-name="T131">&lt;img SRC="images/</text:span><text:span text:style-name="T136">GpaLowynnGma.</text:span><text:span text:style-name="T135">jpg</text:span><text:span text:style-name="T131">" <text:s/></text:span><text:span text:style-name="T137">ALIGN=right</text:span><text:span text:style-name="T131">&gt;</text:span></text:p>
      <text:p text:style-name="P69"/>
      <text:p text:style-name="P136"><text:span text:style-name="T133">&lt;</text:span><text:span text:style-name="T137">p&gt;On another positive note: <text:s/></text:span><text:span text:style-name="T138">I got my Moderna booster shot on last week on August 23 (a used-to-be important date in Romanian history). <text:s/>I had almost no reaction to the first two shots, which indicated that few if any antibodies were actually formed. <text:s/>This time I had a sore arm for a couple of days, which is good and means that something happened. <text:s/>I felt a couple of times that I might be running a temperature, but measurements proved that my temperature was actually below what it usually is. <text:s/>Ha, ha. <text:s/>The shot will be fully effective September 6.</text:span></text:p>
      <text:p text:style-name="P70"/>
      <text:p text:style-name="P19"><text:span text:style-name="T29">&lt;</text:span><text:span text:style-name="T37">p&gt;We continue to hope to be able to travel to Romania in November, but clouds are beginning to form on the horizon as COVID19 Delta is causing an upward trend in new infections. <text:s/>In Huntington County, the level is now at Orange which is just one step below Red, with a positivity rate of nearly 13. <text:s/>And the vaccination rate in Romania is low. <text:s/>Not good. <text:s/></text:span></text:p>
      <text:p text:style-name="P67"/>
      <text:p text:style-name="P122"><text:span text:style-name="T128">&lt;</text:span><text:span text:style-name="T139">p&gt;That's it for now. <text:s/>Thanks for your support. <text:s/>And best wishes and good health to you all.</text:span></text:p>
      <text:p text:style-name="P41"/>
      <text:p text:style-name="P71">&lt;p&gt;</text:p>
      <text:p text:style-name="P28"/>
      <text:p text:style-name="P66"><text:span text:style-name="T366">&lt;i&gt;</text:span><text:span text:style-name="T367">&lt;F</text:span><text:span text:style-name="T368">ONT COLOR</text:span><text:span text:style-name="T367">=”</text:span><text:span text:style-name="T309">#r</text:span><text:span text:style-name="T310">ed</text:span><text:span text:style-name="T367">”&gt;</text:span><text:span text:style-name="T369">&lt;h</text:span><text:span text:style-name="T370">2</text:span><text:span text:style-name="T369">&gt;</text:span><text:span text:style-name="T372">OCTOBER 24, 2021 TRANSPLANT UPDATE</text:span><text:span text:style-name="T366">&lt;/i&gt;</text:span><text:span text:style-name="T369">&lt;/h</text:span><text:span text:style-name="T370">2</text:span><text:span text:style-name="T369">&gt;</text:span><text:span text:style-name="T368">&lt;/FONT&gt;</text:span></text:p>
      <text:p text:style-name="P19"><text:span text:style-name="T33">&lt;</text:span><text:span text:style-name="T29">p&gt;</text:span><text:span text:style-name="T34">Here is</text:span><text:span text:style-name="T35"> my quarterly transplant update. <text:s/>I </text:span><text:span text:style-name="T36">had my clinic visit</text:span><text:span text:style-name="T35"> with my doctors via a teleconference </text:span><text:span text:style-name="T34">on Thursday, October 21, </text:span><text:span text:style-name="T35">since things seemed pretty normal with my blood draw </text:span><text:span text:style-name="T34">earlier in the week...and </text:span><text:span text:style-name="T35">that proved to be the case. <text:s/>My </text:span><text:span text:style-name="T36">“</text:span><text:span text:style-name="T34">new” </text:span><text:span text:style-name="T35"><text:s/>kidney is actually functioning better than normal with a BUN at 16 (9 to 21 is standard) and my creatinine at 0.94 (normal is 1.0-2.0). <text:s/>Both of these are the best they have been since way before my kidney disease struck. <text:s/>My GFR is at a healthy 78, which indicates no kidney disease. <text:s/>All my other numbers are good except for a slightly high glucose reading, but it is apparently being controlled with a </text:span><text:span text:style-name="T36">low</text:span><text:span text:style-name="T35"> dose of insulin. <text:s/></text:span><text:span text:style-name="T36">All in all, a good report. <text:s/>My next clinic will by in three months.</text:span></text:p>
      <text:p text:style-name="P208"/>
      <text:p text:style-name="P208"><text:span text:style-name="T29">&lt;</text:span><text:span text:style-name="T37">p&gt;</text:span><text:span text:style-name="T373"> </text:span><text:span text:style-name="T374">I am still doing at least 3-5 miles of walking a day. <text:s/></text:span><text:span text:style-name="T375">Since</text:span><text:span text:style-name="T374"> daylight is getting later and later, </text:span><text:span text:style-name="T373">I </text:span><text:span text:style-name="T375">have shifted to walking after 8 in the morning and after 5 in the evening, when Jean can walk with me. <text:s/></text:span><text:span text:style-name="T373">When it rains, </text:span><text:span text:style-name="T376">like today</text:span><text:span text:style-name="T373">, I still have a stationary bike I can ride inside and watch TV at the same time, so we're good. <text:s/></text:span><text:span text:style-name="T376">I do find walking much more interesting than the bike, but take the less good with the good. <text:s/></text:span><text:span text:style-name="T373">With all the walking, I still need to lose weight, so </text:span><text:soft-page-break/><text:span text:style-name="T373">we are trying to cut down on calories or at least the wrong kind. <text:s/>We shall see.</text:span></text:p>
      <text:p text:style-name="P208"/>
      <text:p text:style-name="P208"><text:span text:style-name="T29">&lt;</text:span><text:span text:style-name="T37">p&gt;</text:span><text:span text:style-name="T377">Back to kidney transplant-related items. <text:s/>There are several </text:span><text:span text:style-name="T375">other </text:span><text:span text:style-name="T377">items on the docket </text:span><text:span text:style-name="T375">to report</text:span><text:span text:style-name="T377">. <text:s/>First, and most important of all, on my daily walks since last year I have found $2.</text:span><text:span text:style-name="T378">9</text:span><text:span text:style-name="T377">8 in change </text:span><text:span text:style-name="T379">so far</text:span><text:span text:style-name="T377">. <text:s/></text:span><text:span text:style-name="T380">This comes out to </text:span><text:span text:style-name="T376">a little more than </text:span><text:span text:style-name="T380">½ cent a day. <text:s/></text:span><text:span text:style-name="T376">If I can find a</text:span><text:span text:style-name="T379">nother $12</text:span><text:span text:style-name="T378">7</text:span><text:span text:style-name="T379">7.11, I will be able to buy that new HDTV flatscreen I so badly need.</text:span><text:span text:style-name="T377"> <text:s/></text:span><text:span text:style-name="T379">In addition to the money, I have also found a plastic nickle, </text:span><text:span text:style-name="T381">a nice marble, an almost new hubcap, </text:span><text:span text:style-name="T382">a neighbor's school ID </text:span><text:span text:style-name="T379">card</text:span><text:span text:style-name="T382">, </text:span><text:span text:style-name="T383">two</text:span><text:span text:style-name="T380"> round plastic disk</text:span><text:span text:style-name="T383">s that apparently are from one of those spinner things that were trendy a few years ago, </text:span><text:span text:style-name="T382">and miscellaneous junk worth picking up. <text:s/></text:span><text:span text:style-name="T379">Who says retirement isn't profitable? <text:s/></text:span><text:span text:style-name="T375">Side Note: <text:s/>I am finding less and less loose change as time passes, which may be an indicator that people are becoming more careful with their money as inflation goes up. <text:s/>Who kn</text:span><text:span text:style-name="T376">ew?</text:span></text:p>
      <text:p text:style-name="P208"/>
      <text:p text:style-name="P208"><text:span text:style-name="T29">&lt;</text:span><text:span text:style-name="T37">p&gt;</text:span><text:span text:style-name="T379">Secondly, as mentioned previously, </text:span><text:span text:style-name="T375">my kidney donor/</text:span><text:span text:style-name="T376">son</text:span><text:span text:style-name="T375"> </text:span><text:span text:style-name="T379">Paco had surgery for an umbilical hernia, which was caused in part by the kidney transplant donation. <text:s/>Oooff! This was on October 7 in Indianapolis, having been postponed by </text:span><text:span text:style-name="T380">lack of free </text:span><text:span text:style-name="T379">ICU space and nurse shortages, </text:span><text:span text:style-name="T383">both related to COVID19 Delta</text:span><text:span text:style-name="T379">. <text:s/>St. Vincent Transplant and the Kidney Donor Foundation paid for all of Paco's costs including the hotel, so that was one less worry. <text:s/>The surgery was supposed to take 2 ½ hours, but wound up at 3 hours and 45 minutes because once they got in there, they found they needed to repair </text:span><text:span text:style-name="T376">not only </text:span><text:span text:style-name="T379">the transplant incision, </text:span><text:span text:style-name="T376">but also </text:span><text:span text:style-name="T379">a few other goodies. <text:s/></text:span><text:span text:style-name="T376">These</text:span><text:span text:style-name="T379"> which were not complications as such, but prevented a number of potential complications </text:span><text:span text:style-name="T375">in the future, so this was a blessing in disguise</text:span><text:span text:style-name="T379">. <text:s/>We went down on Wednesday and came back on Friday afternoon. <text:s/>Lowynn did pretty good with grandpa and grandma and with accepting </text:span><text:span text:style-name="T384">of the fact </text:span><text:span text:style-name="T379">that he couldn't see his father in the hospital because of COVID19 restrictions. <text:s/>Paco is recovering well—he </text:span><text:span text:style-name="T375">was</text:span><text:span text:style-name="T379"> going up and down stairs </text:span><text:span text:style-name="T375">the day after</text:span><text:span text:style-name="T379">, however gingerly, and will be off work for about two weeks—but has developed another rash similar to the one he had with the transplant donation, which is driving him crazy with itching. <text:s/></text:span><text:span text:style-name="T384">Some kind of allergic reaction. <text:s/></text:span><text:span text:style-name="T379">The doctor prescribed some heavy duty cortisone cream </text:span><text:span text:style-name="T384">that</text:span><text:span text:style-name="T379"> </text:span><text:span text:style-name="T375">has brought </text:span><text:span text:style-name="T379">this under control. <text:s/></text:span><text:span text:style-name="T383">We went down for the post-op on October 19 and this went well: half an hour or so and a release by the surgeon to his family doctor. <text:s/></text:span><text:span text:style-name="T374">Your continued prayers are welcomed.</text:span></text:p>
      <text:p text:style-name="P199"/>
      <text:p text:style-name="P208"><text:span text:style-name="T29">&lt;</text:span><text:span text:style-name="T37">p&gt;</text:span><text:span text:style-name="T383">Thirdly</text:span><text:span text:style-name="T373">, </text:span><text:span text:style-name="T374">and lastly on the kidney front, we regret that we have had to cancel our planned November Romanian trip, especially for the November 18-20 C. S. Lewis and Kindred Spirits Conference in Iași </text:span><text:span text:style-name="T384">which we very much wanted to attend</text:span><text:span text:style-name="T374">. <text:s/>My kidney doctors advised against it, </text:span><text:span text:style-name="T373">even though I have had the third Moderna shot </text:span><text:span text:style-name="T375">(Jean will get her booster this coming week). <text:s/>They specified that </text:span><text:span text:style-name="T374">unless I could be certain that the people around me were 1) vaccinated (</text:span><text:span text:style-name="T384">not good: <text:s/></text:span><text:span text:style-name="T374">only about 25% of Romania is currently vaccinated); 2) people were masked </text:span><text:span text:style-name="T384">(possibly OK since </text:span><text:span text:style-name="T374">which we think </text:span><text:span text:style-name="T384">this </text:span><text:span text:style-name="T374">might be the case </text:span><text:span text:style-name="T375">in Romania</text:span><text:span text:style-name="T384">)</text:span><text:span text:style-name="T374">; and 3) if we could maintain social distancing (pretty much out of the question both flying there and at the conference: <text:s/>how do you keep 6 feet away from everybody on an airplane? <text:s/>Not to mention boarding and deplaning?). <text:s/>We realized that if we </text:span><text:span text:style-name="T375">are being</text:span><text:span text:style-name="T374"> very cautious in our own city and church, what chance was there that we could do even half that well outside of the country? <text:s/>Alas. <text:s/></text:span><text:span text:style-name="T373">Needless to say, this is slightly inconvenient </text:span><text:span text:style-name="T375">(OK, more than inconvenient, but </text:span><text:span text:style-name="T387">c'est la vie</text:span><text:span text:style-name="T375">)</text:span><text:span text:style-name="T373">, but </text:span><text:span text:style-name="T375">obviously </text:span><text:span text:style-name="T373">better than getting COVID. <text:s/></text:span><text:span text:style-name="T374">We are now hoping to go to Romania in June 202</text:span><text:span text:style-name="T375">2</text:span><text:span text:style-name="T374"> for the Timișoara Society for Romanian Studies congress, with visits to Cluj, București, and Iași. <text:s/>But that by its nature has to be a very tentative plan. <text:s/>The new MERC tablets might be a game changer. I haven't been to Romania since November 2018 and Jean </text:span><text:span text:style-name="T373">hasn't been </text:span><text:span text:style-name="T374">since summer 2016, so we really, really, really want to go soon. <text:s/>Or it may be that with COVID19, the days of overseas flights are </text:span><text:span text:style-name="T373">over for people with severely compromised immune systems</text:span><text:span text:style-name="T374">. <text:s/>I wonder if we could travel by tramp steamer to Constanța? <text:s/></text:span><text:span text:style-name="T373">Or are we </text:span><text:soft-page-break/><text:span text:style-name="T373">destined to visit only via ZOOM? <text:s/>We hope not. <text:s/>We have so many dear friends and colleagues that we wish to see once again. <text:s/>(Whether they want to see us, however, is another question.)</text:span></text:p>
      <text:p text:style-name="P200"/>
      <text:p text:style-name="P208"><text:span text:style-name="T29">&lt;</text:span><text:span text:style-name="T37">p&gt;</text:span><text:span text:style-name="T375">And now for something completely different. <text:s/></text:span><text:span text:style-name="T384">(</text:span><text:span text:style-name="T375">BTW if you find philosophical </text:span><text:span text:style-name="T384">and similar </text:span><text:span text:style-name="T375">musings boring, inappropriate, or uninteresting, you can skip to the end</text:span><text:span text:style-name="T384">)</text:span><text:span text:style-name="T375">. <text:s/></text:span><text:span text:style-name="T382">In these days of rising, falling, and then rising and then falling COVID19 and its variants; days of increasingly incompetent political leadership </text:span><text:span text:style-name="T374">(both in the US and in our “second country” Romania—</text:span><text:span text:style-name="T384">and, come to think of it, practically everywhere)</text:span><text:span text:style-name="T382">; days when common sense is strikingly uncommon and reasoned discussion has been replaced by shouting (apparently because we equate volume with effective argument) and name calling (apparently because no one seems to remember that </text:span><text:span text:style-name="T403">&lt;</text:span><text:span text:style-name="T404">i&gt;</text:span><text:span text:style-name="T405"> </text:span><text:span text:style-name="T388">ad hominem</text:span><text:span text:style-name="T403">&lt;/</text:span><text:span text:style-name="T404">i&gt;</text:span><text:span text:style-name="T403">,</text:span><text:span text:style-name="T382"> personal attack is a fallacy of logic); <text:s/></text:span><text:span text:style-name="T384">days</text:span><text:span text:style-name="T382"> when economic IQs are headed to virtually zero, it is easy to give way to pessimism. <text:s/></text:span><text:span text:style-name="T384">No wonder</text:span><text:span text:style-name="T382"> I rather incline by nature to a short term pessimism, though this is mitigated by a long run optimism. <text:s/>Pessimists see the glass as half empty; optimists see it as half full. <text:s/>My view is that perhaps our glasses are too big. <text:s/></text:span><text:span text:style-name="T410">This is no time for foolish pessimism, but it is not time for an equally foolish optimism. <text:s/></text:span><text:span text:style-name="T384">My advice? <text:s/>If you are a pessimist, lighten up a little. <text:s/>If you are an optimist, look a little on the dark side.</text:span></text:p>
      <text:p text:style-name="P208"/>
      <text:p text:style-name="P208"><text:span text:style-name="T29">&lt;</text:span><text:span text:style-name="T37">p&gt;</text:span><text:span text:style-name="T411">I</text:span><text:span text:style-name="T410">n this regard, I</text:span><text:span text:style-name="T411"> would recommend to you </text:span><text:span text:style-name="T384">the </text:span><text:span text:style-name="T410">great French sociologist, philosopher, and theologian </text:span><text:span text:style-name="T411">Jacques Ellul's </text:span><text:span text:style-name="T403">&lt;</text:span><text:span text:style-name="T404">i&gt;</text:span><text:span text:style-name="T405"> </text:span><text:span text:style-name="T389">Hope in </text:span><text:span text:style-name="T390">Time of Abandonment </text:span><text:span text:style-name="T403">&lt;/</text:span><text:span text:style-name="T404">i&gt;</text:span><text:span text:style-name="T403"> </text:span><text:span text:style-name="T412">(1977), which begins with this observation from Enrico Castelli: <text:s/>“Much has been written about hope, almost always in a hopeless manner.” (p. x) This is not unreasonable on the part of those, like the philosopher E. M. Cioran, who have lost The Way, </text:span><text:span text:style-name="T410">or, to mix our metaphors, </text:span><text:span text:style-name="T384">who </text:span><text:span text:style-name="T410">are adrift in a rowboat on an endless and hostile Nietzschean sea with no prospect of getting back to shore, a shore which </text:span><text:span text:style-name="T384">possibly</text:span><text:span text:style-name="T410"> doesn't even exist.</text:span><text:span text:style-name="T412"> <text:s/>Ellul notes that “it is quite surprising to observe that those...who reject Christianity as a consolation for the afflicted, as a spiritual succor...vie with one another to find an answer to the material needs of man...by political means. <text:s/>They reject the idea of God as a 'stopgap' and clearly prefer the psychoanalyst to the confessor. <text:s/>Yet they readily accept any of the world's courts of appeal (political party, union) as the stopgap.” <text:s/>(p. viii) <text:s/></text:span><text:span text:style-name="T413">Ellul</text:span><text:span text:style-name="T412"> goes on to point out that modern man's astonishingly naïve materialism has paradoxically managed to </text:span><text:span text:style-name="T413">become </text:span><text:span text:style-name="T412">combine</text:span><text:span text:style-name="T413">d</text:span><text:span text:style-name="T412"> with an astonishingly naïve spirituality.</text:span><text:span text:style-name="T410"> <text:s/>It is important in </text:span><text:span text:style-name="T374">our present</text:span><text:span text:style-name="T410"> “spineless age” to remember that with the coming and work of Christ, “Hope became near, living and all-embracing.” <text:s/></text:span><text:span text:style-name="T413">This is</text:span><text:span text:style-name="T410"> not just “a theological formula. <text:s/>It became also the response.” <text:s/></text:span><text:span text:style-name="T377">(pp. </text:span><text:span text:style-name="T379">v</text:span><text:span text:style-name="T377">iii-x) <text:s text:c="2"/></text:span><text:span text:style-name="T374">Amen to that.</text:span></text:p>
      <text:p text:style-name="P208"/>
      <text:p text:style-name="P208"><text:span text:style-name="T29">&lt;</text:span><text:span text:style-name="T37">p&gt;</text:span><text:span text:style-name="T414">Possibly one thing to be learned from the last two years is that we have gotten too </text:span><text:span text:style-name="T405">complacent about what constitutes “normal.” </text:span><text:span text:style-name="T406">It seems clear that COVID </text:span><text:span text:style-name="T407">challenges </text:span><text:span text:style-name="T408">our equanimity</text:span><text:span text:style-name="T407">. <text:s/></text:span><text:span text:style-name="T405">In the early 1970s, a trendy book was Alvin Toffler and </text:span><text:span text:style-name="T318">Adelaide Farrell</text:span><text:span text:style-name="T405">'s &lt;</text:span><text:span text:style-name="T408">i&gt;</text:span><text:span text:style-name="T403">Future Shock&lt;/</text:span><text:span text:style-name="T404">i&gt;</text:span><text:span text:style-name="T405"> (1970), which </text:span><text:span text:style-name="T409">sold some 6 million copies</text:span><text:span text:style-name="T405">. <text:s/>The key term refers the psychological problems caused by </text:span><text:span text:style-name="T319">"too much change in too short a period of time." <text:s text:c="2"/></text:span><text:span text:style-name="T320">The main shock for me at that time was that the authors thought they had identified something unusual and “shocking,”when young people of my age (OK, so I was 25 at the time) found nothing unusual about rapid change, which only needed to be sorted out and assimilated where it was lasting and ignored where it was not. <text:s/>What is shocking about COVID19 is its unpredictability and its politicization. <text:s/>We are used to change: <text:s/>personal computers, iPhones, private space travel, 75” flat screen televisions that the average person can </text:span><text:span text:style-name="T321">now </text:span><text:span text:style-name="T320">lift by herself or himself </text:span><text:span text:style-name="T321">(did I mention that I need one or maybe even two of these so I can watch in different rooms?)</text:span><text:span text:style-name="T320">, online dating, electric vehicles, </text:span><text:span text:style-name="T322">social media, </text:span><text:span text:style-name="T320">digital books, </text:span><text:span text:style-name="T321">etc., etc., etc.</text:span><text:span text:style-name="T320">. <text:s/>Not all of these deserve to be embraced, </text:span><text:span text:style-name="T321">certainly </text:span><text:span text:style-name="T320">such as digital books </text:span><text:span text:style-name="T321">at the expense of book books</text:span><text:span text:style-name="T320">, but even access to a digital book or pdf is better than no access at all. <text:s/></text:span><text:span text:style-name="T322">Social media, on </text:span><text:soft-page-break/><text:span text:style-name="T322">the other hand, appears more and more to be </text:span><text:span text:style-name="T321">em</text:span><text:span text:style-name="T322">braced less and less. <text:s/>We have become used to change, but not change that we can't predict or control at all. <text:s/>As for politicization, it is clear that even the most trivial and inconsequential matters are being politicized as politicians become more and more desperate to disguise their misfeasance, malfeasance, and nonfeasance. <text:s/>But enough of that: why should I allow this blog to become politicized through criticizing politicization? <text:s/>A pox on all their houses.</text:span></text:p>
      <text:p text:style-name="P201"/>
      <text:p text:style-name="P208"><text:span text:style-name="T29">&lt;</text:span><text:span text:style-name="T37">p&gt;</text:span><text:span text:style-name="T415">Life goes on. <text:s/></text:span><text:span text:style-name="T373">We are able to attend church and Sunday school live, but not some of the more social activities, which is unfortunate, but at least we have some of the human connection that is so important for what the New Testament calls &lt;</text:span><text:span text:style-name="T413">i&gt;</text:span><text:span text:style-name="T373">koinonia&lt;/</text:span><text:span text:style-name="T413">i&gt;</text:span><text:span text:style-name="T373">. <text:s/></text:span><text:span text:style-name="T414">Because going to church involves no flying (so far), this is one key aspect of our lives that is slowly moving back to something approximating normalcy. <text:s/></text:span><text:span text:style-name="T416">Other </text:span><text:span text:style-name="T415">aspects</text:span><text:span text:style-name="T416">, I'm not so sure.</text:span></text:p>
      <text:p text:style-name="P202"/>
      <text:p text:style-name="P203"><text:span text:style-name="T29">&lt;</text:span><text:span text:style-name="T37">p&gt;</text:span>On that cheery note, I close this far too long entry in my blog. <text:s/>Have a nice warm cup of tea (I am currently enjoying something called Yorkshire Gold <text:span text:style-name="T384">which is a blend of Assam, Kenyan, and Rwandan teas: <text:s/>see www.yorkshiretea.co.uk</text:span>) or coffee (Turkish or Western, your choice). <text:s/>Put your feet up a bit each day and reflect on the big and little things that you encountered that day. <text:s/>And think especially of your friends and friendships.</text:p>
      <text:p text:style-name="P203"/>
      <text:p text:style-name="P72"><text:span text:style-name="T417">&lt;</text:span><text:span text:style-name="T365">p&gt;</text:span>Best.</text:p>
      <text:p text:style-name="P72"/>
      <text:p text:style-name="P66"><text:span text:style-name="T366">&lt;i&gt;</text:span><text:span text:style-name="T367">&lt;F</text:span><text:span text:style-name="T368">ONT COLOR</text:span><text:span text:style-name="T367">=”</text:span><text:span text:style-name="T309">#r</text:span><text:span text:style-name="T310">ed</text:span><text:span text:style-name="T367">”&gt;</text:span><text:span text:style-name="T369">&lt;h</text:span><text:span text:style-name="T370">2</text:span><text:span text:style-name="T369">&gt;</text:span><text:span text:style-name="T372">FEBRUARY 1, 2022 </text:span><text:span text:style-name="T418">18 MONTH CHECKUP REPORT</text:span><text:span text:style-name="T366">&lt;/i&gt;</text:span><text:span text:style-name="T369">&lt;/h</text:span><text:span text:style-name="T370">2</text:span><text:span text:style-name="T369">&gt;</text:span><text:span text:style-name="T368">&lt;/FONT&gt;</text:span></text:p>
      <text:p text:style-name="P21"><text:span text:style-name="T419">&lt;</text:span><text:span text:style-name="T417">p&gt;</text:span><text:span text:style-name="T420"> </text:span></text:p>
      <text:p text:style-name="P78"/>
      <text:p text:style-name="P86"><text:span text:style-name="T422">&lt;</text:span><text:span text:style-name="T423">p&gt;</text:span><text:span text:style-name="T422">Outstanding News! <text:s/>Yes, while the rest of you have been huddling indoors </text:span><text:span text:style-name="T424">and shivering </text:span><text:span text:style-name="T422">as the weather gets colder </text:span><text:span text:style-name="T424">and colder</text:span><text:span text:style-name="T425"> and generally feeling miserable</text:span><text:span text:style-name="T424">, </text:span><text:span text:style-name="T422">I've been doing my 3-5 miles a day walking and/</text:span><text:span text:style-name="T424">or exercise biking,</text:span><text:span text:style-name="T422"> and, </text:span><text:span text:style-name="T426">more importantly,</text:span><text:span text:style-name="T422"> (drumroll please) </text:span><text:span text:style-name="T424">as of February 1,</text:span><text:span text:style-name="T422"> </text:span><text:span text:style-name="T427">I </text:span><text:span text:style-name="T422">have upped my coin collecting </text:span><text:span text:style-name="T426">total</text:span><text:span text:style-name="T422"> </text:span><text:span text:style-name="T424">AKA finding money on the streets and sidewalks</text:span><text:span text:style-name="T422"> from $2.99 to $3.4</text:span><text:span text:style-name="T423">5</text:span><text:span text:style-name="T422">. <text:s/></text:span><text:span text:style-name="T427">Who says exercise doesn't pay off? <text:s/></text:span><text:span text:style-name="T422">A little more and I will be able to retire! <text:s/>(No, wait, I am retired so I will have to come up with some other </text:span><text:span text:style-name="T424">idea to </text:span><text:span text:style-name="T426">expend</text:span><text:span text:style-name="T424"> this surplus value on</text:span><text:span text:style-name="T422">.) <text:s/>“&lt;</text:span><text:span text:style-name="T428">i&gt;</text:span><text:span text:style-name="T323">Laissez le bon temps rouler!&lt;/</text:span><text:span text:style-name="T324">i&gt;</text:span><text:span text:style-name="T323">”</text:span></text:p>
      <text:p text:style-name="P79"/>
      <text:p text:style-name="P80"><text:span text:style-name="T439">&lt;</text:span><text:span text:style-name="T440">p&gt;</text:span>This past week, on January 27, I had my 18 month kidney check up and all seems to be going well. <text:s/>My creatinine and BUN numbers are outstanding, so Kidney #3 is doing fine. They advise more caution again in social contacts because of Omicron, but we have already cut down on what little outside physical contacts we <text:span text:style-name="T418">gingerly have had since November. </text:span>We are fortunate in that we can do this will <text:span text:style-name="T418">relatively </text:span>little discomfort or inconvenience. <text:s/>Obviously this is not a viable option for most. <text:s text:c="2"/>My donor has successfully recovered from his followup hernia surgery—which St. Vincent and the Kidney Fund paid all the expenses for—and is back to normal. <text:s/>My blood sugar has fluctuated unpredictably <text:span text:style-name="T418">recently</text:span>, but <text:span text:style-name="T418">the</text:span> thinking <text:span text:style-name="T418">of my endocrinologist</text:span> this is due to too many carbs and sugar and weight gained over Thanksgiving and Christmas. <text:s/>The numbers of <text:span text:style-name="T418">all three</text:span> have come down in January and I'm looking forward to a more austere February and March. <text:s/>Sort of. <text:s/>To all of you out there who are young enough for this to make difference: <text:s/>don't abuse your internal organs; they may take their revenge when you are in your 60s and 70s and quit on you. <text:s/>If you are in your 60s and 70s, it may not be too late to reform your eating and other habits. <text:s/><text:span text:style-name="T418">It</text:span><text:span text:style-name="T441"> can't hurt.</text:span></text:p>
      <text:p text:style-name="P80"/>
      <text:p text:style-name="P205"><text:span text:style-name="T169">&lt;</text:span><text:span text:style-name="T170">p&gt;</text:span><text:span text:style-name="T168">COVID19 continues to dominate our national and international discourse, and while we cannot ignore the elephant in the room, do we have to endlessly talk about it? </text:span><text:span text:style-name="T171"><text:s/></text:span><text:span text:style-name="T168">Do we have to unceasingly politicize it? <text:s/></text:span><text:span text:style-name="T171">Do we have to keep talking </text:span><text:span text:style-name="T172">interminably and hopelessly </text:span><text:soft-page-break/><text:span text:style-name="T172">contradictory </text:span><text:span text:style-name="T171">about its shape and size? </text:span><text:span text:style-name="T168">I am sure </text:span><text:span text:style-name="T171">most of us</text:span><text:span text:style-name="T168"> have </text:span><text:span text:style-name="T171">heard </text:span></text:p>
      <text:p text:style-name="P204"><text:span text:style-name="T38">&lt;a href="</text:span><text:a xlink:type="simple" xlink:href="https://en.wikipedia.org/wiki/Blind_men_and_an_elephant" text:style-name="Internet_20_link" text:visited-style-name="Visited_20_Internet_20_Link"><text:span text:style-name="T47">https://en.wikipedia.org/wiki/Blind_men_and_an_elephant</text:span></text:a><text:span text:style-name="T38">"&gt;</text:span><text:span text:style-name="T39">T</text:span><text:span text:style-name="T38">he </text:span><text:span text:style-name="T40">P</text:span><text:span text:style-name="T38">arable of the </text:span><text:span text:style-name="T40">B</text:span><text:span text:style-name="T38">lind </text:span><text:span text:style-name="T40">M</text:span><text:span text:style-name="T38">en and the </text:span><text:span text:style-name="T40">E</text:span><text:span text:style-name="T38">lephant&lt;/a&gt;. <text:s/>&lt;img SRC="images/</text:span><text:span text:style-name="T41">elephant.</text:span><text:span text:style-name="T42">jpg</text:span><text:span text:style-name="T43">" <text:s/></text:span><text:span text:style-name="T31">ALIGN=</text:span><text:span text:style-name="T44">center</text:span><text:span text:style-name="T38">&gt; </text:span><text:span text:style-name="T43"><text:s text:c="2"/></text:span><text:span text:style-name="T171">Asked what an elephant was like, the blind men grabbed </text:span><text:span text:style-name="T173">various </text:span><text:span text:style-name="T171">parts of the elephant and declared that he was like a great thick snake (the trunk), a medium snake (the tail), a mighty pillar (the legs), hard, smooth, and tapering (the tusk). <text:s/></text:span><text:span text:style-name="T38">&lt;a href="</text:span><text:a xlink:type="simple" xlink:href="https://sacred-texts.com/bud/ami/ami14.htm" text:style-name="Internet_20_link" text:visited-style-name="Visited_20_Internet_20_Link"><text:span text:style-name="T47">https://sacred-texts.com/bud/ami/ami14.htm</text:span></text:a><text:span text:style-name="T38">"&gt;The Indian version &lt;/a&gt; </text:span><text:span text:style-name="T171">continues: <text:s/>“</text:span><text:span text:style-name="T290">Every one proposed his view and they disputed and controverted, and wrangled, and litigated, and bickered, and quarreled, and called each other names, and each one imprecated all the others, and each one denounced all the others, and they abused and scolded, and they anathematized and excommunicated, and finally every one of them swore that every one else was a liar and was cursed on account of his heresies.” <text:s/></text:span><text:span text:style-name="T291">Ha, ha. Those dumb blind guys. <text:s/></text:span><text:span text:style-name="T292">Those dimwitted ancients! <text:s/></text:span><text:span text:style-name="T293">Of course, t</text:span><text:span text:style-name="T292">hey </text:span><text:span text:style-name="T291">didn't have access to the Internet or Facebook or Twitter. <text:s/>Fortunately for us, we do and we know better and more than any previous generations in history. <text:s/></text:span><text:span text:style-name="T293">How are we doing so far? <text:s/>Hmm.</text:span></text:p>
      <text:p text:style-name="P80"/>
      <text:p text:style-name="P197"><text:span text:style-name="T178">&lt;</text:span><text:span text:style-name="T179">p&gt;</text:span><text:span text:style-name="T180">Here is the real question for us to face </text:span><text:span text:style-name="T184">for 2022</text:span><text:span text:style-name="T180">, as articulated by Martin Luther King, Jr.: <text:s/></text:span><text:span text:style-name="T178">“What, then, is the answer? We must accept our unwanted and unfortunate circumstance and yet cling to a radiant hope. The answer lies in developing the capacity to accept the finite disappointment and yet cling to the infinite hope.” <text:s text:c="2"/></text:span><text:span text:style-name="T181">Martin Luther </text:span><text:span text:style-name="T177">King, </text:span><text:span text:style-name="T180">Jr. </text:span><text:span text:style-name="T177"><text:s/>&lt;</text:span><text:span text:style-name="T182">i&gt;</text:span><text:span text:style-name="T177">“Unfulfilled Hopes,”&lt;/</text:span><text:span text:style-name="T182">i&gt;</text:span><text:span text:style-name="T177"> </text:span></text:p>
      <text:p text:style-name="P197"><text:span text:style-name="T165">&lt;a href="</text:span><text:a xlink:type="simple" xlink:href="https://kinginstitute.stanford.edu/king-papers/documents/draft-chapter-x-shattered-dreams#fn1" text:style-name="Internet_20_link" text:visited-style-name="Visited_20_Internet_20_Link">https://kinginstitute.stanford.edu/king-papers/documents/draft-chapter-x-shattered-dreams#fn1</text:a><text:span text:style-name="T167"> <text:s/></text:span><text:span text:style-name="T165">"&gt;Sermon Delivered at Dexter Avenue Baptist Church, 5 April 1959&lt;/a&gt;</text:span><text:span text:style-name="T166">. <text:s/></text:span><text:span text:style-name="T183">Citing Jeremiah 10: 19, King goes on to say that </text:span><text:span text:style-name="T180">such an attitude</text:span><text:span text:style-name="T183"> is not fatalism, but </text:span><text:span text:style-name="T180">the practice of </text:span><text:span text:style-name="T183">Biblical endurance. <text:s/></text:span></text:p>
      <text:p text:style-name="P166"/>
      <text:p text:style-name="P208"><text:span text:style-name="T294">&lt;</text:span><text:span text:style-name="T293">p&gt;Among the infinite hopes is that “This, too, shall pass,” as it has in the past. <text:s/></text:span><text:span text:style-name="T292">In 1859, </text:span><text:span text:style-name="T295">A</text:span><text:span text:style-name="T292">braham Lincoln recounted the story of an Eastern ruler who “charged his wise men to invent him a sentence, to be ever in view, and which should be true and appropriate in all times and situations. They presented him the words: </text:span><text:span text:style-name="T296">'&lt;i&gt;</text:span><text:span text:style-name="T301">And this, too, shall pass away.</text:span><text:span text:style-name="T302">' &lt;/i&gt;</text:span><text:span text:style-name="T292">How much it expresses! How chastening in the hour of pride! -- how consoling in the depths of affliction! "And this, too, shall pass away." And yet let us hope it is not &lt;</text:span><text:span text:style-name="T296">i&gt; </text:span><text:span text:style-name="T301">quite &lt;/</text:span><text:span text:style-name="T302">i&gt;</text:span><text:span text:style-name="T301"> </text:span><text:span text:style-name="T292">true. Let us hope, rather, that by the best cultivation of the physical world, beneath and around us; and the intellectual and moral world within us, we shall secure an individual, social, and political prosperity and happiness, whose course shall be onward and upward, and which, while the earth endures, shall not pass away.</text:span><text:span text:style-name="T290">” </text:span><text:span text:style-name="T239">&lt;a href="</text:span><text:span text:style-name="T246">http://www.abrahamlincolnonline.org/lincoln/speeches/fair.htm</text:span><text:span text:style-name="T239">"&gt;</text:span><text:span text:style-name="T288">"Address before the Wisconsin State Agricultural Society," 30 </text:span><text:span text:style-name="T289">September </text:span><text:span text:style-name="T288">1859, </text:span><text:span text:style-name="T240">Abraham Lincoln Online, Milwaukee, Wisconsin.</text:span><text:span text:style-name="T239">&lt;/a&gt;</text:span><text:span text:style-name="T241">. </text:span></text:p>
      <text:p text:style-name="P169"/>
      <text:p text:style-name="P208"><text:span text:style-name="T299">&lt;</text:span><text:span text:style-name="T300">p&gt;</text:span><text:span text:style-name="T299">In the meanwhile, let </text:span><text:span text:style-name="T292">us Biblically endure. </text:span></text:p>
      <text:p text:style-name="P167"/>
      <text:p text:style-name="P208"><text:span text:style-name="T294">&lt;</text:span><text:span text:style-name="T293">p&gt;</text:span><text:span text:style-name="T297">Stay healthy </text:span><text:span text:style-name="T298">my friends</text:span><text:span text:style-name="T297">.</text:span><text:span text:style-name="T292"> </text:span></text:p>
      <text:p text:style-name="P171"/>
      <text:p text:style-name="P41">&lt;p&gt;</text:p>
      <text:p text:style-name="P159"/>
      <text:p text:style-name="P21"/>
      <text:p text:style-name="P66"><text:span text:style-name="T366">&lt;i&gt;</text:span><text:span text:style-name="T367">&lt;F</text:span><text:span text:style-name="T368">ONT COLOR</text:span><text:span text:style-name="T367">=”</text:span><text:span text:style-name="T309">#r</text:span><text:span text:style-name="T310">ed</text:span><text:span text:style-name="T367">”&gt;</text:span><text:span text:style-name="T369">&lt;h</text:span><text:span text:style-name="T370">2</text:span><text:span text:style-name="T369">&gt;</text:span><text:span text:style-name="T443">APRIL 22</text:span><text:span text:style-name="T372">, 2022: </text:span><text:span text:style-name="T443">22 MONTHS </text:span><text:span text:style-name="T444">POST-</text:span><text:span text:style-name="T443">TRANSPLANT </text:span><text:span text:style-name="T366">&lt;/i&gt;</text:span><text:span text:style-name="T369">&lt;/h</text:span><text:span text:style-name="T370">2</text:span><text:span text:style-name="T369">&gt;</text:span><text:span text:style-name="T368">&lt;/FONT&gt;</text:span></text:p>
      <text:p text:style-name="P21"><text:span text:style-name="T419">&lt;</text:span><text:span text:style-name="T417">p&gt;</text:span><text:span text:style-name="T420"> </text:span></text:p>
      <text:p text:style-name="P172"/>
      <text:p text:style-name="P173"><text:soft-page-break/><text:span text:style-name="T445">&lt;</text:span><text:span text:style-name="T444">b&gt;</text:span><text:span text:style-name="T445">EASTER </text:span><text:span text:style-name="T446">WEEK(S) </text:span><text:span text:style-name="T445">2022&lt;/</text:span><text:span text:style-name="T444">b&gt;</text:span></text:p>
      <text:p text:style-name="P173"/>
      <text:p text:style-name="P174">Easter Ruminations</text:p>
      <text:p text:style-name="P174"/>
      <text:p text:style-name="P173"><text:span text:style-name="T445">&lt;</text:span><text:span text:style-name="T444">p</text:span><text:span text:style-name="T445">&gt;</text:span>“<text:span text:style-name="T445">All things have become light, never again to set, and the setting has believed in the rising. <text:s/>This is the new creation.” <text:s/></text:span><text:span text:style-name="T391">St. Clement, Address to the Greeks</text:span></text:p>
      <text:p text:style-name="P187">&lt;p&gt;</text:p>
      <text:p text:style-name="P187"/>
      <text:p text:style-name="P175"><text:span text:style-name="T399">&lt;</text:span><text:span text:style-name="T400">b&gt;</text:span><text:span text:style-name="T399">P</text:span><text:span text:style-name="T398">ASCHA MONTH&lt;/</text:span><text:span text:style-name="T400">b&gt;</text:span></text:p>
      <text:p text:style-name="P176"><text:span text:style-name="T386">&lt;</text:span><text:span text:style-name="T392">br&gt;</text:span><text:span text:style-name="T447">April is not the cruelest month, </text:span><text:span text:style-name="T448">as some would say,</text:span></text:p>
      <text:p text:style-name="P170"><text:span text:style-name="T399">&lt;</text:span><text:span text:style-name="T401">br&gt;</text:span><text:span text:style-name="T449">Since </text:span><text:span text:style-name="T450">Easter comes with </text:span><text:span text:style-name="T451">the </text:span><text:span text:style-name="T450">s</text:span><text:span text:style-name="T452">weetness of an April day.</text:span></text:p>
      <text:p text:style-name="P81"><text:span text:style-name="T325">&lt;</text:span><text:span text:style-name="T326">br&gt;</text:span><text:span text:style-name="T347">Spring </text:span><text:span text:style-name="T346">softness is </text:span><text:span text:style-name="T347">up</text:span><text:span text:style-name="T346">on the face,</text:span></text:p>
      <text:p text:style-name="P81"><text:span text:style-name="T325">&lt;</text:span><text:span text:style-name="T326">br&gt;</text:span><text:span text:style-name="T347">Alive with hints of </text:span><text:span text:style-name="T346">natural grace.</text:span></text:p>
      <text:p text:style-name="P81"><text:span text:style-name="T325">&lt;</text:span><text:span text:style-name="T326">br&gt;A </text:span><text:span text:style-name="T348">warm</text:span><text:span text:style-name="T347"> end to long journey from </text:span><text:span text:style-name="T348">a </text:span><text:span text:style-name="T347">winter past grown cold,</text:span></text:p>
      <text:p text:style-name="P81"><text:span text:style-name="T325">&lt;</text:span><text:span text:style-name="T326">br&gt;</text:span><text:span text:style-name="T348">On Pascha Morn </text:span><text:span text:style-name="T347">God warms our souls </text:span><text:span text:style-name="T348">with His grace of old.</text:span></text:p>
      <text:p text:style-name="P206"/>
      <text:p text:style-name="P130"><text:span text:style-name="T453">&lt;</text:span><text:span text:style-name="T454">p&gt;</text:span></text:p>
      <text:p text:style-name="P207">And what should our reaction to the Miracle of Easter be? <text:s/>Here is what William Law suggested in one of his letters: <text:s/>“Give yourself up to ever so many good works, read, preach, pray, visit the sick, build hospitals, clothe the naked, etc….For the new creature in Christ is that one will and one hunger that was in Christ.”</text:p>
      <text:p text:style-name="P87"><text:span text:style-name="T311">&lt;</text:span><text:span text:style-name="T312">p&gt;</text:span></text:p>
      <text:p text:style-name="P177"/>
      <text:p text:style-name="P178">War in Ukraine...<text:span text:style-name="T444">and Easter</text:span></text:p>
      <text:p text:style-name="P178">&lt;<text:span text:style-name="T444">br</text:span>&gt;<text:span text:style-name="T457">In general, I have tried to keep this blog from too much political commentary. However, the </text:span>Juxtaposition<text:span text:style-name="T458">ing</text:span><text:span text:style-name="T457"> of </text:span>Easter with the War in Ukraine ought to give all of us pause for thought. <text:s/>One would hope that the brutal Russian offensive will at least pause for Orthodox Easter. <text:span text:style-name="T457">If it doesn't, perhaps that might be an indicator of the sincerity of Putin's alleged Christianity. <text:s/>Meanwhile,</text:span> <text:span text:style-name="T457">t</text:span>he Ukrainians are demonstrating endurance; <text:span text:style-name="T457">one of the Cardinal virtues</text:span>; it remains to be seen if NATO, <text:span text:style-name="T457">the US, and others will be able to do the same. <text:s/></text:span><text:span text:style-name="T458">And, as always, pray and work for peace.</text:span></text:p>
      <text:p text:style-name="P178"/>
      <text:p text:style-name="P85"><text:span text:style-name="T328">&lt;</text:span><text:span text:style-name="T329">p&gt;</text:span></text:p>
      <text:p text:style-name="P174">Endurance and Hope</text:p>
      <text:p text:style-name="P85"><text:span text:style-name="T330">&lt;br&gt;</text:span><text:span text:style-name="T331">In my last blog, I mentioned Martin Luther King on Biblical endurance. <text:s/>Here are a few more reflections on Hope and Endurance: <text:s/>In </text:span><text:span text:style-name="T332">Hebrews 12:1, </text:span><text:span text:style-name="T331">we read </text:span><text:span text:style-name="T332">“L</text:span><text:span text:style-name="T327">et us run with endurance the race that is set before us…” <text:s/></text:span><text:span text:style-name="T332">Why? <text:s/>Because according to Roman</text:span><text:span text:style-name="T331">s</text:span><text:span text:style-name="T332"> 5:4, </text:span><text:span text:style-name="T327">endurance produces character, and character produces hope.” <text:s/></text:span><text:span text:style-name="T331">And further, in Romans 15:4 “</text:span><text:span text:style-name="T327">For whatever was written in former days was written for our instruction, that through endurance and through the encouragement of the Scriptures we might have hope.”</text:span></text:p>
      <text:p text:style-name="P179">&lt;p&gt;</text:p>
      <text:p text:style-name="P180">This reminds us that we all need to practice the classical virtues:. <text:s/><text:span text:style-name="T458">Here, particularly, </text:span><text:span text:style-name="T459">perseverance, </text:span>already mentioned as <text:span text:style-name="T459">one of the four Cardinal Virtues, and hope, one of the three Theological or Christian Virtues. <text:s/></text:span>At Easter, there is no clearer virtue than hope.</text:p>
      <text:p text:style-name="P179">&lt;p&gt;</text:p>
      <text:p text:style-name="P173"/>
      <text:p text:style-name="P181">&lt;<text:span text:style-name="T444">b&gt;</text:span>FOUND MONEY UPDATE&lt;/<text:span text:style-name="T444">b&gt;</text:span></text:p>
      <text:p text:style-name="P179">&lt;p&gt;</text:p>
      <text:p text:style-name="P182"><text:span text:style-name="T457">Now back to the more mundane. <text:s/>I am pleased to announce that t</text:span>here <text:span text:style-name="T460">has been</text:span> an exciting kickoff to Spring 2022 on the found money front!!! <text:s/><text:span text:style-name="T461">Since </text:span><text:span text:style-name="T460">the beginning of the year</text:span><text:span text:style-name="T461">, the grand total has risen </text:span><text:span text:style-name="T460">from $3.45 </text:span><text:span text:style-name="T461">to </text:span><text:span text:style-name="T460">$4.57. <text:s/>If I'm not mistaken, this puts me, at least temporarily, well </text:span><text:soft-page-break/><text:span text:style-name="T460">ahead of the current </text:span>surging inflation rate. <text:s/>It's possible that some of this money was hidden by snow and hove into sight when the snow melted. <text:s/><text:span text:style-name="T462">Or maybe people become more careless when Winter fades into well-deserved oblivion and Spring's verdant colors begin to emerge. (If any of you have alternative explanations, let me know.)</text:span></text:p>
      <text:p text:style-name="P182">&lt;<text:span text:style-name="T460">p&gt;</text:span></text:p>
      <text:p text:style-name="P182"/>
      <text:p text:style-name="P181">&lt;<text:span text:style-name="T444">b&gt;</text:span>EVUSHELD&lt;/<text:span text:style-name="T444">B&gt;</text:span></text:p>
      <text:p text:style-name="P181"><text:span text:style-name="T455">&lt;p&gt;</text:span><text:span text:style-name="T463">Apart from my burgeoning found money resources, the bi</text:span>ggest <text:span text:style-name="T455">personal </text:span>news <text:span text:style-name="T463">this time </text:span>is that the FDA <text:span text:style-name="T460">recently</text:span> approved on an emergency basis a new monoclonal antibody treatment called Evusheld. <text:s/><text:span text:style-name="T464">This treatment </text:span>has been <text:span text:style-name="T464">developed particularly for people with suppressed immune systems (such as kidney transplantees) and people with compromised immune systems, both groups for whom the </text:span>by-now-normal <text:span text:style-name="T464">COVID vaccines may or may not work. <text:s/>If you are not particularly interested in the details behind Evusheld, feel free to skip down </text:span><text:span text:style-name="T463">to the next entry</text:span><text:span text:style-name="T464">. <text:s/></text:span></text:p>
      <text:p text:style-name="P181"/>
      <text:p text:style-name="P179">&lt;p&gt;</text:p>
      <text:p text:style-name="P183">I was able to get the shot (which is not a vaccine) on March 30 without any side effects and less of a stick than a flu shot. <text:s/><text:span text:style-name="T465">I will keep up my COVID vaccines as well, but these are still of indeterminate effects for immunosuppressed people. <text:s/>One positive side effect is that we are again thinking about a trip to Romania this summer. <text:s/>More on that when it is decided. <text:s/></text:span></text:p>
      <text:p text:style-name="P183">&lt;<text:span text:style-name="T463">p&gt;</text:span></text:p>
      <text:p text:style-name="P183"/>
      <text:p text:style-name="P178">Otherwise my health seems to be excellent, except for a slight cold (my first cold in over three years). <text:s/>My creatinine and BUN levels are normal to slightly better than normal, so my new kidney seems to be doing its job. <text:s/>I drink at least 3 litres of liquid a day. <text:s/>And I am upping the ante on walking. <text:s/>Today I reached 430 consecutive days of walking at least 5,000 steps. <text:s/>I also now have 20 consecutive days with at least 7,000 steps (3 miles+). <text:s/>In summer, the UV rises quickly, but until 9:30 a.m. or 10:00 a.m. and after 6:00 pm is at acceptable levels, so unless it is raining I am enjoying pleasant walks in the quiet confines of small-town Huntington, Indiana, and its surroundings.</text:p>
      <text:p text:style-name="P179">&lt;p&gt;</text:p>
      <text:p text:style-name="P181"/>
      <text:p text:style-name="P208"><text:span text:style-name="T174">My son, David, has a friend at Vanderbilt </text:span><text:span text:style-name="T175">University</text:span><text:span text:style-name="T174">, Dr. Rob Carnahan, who is one of the developers of the Evusheld treatment produced by Astra-Zeneca. <text:s/>Here is how he explains it: <text:s/>“...we know the RNA viruses have a propensity to change...so we knew we wanted to go in with what we call a cocktail – which would be two antibodies to distinct sites. The idea being there if you have two antibodies that are at completely different sites, it's very unlikely a virus is going to be able to change two things at once so if it changes one, you have the other side and vice versa. So you're kind of preventing, you're mitigating any kind of escape risk. We're also doing basic science biochemistry experiments looking at this concept called synergy. Which is the idea—could one antibody not only function but could it be combined with another antibody and the sum of the two is greater than either of them individually….we found an antibody partnership where they not only worked well together, they worked as a good cocktail to prevent escape, but they were also synergistic so they would sort of be helping one another function better.” <text:s/>(Source: <text:s/></text:span><text:span text:style-name="T242">&lt;a href=" </text:span><text:a xlink:type="simple" xlink:href="https://www.vumc.org/viiii/immuknow/interview-dr-rob-carnahan" text:style-name="Internet_20_link" text:visited-style-name="Visited_20_Internet_20_Link">https://www.vumc.org/viiii/immuknow/interview-dr-rob-carnahan</text:a><text:span text:style-name="T247"> </text:span><text:span text:style-name="T242">"&gt;</text:span><text:span text:style-name="T243">Carnahan Interview</text:span><text:span text:style-name="T242">&lt;/a&gt;</text:span><text:span text:style-name="T176">)</text:span></text:p>
      <text:p text:style-name="P179">&lt;p&gt;</text:p>
      <text:p text:style-name="P179">Here is what Evusheld looks like:</text:p>
      <text:p text:style-name="P161">&lt;img SRC="images/<text:span text:style-name="T456">evusheld</text:span>.gif"&gt;</text:p>
      <text:p text:style-name="P179"/>
      <text:p text:style-name="P179"><text:soft-page-break/>&lt;p&gt;</text:p>
      <text:p text:style-name="P185"><text:span text:style-name="T433">Evusheld, thus, is two shots, which you are given on opposite sides of the </text:span><text:span text:style-name="T402">gluteus maximus</text:span><text:span text:style-name="T433"> (“fund” in Romanian for those of you taking notes) simultaneously. <text:s/>It is not very painful and there are virtually no side effects. <text:s/>It </text:span><text:span text:style-name="T434">also </text:span><text:span text:style-name="T433">has an 80% plus success rate. <text:s/>Eventually Evusheld </text:span><text:span text:style-name="T434">will</text:span><text:span text:style-name="T433"> be </text:span><text:span text:style-name="T435">able to be </text:span><text:span text:style-name="T433">administered in a doctor's office </text:span><text:span text:style-name="T434">during a regular visit</text:span><text:span text:style-name="T433">. <text:s/></text:span><text:span text:style-name="T436">In contrast to mRNA or other COVID vaccines which try to prevent COVID but whose effect is difficult to tell on immunocompromised people, Evusheld is a</text:span><text:span text:style-name="T435">n injected</text:span><text:span text:style-name="T436"> </text:span><text:span text:style-name="T437">monoclonal antibody drug that launches </text:span><text:span text:style-name="T438">the body's own </text:span><text:span text:style-name="T421">therapeutic countermeasure</text:span><text:span text:style-name="T429">s</text:span><text:span text:style-name="T421"> </text:span><text:span text:style-name="T430">to </text:span><text:span text:style-name="T431">attack the COVID </text:span><text:span text:style-name="T429">and other </text:span><text:span text:style-name="T431">virus</text:span><text:span text:style-name="T432">es</text:span><text:span text:style-name="T431"> and neutralizes or lessens the impact of COVID. <text:s/></text:span><text:span text:style-name="T430">The two medications in Evusheld are </text:span><text:span text:style-name="T431">lab-</text:span><text:span text:style-name="T430">produced</text:span><text:span text:style-name="T431"> proteins </text:span><text:span text:style-name="T432">which help </text:span><text:span text:style-name="T431">your immune system to fight an infection. It is particularly valuable for people with damaged or suppressed immune systems.</text:span><text:span text:style-name="T436"> <text:s/></text:span><text:span text:style-name="T435">Unfortunately, it is still in short supply, but eventually the target audience of around </text:span><text:span text:style-name="T437">2.4% of the US population will be able to get it.</text:span><text:span text:style-name="T436"> [For those inclined to geekiness, here is a research piece (with cool color illustrations) by the Astra-Zeneca team, including Dr. Carnahan: <text:s/></text:span><text:span text:style-name="T352">&lt;a href=" </text:span><text:span text:style-name="T356"><text:s/></text:span><text:a xlink:type="simple" xlink:href="https://www.nature.com/articles/s41591-020-0998-x" text:style-name="Internet_20_link" text:visited-style-name="Visited_20_Internet_20_Link"><text:span text:style-name="T356">https://www.nature.com/articles/s41591-020-0998-x</text:span></text:a><text:span text:style-name="T356">.</text:span><text:span text:style-name="T352">"&gt;</text:span><text:span text:style-name="T353">Nature Article</text:span><text:span text:style-name="T352">&lt;/a&gt;</text:span><text:span text:style-name="T436">]</text:span></text:p>
      <text:p text:style-name="P184"/>
      <text:p text:style-name="P185"/>
      <text:p text:style-name="P185"><text:span text:style-name="T436">&lt;</text:span><text:span text:style-name="T438">p&gt;</text:span></text:p>
      <text:p text:style-name="P174">&lt;b&gt;CODA&lt;/b&gt;</text:p>
      <text:p text:style-name="P180">Well, that's about it for now. <text:s/>Mainly good news on the personal front. <text:s/>Not so good news on the international front (but how does that differ from “normal”?) <text:s/>And, most of all, <text:span text:style-name="T444">good news on the eternal front: <text:s/></text:span>the Good News of Easter, when “Every mystery of Christ's assumed mortality was fulfilled and His immortality alone remained.” <text:s/>(St. Ambrose).</text:p>
      <text:p text:style-name="P180">&lt;<text:span text:style-name="T364">p&gt;</text:span></text:p>
      <text:p text:style-name="P174">Best.</text:p>
      <text:p text:style-name="P158"/>
      <text:p text:style-name="P41">&lt;p&gt;</text:p>
      <text:p text:style-name="P159"/>
      <text:p text:style-name="P21"><text:span text:style-name="T366">&lt;i&gt;</text:span><text:span text:style-name="T367">&lt;F</text:span><text:span text:style-name="T368">ONT COLOR</text:span><text:span text:style-name="T367">=”</text:span><text:span text:style-name="T309">#r</text:span><text:span text:style-name="T310">ed</text:span><text:span text:style-name="T367">”&gt;</text:span><text:span text:style-name="T369">&lt;h</text:span><text:span text:style-name="T370">2</text:span><text:span text:style-name="T369">&gt;</text:span><text:span text:style-name="T442">4</text:span><text:span text:style-name="T371">. <text:s/></text:span><text:span text:style-name="T466">ROMANIAN ADVENTURE LOOMS!!, </text:span><text:span text:style-name="T364">June </text:span><text:span text:style-name="T466">1, </text:span><text:span text:style-name="T364"><text:s/>2022</text:span><text:span text:style-name="T366">&lt;/i&gt;</text:span><text:span text:style-name="T369">&lt;/h</text:span><text:span text:style-name="T370">2</text:span><text:span text:style-name="T369">&gt;</text:span><text:span text:style-name="T368">&lt;/FONT&gt;</text:span></text:p>
      <text:p text:style-name="P144"><text:span text:style-name="T419">&lt;</text:span><text:span text:style-name="T417">p&gt;</text:span><text:span text:style-name="T420"> </text:span></text:p>
      <text:p text:style-name="P157">This month will mark the two year point from my June 24, 2020 transplant. <text:s/>Possibly more on that later.</text:p>
      <text:p text:style-name="P186"><text:span text:style-name="T354">&lt;p&gt;The big news is that we will be off to Romania and Oxford between June 10-July 14. <text:s/></text:span><text:span text:style-name="T355">Things were coming together pretty well for our “</text:span><text:span text:style-name="T473">EXPECTED ADVENTURE” </text:span><text:span text:style-name="T474">on June 1, when we circulated the following message:</text:span></text:p>
      <text:p text:style-name="P190"/>
      <text:p text:style-name="P188"><text:span text:style-name="T469">&lt;</text:span><text:span text:style-name="T470">p&gt;We</text:span><text:span text:style-name="T469"> </text:span><text:span text:style-name="T470">are</text:span><text:span text:style-name="T469"> coming up on the two year anniversary of my kidney transplant on June 24, 2022, and </text:span><text:span text:style-name="T467">most</text:span>  <text:span text:style-name="T467">many</text:span> <text:span text:style-name="T467">a few of you </text:span><text:span text:style-name="T469">maybe one or two of you have been waiting with bated breath (Merriam-Webster definition:  </text:span>“<text:span text:style-name="T469">in a nervous and excited state anticipating what will happen.”) for </text:span><text:span text:style-name="T470">the </text:span><text:span text:style-name="T469">update.</text:span></text:p>
      <text:p text:style-name="P194">&lt;<text:span text:style-name="T466">p&gt;</text:span>But—SPOILER ALERT—this is not my transplant blog, which will come out <text:span text:style-name="T466">later in the summer</text:span>. Please contain your excitement until then.</text:p>
      <text:p text:style-name="P195"/>
      <text:p text:style-name="P195">&lt;<text:span text:style-name="T466">p&gt;</text:span>The main purpose of this note is to share some good news! Since COVID19 has tapered off and since my transplant doctors think it is safe for me to travel by air again, <text:span text:style-name="T385">Deo Volente</text:span>, Jean and I are going to Romania and Oxford, June 10-July 14.</text:p>
      <text:p text:style-name="P195">We to Cluj, the capital of Romanian Transilvania, which will function as our home base. <text:soft-page-break/>From Cluj we will go to the 9<text:span text:style-name="T472">th</text:span> International Society for Romanian Congress on Romanian Studies in Timișoara, June 15-17, returning to Cluj for a week or so and then to Oxford to do some research for a week or so, and back to Cluj until July 14, when we will fly back to Chicago. <text:s/></text:p>
      <text:p text:style-name="P195"/>
      <text:p text:style-name="P196">&lt;<text:span text:style-name="T466">p&gt;</text:span>Our Transilvanian trip <text:span text:style-name="T466">will serve as</text:span> a kind of trial run. If things go well, we will plan a return trip to Eastern Romania in the fall. But, as always, remember “Man proposes and God disposes.” This old chestnut is a loose paraphrase of Proverbs 19:21, which roughly can be translated as “A person might have many plans, but it is God's purpose for him that stands.”</text:p>
      <text:p text:style-name="P195"/>
      <text:p text:style-name="P189"><text:span text:style-name="T468">&lt;</text:span><text:span text:style-name="T471">p&gt;</text:span><text:span text:style-name="T468">We wish you a pleasant summer.  We would appreciate your prayers.  We would also appreciate your prayers for peace in Ukraine and for the more than one million refugees in Romania, for Moldova where a local population of four million is being overwhelmed by refugees, and </text:span><text:span text:style-name="T471">for </text:span><text:span text:style-name="T468">the nearly four million refugees in Poland.  J. R. R. Tolkien once wrote: “The world is full enough of hurts and mischances without wars to multiply them.”  Sad, but true.</text:span></text:p>
      <text:p text:style-name="P195"/>
      <text:p text:style-name="P191">&lt;<text:span text:style-name="T466">p&gt;</text:span>We will have our computers, so we can get eMails and text messages throughout. Keep in touch.</text:p>
      <text:p text:style-name="P191"/>
      <text:p text:style-name="P192">&lt;<text:span text:style-name="T466">p&gt;</text:span>Best.</text:p>
      <text:p text:style-name="P192"/>
      <text:p text:style-name="P42">&lt;p&gt;</text:p>
      <text:p text:style-name="P42"/>
      <text:p text:style-name="P23"><text:span text:style-name="T366">&lt;i&gt;</text:span><text:span text:style-name="T367">&lt;F</text:span><text:span text:style-name="T368">ONT COLOR</text:span><text:span text:style-name="T367">=”</text:span><text:span text:style-name="T309">#r</text:span><text:span text:style-name="T310">ed</text:span><text:span text:style-name="T367">”&gt;</text:span><text:span text:style-name="T369">&lt;h</text:span><text:span text:style-name="T370">2</text:span><text:span text:style-name="T369">&gt;</text:span><text:span text:style-name="T501">ROMANIAN SUMMER TRIP REPORT, AUGUST 1, 2022.</text:span><text:span text:style-name="T366">&lt;/i&gt;</text:span><text:span text:style-name="T369">&lt;/h</text:span><text:span text:style-name="T370">2</text:span><text:span text:style-name="T369">&gt;</text:span><text:span text:style-name="T368">&lt;/FONT&gt;</text:span></text:p>
      <text:p text:style-name="P193"/>
      <text:p text:style-name="P73">&lt;<text:span text:style-name="T477">p&gt;</text:span><text:span text:style-name="T501">Just a note updating our June-July 2022 Summer Trip to Romania and Oxford. <text:s/></text:span><text:span text:style-name="T333">We had a great trip: flew from Chicago to Cluj, which was our home base. </text:span><text:span text:style-name="T334">We took a train</text:span><text:span text:style-name="T333"> to Timișoara for the SRS congress, back to Cluj for a few days and then flew to Stanstead to spend 10 days in Oxford rummaging around in the Rushbrooke archives at Regents College. </text:span></text:p>
      <text:p text:style-name="P162"/>
      <text:p text:style-name="P75"><text:span text:style-name="T333">&lt;</text:span><text:span text:style-name="T334">p&gt;</text:span><text:span text:style-name="T333">My niece lives in </text:span><text:span text:style-name="T316">Old </text:span><text:span text:style-name="T333">Marston and has a guest room.  We really enjoyed our stay in Oxford, did a bit of traveling with her and her husband who teaches at Oxford Brookes. <text:s/>She is an economic development officer for Bucks, but a lot of her work is still online, so she was relatively free when we weren’t busy at the archives.  </text:span><text:span text:style-name="T316">She took</text:span><text:span text:style-name="T317"> us on excursions to the Cotswolds, the White Horse of Uffington, Stow-on-Wold, the Rollright Stones, Brill, and Blenheim Palace among other delights. <text:s/></text:span><text:span text:style-name="T316">We countered with taking them dinner at The Trout in Wolvercote where C. S. Lewis, J. R. R. Tolkien and their buddies used to hang around. <text:s text:c="2"/>We had g</text:span><text:span text:style-name="T333">orgeous weather (one afternoon with a little rain; temps mostly in the 60s. <text:s/></text:span><text:span text:style-name="T334">My niece said we were lucky: <text:s/>usually it is sunny one afternoon </text:span><text:span text:style-name="T335">and rains the rest</text:span><text:span text:style-name="T333">).  Good weather always gives one a </text:span><text:span text:style-name="T316">slightly </text:span><text:span text:style-name="T333">mistake</text:span><text:span text:style-name="T316">n</text:span><text:span text:style-name="T333"> impression of places being visited.  </text:span></text:p>
      <text:p text:style-name="P163"/>
      <text:p text:style-name="P74"><text:span text:style-name="T313">&lt;</text:span><text:span text:style-name="T314">p&gt;</text:span><text:span text:style-name="T313">We photographed over </text:span><text:span text:style-name="T315">2,500 pages of documents </text:span><text:span text:style-name="T314">at Regent's College's </text:span><text:span text:style-name="T316">Angus Library </text:span><text:span text:style-name="T314">archives</text:span><text:span text:style-name="T315">, </text:span><text:span text:style-name="T314">working as a team: <text:s/></text:span><text:span text:style-name="T313">I identified </text:span><text:span text:style-name="T314">relevant documents</text:span><text:span text:style-name="T313"> and </text:span><text:span text:style-name="T316">while</text:span><text:span text:style-name="T314"> Jean </text:span><text:span text:style-name="T316">compiled</text:span><text:span text:style-name="T314"> </text:span><text:span text:style-name="T313">a register and took the pictures.  I estimate we got done in 7 work days what in yesteryear might have taken 2 months or more with greatly increased likelihood of copying errors.  Who says the good old days were always the best?  </text:span></text:p>
      <text:p text:style-name="P76"/>
      <text:p text:style-name="P123"><text:soft-page-break/><text:span text:style-name="T141">&lt;</text:span><text:span text:style-name="T142">p&gt;</text:span><text:span text:style-name="T141">Working as a team, and with the help of the friendly and competent archivists at the Angus Library, Jean and I were able to completely go through the relevant archives at Regent's College and photograph </text:span><text:span text:style-name="T142">nearly 2,500 pages of </text:span><text:span text:style-name="T141">documents relevant to my study of the struggle of Romanian Evangelicals during the interwar period for political and religious rights. <text:s/>This was the last piece of the puzzle that I needed for my research on what will probably be a smallish book on the subject. <text:s/>It was </text:span><text:span text:style-name="T142">an archive that </text:span><text:span text:style-name="T141">I have been waiting to get to since I became aware of the documents there during COVID. <text:s/>Now, of course, I need to print off and process the materials…. <text:s/></text:span></text:p>
      <text:p text:style-name="P77"/>
      <text:p text:style-name="P123"><text:span text:style-name="T141">&lt;</text:span><text:span text:style-name="T142">p&gt;</text:span><text:span text:style-name="T141">We </text:span><text:span text:style-name="T143">had </text:span><text:span text:style-name="T141">avoided Heathrow and Gatwick in flying in and out of </text:span><text:span text:style-name="T143">the </text:span><text:span text:style-name="T141">UK </text:span><text:span text:style-name="T144">from and to Romania</text:span><text:span text:style-name="T141">, which proved to be a wise choice </text:span><text:span text:style-name="T142">since we did not experience the amazing delays and cancellations elsewhere. <text:s/>A</text:span><text:span text:style-name="T143">nd we </text:span><text:span text:style-name="T141">left </text:span><text:span text:style-name="T143">the </text:span><text:span text:style-name="T141">UK two days before the horrible heatwave (not caused by climate change) struck </text:span><text:span text:style-name="T143">and the British government collapsed. <text:s/></text:span><text:span text:style-name="T285">We had to wait for more than two hours at Luton to take off, but it was in the 60s still so we weren’t uncomfortable.  The pilot said the problems were 1) lack of luggage handlers to get the plane loaded, and 2) shortage of mechanics to do the final pre-flight checks.  We all agreed that we were willing to give the latter some leeway: take your time checking, please. <text:s/></text:span><text:span text:style-name="T286">A day or two later, </text:span><text:span text:style-name="T285">when the heatwave struck, Luton was closed down for a while because the runway was melting.  Hmmm. <text:s text:c="2"/></text:span></text:p>
      <text:p text:style-name="P209"/>
      <text:p text:style-name="P123"><text:span text:style-name="T285">&lt;</text:span><text:span text:style-name="T287">p&gt;</text:span><text:span text:style-name="T286">The remainder of our stay in Cluj was equally great. <text:s/>All in all, our health was good and w</text:span><text:span text:style-name="T285">e hope to return to Romania in October, </text:span><text:span text:style-name="T286">mostly in the east</text:span><text:span text:style-name="T285">:  București, Iași, maybe Chișinău, </text:span><text:span text:style-name="T287">Moldova</text:span><text:span text:style-name="T285">.  Given the inconveniences, unpredictabilities, and unpleasantnesses of air travel </text:span><text:span text:style-name="T286">(our checked bags were delayed; the last arrived three weeks later.</text:span><text:span text:style-name="T285"> I am going to look into whether </text:span><text:span text:style-name="T286">we can get to Romania</text:span><text:span text:style-name="T285"> by boat.</text:span></text:p>
      <text:p text:style-name="P160"/>
      <text:p text:style-name="P22"><text:span text:style-name="T366">&lt;i&gt;</text:span><text:span text:style-name="T367">&lt;F</text:span><text:span text:style-name="T368">ONT COLOR</text:span><text:span text:style-name="T367">=”</text:span><text:span text:style-name="T309">#r</text:span><text:span text:style-name="T310">ed</text:span><text:span text:style-name="T367">”&gt;</text:span><text:span text:style-name="T369">&lt;h</text:span><text:span text:style-name="T370">2</text:span><text:span text:style-name="T369">&gt;</text:span><text:span text:style-name="T475">FINAL BLOG SERIES ENTRY! <text:s/>DECEMBER 31, 2022. </text:span><text:span text:style-name="T366">&lt;/i&gt;</text:span><text:span text:style-name="T369">&lt;/h</text:span><text:span text:style-name="T370">2</text:span><text:span text:style-name="T369">&gt;</text:span><text:span text:style-name="T368">&lt;/FONT&gt;</text:span></text:p>
      <text:p text:style-name="P191"/>
      <text:p text:style-name="P131">&lt;<text:span text:style-name="T477">p&gt;This blog entry is a little longer than usual, partly because it covers a lot, and partly because t</text:span>his is the final entry for my June 2020-December 2022 Kidney Transplant blog <text:span text:style-name="T477">series</text:span>. <text:s/>Enough is enough, <text:span text:style-name="T478">don't you </text:span>think? <text:span text:style-name="T478">I </text:span><text:span text:style-name="T479">believe</text:span><text:span text:style-name="T478"> you will </text:span><text:span text:style-name="T479">readily</text:span> agree <text:span text:style-name="T478">with</text:span> <text:span text:style-name="T480">that. <text:s/></text:span><text:span text:style-name="T479">You also will probably concur that</text:span><text:span text:style-name="T478">,</text:span><text:span text:style-name="T480"> after two years plus since the transplant, the new kidney, </text:span><text:span text:style-name="T393">Deo Volente</text:span><text:span text:style-name="T481">,</text:span><text:span text:style-name="T480"> has been and will be a success</text:span>. <text:s/>For 2023, there may be occasional blogs, but they will not be part of the Transplant <text:span text:style-name="T477">S</text:span>aga. <text:s/>How's that for news to make your Christmas merry and bright? <text:s/>I thought so. <text:s/>The Transplant blog will eventually be archived here for historical purposes and for people who are nosy. <text:s/>The rest of you can lean back and relax.</text:p>
      <text:p text:style-name="P133"/>
      <text:p text:style-name="P213">&lt;<text:span text:style-name="T477">p&gt;</text:span>First things first. <text:s/><text:span text:style-name="T141">On August 18, Paul-Philip had his </text:span><text:span text:style-name="T155">wrap-up </text:span><text:span text:style-name="T141">session with the transplant team at St. Vincent. <text:s/>This was his final appointment with them and he was released, having come through the process successfully. <text:s/>However, I will continue to have at least twice a year checkups from now on out as well as doing blood draws quarterly to monitor my transplant and check the levels of various immunosuppresant drugs. <text:s/></text:span></text:p>
      <text:p text:style-name="P213"/>
      <text:p text:style-name="P213"/>
      <text:p text:style-name="P134"><text:span text:style-name="T476">&lt;</text:span><text:span text:style-name="T477">p&gt;</text:span><text:span text:style-name="T484">The n</text:span><text:span text:style-name="T481">ext big item </text:span><text:span text:style-name="T484">on our agenda </text:span><text:span text:style-name="T502">was </text:span><text:span text:style-name="T482">o</text:span><text:span text:style-name="T481">ur second five week trip to Europe, this time from </text:span><text:span text:style-name="T485">October 6 </text:span><text:span text:style-name="T481">through November 15 to Romania and Moldova. <text:s/>Our first five week trip in June-July to </text:span><text:span text:style-name="T484">Cluj and W</text:span><text:span text:style-name="T486">estern Romania a</text:span><text:span text:style-name="T482">s well as</text:span><text:span text:style-name="T486"> </text:span><text:span text:style-name="T484">to </text:span><text:span text:style-name="T486">Oxford </text:span><text:span text:style-name="T484">was </text:span><text:span text:style-name="T481">the first time we </text:span><text:span text:style-name="T484">had</text:span><text:span text:style-name="T481"> been out of the country since 2018 and the first time on an aircraft </text:span><text:span text:style-name="T484">since then. <text:s/>It</text:span><text:span text:style-name="T481"> proved successful and safe, so my transplant doctors gave us the go-ahead for a second excursion across the Atlantic</text:span><text:span text:style-name="T486">. <text:s/></text:span><text:span text:style-name="T483">Th</text:span><text:span text:style-name="T482">e October/November</text:span><text:span text:style-name="T483"> trip had several purposes: to work with the &lt;</text:span><text:span text:style-name="T477">i&gt;</text:span><text:span text:style-name="T394">C. S. Lewis </text:span><text:soft-page-break/><text:span text:style-name="T394">and Kindred Spirits&lt;/</text:span><text:span text:style-name="T395">i&gt;</text:span><text:span text:style-name="T483"> project in Iași in various ways, principally</text:span><text:span text:style-name="T502"> to do colloquia in connection with the 70</text:span><text:span text:style-name="T489">th</text:span><text:span text:style-name="T502"> Anniversary of publication of C. S. Lewis's </text:span><text:span text:style-name="T397">Mere Christianity</text:span><text:span text:style-name="T502">.</text:span></text:p>
      <text:p text:style-name="P132"/>
      <text:p text:style-name="P133"><text:span text:style-name="T476">&lt;</text:span><text:span text:style-name="T477">p&gt;</text:span><text:span text:style-name="T490">In mid-October, w</text:span><text:span text:style-name="T491">e drove with Florin Vasiliu to </text:span><text:span text:style-name="T490">Moldova where we had the unique opportunity to visit </text:span><text:span text:style-name="T303">three of the refugee camps or, </text:span><text:span text:style-name="T304">more accurately, refugee</text:span><text:span text:style-name="T303"> settlements being run by the Moldova Baptists. <text:s/></text:span><text:span text:style-name="T304">T</text:span><text:span text:style-name="T308">he </text:span><text:span text:style-name="T307">visits to these refugee centers as well as lengthy discussions with Evangelical refugee ministries in Iași and Cluj gave us insights into the innovative, </text:span><text:span text:style-name="T306">self-less,</text:span><text:span text:style-name="T307"> </text:span><text:span text:style-name="T305">and generous </text:span><text:span text:style-name="T307">work being done by Romanian and Moldovan evangelicals. <text:s/></text:span><text:span text:style-name="T305">(Bear in mind that Moldova is the poorest country in Europe and Romania is not that well off either.) <text:s/></text:span><text:span text:style-name="T307">The</text:span><text:span text:style-name="T305">re is also a noticeable</text:span><text:span text:style-name="T307"> degree of spiritual revival linked to Evangelical </text:span><text:span text:style-name="T305">efforts</text:span><text:span text:style-name="T307"> in this </text:span><text:span text:style-name="T305">region</text:span><text:span text:style-name="T307">. </text:span></text:p>
      <text:p text:style-name="P168"/>
      <text:p text:style-name="P211"><text:span text:style-name="T492">&lt;</text:span><text:span text:style-name="T493">p&gt;</text:span><text:span text:style-name="T498">We weren't as fortunate on this trip, since w</text:span><text:span text:style-name="T496">e both caught nasty colds, which required </text:span><text:span text:style-name="T495">a round of </text:span><text:span text:style-name="T496">antibiotics when we got home, but, tired and exhausted as we were, we were also energized by </text:span><text:span text:style-name="T498">this</text:span><text:span text:style-name="T496"> second Romanian trip in six months. <text:s/></text:span><text:span text:style-name="T494">We also managed to pick up </text:span><text:span text:style-name="T499">2</text:span><text:span text:style-name="T146">00+ lbs of books</text:span><text:span text:style-name="T494"> on these trips, catching up on four years of publications. <text:s/></text:span><text:span text:style-name="T497">(</text:span><text:span text:style-name="T498">Michelson Family Motto</text:span><text:span text:style-name="T497">: <text:s/>there are never too many books, just too few shelves.)</text:span></text:p>
      <text:p text:style-name="P211"><text:span text:style-name="T497"/></text:p>
      <text:p text:style-name="P212"><text:span text:style-name="T147">&lt;</text:span><text:span text:style-name="T155">p&gt;However, we were glad to be home after spending 10 weeks out of the last 26 in Romania, Moldova, and UK. <text:s/></text:span><text:span text:style-name="T147">Adventures are great, but there is something about sleeping in your own bed at home….</text:span></text:p>
      <text:p text:style-name="P212"><text:span text:style-name="T147"/></text:p>
      <text:p text:style-name="P214"><text:span text:style-name="T147">&lt;</text:span><text:span text:style-name="T155">p&gt;</text:span><text:span text:style-name="T147">On December 15, 2022, I had my six month checkup visit with St. Vincent Transplant, </text:span><text:span text:style-name="T156">almost</text:span><text:span text:style-name="T157"> 2 ½ years after the transplant</text:span><text:span text:style-name="T147">. <text:s/>My blood work </text:span><text:span text:style-name="T158">at this point is</text:span><text:span text:style-name="T147"> exceptionally good. <text:s/>For those of you keeping score: <text:s/></text:span><text:span text:style-name="T159">the</text:span><text:span text:style-name="T147"> creatinine level </text:span><text:span text:style-name="T157">is</text:span><text:span text:style-name="T147"> </text:span><text:span text:style-name="T159">0.93, which is better than the range </text:span><text:span text:style-name="T158">between 1 and 2 that t</text:span><text:span text:style-name="T159">hey want; the GFR is 84 which is the best it has been since before the onset of kidney disease; and the BUN was </text:span><text:span text:style-name="T160">18 which is normal. <text:s/>My next checkup will be June 22, 2023, the three year visit. <text:s/></text:span></text:p>
      <text:p text:style-name="P215"/>
      <text:p text:style-name="P212"><text:span text:style-name="T141">&lt;</text:span><text:span text:style-name="T148">p&gt;Some of you have been following my Found Money report on money found </text:span><text:span text:style-name="T155">(so that's what “Found Money” means)</text:span><text:span text:style-name="T148"> during my daily walks. <text:s/>This will be my final report on that front: <text:s/></text:span><text:span text:style-name="T155">my final total was </text:span><text:span text:style-name="T148">$7.</text:span><text:span text:style-name="T145">7</text:span><text:span text:style-name="T144">5</text:span><text:span text:style-name="T148">. <text:s/>In addition, I found two 50 bani coins in Romania and a 2 pence coin in the UK.</text:span><text:span text:style-name="T280"> <text:s/>I </text:span><text:span text:style-name="T281">appear to be</text:span><text:span text:style-name="T280"> a little short of my goal of </text:span><text:span text:style-name="T282">the </text:span><text:span text:style-name="T280">$4,000 needed for the 75” HD TV </text:span><text:span text:style-name="T283">I so badly need, so I</text:span><text:span text:style-name="T280"> guess I will have to do without. <text:s/></text:span><text:span text:style-name="T284">Maybe I'll buy myself an ice cream sundae instead.</text:span></text:p>
      <text:p text:style-name="P210"/>
      <text:p text:style-name="P212"><text:span text:style-name="T149">&lt;</text:span><text:span text:style-name="T141">p&gt;</text:span><text:span text:style-name="T155">In closing, </text:span><text:span text:style-name="T150">it is time to say t</text:span><text:span text:style-name="T141">hanks to all of you who have stuck with </text:span><text:span text:style-name="T151">us/</text:span><text:span text:style-name="T141">me these last two years. <text:s/></text:span><text:span text:style-name="T145">Dietrich Bonhoeffer wrote from a Nazi prison </text:span><text:span text:style-name="T152">on 13 September </text:span><text:span text:style-name="T145">1943: <text:s/></text:span></text:p>
      <text:p text:style-name="P212"><text:span text:style-name="T145">&lt;br&gt;“In normal life one is often not at all aware that we always receive infinitely more than we give, and that gratitude is what enriches life. <text:s/>One easily overestimates the importance of one's own acts and deeds, compared with what we become only through other people.” <text:s/>—‑</text:span><text:span text:style-name="T152">Dietrich Bonhoeffer, &lt;i&gt;Works,&lt;/i&gt;, Vol. 8 </text:span><text:span text:style-name="T155">(</text:span><text:span text:style-name="T152">2010)</text:span></text:p>
      <text:p text:style-name="P212"><text:span text:style-name="T145">&lt;</text:span><text:span text:style-name="T152">p</text:span><text:span text:style-name="T145">&gt;</text:span><text:span text:style-name="T141">I have felt and appreciated your support. <text:s/>I have also appreciated various kind remarks about the content and tone of my blog; <text:s/>thanks. <text:s/>Of course, my highest appreciation </text:span><text:span text:style-name="T152">on the kidney front </text:span><text:span text:style-name="T141">goes: <text:s/></text:span></text:p>
      <text:p text:style-name="P212"><text:span text:style-name="T141">&lt;</text:span><text:span text:style-name="T152">ul&gt;</text:span></text:p>
      <text:p text:style-name="P212"><text:span text:style-name="T152">&lt;li&gt;</text:span><text:span text:style-name="T141">to God for granting me His grace and mercy. <text:s/>I hope I am not amiss in thinking that this means He still has things He wants me to do.</text:span></text:p>
      <text:p text:style-name="P212"><text:span text:style-name="T152">&lt;li&gt;to </text:span><text:span text:style-name="T141">my donor, number two son Paul-Philip. <text:s/></text:span><text:span text:style-name="T143">We are pleased that he came through this with flying colors, </text:span><text:span text:style-name="T150">with the added benefit we found out later that kidney donors turn out to have a longer life expectancy tha</text:span><text:span text:style-name="T152">n</text:span><text:span text:style-name="T150"> non-donors. <text:s/>Doing a good turn for someone else is </text:span><text:soft-page-break/><text:span text:style-name="T150">actually healthier; <text:s/>how about that? </text:span></text:p>
      <text:p text:style-name="P212"><text:span text:style-name="T152">&lt;li&gt; to </text:span><text:span text:style-name="T141">my caregiver, wife, and sweetheart of 55+ years, Jean. <text:s/>I honestly don't know how transplantees who do not have such a helpmeet can make it.</text:span></text:p>
      <text:p text:style-name="P212"><text:span text:style-name="T152">&lt;li&gt;to </text:span><text:span text:style-name="T141">the members of the extended </text:span><text:span text:style-name="T143">wild and crazy </text:span><text:span text:style-name="T141">Michelson </text:span><text:span text:style-name="T143">clan.</text:span></text:p>
      <text:p text:style-name="P212"><text:span text:style-name="T152">&lt;li&gt;to </text:span><text:span text:style-name="T141">our friends, </text:span><text:span text:style-name="T152">neighbors, and </text:span><text:span text:style-name="T141">colleagues </text:span><text:span text:style-name="T152">in Huntington, Indiana, especially </text:span><text:span text:style-name="T141">at College Park Churc</text:span><text:span text:style-name="T152">h, t</text:span><text:span text:style-name="T141">he New Covenant Sunday School Class, and </text:span><text:span text:style-name="T152">at </text:span><text:span text:style-name="T141">Huntington University.</text:span></text:p>
      <text:p text:style-name="P212"><text:span text:style-name="T152">&lt;li&gt;</text:span><text:span text:style-name="T153">to </text:span><text:span text:style-name="T141">our other Christian friends. <text:s/></text:span><text:span text:style-name="T143">You know who you are.</text:span></text:p>
      <text:p text:style-name="P212"><text:span text:style-name="T152">&lt;li&gt;</text:span><text:span text:style-name="T153">to </text:span><text:span text:style-name="T141">our broader circle of friends, acquaintances, and colleagues, most of whom we know through our 50+ years involvement in Romanian studies.</text:span></text:p>
      <text:p text:style-name="P212"><text:span text:style-name="T152">&lt;li&gt;</text:span><text:span text:style-name="T153">t</text:span><text:span text:style-name="T154">o</text:span><text:span text:style-name="T153"> </text:span><text:span text:style-name="T141">all of those </text:span><text:span text:style-name="T153">doctors and nurses </text:span><text:span text:style-name="T141">involved in my kidney treatment from dialysis to the transplant. <text:s/>You have been outstanding and are a credit to your medical vocations. <text:s/></text:span></text:p>
      <text:p text:style-name="P212"><text:span text:style-name="T152">&lt;/</text:span><text:span text:style-name="T153">ul&gt;</text:span></text:p>
      <text:p text:style-name="P212"><text:span text:style-name="T153">&lt;p&gt;</text:span><text:span text:style-name="T141">(If I have missed anyone, I plead the well-known propensity of professors </text:span><text:span text:style-name="T148">of all ages </text:span><text:span text:style-name="T141">to be absent-minded, </text:span><text:span text:style-name="T154">which is perfectly normal as opposed to premature senility</text:span><text:span text:style-name="T141">.) <text:s/>The encouragement all of you </text:span><text:span text:style-name="T153">have provided</text:span><text:span text:style-name="T141"> has definitely played a role in the successful outcome of my transplant. <text:s/>Thank you all.</text:span></text:p>
      <text:p text:style-name="P217"><text:span text:style-name="T336"/></text:p>
      <text:p text:style-name="P217"><text:span text:style-name="T336">&lt;</text:span><text:span text:style-name="T337">p&gt;</text:span><text:span text:style-name="T338">Blessings.</text:span></text:p>
      <text:p text:style-name="P157"/>
      <text:p text:style-name="P20">&lt;/center&gt;</text:p>
      <text:p text:style-name="P20">&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Georgia" svg:font-family="Georgia, Times"/>
    <style:font-face style:name="Helvetica" svg:font-family="Helvetica" style:font-family-generic="system" style:font-pitch="variable"/>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Palatino" svg:font-family="Palatino" style:font-family-generic="roman"/>
    <style:font-face style:name="Palatino-Roman" svg:font-family="Palatino-Roman"/>
    <style:font-face style:name="Palatino1" svg:font-family="Palatino, serif"/>
    <style:font-face style:name="Palatino2" svg:font-family="Palatino" style:font-family-generic="roman" style:font-pitch="variable"/>
    <style:font-face style:name="SimSun" svg:font-family="SimSun" style:font-family-generic="system" style:font-pitch="variable"/>
    <style:font-face style:name="ヒラギノ角ゴ Pro W3" svg:font-family="'ヒラギノ角ゴ Pro W3'"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Palatino"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Palatino"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alatino" fo:font-family="Palatino" style:font-family-generic="roman"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Palatino" fo:font-family="Palatino"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Palatino" fo:font-family="Palatino"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alatino" fo:font-family="Palatino" style:font-family-generic="roman" style:font-size-asian="12pt" style:font-name-complex="Lucida Sans1" style:font-family-complex="'Lucida Sans'" style:font-family-generic-complex="swiss"/>
    </style:style>
    <style:style style:name="Heading_20_1" style:display-name="Heading 1" style:family="paragraph" style:parent-style-name="Heading" style:class="text"/>
    <style:style style:name="Deep_20_Indent" style:display-name="Deep Indent" style:family="paragraph" style:parent-style-name="Standard">
      <loext:graphic-properties draw:fill="none" draw:fill-color="#729fcf"/>
      <style:paragraph-properties fo:margin-left="0.8118in" fo:margin-right="-0.5in" fo:text-indent="0in" style:auto-text-indent="false" fo:background-color="transparent">
        <style:tab-stops>
          <style:tab-stop style:position="1.0008in"/>
        </style:tab-stops>
      </style:paragraph-properties>
      <style:text-properties style:font-name="Palatino2" fo:font-family="Palatino" style:font-family-generic="roman" style:font-pitch="variable" fo:font-size="14pt" style:font-size-asian="14pt" style:font-size-complex="14pt"/>
    </style:style>
    <style:style style:name="Heading_20_4" style:display-name="Heading 4"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6-07T08:36:36.449662000</meta:creation-date>
    <dc:date>2023-03-02T17:55:09.976879790</dc:date>
    <meta:editing-duration>P6DT8H35M5S</meta:editing-duration>
    <meta:editing-cycles>210</meta:editing-cycles>
    <meta:generator>LibreOffice/7.2.4.1$MacOSX_X86_64 LibreOffice_project/27d75539669ac387bb498e35313b970b7fe9c4f9</meta:generator>
    <meta:document-statistic meta:table-count="0" meta:image-count="0" meta:object-count="0" meta:page-count="28" meta:paragraph-count="263" meta:word-count="17108" meta:character-count="98469" meta:non-whitespace-character-count="80839"/>
  </office:meta>
</office:document-meta>
</file>